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4.202cm" svg:y="0.1cm">
            <draw:object draw:notify-on-update-of-ranges="Sheet1.A1:Sheet1.A1000 Sheet1.B1:Sheet1.B1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001">
            <text:p>0.0001</text:p>
          </table:table-cell>
          <table:table-cell office:value-type="float" office:value="0.001844480444">
            <text:p>0.0018444804</text:p>
          </table:table-cell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003689864584">
            <text:p>0.0036898646</text:p>
          </table:table-cell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005536149108">
            <text:p>0.0055361491</text:p>
          </table:table-cell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007383346195">
            <text:p>0.0073833462</text:p>
          </table:table-cell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009231444788">
            <text:p>0.0092314448</text:p>
          </table:table-cell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01108043382">
            <text:p>0.0110804338</text:p>
          </table:table-cell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01293034098">
            <text:p>0.012930341</text:p>
          </table:table-cell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01478117847">
            <text:p>0.0147811785</text:p>
          </table:table-cell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01663288869">
            <text:p>0.0166328887</text:p>
          </table:table-cell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0.01848553813">
            <text:p>0.0184855381</text:p>
          </table:table-cell>
        </table:table-row>
        <table:table-row table:style-name="ro1">
          <table:table-cell office:value-type="float" office:value="0.0011">
            <text:p>0.0011</text:p>
          </table:table-cell>
          <table:table-cell office:value-type="float" office:value="0.02033906141">
            <text:p>0.0203390614</text:p>
          </table:table-cell>
        </table:table-row>
        <table:table-row table:style-name="ro1">
          <table:table-cell office:value-type="float" office:value="0.0012">
            <text:p>0.0012</text:p>
          </table:table-cell>
          <table:table-cell office:value-type="float" office:value="0.02219347071">
            <text:p>0.0221934707</text:p>
          </table:table-cell>
        </table:table-row>
        <table:table-row table:style-name="ro1">
          <table:table-cell office:value-type="float" office:value="0.0013">
            <text:p>0.0013</text:p>
          </table:table-cell>
          <table:table-cell office:value-type="float" office:value="0.02404882482">
            <text:p>0.0240488248</text:p>
          </table:table-cell>
        </table:table-row>
        <table:table-row table:style-name="ro1">
          <table:table-cell office:value-type="float" office:value="0.0014">
            <text:p>0.0014</text:p>
          </table:table-cell>
          <table:table-cell office:value-type="float" office:value="0.02590512045">
            <text:p>0.0259051205</text:p>
          </table:table-cell>
        </table:table-row>
        <table:table-row table:style-name="ro1">
          <table:table-cell office:value-type="float" office:value="0.0015">
            <text:p>0.0015</text:p>
          </table:table-cell>
          <table:table-cell office:value-type="float" office:value="0.02776225328">
            <text:p>0.0277622533</text:p>
          </table:table-cell>
        </table:table-row>
        <table:table-row table:style-name="ro1">
          <table:table-cell office:value-type="float" office:value="0.0016">
            <text:p>0.0016</text:p>
          </table:table-cell>
          <table:table-cell office:value-type="float" office:value="0.02962044542">
            <text:p>0.0296204454</text:p>
          </table:table-cell>
        </table:table-row>
        <table:table-row table:style-name="ro1">
          <table:table-cell office:value-type="float" office:value="0.0017">
            <text:p>0.0017</text:p>
          </table:table-cell>
          <table:table-cell office:value-type="float" office:value="0.03147932421">
            <text:p>0.0314793242</text:p>
          </table:table-cell>
        </table:table-row>
        <table:table-row table:style-name="ro1">
          <table:table-cell office:value-type="float" office:value="0.0018">
            <text:p>0.0018</text:p>
          </table:table-cell>
          <table:table-cell office:value-type="float" office:value="0.03333921675">
            <text:p>0.0333392168</text:p>
          </table:table-cell>
        </table:table-row>
        <table:table-row table:style-name="ro1">
          <table:table-cell office:value-type="float" office:value="0.0019">
            <text:p>0.0019</text:p>
          </table:table-cell>
          <table:table-cell office:value-type="float" office:value="0.03520011212">
            <text:p>0.0352001121</text:p>
          </table:table-cell>
        </table:table-row>
        <table:table-row table:style-name="ro1">
          <table:table-cell office:value-type="float" office:value="0.002">
            <text:p>0.002</text:p>
          </table:table-cell>
          <table:table-cell office:value-type="float" office:value="0.03706195247">
            <text:p>0.0370619525</text:p>
          </table:table-cell>
        </table:table-row>
        <table:table-row table:style-name="ro1">
          <table:table-cell office:value-type="float" office:value="0.0021">
            <text:p>0.0021</text:p>
          </table:table-cell>
          <table:table-cell office:value-type="float" office:value="0.03892453986">
            <text:p>0.0389245399</text:p>
          </table:table-cell>
        </table:table-row>
        <table:table-row table:style-name="ro1">
          <table:table-cell office:value-type="float" office:value="0.0022">
            <text:p>0.0022</text:p>
          </table:table-cell>
          <table:table-cell office:value-type="float" office:value="0.04078795658">
            <text:p>0.0407879566</text:p>
          </table:table-cell>
        </table:table-row>
        <table:table-row table:style-name="ro1">
          <table:table-cell office:value-type="float" office:value="0.0023">
            <text:p>0.0023</text:p>
          </table:table-cell>
          <table:table-cell office:value-type="float" office:value="0.04265253413">
            <text:p>0.0426525341</text:p>
          </table:table-cell>
        </table:table-row>
        <table:table-row table:style-name="ro1">
          <table:table-cell office:value-type="float" office:value="0.0024">
            <text:p>0.0024</text:p>
          </table:table-cell>
          <table:table-cell office:value-type="float" office:value="0.04451784086">
            <text:p>0.0445178409</text:p>
          </table:table-cell>
        </table:table-row>
        <table:table-row table:style-name="ro1">
          <table:table-cell office:value-type="float" office:value="0.0025">
            <text:p>0.0025</text:p>
          </table:table-cell>
          <table:table-cell office:value-type="float" office:value="0.04638441514">
            <text:p>0.0463844151</text:p>
          </table:table-cell>
        </table:table-row>
        <table:table-row table:style-name="ro1">
          <table:table-cell office:value-type="float" office:value="0.0026">
            <text:p>0.0026</text:p>
          </table:table-cell>
          <table:table-cell office:value-type="float" office:value="0.0482514857">
            <text:p>0.0482514857</text:p>
          </table:table-cell>
        </table:table-row>
        <table:table-row table:style-name="ro1">
          <table:table-cell office:value-type="float" office:value="0.0027">
            <text:p>0.0027</text:p>
          </table:table-cell>
          <table:table-cell office:value-type="float" office:value="0.0501195206">
            <text:p>0.0501195206</text:p>
          </table:table-cell>
        </table:table-row>
        <table:table-row table:style-name="ro1">
          <table:table-cell office:value-type="float" office:value="0.0028">
            <text:p>0.0028</text:p>
          </table:table-cell>
          <table:table-cell office:value-type="float" office:value="0.05198852092">
            <text:p>0.0519885209</text:p>
          </table:table-cell>
        </table:table-row>
        <table:table-row table:style-name="ro1">
          <table:table-cell office:value-type="float" office:value="0.0029">
            <text:p>0.0029</text:p>
          </table:table-cell>
          <table:table-cell office:value-type="float" office:value="0.05385856505">
            <text:p>0.0538585651</text:p>
          </table:table-cell>
        </table:table-row>
        <table:table-row table:style-name="ro1">
          <table:table-cell office:value-type="float" office:value="0.003">
            <text:p>0.003</text:p>
          </table:table-cell>
          <table:table-cell office:value-type="float" office:value="0.05572941937">
            <text:p>0.0557294194</text:p>
          </table:table-cell>
        </table:table-row>
        <table:table-row table:style-name="ro1">
          <table:table-cell office:value-type="float" office:value="0.0031">
            <text:p>0.0031</text:p>
          </table:table-cell>
          <table:table-cell office:value-type="float" office:value="0.05760135373">
            <text:p>0.0576013537</text:p>
          </table:table-cell>
        </table:table-row>
        <table:table-row table:style-name="ro1">
          <table:table-cell office:value-type="float" office:value="0.0032">
            <text:p>0.0032</text:p>
          </table:table-cell>
          <table:table-cell office:value-type="float" office:value="0.05947440456">
            <text:p>0.0594744046</text:p>
          </table:table-cell>
        </table:table-row>
        <table:table-row table:style-name="ro1">
          <table:table-cell office:value-type="float" office:value="0.0033">
            <text:p>0.0033</text:p>
          </table:table-cell>
          <table:table-cell office:value-type="float" office:value="0.06134763427">
            <text:p>0.0613476343</text:p>
          </table:table-cell>
        </table:table-row>
        <table:table-row table:style-name="ro1">
          <table:table-cell office:value-type="float" office:value="0.0034">
            <text:p>0.0034</text:p>
          </table:table-cell>
          <table:table-cell office:value-type="float" office:value="0.06322235627">
            <text:p>0.0632223563</text:p>
          </table:table-cell>
        </table:table-row>
        <table:table-row table:style-name="ro1">
          <table:table-cell office:value-type="float" office:value="0.0035">
            <text:p>0.0035</text:p>
          </table:table-cell>
          <table:table-cell office:value-type="float" office:value="0.0650979147">
            <text:p>0.0650979147</text:p>
          </table:table-cell>
        </table:table-row>
        <table:table-row table:style-name="ro1">
          <table:table-cell office:value-type="float" office:value="0.0036">
            <text:p>0.0036</text:p>
          </table:table-cell>
          <table:table-cell office:value-type="float" office:value="0.06697421586">
            <text:p>0.0669742159</text:p>
          </table:table-cell>
        </table:table-row>
        <table:table-row table:style-name="ro1">
          <table:table-cell office:value-type="float" office:value="0.0037">
            <text:p>0.0037</text:p>
          </table:table-cell>
          <table:table-cell office:value-type="float" office:value="0.06885146437">
            <text:p>0.0688514644</text:p>
          </table:table-cell>
        </table:table-row>
        <table:table-row table:style-name="ro1">
          <table:table-cell office:value-type="float" office:value="0.0038">
            <text:p>0.0038</text:p>
          </table:table-cell>
          <table:table-cell office:value-type="float" office:value="0.07072962922">
            <text:p>0.0707296292</text:p>
          </table:table-cell>
        </table:table-row>
        <table:table-row table:style-name="ro1">
          <table:table-cell office:value-type="float" office:value="0.0039">
            <text:p>0.0039</text:p>
          </table:table-cell>
          <table:table-cell office:value-type="float" office:value="0.07260926319">
            <text:p>0.0726092632</text:p>
          </table:table-cell>
        </table:table-row>
        <table:table-row table:style-name="ro1">
          <table:table-cell office:value-type="float" office:value="0.004">
            <text:p>0.004</text:p>
          </table:table-cell>
          <table:table-cell office:value-type="float" office:value="0.07448968126">
            <text:p>0.0744896813</text:p>
          </table:table-cell>
        </table:table-row>
        <table:table-row table:style-name="ro1">
          <table:table-cell office:value-type="float" office:value="0.0041">
            <text:p>0.0041</text:p>
          </table:table-cell>
          <table:table-cell office:value-type="float" office:value="0.07637067303">
            <text:p>0.076370673</text:p>
          </table:table-cell>
        </table:table-row>
        <table:table-row table:style-name="ro1">
          <table:table-cell office:value-type="float" office:value="0.0042">
            <text:p>0.0042</text:p>
          </table:table-cell>
          <table:table-cell office:value-type="float" office:value="0.07825259095">
            <text:p>0.078252591</text:p>
          </table:table-cell>
        </table:table-row>
        <table:table-row table:style-name="ro1">
          <table:table-cell office:value-type="float" office:value="0.0043">
            <text:p>0.0043</text:p>
          </table:table-cell>
          <table:table-cell office:value-type="float" office:value="0.0801347892">
            <text:p>0.0801347892</text:p>
          </table:table-cell>
        </table:table-row>
        <table:table-row table:style-name="ro1">
          <table:table-cell office:value-type="float" office:value="0.0044">
            <text:p>0.0044</text:p>
          </table:table-cell>
          <table:table-cell office:value-type="float" office:value="0.08201876936">
            <text:p>0.0820187694</text:p>
          </table:table-cell>
        </table:table-row>
        <table:table-row table:style-name="ro1">
          <table:table-cell office:value-type="float" office:value="0.0045">
            <text:p>0.0045</text:p>
          </table:table-cell>
          <table:table-cell office:value-type="float" office:value="0.08390361598">
            <text:p>0.083903616</text:p>
          </table:table-cell>
        </table:table-row>
        <table:table-row table:style-name="ro1">
          <table:table-cell office:value-type="float" office:value="0.0046">
            <text:p>0.0046</text:p>
          </table:table-cell>
          <table:table-cell office:value-type="float" office:value="0.08578968043">
            <text:p>0.0857896804</text:p>
          </table:table-cell>
        </table:table-row>
        <table:table-row table:style-name="ro1">
          <table:table-cell office:value-type="float" office:value="0.0047">
            <text:p>0.0047</text:p>
          </table:table-cell>
          <table:table-cell office:value-type="float" office:value="0.08767567412">
            <text:p>0.0876756741</text:p>
          </table:table-cell>
        </table:table-row>
        <table:table-row table:style-name="ro1">
          <table:table-cell office:value-type="float" office:value="0.0048">
            <text:p>0.0048</text:p>
          </table:table-cell>
          <table:table-cell office:value-type="float" office:value="0.08956321066">
            <text:p>0.0895632107</text:p>
          </table:table-cell>
        </table:table-row>
        <table:table-row table:style-name="ro1">
          <table:table-cell office:value-type="float" office:value="0.0049">
            <text:p>0.0049</text:p>
          </table:table-cell>
          <table:table-cell office:value-type="float" office:value="0.09145200609">
            <text:p>0.0914520061</text:p>
          </table:table-cell>
        </table:table-row>
        <table:table-row table:style-name="ro1">
          <table:table-cell office:value-type="float" office:value="0.005">
            <text:p>0.005</text:p>
          </table:table-cell>
          <table:table-cell office:value-type="float" office:value="0.09334214281">
            <text:p>0.0933421428</text:p>
          </table:table-cell>
        </table:table-row>
        <table:table-row table:style-name="ro1">
          <table:table-cell office:value-type="float" office:value="0.0051">
            <text:p>0.0051</text:p>
          </table:table-cell>
          <table:table-cell office:value-type="float" office:value="0.0952316385">
            <text:p>0.0952316385</text:p>
          </table:table-cell>
        </table:table-row>
        <table:table-row table:style-name="ro1">
          <table:table-cell office:value-type="float" office:value="0.0052">
            <text:p>0.0052</text:p>
          </table:table-cell>
          <table:table-cell office:value-type="float" office:value="0.09712341986">
            <text:p>0.0971234199</text:p>
          </table:table-cell>
        </table:table-row>
        <table:table-row table:style-name="ro1">
          <table:table-cell office:value-type="float" office:value="0.0053">
            <text:p>0.0053</text:p>
          </table:table-cell>
          <table:table-cell office:value-type="float" office:value="0.09901511389">
            <text:p>0.0990151139</text:p>
          </table:table-cell>
        </table:table-row>
        <table:table-row table:style-name="ro1">
          <table:table-cell office:value-type="float" office:value="0.0054">
            <text:p>0.0054</text:p>
          </table:table-cell>
          <table:table-cell office:value-type="float" office:value="0.100908458">
            <text:p>0.100908458</text:p>
          </table:table-cell>
        </table:table-row>
        <table:table-row table:style-name="ro1">
          <table:table-cell office:value-type="float" office:value="0.0055">
            <text:p>0.0055</text:p>
          </table:table-cell>
          <table:table-cell office:value-type="float" office:value="0.1028023913">
            <text:p>0.1028023913</text:p>
          </table:table-cell>
        </table:table-row>
        <table:table-row table:style-name="ro1">
          <table:table-cell office:value-type="float" office:value="0.0056">
            <text:p>0.0056</text:p>
          </table:table-cell>
          <table:table-cell office:value-type="float" office:value="0.1046970439">
            <text:p>0.1046970439</text:p>
          </table:table-cell>
        </table:table-row>
        <table:table-row table:style-name="ro1">
          <table:table-cell office:value-type="float" office:value="0.0057">
            <text:p>0.0057</text:p>
          </table:table-cell>
          <table:table-cell office:value-type="float" office:value="0.1065927521">
            <text:p>0.1065927521</text:p>
          </table:table-cell>
        </table:table-row>
        <table:table-row table:style-name="ro1">
          <table:table-cell office:value-type="float" office:value="0.0058">
            <text:p>0.0058</text:p>
          </table:table-cell>
          <table:table-cell office:value-type="float" office:value="0.1084903797">
            <text:p>0.1084903797</text:p>
          </table:table-cell>
        </table:table-row>
        <table:table-row table:style-name="ro1">
          <table:table-cell office:value-type="float" office:value="0.0059">
            <text:p>0.0059</text:p>
          </table:table-cell>
          <table:table-cell office:value-type="float" office:value="0.1103884698">
            <text:p>0.1103884698</text:p>
          </table:table-cell>
        </table:table-row>
        <table:table-row table:style-name="ro1">
          <table:table-cell office:value-type="float" office:value="0.006">
            <text:p>0.006</text:p>
          </table:table-cell>
          <table:table-cell office:value-type="float" office:value="0.1122861976">
            <text:p>0.1122861976</text:p>
          </table:table-cell>
        </table:table-row>
        <table:table-row table:style-name="ro1">
          <table:table-cell office:value-type="float" office:value="0.0061">
            <text:p>0.0061</text:p>
          </table:table-cell>
          <table:table-cell office:value-type="float" office:value="0.1141858297">
            <text:p>0.1141858297</text:p>
          </table:table-cell>
        </table:table-row>
        <table:table-row table:style-name="ro1">
          <table:table-cell office:value-type="float" office:value="0.0062">
            <text:p>0.0062</text:p>
          </table:table-cell>
          <table:table-cell office:value-type="float" office:value="0.1160874698">
            <text:p>0.1160874698</text:p>
          </table:table-cell>
        </table:table-row>
        <table:table-row table:style-name="ro1">
          <table:table-cell office:value-type="float" office:value="0.0063">
            <text:p>0.0063</text:p>
          </table:table-cell>
          <table:table-cell office:value-type="float" office:value="0.1179880719">
            <text:p>0.1179880719</text:p>
          </table:table-cell>
        </table:table-row>
        <table:table-row table:style-name="ro1">
          <table:table-cell office:value-type="float" office:value="0.0064">
            <text:p>0.0064</text:p>
          </table:table-cell>
          <table:table-cell office:value-type="float" office:value="0.1198902258">
            <text:p>0.1198902258</text:p>
          </table:table-cell>
        </table:table-row>
        <table:table-row table:style-name="ro1">
          <table:table-cell office:value-type="float" office:value="0.0065">
            <text:p>0.0065</text:p>
          </table:table-cell>
          <table:table-cell office:value-type="float" office:value="0.1217936402">
            <text:p>0.1217936402</text:p>
          </table:table-cell>
        </table:table-row>
        <table:table-row table:style-name="ro1">
          <table:table-cell office:value-type="float" office:value="0.0066">
            <text:p>0.0066</text:p>
          </table:table-cell>
          <table:table-cell office:value-type="float" office:value="0.1236990146">
            <text:p>0.1236990146</text:p>
          </table:table-cell>
        </table:table-row>
        <table:table-row table:style-name="ro1">
          <table:table-cell office:value-type="float" office:value="0.0067">
            <text:p>0.0067</text:p>
          </table:table-cell>
          <table:table-cell office:value-type="float" office:value="0.1256032625">
            <text:p>0.1256032625</text:p>
          </table:table-cell>
        </table:table-row>
        <table:table-row table:style-name="ro1">
          <table:table-cell office:value-type="float" office:value="0.0068">
            <text:p>0.0068</text:p>
          </table:table-cell>
          <table:table-cell office:value-type="float" office:value="0.127509543">
            <text:p>0.127509543</text:p>
          </table:table-cell>
        </table:table-row>
        <table:table-row table:style-name="ro1">
          <table:table-cell office:value-type="float" office:value="0.0069">
            <text:p>0.0069</text:p>
          </table:table-cell>
          <table:table-cell office:value-type="float" office:value="0.1294171118">
            <text:p>0.1294171118</text:p>
          </table:table-cell>
        </table:table-row>
        <table:table-row table:style-name="ro1">
          <table:table-cell office:value-type="float" office:value="0.007">
            <text:p>0.007</text:p>
          </table:table-cell>
          <table:table-cell office:value-type="float" office:value="0.1313247897">
            <text:p>0.1313247897</text:p>
          </table:table-cell>
        </table:table-row>
        <table:table-row table:style-name="ro1">
          <table:table-cell office:value-type="float" office:value="0.0071">
            <text:p>0.0071</text:p>
          </table:table-cell>
          <table:table-cell office:value-type="float" office:value="0.1332338129">
            <text:p>0.1332338129</text:p>
          </table:table-cell>
        </table:table-row>
        <table:table-row table:style-name="ro1">
          <table:table-cell office:value-type="float" office:value="0.0072">
            <text:p>0.0072</text:p>
          </table:table-cell>
          <table:table-cell office:value-type="float" office:value="0.1351453283">
            <text:p>0.1351453283</text:p>
          </table:table-cell>
        </table:table-row>
        <table:table-row table:style-name="ro1">
          <table:table-cell office:value-type="float" office:value="0.0073">
            <text:p>0.0073</text:p>
          </table:table-cell>
          <table:table-cell office:value-type="float" office:value="0.137056101">
            <text:p>0.137056101</text:p>
          </table:table-cell>
        </table:table-row>
        <table:table-row table:style-name="ro1">
          <table:table-cell office:value-type="float" office:value="0.0074">
            <text:p>0.0074</text:p>
          </table:table-cell>
          <table:table-cell office:value-type="float" office:value="0.138966832">
            <text:p>0.138966832</text:p>
          </table:table-cell>
        </table:table-row>
        <table:table-row table:style-name="ro1">
          <table:table-cell office:value-type="float" office:value="0.0075">
            <text:p>0.0075</text:p>
          </table:table-cell>
          <table:table-cell office:value-type="float" office:value="0.1408797251">
            <text:p>0.1408797251</text:p>
          </table:table-cell>
        </table:table-row>
        <table:table-row table:style-name="ro1">
          <table:table-cell office:value-type="float" office:value="0.0076">
            <text:p>0.0076</text:p>
          </table:table-cell>
          <table:table-cell office:value-type="float" office:value="0.1427941395">
            <text:p>0.1427941395</text:p>
          </table:table-cell>
        </table:table-row>
        <table:table-row table:style-name="ro1">
          <table:table-cell office:value-type="float" office:value="0.0077">
            <text:p>0.0077</text:p>
          </table:table-cell>
          <table:table-cell office:value-type="float" office:value="0.1447083716">
            <text:p>0.1447083716</text:p>
          </table:table-cell>
        </table:table-row>
        <table:table-row table:style-name="ro1">
          <table:table-cell office:value-type="float" office:value="0.0078">
            <text:p>0.0078</text:p>
          </table:table-cell>
          <table:table-cell office:value-type="float" office:value="0.1466259869">
            <text:p>0.1466259869</text:p>
          </table:table-cell>
        </table:table-row>
        <table:table-row table:style-name="ro1">
          <table:table-cell office:value-type="float" office:value="0.0079">
            <text:p>0.0079</text:p>
          </table:table-cell>
          <table:table-cell office:value-type="float" office:value="0.1485414535">
            <text:p>0.1485414535</text:p>
          </table:table-cell>
        </table:table-row>
        <table:table-row table:style-name="ro1">
          <table:table-cell office:value-type="float" office:value="0.008">
            <text:p>0.008</text:p>
          </table:table-cell>
          <table:table-cell office:value-type="float" office:value="0.1504608952">
            <text:p>0.1504608952</text:p>
          </table:table-cell>
        </table:table-row>
        <table:table-row table:style-name="ro1">
          <table:table-cell office:value-type="float" office:value="0.0081">
            <text:p>0.0081</text:p>
          </table:table-cell>
          <table:table-cell office:value-type="float" office:value="0.152376286">
            <text:p>0.152376286</text:p>
          </table:table-cell>
        </table:table-row>
        <table:table-row table:style-name="ro1">
          <table:table-cell office:value-type="float" office:value="0.0082">
            <text:p>0.0082</text:p>
          </table:table-cell>
          <table:table-cell office:value-type="float" office:value="0.1542956819">
            <text:p>0.1542956819</text:p>
          </table:table-cell>
        </table:table-row>
        <table:table-row table:style-name="ro1">
          <table:table-cell office:value-type="float" office:value="0.0083">
            <text:p>0.0083</text:p>
          </table:table-cell>
          <table:table-cell office:value-type="float" office:value="0.1562174742">
            <text:p>0.1562174742</text:p>
          </table:table-cell>
        </table:table-row>
        <table:table-row table:style-name="ro1">
          <table:table-cell office:value-type="float" office:value="0.0084">
            <text:p>0.0084</text:p>
          </table:table-cell>
          <table:table-cell office:value-type="float" office:value="0.158137444">
            <text:p>0.158137444</text:p>
          </table:table-cell>
        </table:table-row>
        <table:table-row table:style-name="ro1">
          <table:table-cell office:value-type="float" office:value="0.0085">
            <text:p>0.0085</text:p>
          </table:table-cell>
          <table:table-cell office:value-type="float" office:value="0.1600597522">
            <text:p>0.1600597522</text:p>
          </table:table-cell>
        </table:table-row>
        <table:table-row table:style-name="ro1">
          <table:table-cell office:value-type="float" office:value="0.0086">
            <text:p>0.0086</text:p>
          </table:table-cell>
          <table:table-cell office:value-type="float" office:value="0.1619842333">
            <text:p>0.1619842333</text:p>
          </table:table-cell>
        </table:table-row>
        <table:table-row table:style-name="ro1">
          <table:table-cell office:value-type="float" office:value="0.0087">
            <text:p>0.0087</text:p>
          </table:table-cell>
          <table:table-cell office:value-type="float" office:value="0.1639072864">
            <text:p>0.1639072864</text:p>
          </table:table-cell>
        </table:table-row>
        <table:table-row table:style-name="ro1">
          <table:table-cell office:value-type="float" office:value="0.0088">
            <text:p>0.0088</text:p>
          </table:table-cell>
          <table:table-cell office:value-type="float" office:value="0.165832649">
            <text:p>0.165832649</text:p>
          </table:table-cell>
        </table:table-row>
        <table:table-row table:style-name="ro1">
          <table:table-cell office:value-type="float" office:value="0.0089">
            <text:p>0.0089</text:p>
          </table:table-cell>
          <table:table-cell office:value-type="float" office:value="0.1677586157">
            <text:p>0.1677586157</text:p>
          </table:table-cell>
        </table:table-row>
        <table:table-row table:style-name="ro1">
          <table:table-cell office:value-type="float" office:value="0.009">
            <text:p>0.009</text:p>
          </table:table-cell>
          <table:table-cell office:value-type="float" office:value="0.169687979">
            <text:p>0.169687979</text:p>
          </table:table-cell>
        </table:table-row>
        <table:table-row table:style-name="ro1">
          <table:table-cell office:value-type="float" office:value="0.0091">
            <text:p>0.0091</text:p>
          </table:table-cell>
          <table:table-cell office:value-type="float" office:value="0.171616209">
            <text:p>0.171616209</text:p>
          </table:table-cell>
        </table:table-row>
        <table:table-row table:style-name="ro1">
          <table:table-cell office:value-type="float" office:value="0.0092">
            <text:p>0.0092</text:p>
          </table:table-cell>
          <table:table-cell office:value-type="float" office:value="0.1735460459">
            <text:p>0.1735460459</text:p>
          </table:table-cell>
        </table:table-row>
        <table:table-row table:style-name="ro1">
          <table:table-cell office:value-type="float" office:value="0.0093">
            <text:p>0.0093</text:p>
          </table:table-cell>
          <table:table-cell office:value-type="float" office:value="0.1754733909">
            <text:p>0.1754733909</text:p>
          </table:table-cell>
        </table:table-row>
        <table:table-row table:style-name="ro1">
          <table:table-cell office:value-type="float" office:value="0.0094">
            <text:p>0.0094</text:p>
          </table:table-cell>
          <table:table-cell office:value-type="float" office:value="0.1774052651">
            <text:p>0.1774052651</text:p>
          </table:table-cell>
        </table:table-row>
        <table:table-row table:style-name="ro1">
          <table:table-cell office:value-type="float" office:value="0.0095">
            <text:p>0.0095</text:p>
          </table:table-cell>
          <table:table-cell office:value-type="float" office:value="0.1793355076">
            <text:p>0.1793355076</text:p>
          </table:table-cell>
        </table:table-row>
        <table:table-row table:style-name="ro1">
          <table:table-cell office:value-type="float" office:value="0.0096">
            <text:p>0.0096</text:p>
          </table:table-cell>
          <table:table-cell office:value-type="float" office:value="0.1812685073">
            <text:p>0.1812685073</text:p>
          </table:table-cell>
        </table:table-row>
        <table:table-row table:style-name="ro1">
          <table:table-cell office:value-type="float" office:value="0.0097">
            <text:p>0.0097</text:p>
          </table:table-cell>
          <table:table-cell office:value-type="float" office:value="0.1832051903">
            <text:p>0.1832051903</text:p>
          </table:table-cell>
        </table:table-row>
        <table:table-row table:style-name="ro1">
          <table:table-cell office:value-type="float" office:value="0.0098">
            <text:p>0.0098</text:p>
          </table:table-cell>
          <table:table-cell office:value-type="float" office:value="0.1851366407">
            <text:p>0.1851366407</text:p>
          </table:table-cell>
        </table:table-row>
        <table:table-row table:style-name="ro1">
          <table:table-cell office:value-type="float" office:value="0.0099">
            <text:p>0.0099</text:p>
          </table:table-cell>
          <table:table-cell office:value-type="float" office:value="0.1870752698">
            <text:p>0.1870752698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1890137796">
            <text:p>0.1890137796</text:p>
          </table:table-cell>
        </table:table-row>
        <table:table-row table:style-name="ro1">
          <table:table-cell office:value-type="float" office:value="0.0101">
            <text:p>0.0101</text:p>
          </table:table-cell>
          <table:table-cell office:value-type="float" office:value="0.1909496656">
            <text:p>0.1909496656</text:p>
          </table:table-cell>
        </table:table-row>
        <table:table-row table:style-name="ro1">
          <table:table-cell office:value-type="float" office:value="0.0102">
            <text:p>0.0102</text:p>
          </table:table-cell>
          <table:table-cell office:value-type="float" office:value="0.1928851905">
            <text:p>0.1928851905</text:p>
          </table:table-cell>
        </table:table-row>
        <table:table-row table:style-name="ro1">
          <table:table-cell office:value-type="float" office:value="0.0103">
            <text:p>0.0103</text:p>
          </table:table-cell>
          <table:table-cell office:value-type="float" office:value="0.1948274226">
            <text:p>0.1948274226</text:p>
          </table:table-cell>
        </table:table-row>
        <table:table-row table:style-name="ro1">
          <table:table-cell office:value-type="float" office:value="0.0104">
            <text:p>0.0104</text:p>
          </table:table-cell>
          <table:table-cell office:value-type="float" office:value="0.1967649791">
            <text:p>0.1967649791</text:p>
          </table:table-cell>
        </table:table-row>
        <table:table-row table:style-name="ro1">
          <table:table-cell office:value-type="float" office:value="0.0105">
            <text:p>0.0105</text:p>
          </table:table-cell>
          <table:table-cell office:value-type="float" office:value="0.1987067081">
            <text:p>0.1987067081</text:p>
          </table:table-cell>
        </table:table-row>
        <table:table-row table:style-name="ro1">
          <table:table-cell office:value-type="float" office:value="0.0106">
            <text:p>0.0106</text:p>
          </table:table-cell>
          <table:table-cell office:value-type="float" office:value="0.2006490455">
            <text:p>0.2006490455</text:p>
          </table:table-cell>
        </table:table-row>
        <table:table-row table:style-name="ro1">
          <table:table-cell office:value-type="float" office:value="0.0107">
            <text:p>0.0107</text:p>
          </table:table-cell>
          <table:table-cell office:value-type="float" office:value="0.2025923154">
            <text:p>0.2025923154</text:p>
          </table:table-cell>
        </table:table-row>
        <table:table-row table:style-name="ro1">
          <table:table-cell office:value-type="float" office:value="0.0108">
            <text:p>0.0108</text:p>
          </table:table-cell>
          <table:table-cell office:value-type="float" office:value="0.2045407393">
            <text:p>0.2045407393</text:p>
          </table:table-cell>
        </table:table-row>
        <table:table-row table:style-name="ro1">
          <table:table-cell office:value-type="float" office:value="0.0109">
            <text:p>0.0109</text:p>
          </table:table-cell>
          <table:table-cell office:value-type="float" office:value="0.2064819263">
            <text:p>0.2064819263</text:p>
          </table:table-cell>
        </table:table-row>
        <table:table-row table:style-name="ro1">
          <table:table-cell office:value-type="float" office:value="0.011">
            <text:p>0.011</text:p>
          </table:table-cell>
          <table:table-cell office:value-type="float" office:value="0.2084321369">
            <text:p>0.2084321369</text:p>
          </table:table-cell>
        </table:table-row>
        <table:table-row table:style-name="ro1">
          <table:table-cell office:value-type="float" office:value="0.0111">
            <text:p>0.0111</text:p>
          </table:table-cell>
          <table:table-cell office:value-type="float" office:value="0.2103792744">
            <text:p>0.2103792744</text:p>
          </table:table-cell>
        </table:table-row>
        <table:table-row table:style-name="ro1">
          <table:table-cell office:value-type="float" office:value="0.0112">
            <text:p>0.0112</text:p>
          </table:table-cell>
          <table:table-cell office:value-type="float" office:value="0.2123267142">
            <text:p>0.2123267142</text:p>
          </table:table-cell>
        </table:table-row>
        <table:table-row table:style-name="ro1">
          <table:table-cell office:value-type="float" office:value="0.0113">
            <text:p>0.0113</text:p>
          </table:table-cell>
          <table:table-cell office:value-type="float" office:value="0.2142779954">
            <text:p>0.2142779954</text:p>
          </table:table-cell>
        </table:table-row>
        <table:table-row table:style-name="ro1">
          <table:table-cell office:value-type="float" office:value="0.0114">
            <text:p>0.0114</text:p>
          </table:table-cell>
          <table:table-cell office:value-type="float" office:value="0.2162252829">
            <text:p>0.2162252829</text:p>
          </table:table-cell>
        </table:table-row>
        <table:table-row table:style-name="ro1">
          <table:table-cell office:value-type="float" office:value="0.0115">
            <text:p>0.0115</text:p>
          </table:table-cell>
          <table:table-cell office:value-type="float" office:value="0.2181740382">
            <text:p>0.2181740382</text:p>
          </table:table-cell>
        </table:table-row>
        <table:table-row table:style-name="ro1">
          <table:table-cell office:value-type="float" office:value="0.0116">
            <text:p>0.0116</text:p>
          </table:table-cell>
          <table:table-cell office:value-type="float" office:value="0.2201310206">
            <text:p>0.2201310206</text:p>
          </table:table-cell>
        </table:table-row>
        <table:table-row table:style-name="ro1">
          <table:table-cell office:value-type="float" office:value="0.0117">
            <text:p>0.0117</text:p>
          </table:table-cell>
          <table:table-cell office:value-type="float" office:value="0.2220801507">
            <text:p>0.2220801507</text:p>
          </table:table-cell>
        </table:table-row>
        <table:table-row table:style-name="ro1">
          <table:table-cell office:value-type="float" office:value="0.0118">
            <text:p>0.0118</text:p>
          </table:table-cell>
          <table:table-cell office:value-type="float" office:value="0.2240331173">
            <text:p>0.2240331173</text:p>
          </table:table-cell>
        </table:table-row>
        <table:table-row table:style-name="ro1">
          <table:table-cell office:value-type="float" office:value="0.0119">
            <text:p>0.0119</text:p>
          </table:table-cell>
          <table:table-cell office:value-type="float" office:value="0.2259888222">
            <text:p>0.2259888222</text:p>
          </table:table-cell>
        </table:table-row>
        <table:table-row table:style-name="ro1">
          <table:table-cell office:value-type="float" office:value="0.012">
            <text:p>0.012</text:p>
          </table:table-cell>
          <table:table-cell office:value-type="float" office:value="0.2279448222">
            <text:p>0.2279448222</text:p>
          </table:table-cell>
        </table:table-row>
        <table:table-row table:style-name="ro1">
          <table:table-cell office:value-type="float" office:value="0.0121">
            <text:p>0.0121</text:p>
          </table:table-cell>
          <table:table-cell office:value-type="float" office:value="0.2299010326">
            <text:p>0.2299010326</text:p>
          </table:table-cell>
        </table:table-row>
        <table:table-row table:style-name="ro1">
          <table:table-cell office:value-type="float" office:value="0.0122">
            <text:p>0.0122</text:p>
          </table:table-cell>
          <table:table-cell office:value-type="float" office:value="0.231859731">
            <text:p>0.231859731</text:p>
          </table:table-cell>
        </table:table-row>
        <table:table-row table:style-name="ro1">
          <table:table-cell office:value-type="float" office:value="0.0123">
            <text:p>0.0123</text:p>
          </table:table-cell>
          <table:table-cell office:value-type="float" office:value="0.2338250877">
            <text:p>0.2338250877</text:p>
          </table:table-cell>
        </table:table-row>
        <table:table-row table:style-name="ro1">
          <table:table-cell office:value-type="float" office:value="0.0124">
            <text:p>0.0124</text:p>
          </table:table-cell>
          <table:table-cell office:value-type="float" office:value="0.2357776589">
            <text:p>0.2357776589</text:p>
          </table:table-cell>
        </table:table-row>
        <table:table-row table:style-name="ro1">
          <table:table-cell office:value-type="float" office:value="0.0125">
            <text:p>0.0125</text:p>
          </table:table-cell>
          <table:table-cell office:value-type="float" office:value="0.2377462691">
            <text:p>0.2377462691</text:p>
          </table:table-cell>
        </table:table-row>
        <table:table-row table:style-name="ro1">
          <table:table-cell office:value-type="float" office:value="0.0126">
            <text:p>0.0126</text:p>
          </table:table-cell>
          <table:table-cell office:value-type="float" office:value="0.2397009378">
            <text:p>0.2397009378</text:p>
          </table:table-cell>
        </table:table-row>
        <table:table-row table:style-name="ro1">
          <table:table-cell office:value-type="float" office:value="0.0127">
            <text:p>0.0127</text:p>
          </table:table-cell>
          <table:table-cell office:value-type="float" office:value="0.2416633175">
            <text:p>0.2416633175</text:p>
          </table:table-cell>
        </table:table-row>
        <table:table-row table:style-name="ro1">
          <table:table-cell office:value-type="float" office:value="0.0128">
            <text:p>0.0128</text:p>
          </table:table-cell>
          <table:table-cell office:value-type="float" office:value="0.2436288265">
            <text:p>0.2436288265</text:p>
          </table:table-cell>
        </table:table-row>
        <table:table-row table:style-name="ro1">
          <table:table-cell office:value-type="float" office:value="0.0129">
            <text:p>0.0129</text:p>
          </table:table-cell>
          <table:table-cell office:value-type="float" office:value="0.2455946425">
            <text:p>0.2455946425</text:p>
          </table:table-cell>
        </table:table-row>
        <table:table-row table:style-name="ro1">
          <table:table-cell office:value-type="float" office:value="0.013">
            <text:p>0.013</text:p>
          </table:table-cell>
          <table:table-cell office:value-type="float" office:value="0.2475596818">
            <text:p>0.2475596818</text:p>
          </table:table-cell>
        </table:table-row>
        <table:table-row table:style-name="ro1">
          <table:table-cell office:value-type="float" office:value="0.0131">
            <text:p>0.0131</text:p>
          </table:table-cell>
          <table:table-cell office:value-type="float" office:value="0.2495245933">
            <text:p>0.2495245933</text:p>
          </table:table-cell>
        </table:table-row>
        <table:table-row table:style-name="ro1">
          <table:table-cell office:value-type="float" office:value="0.0132">
            <text:p>0.0132</text:p>
          </table:table-cell>
          <table:table-cell office:value-type="float" office:value="0.2514917662">
            <text:p>0.2514917662</text:p>
          </table:table-cell>
        </table:table-row>
        <table:table-row table:style-name="ro1">
          <table:table-cell office:value-type="float" office:value="0.0133">
            <text:p>0.0133</text:p>
          </table:table-cell>
          <table:table-cell office:value-type="float" office:value="0.253465353">
            <text:p>0.253465353</text:p>
          </table:table-cell>
        </table:table-row>
        <table:table-row table:style-name="ro1">
          <table:table-cell office:value-type="float" office:value="0.0134">
            <text:p>0.0134</text:p>
          </table:table-cell>
          <table:table-cell office:value-type="float" office:value="0.2554318001">
            <text:p>0.2554318001</text:p>
          </table:table-cell>
        </table:table-row>
        <table:table-row table:style-name="ro1">
          <table:table-cell office:value-type="float" office:value="0.0135">
            <text:p>0.0135</text:p>
          </table:table-cell>
          <table:table-cell office:value-type="float" office:value="0.2574025859">
            <text:p>0.2574025859</text:p>
          </table:table-cell>
        </table:table-row>
        <table:table-row table:style-name="ro1">
          <table:table-cell office:value-type="float" office:value="0.0136">
            <text:p>0.0136</text:p>
          </table:table-cell>
          <table:table-cell office:value-type="float" office:value="0.2593736526">
            <text:p>0.2593736526</text:p>
          </table:table-cell>
        </table:table-row>
        <table:table-row table:style-name="ro1">
          <table:table-cell office:value-type="float" office:value="0.0137">
            <text:p>0.0137</text:p>
          </table:table-cell>
          <table:table-cell office:value-type="float" office:value="0.2613515399">
            <text:p>0.2613515399</text:p>
          </table:table-cell>
        </table:table-row>
        <table:table-row table:style-name="ro1">
          <table:table-cell office:value-type="float" office:value="0.0138">
            <text:p>0.0138</text:p>
          </table:table-cell>
          <table:table-cell office:value-type="float" office:value="0.2633189205">
            <text:p>0.2633189205</text:p>
          </table:table-cell>
        </table:table-row>
        <table:table-row table:style-name="ro1">
          <table:table-cell office:value-type="float" office:value="0.0139">
            <text:p>0.0139</text:p>
          </table:table-cell>
          <table:table-cell office:value-type="float" office:value="0.265292971">
            <text:p>0.265292971</text:p>
          </table:table-cell>
        </table:table-row>
        <table:table-row table:style-name="ro1">
          <table:table-cell office:value-type="float" office:value="0.014">
            <text:p>0.014</text:p>
          </table:table-cell>
          <table:table-cell office:value-type="float" office:value="0.267270102">
            <text:p>0.267270102</text:p>
          </table:table-cell>
        </table:table-row>
        <table:table-row table:style-name="ro1">
          <table:table-cell office:value-type="float" office:value="0.0141">
            <text:p>0.0141</text:p>
          </table:table-cell>
          <table:table-cell office:value-type="float" office:value="0.2692479523">
            <text:p>0.2692479523</text:p>
          </table:table-cell>
        </table:table-row>
        <table:table-row table:style-name="ro1">
          <table:table-cell office:value-type="float" office:value="0.0142">
            <text:p>0.0142</text:p>
          </table:table-cell>
          <table:table-cell office:value-type="float" office:value="0.2712253737">
            <text:p>0.2712253737</text:p>
          </table:table-cell>
        </table:table-row>
        <table:table-row table:style-name="ro1">
          <table:table-cell office:value-type="float" office:value="0.0143">
            <text:p>0.0143</text:p>
          </table:table-cell>
          <table:table-cell office:value-type="float" office:value="0.2732024257">
            <text:p>0.2732024257</text:p>
          </table:table-cell>
        </table:table-row>
        <table:table-row table:style-name="ro1">
          <table:table-cell office:value-type="float" office:value="0.0144">
            <text:p>0.0144</text:p>
          </table:table-cell>
          <table:table-cell office:value-type="float" office:value="0.2751803776">
            <text:p>0.2751803776</text:p>
          </table:table-cell>
        </table:table-row>
        <table:table-row table:style-name="ro1">
          <table:table-cell office:value-type="float" office:value="0.0145">
            <text:p>0.0145</text:p>
          </table:table-cell>
          <table:table-cell office:value-type="float" office:value="0.2771617192">
            <text:p>0.2771617192</text:p>
          </table:table-cell>
        </table:table-row>
        <table:table-row table:style-name="ro1">
          <table:table-cell office:value-type="float" office:value="0.0146">
            <text:p>0.0146</text:p>
          </table:table-cell>
          <table:table-cell office:value-type="float" office:value="0.2791501795">
            <text:p>0.2791501795</text:p>
          </table:table-cell>
        </table:table-row>
        <table:table-row table:style-name="ro1">
          <table:table-cell office:value-type="float" office:value="0.0147">
            <text:p>0.0147</text:p>
          </table:table-cell>
          <table:table-cell office:value-type="float" office:value="0.2811268753">
            <text:p>0.2811268753</text:p>
          </table:table-cell>
        </table:table-row>
        <table:table-row table:style-name="ro1">
          <table:table-cell office:value-type="float" office:value="0.0148">
            <text:p>0.0148</text:p>
          </table:table-cell>
          <table:table-cell office:value-type="float" office:value="0.2831093739">
            <text:p>0.2831093739</text:p>
          </table:table-cell>
        </table:table-row>
        <table:table-row table:style-name="ro1">
          <table:table-cell office:value-type="float" office:value="0.0149">
            <text:p>0.0149</text:p>
          </table:table-cell>
          <table:table-cell office:value-type="float" office:value="0.2850982451">
            <text:p>0.2850982451</text:p>
          </table:table-cell>
        </table:table-row>
        <table:table-row table:style-name="ro1">
          <table:table-cell office:value-type="float" office:value="0.015">
            <text:p>0.015</text:p>
          </table:table-cell>
          <table:table-cell office:value-type="float" office:value="0.2870790946">
            <text:p>0.2870790946</text:p>
          </table:table-cell>
        </table:table-row>
        <table:table-row table:style-name="ro1">
          <table:table-cell office:value-type="float" office:value="0.0151">
            <text:p>0.0151</text:p>
          </table:table-cell>
          <table:table-cell office:value-type="float" office:value="0.2890671034">
            <text:p>0.2890671034</text:p>
          </table:table-cell>
        </table:table-row>
        <table:table-row table:style-name="ro1">
          <table:table-cell office:value-type="float" office:value="0.0152">
            <text:p>0.0152</text:p>
          </table:table-cell>
          <table:table-cell office:value-type="float" office:value="0.2910589171">
            <text:p>0.2910589171</text:p>
          </table:table-cell>
        </table:table-row>
        <table:table-row table:style-name="ro1">
          <table:table-cell office:value-type="float" office:value="0.0153">
            <text:p>0.0153</text:p>
          </table:table-cell>
          <table:table-cell office:value-type="float" office:value="0.2930404294">
            <text:p>0.2930404294</text:p>
          </table:table-cell>
        </table:table-row>
        <table:table-row table:style-name="ro1">
          <table:table-cell office:value-type="float" office:value="0.0154">
            <text:p>0.0154</text:p>
          </table:table-cell>
          <table:table-cell office:value-type="float" office:value="0.2950304711">
            <text:p>0.2950304711</text:p>
          </table:table-cell>
        </table:table-row>
        <table:table-row table:style-name="ro1">
          <table:table-cell office:value-type="float" office:value="0.0155">
            <text:p>0.0155</text:p>
          </table:table-cell>
          <table:table-cell office:value-type="float" office:value="0.2970253668">
            <text:p>0.2970253668</text:p>
          </table:table-cell>
        </table:table-row>
        <table:table-row table:style-name="ro1">
          <table:table-cell office:value-type="float" office:value="0.0156">
            <text:p>0.0156</text:p>
          </table:table-cell>
          <table:table-cell office:value-type="float" office:value="0.2990222443">
            <text:p>0.2990222443</text:p>
          </table:table-cell>
        </table:table-row>
        <table:table-row table:style-name="ro1">
          <table:table-cell office:value-type="float" office:value="0.0157">
            <text:p>0.0157</text:p>
          </table:table-cell>
          <table:table-cell office:value-type="float" office:value="0.3010132825">
            <text:p>0.3010132825</text:p>
          </table:table-cell>
        </table:table-row>
        <table:table-row table:style-name="ro1">
          <table:table-cell office:value-type="float" office:value="0.0158">
            <text:p>0.0158</text:p>
          </table:table-cell>
          <table:table-cell office:value-type="float" office:value="0.3030054069">
            <text:p>0.3030054069</text:p>
          </table:table-cell>
        </table:table-row>
        <table:table-row table:style-name="ro1">
          <table:table-cell office:value-type="float" office:value="0.0159">
            <text:p>0.0159</text:p>
          </table:table-cell>
          <table:table-cell office:value-type="float" office:value="0.3050007123">
            <text:p>0.3050007123</text:p>
          </table:table-cell>
        </table:table-row>
        <table:table-row table:style-name="ro1">
          <table:table-cell office:value-type="float" office:value="0.016">
            <text:p>0.016</text:p>
          </table:table-cell>
          <table:table-cell office:value-type="float" office:value="0.3069995461">
            <text:p>0.3069995461</text:p>
          </table:table-cell>
        </table:table-row>
        <table:table-row table:style-name="ro1">
          <table:table-cell office:value-type="float" office:value="0.0161">
            <text:p>0.0161</text:p>
          </table:table-cell>
          <table:table-cell office:value-type="float" office:value="0.3089905866">
            <text:p>0.3089905866</text:p>
          </table:table-cell>
        </table:table-row>
        <table:table-row table:style-name="ro1">
          <table:table-cell office:value-type="float" office:value="0.0162">
            <text:p>0.0162</text:p>
          </table:table-cell>
          <table:table-cell office:value-type="float" office:value="0.3109827319">
            <text:p>0.3109827319</text:p>
          </table:table-cell>
        </table:table-row>
        <table:table-row table:style-name="ro1">
          <table:table-cell office:value-type="float" office:value="0.0163">
            <text:p>0.0163</text:p>
          </table:table-cell>
          <table:table-cell office:value-type="float" office:value="0.312978566">
            <text:p>0.312978566</text:p>
          </table:table-cell>
        </table:table-row>
        <table:table-row table:style-name="ro1">
          <table:table-cell office:value-type="float" office:value="0.0164">
            <text:p>0.0164</text:p>
          </table:table-cell>
          <table:table-cell office:value-type="float" office:value="0.3149814795">
            <text:p>0.3149814795</text:p>
          </table:table-cell>
        </table:table-row>
        <table:table-row table:style-name="ro1">
          <table:table-cell office:value-type="float" office:value="0.0165">
            <text:p>0.0165</text:p>
          </table:table-cell>
          <table:table-cell office:value-type="float" office:value="0.3169889646">
            <text:p>0.3169889646</text:p>
          </table:table-cell>
        </table:table-row>
        <table:table-row table:style-name="ro1">
          <table:table-cell office:value-type="float" office:value="0.0166">
            <text:p>0.0166</text:p>
          </table:table-cell>
          <table:table-cell office:value-type="float" office:value="0.3189800607">
            <text:p>0.3189800607</text:p>
          </table:table-cell>
        </table:table-row>
        <table:table-row table:style-name="ro1">
          <table:table-cell office:value-type="float" office:value="0.0167">
            <text:p>0.0167</text:p>
          </table:table-cell>
          <table:table-cell office:value-type="float" office:value="0.3209871139">
            <text:p>0.3209871139</text:p>
          </table:table-cell>
        </table:table-row>
        <table:table-row table:style-name="ro1">
          <table:table-cell office:value-type="float" office:value="0.0168">
            <text:p>0.0168</text:p>
          </table:table-cell>
          <table:table-cell office:value-type="float" office:value="0.3229892515">
            <text:p>0.3229892515</text:p>
          </table:table-cell>
        </table:table-row>
        <table:table-row table:style-name="ro1">
          <table:table-cell office:value-type="float" office:value="0.0169">
            <text:p>0.0169</text:p>
          </table:table-cell>
          <table:table-cell office:value-type="float" office:value="0.3249923307">
            <text:p>0.3249923307</text:p>
          </table:table-cell>
        </table:table-row>
        <table:table-row table:style-name="ro1">
          <table:table-cell office:value-type="float" office:value="0.017">
            <text:p>0.017</text:p>
          </table:table-cell>
          <table:table-cell office:value-type="float" office:value="0.3269991384">
            <text:p>0.3269991384</text:p>
          </table:table-cell>
        </table:table-row>
        <table:table-row table:style-name="ro1">
          <table:table-cell office:value-type="float" office:value="0.0171">
            <text:p>0.0171</text:p>
          </table:table-cell>
          <table:table-cell office:value-type="float" office:value="0.3290065243">
            <text:p>0.3290065243</text:p>
          </table:table-cell>
        </table:table-row>
        <table:table-row table:style-name="ro1">
          <table:table-cell office:value-type="float" office:value="0.0172">
            <text:p>0.0172</text:p>
          </table:table-cell>
          <table:table-cell office:value-type="float" office:value="0.3310093775">
            <text:p>0.3310093775</text:p>
          </table:table-cell>
        </table:table-row>
        <table:table-row table:style-name="ro1">
          <table:table-cell office:value-type="float" office:value="0.0173">
            <text:p>0.0173</text:p>
          </table:table-cell>
          <table:table-cell office:value-type="float" office:value="0.333030309">
            <text:p>0.333030309</text:p>
          </table:table-cell>
        </table:table-row>
        <table:table-row table:style-name="ro1">
          <table:table-cell office:value-type="float" office:value="0.0174">
            <text:p>0.0174</text:p>
          </table:table-cell>
          <table:table-cell office:value-type="float" office:value="0.3350292182">
            <text:p>0.3350292182</text:p>
          </table:table-cell>
        </table:table-row>
        <table:table-row table:style-name="ro1">
          <table:table-cell office:value-type="float" office:value="0.0175">
            <text:p>0.0175</text:p>
          </table:table-cell>
          <table:table-cell office:value-type="float" office:value="0.3370371504">
            <text:p>0.3370371504</text:p>
          </table:table-cell>
        </table:table-row>
        <table:table-row table:style-name="ro1">
          <table:table-cell office:value-type="float" office:value="0.0176">
            <text:p>0.0176</text:p>
          </table:table-cell>
          <table:table-cell office:value-type="float" office:value="0.3390546412">
            <text:p>0.3390546412</text:p>
          </table:table-cell>
        </table:table-row>
        <table:table-row table:style-name="ro1">
          <table:table-cell office:value-type="float" office:value="0.0177">
            <text:p>0.0177</text:p>
          </table:table-cell>
          <table:table-cell office:value-type="float" office:value="0.3410748492">
            <text:p>0.3410748492</text:p>
          </table:table-cell>
        </table:table-row>
        <table:table-row table:style-name="ro1">
          <table:table-cell office:value-type="float" office:value="0.0178">
            <text:p>0.0178</text:p>
          </table:table-cell>
          <table:table-cell office:value-type="float" office:value="0.3430797242">
            <text:p>0.3430797242</text:p>
          </table:table-cell>
        </table:table-row>
        <table:table-row table:style-name="ro1">
          <table:table-cell office:value-type="float" office:value="0.0179">
            <text:p>0.0179</text:p>
          </table:table-cell>
          <table:table-cell office:value-type="float" office:value="0.3450900595">
            <text:p>0.3450900595</text:p>
          </table:table-cell>
        </table:table-row>
        <table:table-row table:style-name="ro1">
          <table:table-cell office:value-type="float" office:value="0.018">
            <text:p>0.018</text:p>
          </table:table-cell>
          <table:table-cell office:value-type="float" office:value="0.3471040357">
            <text:p>0.3471040357</text:p>
          </table:table-cell>
        </table:table-row>
        <table:table-row table:style-name="ro1">
          <table:table-cell office:value-type="float" office:value="0.0181">
            <text:p>0.0181</text:p>
          </table:table-cell>
          <table:table-cell office:value-type="float" office:value="0.349120285">
            <text:p>0.349120285</text:p>
          </table:table-cell>
        </table:table-row>
        <table:table-row table:style-name="ro1">
          <table:table-cell office:value-type="float" office:value="0.0182">
            <text:p>0.0182</text:p>
          </table:table-cell>
          <table:table-cell office:value-type="float" office:value="0.3511378858">
            <text:p>0.3511378858</text:p>
          </table:table-cell>
        </table:table-row>
        <table:table-row table:style-name="ro1">
          <table:table-cell office:value-type="float" office:value="0.0183">
            <text:p>0.0183</text:p>
          </table:table-cell>
          <table:table-cell office:value-type="float" office:value="0.3531563599">
            <text:p>0.3531563599</text:p>
          </table:table-cell>
        </table:table-row>
        <table:table-row table:style-name="ro1">
          <table:table-cell office:value-type="float" office:value="0.0184">
            <text:p>0.0184</text:p>
          </table:table-cell>
          <table:table-cell office:value-type="float" office:value="0.3551756706">
            <text:p>0.3551756706</text:p>
          </table:table-cell>
        </table:table-row>
        <table:table-row table:style-name="ro1">
          <table:table-cell office:value-type="float" office:value="0.0185">
            <text:p>0.0185</text:p>
          </table:table-cell>
          <table:table-cell office:value-type="float" office:value="0.357196224">
            <text:p>0.357196224</text:p>
          </table:table-cell>
        </table:table-row>
        <table:table-row table:style-name="ro1">
          <table:table-cell office:value-type="float" office:value="0.0186">
            <text:p>0.0186</text:p>
          </table:table-cell>
          <table:table-cell office:value-type="float" office:value="0.3592188709">
            <text:p>0.3592188709</text:p>
          </table:table-cell>
        </table:table-row>
        <table:table-row table:style-name="ro1">
          <table:table-cell office:value-type="float" office:value="0.0187">
            <text:p>0.0187</text:p>
          </table:table-cell>
          <table:table-cell office:value-type="float" office:value="0.3612449111">
            <text:p>0.3612449111</text:p>
          </table:table-cell>
        </table:table-row>
        <table:table-row table:style-name="ro1">
          <table:table-cell office:value-type="float" office:value="0.0188">
            <text:p>0.0188</text:p>
          </table:table-cell>
          <table:table-cell office:value-type="float" office:value="0.3632760995">
            <text:p>0.3632760995</text:p>
          </table:table-cell>
        </table:table-row>
        <table:table-row table:style-name="ro1">
          <table:table-cell office:value-type="float" office:value="0.0189">
            <text:p>0.0189</text:p>
          </table:table-cell>
          <table:table-cell office:value-type="float" office:value="0.365299897">
            <text:p>0.365299897</text:p>
          </table:table-cell>
        </table:table-row>
        <table:table-row table:style-name="ro1">
          <table:table-cell office:value-type="float" office:value="0.019">
            <text:p>0.019</text:p>
          </table:table-cell>
          <table:table-cell office:value-type="float" office:value="0.367316272">
            <text:p>0.367316272</text:p>
          </table:table-cell>
        </table:table-row>
        <table:table-row table:style-name="ro1">
          <table:table-cell office:value-type="float" office:value="0.0191">
            <text:p>0.0191</text:p>
          </table:table-cell>
          <table:table-cell office:value-type="float" office:value="0.3693405658">
            <text:p>0.3693405658</text:p>
          </table:table-cell>
        </table:table-row>
        <table:table-row table:style-name="ro1">
          <table:table-cell office:value-type="float" office:value="0.0192">
            <text:p>0.0192</text:p>
          </table:table-cell>
          <table:table-cell office:value-type="float" office:value="0.3713762754">
            <text:p>0.3713762754</text:p>
          </table:table-cell>
        </table:table-row>
        <table:table-row table:style-name="ro1">
          <table:table-cell office:value-type="float" office:value="0.0193">
            <text:p>0.0193</text:p>
          </table:table-cell>
          <table:table-cell office:value-type="float" office:value="0.3734067405">
            <text:p>0.3734067405</text:p>
          </table:table-cell>
        </table:table-row>
        <table:table-row table:style-name="ro1">
          <table:table-cell office:value-type="float" office:value="0.0194">
            <text:p>0.0194</text:p>
          </table:table-cell>
          <table:table-cell office:value-type="float" office:value="0.3754262334">
            <text:p>0.3754262334</text:p>
          </table:table-cell>
        </table:table-row>
        <table:table-row table:style-name="ro1">
          <table:table-cell office:value-type="float" office:value="0.0195">
            <text:p>0.0195</text:p>
          </table:table-cell>
          <table:table-cell office:value-type="float" office:value="0.3774647705">
            <text:p>0.3774647705</text:p>
          </table:table-cell>
        </table:table-row>
        <table:table-row table:style-name="ro1">
          <table:table-cell office:value-type="float" office:value="0.0196">
            <text:p>0.0196</text:p>
          </table:table-cell>
          <table:table-cell office:value-type="float" office:value="0.37949539">
            <text:p>0.37949539</text:p>
          </table:table-cell>
        </table:table-row>
        <table:table-row table:style-name="ro1">
          <table:table-cell office:value-type="float" office:value="0.0197">
            <text:p>0.0197</text:p>
          </table:table-cell>
          <table:table-cell office:value-type="float" office:value="0.3815221471">
            <text:p>0.3815221471</text:p>
          </table:table-cell>
        </table:table-row>
        <table:table-row table:style-name="ro1">
          <table:table-cell office:value-type="float" office:value="0.0198">
            <text:p>0.0198</text:p>
          </table:table-cell>
          <table:table-cell office:value-type="float" office:value="0.3835711491">
            <text:p>0.3835711491</text:p>
          </table:table-cell>
        </table:table-row>
        <table:table-row table:style-name="ro1">
          <table:table-cell office:value-type="float" office:value="0.0199">
            <text:p>0.0199</text:p>
          </table:table-cell>
          <table:table-cell office:value-type="float" office:value="0.3855895741">
            <text:p>0.3855895741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3876459086">
            <text:p>0.3876459086</text:p>
          </table:table-cell>
        </table:table-row>
        <table:table-row table:style-name="ro1">
          <table:table-cell office:value-type="float" office:value="0.0201">
            <text:p>0.0201</text:p>
          </table:table-cell>
          <table:table-cell office:value-type="float" office:value="0.3896621037">
            <text:p>0.3896621037</text:p>
          </table:table-cell>
        </table:table-row>
        <table:table-row table:style-name="ro1">
          <table:table-cell office:value-type="float" office:value="0.0202">
            <text:p>0.0202</text:p>
          </table:table-cell>
          <table:table-cell office:value-type="float" office:value="0.3917169729">
            <text:p>0.3917169729</text:p>
          </table:table-cell>
        </table:table-row>
        <table:table-row table:style-name="ro1">
          <table:table-cell office:value-type="float" office:value="0.0203">
            <text:p>0.0203</text:p>
          </table:table-cell>
          <table:table-cell office:value-type="float" office:value="0.3937397421">
            <text:p>0.3937397421</text:p>
          </table:table-cell>
        </table:table-row>
        <table:table-row table:style-name="ro1">
          <table:table-cell office:value-type="float" office:value="0.0204">
            <text:p>0.0204</text:p>
          </table:table-cell>
          <table:table-cell office:value-type="float" office:value="0.3957865333">
            <text:p>0.3957865333</text:p>
          </table:table-cell>
        </table:table-row>
        <table:table-row table:style-name="ro1">
          <table:table-cell office:value-type="float" office:value="0.0205">
            <text:p>0.0205</text:p>
          </table:table-cell>
          <table:table-cell office:value-type="float" office:value="0.3978274646">
            <text:p>0.3978274646</text:p>
          </table:table-cell>
        </table:table-row>
        <table:table-row table:style-name="ro1">
          <table:table-cell office:value-type="float" office:value="0.0206">
            <text:p>0.0206</text:p>
          </table:table-cell>
          <table:table-cell office:value-type="float" office:value="0.399861712">
            <text:p>0.399861712</text:p>
          </table:table-cell>
        </table:table-row>
        <table:table-row table:style-name="ro1">
          <table:table-cell office:value-type="float" office:value="0.0207">
            <text:p>0.0207</text:p>
          </table:table-cell>
          <table:table-cell office:value-type="float" office:value="0.4019190454">
            <text:p>0.4019190454</text:p>
          </table:table-cell>
        </table:table-row>
        <table:table-row table:style-name="ro1">
          <table:table-cell office:value-type="float" office:value="0.0208">
            <text:p>0.0208</text:p>
          </table:table-cell>
          <table:table-cell office:value-type="float" office:value="0.4039546743">
            <text:p>0.4039546743</text:p>
          </table:table-cell>
        </table:table-row>
        <table:table-row table:style-name="ro1">
          <table:table-cell office:value-type="float" office:value="0.0209">
            <text:p>0.0209</text:p>
          </table:table-cell>
          <table:table-cell office:value-type="float" office:value="0.4059933224">
            <text:p>0.4059933224</text:p>
          </table:table-cell>
        </table:table-row>
        <table:table-row table:style-name="ro1">
          <table:table-cell office:value-type="float" office:value="0.021">
            <text:p>0.021</text:p>
          </table:table-cell>
          <table:table-cell office:value-type="float" office:value="0.4080480144">
            <text:p>0.4080480144</text:p>
          </table:table-cell>
        </table:table-row>
        <table:table-row table:style-name="ro1">
          <table:table-cell office:value-type="float" office:value="0.0211">
            <text:p>0.0211</text:p>
          </table:table-cell>
          <table:table-cell office:value-type="float" office:value="0.4101035694">
            <text:p>0.4101035694</text:p>
          </table:table-cell>
        </table:table-row>
        <table:table-row table:style-name="ro1">
          <table:table-cell office:value-type="float" office:value="0.0212">
            <text:p>0.0212</text:p>
          </table:table-cell>
          <table:table-cell office:value-type="float" office:value="0.4121379797">
            <text:p>0.4121379797</text:p>
          </table:table-cell>
        </table:table-row>
        <table:table-row table:style-name="ro1">
          <table:table-cell office:value-type="float" office:value="0.0213">
            <text:p>0.0213</text:p>
          </table:table-cell>
          <table:table-cell office:value-type="float" office:value="0.4141835092">
            <text:p>0.4141835092</text:p>
          </table:table-cell>
        </table:table-row>
        <table:table-row table:style-name="ro1">
          <table:table-cell office:value-type="float" office:value="0.0214">
            <text:p>0.0214</text:p>
          </table:table-cell>
          <table:table-cell office:value-type="float" office:value="0.4162378494">
            <text:p>0.4162378494</text:p>
          </table:table-cell>
        </table:table-row>
        <table:table-row table:style-name="ro1">
          <table:table-cell office:value-type="float" office:value="0.0215">
            <text:p>0.0215</text:p>
          </table:table-cell>
          <table:table-cell office:value-type="float" office:value="0.418298914">
            <text:p>0.418298914</text:p>
          </table:table-cell>
        </table:table-row>
        <table:table-row table:style-name="ro1">
          <table:table-cell office:value-type="float" office:value="0.0216">
            <text:p>0.0216</text:p>
          </table:table-cell>
          <table:table-cell office:value-type="float" office:value="0.4203576838">
            <text:p>0.4203576838</text:p>
          </table:table-cell>
        </table:table-row>
        <table:table-row table:style-name="ro1">
          <table:table-cell office:value-type="float" office:value="0.0217">
            <text:p>0.0217</text:p>
          </table:table-cell>
          <table:table-cell office:value-type="float" office:value="0.4224007832">
            <text:p>0.4224007832</text:p>
          </table:table-cell>
        </table:table-row>
        <table:table-row table:style-name="ro1">
          <table:table-cell office:value-type="float" office:value="0.0218">
            <text:p>0.0218</text:p>
          </table:table-cell>
          <table:table-cell office:value-type="float" office:value="0.4244490522">
            <text:p>0.4244490522</text:p>
          </table:table-cell>
        </table:table-row>
        <table:table-row table:style-name="ro1">
          <table:table-cell office:value-type="float" office:value="0.0219">
            <text:p>0.0219</text:p>
          </table:table-cell>
          <table:table-cell office:value-type="float" office:value="0.4265012583">
            <text:p>0.4265012583</text:p>
          </table:table-cell>
        </table:table-row>
        <table:table-row table:style-name="ro1">
          <table:table-cell office:value-type="float" office:value="0.022">
            <text:p>0.022</text:p>
          </table:table-cell>
          <table:table-cell office:value-type="float" office:value="0.4285563751">
            <text:p>0.4285563751</text:p>
          </table:table-cell>
        </table:table-row>
        <table:table-row table:style-name="ro1">
          <table:table-cell office:value-type="float" office:value="0.0221">
            <text:p>0.0221</text:p>
          </table:table-cell>
          <table:table-cell office:value-type="float" office:value="0.4306135791">
            <text:p>0.4306135791</text:p>
          </table:table-cell>
        </table:table-row>
        <table:table-row table:style-name="ro1">
          <table:table-cell office:value-type="float" office:value="0.0222">
            <text:p>0.0222</text:p>
          </table:table-cell>
          <table:table-cell office:value-type="float" office:value="0.4326722482">
            <text:p>0.4326722482</text:p>
          </table:table-cell>
        </table:table-row>
        <table:table-row table:style-name="ro1">
          <table:table-cell office:value-type="float" office:value="0.0223">
            <text:p>0.0223</text:p>
          </table:table-cell>
          <table:table-cell office:value-type="float" office:value="0.4347319603">
            <text:p>0.4347319603</text:p>
          </table:table-cell>
        </table:table-row>
        <table:table-row table:style-name="ro1">
          <table:table-cell office:value-type="float" office:value="0.0224">
            <text:p>0.0224</text:p>
          </table:table-cell>
          <table:table-cell office:value-type="float" office:value="0.436792492">
            <text:p>0.436792492</text:p>
          </table:table-cell>
        </table:table-row>
        <table:table-row table:style-name="ro1">
          <table:table-cell office:value-type="float" office:value="0.0225">
            <text:p>0.0225</text:p>
          </table:table-cell>
          <table:table-cell office:value-type="float" office:value="0.4388538189">
            <text:p>0.4388538189</text:p>
          </table:table-cell>
        </table:table-row>
        <table:table-row table:style-name="ro1">
          <table:table-cell office:value-type="float" office:value="0.0226">
            <text:p>0.0226</text:p>
          </table:table-cell>
          <table:table-cell office:value-type="float" office:value="0.4409161154">
            <text:p>0.4409161154</text:p>
          </table:table-cell>
        </table:table-row>
        <table:table-row table:style-name="ro1">
          <table:table-cell office:value-type="float" office:value="0.0227">
            <text:p>0.0227</text:p>
          </table:table-cell>
          <table:table-cell office:value-type="float" office:value="0.4429797557">
            <text:p>0.4429797557</text:p>
          </table:table-cell>
        </table:table-row>
        <table:table-row table:style-name="ro1">
          <table:table-cell office:value-type="float" office:value="0.0228">
            <text:p>0.0228</text:p>
          </table:table-cell>
          <table:table-cell office:value-type="float" office:value="0.4450453151">
            <text:p>0.4450453151</text:p>
          </table:table-cell>
        </table:table-row>
        <table:table-row table:style-name="ro1">
          <table:table-cell office:value-type="float" office:value="0.0229">
            <text:p>0.0229</text:p>
          </table:table-cell>
          <table:table-cell office:value-type="float" office:value="0.4471135717">
            <text:p>0.4471135717</text:p>
          </table:table-cell>
        </table:table-row>
        <table:table-row table:style-name="ro1">
          <table:table-cell office:value-type="float" office:value="0.023">
            <text:p>0.023</text:p>
          </table:table-cell>
          <table:table-cell office:value-type="float" office:value="0.4491855094">
            <text:p>0.4491855094</text:p>
          </table:table-cell>
        </table:table-row>
        <table:table-row table:style-name="ro1">
          <table:table-cell office:value-type="float" office:value="0.0231">
            <text:p>0.0231</text:p>
          </table:table-cell>
          <table:table-cell office:value-type="float" office:value="0.4512623205">
            <text:p>0.4512623205</text:p>
          </table:table-cell>
        </table:table-row>
        <table:table-row table:style-name="ro1">
          <table:table-cell office:value-type="float" office:value="0.0232">
            <text:p>0.0232</text:p>
          </table:table-cell>
          <table:table-cell office:value-type="float" office:value="0.4533376831">
            <text:p>0.4533376831</text:p>
          </table:table-cell>
        </table:table-row>
        <table:table-row table:style-name="ro1">
          <table:table-cell office:value-type="float" office:value="0.0233">
            <text:p>0.0233</text:p>
          </table:table-cell>
          <table:table-cell office:value-type="float" office:value="0.4553945755">
            <text:p>0.4553945755</text:p>
          </table:table-cell>
        </table:table-row>
        <table:table-row table:style-name="ro1">
          <table:table-cell office:value-type="float" office:value="0.0234">
            <text:p>0.0234</text:p>
          </table:table-cell>
          <table:table-cell office:value-type="float" office:value="0.4574567908">
            <text:p>0.4574567908</text:p>
          </table:table-cell>
        </table:table-row>
        <table:table-row table:style-name="ro1">
          <table:table-cell office:value-type="float" office:value="0.0235">
            <text:p>0.0235</text:p>
          </table:table-cell>
          <table:table-cell office:value-type="float" office:value="0.4595262755">
            <text:p>0.4595262755</text:p>
          </table:table-cell>
        </table:table-row>
        <table:table-row table:style-name="ro1">
          <table:table-cell office:value-type="float" office:value="0.0236">
            <text:p>0.0236</text:p>
          </table:table-cell>
          <table:table-cell office:value-type="float" office:value="0.4616052002">
            <text:p>0.4616052002</text:p>
          </table:table-cell>
        </table:table-row>
        <table:table-row table:style-name="ro1">
          <table:table-cell office:value-type="float" office:value="0.0237">
            <text:p>0.0237</text:p>
          </table:table-cell>
          <table:table-cell office:value-type="float" office:value="0.4636959669">
            <text:p>0.4636959669</text:p>
          </table:table-cell>
        </table:table-row>
        <table:table-row table:style-name="ro1">
          <table:table-cell office:value-type="float" office:value="0.0238">
            <text:p>0.0238</text:p>
          </table:table-cell>
          <table:table-cell office:value-type="float" office:value="0.4657614217">
            <text:p>0.4657614217</text:p>
          </table:table-cell>
        </table:table-row>
        <table:table-row table:style-name="ro1">
          <table:table-cell office:value-type="float" office:value="0.0239">
            <text:p>0.0239</text:p>
          </table:table-cell>
          <table:table-cell office:value-type="float" office:value="0.4678255067">
            <text:p>0.4678255067</text:p>
          </table:table-cell>
        </table:table-row>
        <table:table-row table:style-name="ro1">
          <table:table-cell office:value-type="float" office:value="0.024">
            <text:p>0.024</text:p>
          </table:table-cell>
          <table:table-cell office:value-type="float" office:value="0.4699050119">
            <text:p>0.4699050119</text:p>
          </table:table-cell>
        </table:table-row>
        <table:table-row table:style-name="ro1">
          <table:table-cell office:value-type="float" office:value="0.0241">
            <text:p>0.0241</text:p>
          </table:table-cell>
          <table:table-cell office:value-type="float" office:value="0.4720031682">
            <text:p>0.4720031682</text:p>
          </table:table-cell>
        </table:table-row>
        <table:table-row table:style-name="ro1">
          <table:table-cell office:value-type="float" office:value="0.0242">
            <text:p>0.0242</text:p>
          </table:table-cell>
          <table:table-cell office:value-type="float" office:value="0.4740687239">
            <text:p>0.4740687239</text:p>
          </table:table-cell>
        </table:table-row>
        <table:table-row table:style-name="ro1">
          <table:table-cell office:value-type="float" office:value="0.0243">
            <text:p>0.0243</text:p>
          </table:table-cell>
          <table:table-cell office:value-type="float" office:value="0.4761397089">
            <text:p>0.4761397089</text:p>
          </table:table-cell>
        </table:table-row>
        <table:table-row table:style-name="ro1">
          <table:table-cell office:value-type="float" office:value="0.0244">
            <text:p>0.0244</text:p>
          </table:table-cell>
          <table:table-cell office:value-type="float" office:value="0.4782350439">
            <text:p>0.4782350439</text:p>
          </table:table-cell>
        </table:table-row>
        <table:table-row table:style-name="ro1">
          <table:table-cell office:value-type="float" office:value="0.0245">
            <text:p>0.0245</text:p>
          </table:table-cell>
          <table:table-cell office:value-type="float" office:value="0.4803178137">
            <text:p>0.4803178137</text:p>
          </table:table-cell>
        </table:table-row>
        <table:table-row table:style-name="ro1">
          <table:table-cell office:value-type="float" office:value="0.0246">
            <text:p>0.0246</text:p>
          </table:table-cell>
          <table:table-cell office:value-type="float" office:value="0.4823870535">
            <text:p>0.4823870535</text:p>
          </table:table-cell>
        </table:table-row>
        <table:table-row table:style-name="ro1">
          <table:table-cell office:value-type="float" office:value="0.0247">
            <text:p>0.0247</text:p>
          </table:table-cell>
          <table:table-cell office:value-type="float" office:value="0.484487935">
            <text:p>0.484487935</text:p>
          </table:table-cell>
        </table:table-row>
        <table:table-row table:style-name="ro1">
          <table:table-cell office:value-type="float" office:value="0.0248">
            <text:p>0.0248</text:p>
          </table:table-cell>
          <table:table-cell office:value-type="float" office:value="0.4865669927">
            <text:p>0.4865669927</text:p>
          </table:table-cell>
        </table:table-row>
        <table:table-row table:style-name="ro1">
          <table:table-cell office:value-type="float" office:value="0.0249">
            <text:p>0.0249</text:p>
          </table:table-cell>
          <table:table-cell office:value-type="float" office:value="0.4886453719">
            <text:p>0.4886453719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0.4907643719">
            <text:p>0.4907643719</text:p>
          </table:table-cell>
        </table:table-row>
        <table:table-row table:style-name="ro1">
          <table:table-cell office:value-type="float" office:value="0.0251">
            <text:p>0.0251</text:p>
          </table:table-cell>
          <table:table-cell office:value-type="float" office:value="0.4928216686">
            <text:p>0.4928216686</text:p>
          </table:table-cell>
        </table:table-row>
        <table:table-row table:style-name="ro1">
          <table:table-cell office:value-type="float" office:value="0.0252">
            <text:p>0.0252</text:p>
          </table:table-cell>
          <table:table-cell office:value-type="float" office:value="0.4949243395">
            <text:p>0.4949243395</text:p>
          </table:table-cell>
        </table:table-row>
        <table:table-row table:style-name="ro1">
          <table:table-cell office:value-type="float" office:value="0.0253">
            <text:p>0.0253</text:p>
          </table:table-cell>
          <table:table-cell office:value-type="float" office:value="0.4970092399">
            <text:p>0.4970092399</text:p>
          </table:table-cell>
        </table:table-row>
        <table:table-row table:style-name="ro1">
          <table:table-cell office:value-type="float" office:value="0.0254">
            <text:p>0.0254</text:p>
          </table:table-cell>
          <table:table-cell office:value-type="float" office:value="0.4990986039">
            <text:p>0.4990986039</text:p>
          </table:table-cell>
        </table:table-row>
        <table:table-row table:style-name="ro1">
          <table:table-cell office:value-type="float" office:value="0.0255">
            <text:p>0.0255</text:p>
          </table:table-cell>
          <table:table-cell office:value-type="float" office:value="0.5012023683">
            <text:p>0.5012023683</text:p>
          </table:table-cell>
        </table:table-row>
        <table:table-row table:style-name="ro1">
          <table:table-cell office:value-type="float" office:value="0.0256">
            <text:p>0.0256</text:p>
          </table:table-cell>
          <table:table-cell office:value-type="float" office:value="0.5032824462">
            <text:p>0.5032824462</text:p>
          </table:table-cell>
        </table:table-row>
        <table:table-row table:style-name="ro1">
          <table:table-cell office:value-type="float" office:value="0.0257">
            <text:p>0.0257</text:p>
          </table:table-cell>
          <table:table-cell office:value-type="float" office:value="0.5053971623">
            <text:p>0.5053971623</text:p>
          </table:table-cell>
        </table:table-row>
        <table:table-row table:style-name="ro1">
          <table:table-cell office:value-type="float" office:value="0.0258">
            <text:p>0.0258</text:p>
          </table:table-cell>
          <table:table-cell office:value-type="float" office:value="0.5074729891">
            <text:p>0.5074729891</text:p>
          </table:table-cell>
        </table:table-row>
        <table:table-row table:style-name="ro1">
          <table:table-cell office:value-type="float" office:value="0.0259">
            <text:p>0.0259</text:p>
          </table:table-cell>
          <table:table-cell office:value-type="float" office:value="0.5095915301">
            <text:p>0.5095915301</text:p>
          </table:table-cell>
        </table:table-row>
        <table:table-row table:style-name="ro1">
          <table:table-cell office:value-type="float" office:value="0.026">
            <text:p>0.026</text:p>
          </table:table-cell>
          <table:table-cell office:value-type="float" office:value="0.5116691791">
            <text:p>0.5116691791</text:p>
          </table:table-cell>
        </table:table-row>
        <table:table-row table:style-name="ro1">
          <table:table-cell office:value-type="float" office:value="0.0261">
            <text:p>0.0261</text:p>
          </table:table-cell>
          <table:table-cell office:value-type="float" office:value="0.5137851689">
            <text:p>0.5137851689</text:p>
          </table:table-cell>
        </table:table-row>
        <table:table-row table:style-name="ro1">
          <table:table-cell office:value-type="float" office:value="0.0262">
            <text:p>0.0262</text:p>
          </table:table-cell>
          <table:table-cell office:value-type="float" office:value="0.515871783">
            <text:p>0.515871783</text:p>
          </table:table-cell>
        </table:table-row>
        <table:table-row table:style-name="ro1">
          <table:table-cell office:value-type="float" office:value="0.0263">
            <text:p>0.0263</text:p>
          </table:table-cell>
          <table:table-cell office:value-type="float" office:value="0.5179795684">
            <text:p>0.5179795684</text:p>
          </table:table-cell>
        </table:table-row>
        <table:table-row table:style-name="ro1">
          <table:table-cell office:value-type="float" office:value="0.0264">
            <text:p>0.0264</text:p>
          </table:table-cell>
          <table:table-cell office:value-type="float" office:value="0.5200834003">
            <text:p>0.5200834003</text:p>
          </table:table-cell>
        </table:table-row>
        <table:table-row table:style-name="ro1">
          <table:table-cell office:value-type="float" office:value="0.0265">
            <text:p>0.0265</text:p>
          </table:table-cell>
          <table:table-cell office:value-type="float" office:value="0.5221780279">
            <text:p>0.5221780279</text:p>
          </table:table-cell>
        </table:table-row>
        <table:table-row table:style-name="ro1">
          <table:table-cell office:value-type="float" office:value="0.0266">
            <text:p>0.0266</text:p>
          </table:table-cell>
          <table:table-cell office:value-type="float" office:value="0.5243084906">
            <text:p>0.5243084906</text:p>
          </table:table-cell>
        </table:table-row>
        <table:table-row table:style-name="ro1">
          <table:table-cell office:value-type="float" office:value="0.0267">
            <text:p>0.0267</text:p>
          </table:table-cell>
          <table:table-cell office:value-type="float" office:value="0.5263856893">
            <text:p>0.5263856893</text:p>
          </table:table-cell>
        </table:table-row>
        <table:table-row table:style-name="ro1">
          <table:table-cell office:value-type="float" office:value="0.0268">
            <text:p>0.0268</text:p>
          </table:table-cell>
          <table:table-cell office:value-type="float" office:value="0.5285127097">
            <text:p>0.5285127097</text:p>
          </table:table-cell>
        </table:table-row>
        <table:table-row table:style-name="ro1">
          <table:table-cell office:value-type="float" office:value="0.0269">
            <text:p>0.0269</text:p>
          </table:table-cell>
          <table:table-cell office:value-type="float" office:value="0.5306095851">
            <text:p>0.5306095851</text:p>
          </table:table-cell>
        </table:table-row>
        <table:table-row table:style-name="ro1">
          <table:table-cell office:value-type="float" office:value="0.027">
            <text:p>0.027</text:p>
          </table:table-cell>
          <table:table-cell office:value-type="float" office:value="0.5327120108">
            <text:p>0.5327120108</text:p>
          </table:table-cell>
        </table:table-row>
        <table:table-row table:style-name="ro1">
          <table:table-cell office:value-type="float" office:value="0.0271">
            <text:p>0.0271</text:p>
          </table:table-cell>
          <table:table-cell office:value-type="float" office:value="0.5348575633">
            <text:p>0.5348575633</text:p>
          </table:table-cell>
        </table:table-row>
        <table:table-row table:style-name="ro1">
          <table:table-cell office:value-type="float" office:value="0.0272">
            <text:p>0.0272</text:p>
          </table:table-cell>
          <table:table-cell office:value-type="float" office:value="0.5369339159">
            <text:p>0.5369339159</text:p>
          </table:table-cell>
        </table:table-row>
        <table:table-row table:style-name="ro1">
          <table:table-cell office:value-type="float" office:value="0.0273">
            <text:p>0.0273</text:p>
          </table:table-cell>
          <table:table-cell office:value-type="float" office:value="0.5390491762">
            <text:p>0.5390491762</text:p>
          </table:table-cell>
        </table:table-row>
        <table:table-row table:style-name="ro1">
          <table:table-cell office:value-type="float" office:value="0.0274">
            <text:p>0.0274</text:p>
          </table:table-cell>
          <table:table-cell office:value-type="float" office:value="0.5411901055">
            <text:p>0.5411901055</text:p>
          </table:table-cell>
        </table:table-row>
        <table:table-row table:style-name="ro1">
          <table:table-cell office:value-type="float" office:value="0.0275">
            <text:p>0.0275</text:p>
          </table:table-cell>
          <table:table-cell office:value-type="float" office:value="0.5432734075">
            <text:p>0.5432734075</text:p>
          </table:table-cell>
        </table:table-row>
        <table:table-row table:style-name="ro1">
          <table:table-cell office:value-type="float" office:value="0.0276">
            <text:p>0.0276</text:p>
          </table:table-cell>
          <table:table-cell office:value-type="float" office:value="0.5453913035">
            <text:p>0.5453913035</text:p>
          </table:table-cell>
        </table:table-row>
        <table:table-row table:style-name="ro1">
          <table:table-cell office:value-type="float" office:value="0.0277">
            <text:p>0.0277</text:p>
          </table:table-cell>
          <table:table-cell office:value-type="float" office:value="0.5475412285">
            <text:p>0.5475412285</text:p>
          </table:table-cell>
        </table:table-row>
        <table:table-row table:style-name="ro1">
          <table:table-cell office:value-type="float" office:value="0.0278">
            <text:p>0.0278</text:p>
          </table:table-cell>
          <table:table-cell office:value-type="float" office:value="0.5496273265">
            <text:p>0.5496273265</text:p>
          </table:table-cell>
        </table:table-row>
        <table:table-row table:style-name="ro1">
          <table:table-cell office:value-type="float" office:value="0.0279">
            <text:p>0.0279</text:p>
          </table:table-cell>
          <table:table-cell office:value-type="float" office:value="0.5517397562">
            <text:p>0.5517397562</text:p>
          </table:table-cell>
        </table:table-row>
        <table:table-row table:style-name="ro1">
          <table:table-cell office:value-type="float" office:value="0.028">
            <text:p>0.028</text:p>
          </table:table-cell>
          <table:table-cell office:value-type="float" office:value="0.5538797056">
            <text:p>0.5538797056</text:p>
          </table:table-cell>
        </table:table-row>
        <table:table-row table:style-name="ro1">
          <table:table-cell office:value-type="float" office:value="0.0281">
            <text:p>0.0281</text:p>
          </table:table-cell>
          <table:table-cell office:value-type="float" office:value="0.5560023043">
            <text:p>0.5560023043</text:p>
          </table:table-cell>
        </table:table-row>
        <table:table-row table:style-name="ro1">
          <table:table-cell office:value-type="float" office:value="0.0282">
            <text:p>0.0282</text:p>
          </table:table-cell>
          <table:table-cell office:value-type="float" office:value="0.5581031997">
            <text:p>0.5581031997</text:p>
          </table:table-cell>
        </table:table-row>
        <table:table-row table:style-name="ro1">
          <table:table-cell office:value-type="float" office:value="0.0283">
            <text:p>0.0283</text:p>
          </table:table-cell>
          <table:table-cell office:value-type="float" office:value="0.5602277494">
            <text:p>0.5602277494</text:p>
          </table:table-cell>
        </table:table-row>
        <table:table-row table:style-name="ro1">
          <table:table-cell office:value-type="float" office:value="0.0284">
            <text:p>0.0284</text:p>
          </table:table-cell>
          <table:table-cell office:value-type="float" office:value="0.562373952">
            <text:p>0.562373952</text:p>
          </table:table-cell>
        </table:table-row>
        <table:table-row table:style-name="ro1">
          <table:table-cell office:value-type="float" office:value="0.0285">
            <text:p>0.0285</text:p>
          </table:table-cell>
          <table:table-cell office:value-type="float" office:value="0.5644977801">
            <text:p>0.5644977801</text:p>
          </table:table-cell>
        </table:table-row>
        <table:table-row table:style-name="ro1">
          <table:table-cell office:value-type="float" office:value="0.0286">
            <text:p>0.0286</text:p>
          </table:table-cell>
          <table:table-cell office:value-type="float" office:value="0.5666034843">
            <text:p>0.5666034843</text:p>
          </table:table-cell>
        </table:table-row>
        <table:table-row table:style-name="ro1">
          <table:table-cell office:value-type="float" office:value="0.0287">
            <text:p>0.0287</text:p>
          </table:table-cell>
          <table:table-cell office:value-type="float" office:value="0.5687278">
            <text:p>0.5687278</text:p>
          </table:table-cell>
        </table:table-row>
        <table:table-row table:style-name="ro1">
          <table:table-cell office:value-type="float" office:value="0.0288">
            <text:p>0.0288</text:p>
          </table:table-cell>
          <table:table-cell office:value-type="float" office:value="0.570869012">
            <text:p>0.570869012</text:p>
          </table:table-cell>
        </table:table-row>
        <table:table-row table:style-name="ro1">
          <table:table-cell office:value-type="float" office:value="0.0289">
            <text:p>0.0289</text:p>
          </table:table-cell>
          <table:table-cell office:value-type="float" office:value="0.5730254834">
            <text:p>0.5730254834</text:p>
          </table:table-cell>
        </table:table-row>
        <table:table-row table:style-name="ro1">
          <table:table-cell office:value-type="float" office:value="0.029">
            <text:p>0.029</text:p>
          </table:table-cell>
          <table:table-cell office:value-type="float" office:value="0.5751343977">
            <text:p>0.5751343977</text:p>
          </table:table-cell>
        </table:table-row>
        <table:table-row table:style-name="ro1">
          <table:table-cell office:value-type="float" office:value="0.0291">
            <text:p>0.0291</text:p>
          </table:table-cell>
          <table:table-cell office:value-type="float" office:value="0.5772506">
            <text:p>0.5772506</text:p>
          </table:table-cell>
        </table:table-row>
        <table:table-row table:style-name="ro1">
          <table:table-cell office:value-type="float" office:value="0.0292">
            <text:p>0.0292</text:p>
          </table:table-cell>
          <table:table-cell office:value-type="float" office:value="0.579379989">
            <text:p>0.579379989</text:p>
          </table:table-cell>
        </table:table-row>
        <table:table-row table:style-name="ro1">
          <table:table-cell office:value-type="float" office:value="0.0293">
            <text:p>0.0293</text:p>
          </table:table-cell>
          <table:table-cell office:value-type="float" office:value="0.5815211837">
            <text:p>0.5815211837</text:p>
          </table:table-cell>
        </table:table-row>
        <table:table-row table:style-name="ro1">
          <table:table-cell office:value-type="float" office:value="0.0294">
            <text:p>0.0294</text:p>
          </table:table-cell>
          <table:table-cell office:value-type="float" office:value="0.5836728717">
            <text:p>0.5836728717</text:p>
          </table:table-cell>
        </table:table-row>
        <table:table-row table:style-name="ro1">
          <table:table-cell office:value-type="float" office:value="0.0295">
            <text:p>0.0295</text:p>
          </table:table-cell>
          <table:table-cell office:value-type="float" office:value="0.5858275462">
            <text:p>0.5858275462</text:p>
          </table:table-cell>
        </table:table-row>
        <table:table-row table:style-name="ro1">
          <table:table-cell office:value-type="float" office:value="0.0296">
            <text:p>0.0296</text:p>
          </table:table-cell>
          <table:table-cell office:value-type="float" office:value="0.5879426602">
            <text:p>0.5879426602</text:p>
          </table:table-cell>
        </table:table-row>
        <table:table-row table:style-name="ro1">
          <table:table-cell office:value-type="float" office:value="0.0297">
            <text:p>0.0297</text:p>
          </table:table-cell>
          <table:table-cell office:value-type="float" office:value="0.5900671237">
            <text:p>0.5900671237</text:p>
          </table:table-cell>
        </table:table-row>
        <table:table-row table:style-name="ro1">
          <table:table-cell office:value-type="float" office:value="0.0298">
            <text:p>0.0298</text:p>
          </table:table-cell>
          <table:table-cell office:value-type="float" office:value="0.5921998615">
            <text:p>0.5921998615</text:p>
          </table:table-cell>
        </table:table-row>
        <table:table-row table:style-name="ro1">
          <table:table-cell office:value-type="float" office:value="0.0299">
            <text:p>0.0299</text:p>
          </table:table-cell>
          <table:table-cell office:value-type="float" office:value="0.5943398602">
            <text:p>0.5943398602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5964861666">
            <text:p>0.5964861666</text:p>
          </table:table-cell>
        </table:table-row>
        <table:table-row table:style-name="ro1">
          <table:table-cell office:value-type="float" office:value="0.0301">
            <text:p>0.0301</text:p>
          </table:table-cell>
          <table:table-cell office:value-type="float" office:value="0.5986378863">
            <text:p>0.5986378863</text:p>
          </table:table-cell>
        </table:table-row>
        <table:table-row table:style-name="ro1">
          <table:table-cell office:value-type="float" office:value="0.0302">
            <text:p>0.0302</text:p>
          </table:table-cell>
          <table:table-cell office:value-type="float" office:value="0.6007941825">
            <text:p>0.6007941825</text:p>
          </table:table-cell>
        </table:table-row>
        <table:table-row table:style-name="ro1">
          <table:table-cell office:value-type="float" office:value="0.0303">
            <text:p>0.0303</text:p>
          </table:table-cell>
          <table:table-cell office:value-type="float" office:value="0.6029542746">
            <text:p>0.6029542746</text:p>
          </table:table-cell>
        </table:table-row>
        <table:table-row table:style-name="ro1">
          <table:table-cell office:value-type="float" office:value="0.0304">
            <text:p>0.0304</text:p>
          </table:table-cell>
          <table:table-cell office:value-type="float" office:value="0.6050967495">
            <text:p>0.6050967495</text:p>
          </table:table-cell>
        </table:table-row>
        <table:table-row table:style-name="ro1">
          <table:table-cell office:value-type="float" office:value="0.0305">
            <text:p>0.0305</text:p>
          </table:table-cell>
          <table:table-cell office:value-type="float" office:value="0.6072311775">
            <text:p>0.6072311775</text:p>
          </table:table-cell>
        </table:table-row>
        <table:table-row table:style-name="ro1">
          <table:table-cell office:value-type="float" office:value="0.0306">
            <text:p>0.0306</text:p>
          </table:table-cell>
          <table:table-cell office:value-type="float" office:value="0.60936985">
            <text:p>0.60936985</text:p>
          </table:table-cell>
        </table:table-row>
        <table:table-row table:style-name="ro1">
          <table:table-cell office:value-type="float" office:value="0.0307">
            <text:p>0.0307</text:p>
          </table:table-cell>
          <table:table-cell office:value-type="float" office:value="0.611512207">
            <text:p>0.611512207</text:p>
          </table:table-cell>
        </table:table-row>
        <table:table-row table:style-name="ro1">
          <table:table-cell office:value-type="float" office:value="0.0308">
            <text:p>0.0308</text:p>
          </table:table-cell>
          <table:table-cell office:value-type="float" office:value="0.6136577429">
            <text:p>0.6136577429</text:p>
          </table:table-cell>
        </table:table-row>
        <table:table-row table:style-name="ro1">
          <table:table-cell office:value-type="float" office:value="0.0309">
            <text:p>0.0309</text:p>
          </table:table-cell>
          <table:table-cell office:value-type="float" office:value="0.6158060055">
            <text:p>0.6158060055</text:p>
          </table:table-cell>
        </table:table-row>
        <table:table-row table:style-name="ro1">
          <table:table-cell office:value-type="float" office:value="0.031">
            <text:p>0.031</text:p>
          </table:table-cell>
          <table:table-cell office:value-type="float" office:value="0.6179565954">
            <text:p>0.6179565954</text:p>
          </table:table-cell>
        </table:table-row>
        <table:table-row table:style-name="ro1">
          <table:table-cell office:value-type="float" office:value="0.0311">
            <text:p>0.0311</text:p>
          </table:table-cell>
          <table:table-cell office:value-type="float" office:value="0.620109166">
            <text:p>0.620109166</text:p>
          </table:table-cell>
        </table:table-row>
        <table:table-row table:style-name="ro1">
          <table:table-cell office:value-type="float" office:value="0.0312">
            <text:p>0.0312</text:p>
          </table:table-cell>
          <table:table-cell office:value-type="float" office:value="0.6222634224">
            <text:p>0.6222634224</text:p>
          </table:table-cell>
        </table:table-row>
        <table:table-row table:style-name="ro1">
          <table:table-cell office:value-type="float" office:value="0.0313">
            <text:p>0.0313</text:p>
          </table:table-cell>
          <table:table-cell office:value-type="float" office:value="0.6244191218">
            <text:p>0.6244191218</text:p>
          </table:table-cell>
        </table:table-row>
        <table:table-row table:style-name="ro1">
          <table:table-cell office:value-type="float" office:value="0.0314">
            <text:p>0.0314</text:p>
          </table:table-cell>
          <table:table-cell office:value-type="float" office:value="0.6265760727">
            <text:p>0.6265760727</text:p>
          </table:table-cell>
        </table:table-row>
        <table:table-row table:style-name="ro1">
          <table:table-cell office:value-type="float" office:value="0.0315">
            <text:p>0.0315</text:p>
          </table:table-cell>
          <table:table-cell office:value-type="float" office:value="0.6287341348">
            <text:p>0.6287341348</text:p>
          </table:table-cell>
        </table:table-row>
        <table:table-row table:style-name="ro1">
          <table:table-cell office:value-type="float" office:value="0.0316">
            <text:p>0.0316</text:p>
          </table:table-cell>
          <table:table-cell office:value-type="float" office:value="0.6308932191">
            <text:p>0.6308932191</text:p>
          </table:table-cell>
        </table:table-row>
        <table:table-row table:style-name="ro1">
          <table:table-cell office:value-type="float" office:value="0.0317">
            <text:p>0.0317</text:p>
          </table:table-cell>
          <table:table-cell office:value-type="float" office:value="0.6330532878">
            <text:p>0.6330532878</text:p>
          </table:table-cell>
        </table:table-row>
        <table:table-row table:style-name="ro1">
          <table:table-cell office:value-type="float" office:value="0.0318">
            <text:p>0.0318</text:p>
          </table:table-cell>
          <table:table-cell office:value-type="float" office:value="0.6352143542">
            <text:p>0.6352143542</text:p>
          </table:table-cell>
        </table:table-row>
        <table:table-row table:style-name="ro1">
          <table:table-cell office:value-type="float" office:value="0.0319">
            <text:p>0.0319</text:p>
          </table:table-cell>
          <table:table-cell office:value-type="float" office:value="0.6373764829">
            <text:p>0.6373764829</text:p>
          </table:table-cell>
        </table:table-row>
        <table:table-row table:style-name="ro1">
          <table:table-cell office:value-type="float" office:value="0.032">
            <text:p>0.032</text:p>
          </table:table-cell>
          <table:table-cell office:value-type="float" office:value="0.6395397899">
            <text:p>0.6395397899</text:p>
          </table:table-cell>
        </table:table-row>
        <table:table-row table:style-name="ro1">
          <table:table-cell office:value-type="float" office:value="0.0321">
            <text:p>0.0321</text:p>
          </table:table-cell>
          <table:table-cell office:value-type="float" office:value="0.6417044431">
            <text:p>0.6417044431</text:p>
          </table:table-cell>
        </table:table-row>
        <table:table-row table:style-name="ro1">
          <table:table-cell office:value-type="float" office:value="0.0322">
            <text:p>0.0322</text:p>
          </table:table-cell>
          <table:table-cell office:value-type="float" office:value="0.643870662">
            <text:p>0.643870662</text:p>
          </table:table-cell>
        </table:table-row>
        <table:table-row table:style-name="ro1">
          <table:table-cell office:value-type="float" office:value="0.0323">
            <text:p>0.0323</text:p>
          </table:table-cell>
          <table:table-cell office:value-type="float" office:value="0.646038719">
            <text:p>0.646038719</text:p>
          </table:table-cell>
        </table:table-row>
        <table:table-row table:style-name="ro1">
          <table:table-cell office:value-type="float" office:value="0.0324">
            <text:p>0.0324</text:p>
          </table:table-cell>
          <table:table-cell office:value-type="float" office:value="0.6482089388">
            <text:p>0.6482089388</text:p>
          </table:table-cell>
        </table:table-row>
        <table:table-row table:style-name="ro1">
          <table:table-cell office:value-type="float" office:value="0.0325">
            <text:p>0.0325</text:p>
          </table:table-cell>
          <table:table-cell office:value-type="float" office:value="0.6503817">
            <text:p>0.6503817</text:p>
          </table:table-cell>
        </table:table-row>
        <table:table-row table:style-name="ro1">
          <table:table-cell office:value-type="float" office:value="0.0326">
            <text:p>0.0326</text:p>
          </table:table-cell>
          <table:table-cell office:value-type="float" office:value="0.6525574349">
            <text:p>0.6525574349</text:p>
          </table:table-cell>
        </table:table-row>
        <table:table-row table:style-name="ro1">
          <table:table-cell office:value-type="float" office:value="0.0327">
            <text:p>0.0327</text:p>
          </table:table-cell>
          <table:table-cell office:value-type="float" office:value="0.6547366304">
            <text:p>0.6547366304</text:p>
          </table:table-cell>
        </table:table-row>
        <table:table-row table:style-name="ro1">
          <table:table-cell office:value-type="float" office:value="0.0328">
            <text:p>0.0328</text:p>
          </table:table-cell>
          <table:table-cell office:value-type="float" office:value="0.6569198293">
            <text:p>0.6569198293</text:p>
          </table:table-cell>
        </table:table-row>
        <table:table-row table:style-name="ro1">
          <table:table-cell office:value-type="float" office:value="0.0329">
            <text:p>0.0329</text:p>
          </table:table-cell>
          <table:table-cell office:value-type="float" office:value="0.6591076304">
            <text:p>0.6591076304</text:p>
          </table:table-cell>
        </table:table-row>
        <table:table-row table:style-name="ro1">
          <table:table-cell office:value-type="float" office:value="0.033">
            <text:p>0.033</text:p>
          </table:table-cell>
          <table:table-cell office:value-type="float" office:value="0.6612865108">
            <text:p>0.6612865108</text:p>
          </table:table-cell>
        </table:table-row>
        <table:table-row table:style-name="ro1">
          <table:table-cell office:value-type="float" office:value="0.0331">
            <text:p>0.0331</text:p>
          </table:table-cell>
          <table:table-cell office:value-type="float" office:value="0.6634455572">
            <text:p>0.6634455572</text:p>
          </table:table-cell>
        </table:table-row>
        <table:table-row table:style-name="ro1">
          <table:table-cell office:value-type="float" office:value="0.0332">
            <text:p>0.0332</text:p>
          </table:table-cell>
          <table:table-cell office:value-type="float" office:value="0.6656080495">
            <text:p>0.6656080495</text:p>
          </table:table-cell>
        </table:table-row>
        <table:table-row table:style-name="ro1">
          <table:table-cell office:value-type="float" office:value="0.0333">
            <text:p>0.0333</text:p>
          </table:table-cell>
          <table:table-cell office:value-type="float" office:value="0.6677747544">
            <text:p>0.6677747544</text:p>
          </table:table-cell>
        </table:table-row>
        <table:table-row table:style-name="ro1">
          <table:table-cell office:value-type="float" office:value="0.0334">
            <text:p>0.0334</text:p>
          </table:table-cell>
          <table:table-cell office:value-type="float" office:value="0.6699464966">
            <text:p>0.6699464966</text:p>
          </table:table-cell>
        </table:table-row>
        <table:table-row table:style-name="ro1">
          <table:table-cell office:value-type="float" office:value="0.0335">
            <text:p>0.0335</text:p>
          </table:table-cell>
          <table:table-cell office:value-type="float" office:value="0.6721241607">
            <text:p>0.6721241607</text:p>
          </table:table-cell>
        </table:table-row>
        <table:table-row table:style-name="ro1">
          <table:table-cell office:value-type="float" office:value="0.0336">
            <text:p>0.0336</text:p>
          </table:table-cell>
          <table:table-cell office:value-type="float" office:value="0.6743086924">
            <text:p>0.6743086924</text:p>
          </table:table-cell>
        </table:table-row>
        <table:table-row table:style-name="ro1">
          <table:table-cell office:value-type="float" office:value="0.0337">
            <text:p>0.0337</text:p>
          </table:table-cell>
          <table:table-cell office:value-type="float" office:value="0.6765011002">
            <text:p>0.6765011002</text:p>
          </table:table-cell>
        </table:table-row>
        <table:table-row table:style-name="ro1">
          <table:table-cell office:value-type="float" office:value="0.0338">
            <text:p>0.0338</text:p>
          </table:table-cell>
          <table:table-cell office:value-type="float" office:value="0.6787024569">
            <text:p>0.6787024569</text:p>
          </table:table-cell>
        </table:table-row>
        <table:table-row table:style-name="ro1">
          <table:table-cell office:value-type="float" office:value="0.0339">
            <text:p>0.0339</text:p>
          </table:table-cell>
          <table:table-cell office:value-type="float" office:value="0.6809139014">
            <text:p>0.6809139014</text:p>
          </table:table-cell>
        </table:table-row>
        <table:table-row table:style-name="ro1">
          <table:table-cell office:value-type="float" office:value="0.034">
            <text:p>0.034</text:p>
          </table:table-cell>
          <table:table-cell office:value-type="float" office:value="0.6830778951">
            <text:p>0.6830778951</text:p>
          </table:table-cell>
        </table:table-row>
        <table:table-row table:style-name="ro1">
          <table:table-cell office:value-type="float" office:value="0.0341">
            <text:p>0.0341</text:p>
          </table:table-cell>
          <table:table-cell office:value-type="float" office:value="0.685243347">
            <text:p>0.685243347</text:p>
          </table:table-cell>
        </table:table-row>
        <table:table-row table:style-name="ro1">
          <table:table-cell office:value-type="float" office:value="0.0342">
            <text:p>0.0342</text:p>
          </table:table-cell>
          <table:table-cell office:value-type="float" office:value="0.6874188037">
            <text:p>0.6874188037</text:p>
          </table:table-cell>
        </table:table-row>
        <table:table-row table:style-name="ro1">
          <table:table-cell office:value-type="float" office:value="0.0343">
            <text:p>0.0343</text:p>
          </table:table-cell>
          <table:table-cell office:value-type="float" office:value="0.6896055846">
            <text:p>0.6896055846</text:p>
          </table:table-cell>
        </table:table-row>
        <table:table-row table:style-name="ro1">
          <table:table-cell office:value-type="float" office:value="0.0344">
            <text:p>0.0344</text:p>
          </table:table-cell>
          <table:table-cell office:value-type="float" office:value="0.6918050806">
            <text:p>0.6918050806</text:p>
          </table:table-cell>
        </table:table-row>
        <table:table-row table:style-name="ro1">
          <table:table-cell office:value-type="float" office:value="0.0345">
            <text:p>0.0345</text:p>
          </table:table-cell>
          <table:table-cell office:value-type="float" office:value="0.6940187571">
            <text:p>0.6940187571</text:p>
          </table:table-cell>
        </table:table-row>
        <table:table-row table:style-name="ro1">
          <table:table-cell office:value-type="float" office:value="0.0346">
            <text:p>0.0346</text:p>
          </table:table-cell>
          <table:table-cell office:value-type="float" office:value="0.6962391922">
            <text:p>0.6962391922</text:p>
          </table:table-cell>
        </table:table-row>
        <table:table-row table:style-name="ro1">
          <table:table-cell office:value-type="float" office:value="0.0347">
            <text:p>0.0347</text:p>
          </table:table-cell>
          <table:table-cell office:value-type="float" office:value="0.6983985942">
            <text:p>0.6983985942</text:p>
          </table:table-cell>
        </table:table-row>
        <table:table-row table:style-name="ro1">
          <table:table-cell office:value-type="float" office:value="0.0348">
            <text:p>0.0348</text:p>
          </table:table-cell>
          <table:table-cell office:value-type="float" office:value="0.7005727207">
            <text:p>0.7005727207</text:p>
          </table:table-cell>
        </table:table-row>
        <table:table-row table:style-name="ro1">
          <table:table-cell office:value-type="float" office:value="0.0349">
            <text:p>0.0349</text:p>
          </table:table-cell>
          <table:table-cell office:value-type="float" office:value="0.7027632313">
            <text:p>0.7027632313</text:p>
          </table:table-cell>
        </table:table-row>
        <table:table-row table:style-name="ro1">
          <table:table-cell office:value-type="float" office:value="0.035">
            <text:p>0.035</text:p>
          </table:table-cell>
          <table:table-cell office:value-type="float" office:value="0.7049718679">
            <text:p>0.7049718679</text:p>
          </table:table-cell>
        </table:table-row>
        <table:table-row table:style-name="ro1">
          <table:table-cell office:value-type="float" office:value="0.0351">
            <text:p>0.0351</text:p>
          </table:table-cell>
          <table:table-cell office:value-type="float" office:value="0.7072004581">
            <text:p>0.7072004581</text:p>
          </table:table-cell>
        </table:table-row>
        <table:table-row table:style-name="ro1">
          <table:table-cell office:value-type="float" office:value="0.0352">
            <text:p>0.0352</text:p>
          </table:table-cell>
          <table:table-cell office:value-type="float" office:value="0.7094021001">
            <text:p>0.7094021001</text:p>
          </table:table-cell>
        </table:table-row>
        <table:table-row table:style-name="ro1">
          <table:table-cell office:value-type="float" office:value="0.0353">
            <text:p>0.0353</text:p>
          </table:table-cell>
          <table:table-cell office:value-type="float" office:value="0.7115699496">
            <text:p>0.7115699496</text:p>
          </table:table-cell>
        </table:table-row>
        <table:table-row table:style-name="ro1">
          <table:table-cell office:value-type="float" office:value="0.0354">
            <text:p>0.0354</text:p>
          </table:table-cell>
          <table:table-cell office:value-type="float" office:value="0.713758942">
            <text:p>0.713758942</text:p>
          </table:table-cell>
        </table:table-row>
        <table:table-row table:style-name="ro1">
          <table:table-cell office:value-type="float" office:value="0.0355">
            <text:p>0.0355</text:p>
          </table:table-cell>
          <table:table-cell office:value-type="float" office:value="0.7159711219">
            <text:p>0.7159711219</text:p>
          </table:table-cell>
        </table:table-row>
        <table:table-row table:style-name="ro1">
          <table:table-cell office:value-type="float" office:value="0.0356">
            <text:p>0.0356</text:p>
          </table:table-cell>
          <table:table-cell office:value-type="float" office:value="0.7182086307">
            <text:p>0.7182086307</text:p>
          </table:table-cell>
        </table:table-row>
        <table:table-row table:style-name="ro1">
          <table:table-cell office:value-type="float" office:value="0.0357">
            <text:p>0.0357</text:p>
          </table:table-cell>
          <table:table-cell office:value-type="float" office:value="0.7204116871">
            <text:p>0.7204116871</text:p>
          </table:table-cell>
        </table:table-row>
        <table:table-row table:style-name="ro1">
          <table:table-cell office:value-type="float" office:value="0.0358">
            <text:p>0.0358</text:p>
          </table:table-cell>
          <table:table-cell office:value-type="float" office:value="0.7225841752">
            <text:p>0.7225841752</text:p>
          </table:table-cell>
        </table:table-row>
        <table:table-row table:style-name="ro1">
          <table:table-cell office:value-type="float" office:value="0.0359">
            <text:p>0.0359</text:p>
          </table:table-cell>
          <table:table-cell office:value-type="float" office:value="0.7247837313">
            <text:p>0.7247837313</text:p>
          </table:table-cell>
        </table:table-row>
        <table:table-row table:style-name="ro1">
          <table:table-cell office:value-type="float" office:value="0.036">
            <text:p>0.036</text:p>
          </table:table-cell>
          <table:table-cell office:value-type="float" office:value="0.727012738">
            <text:p>0.727012738</text:p>
          </table:table-cell>
        </table:table-row>
        <table:table-row table:style-name="ro1">
          <table:table-cell office:value-type="float" office:value="0.0361">
            <text:p>0.0361</text:p>
          </table:table-cell>
          <table:table-cell office:value-type="float" office:value="0.7292689912">
            <text:p>0.7292689912</text:p>
          </table:table-cell>
        </table:table-row>
        <table:table-row table:style-name="ro1">
          <table:table-cell office:value-type="float" office:value="0.0362">
            <text:p>0.0362</text:p>
          </table:table-cell>
          <table:table-cell office:value-type="float" office:value="0.7314301466">
            <text:p>0.7314301466</text:p>
          </table:table-cell>
        </table:table-row>
        <table:table-row table:style-name="ro1">
          <table:table-cell office:value-type="float" office:value="0.0363">
            <text:p>0.0363</text:p>
          </table:table-cell>
          <table:table-cell office:value-type="float" office:value="0.7336229275">
            <text:p>0.7336229275</text:p>
          </table:table-cell>
        </table:table-row>
        <table:table-row table:style-name="ro1">
          <table:table-cell office:value-type="float" office:value="0.0364">
            <text:p>0.0364</text:p>
          </table:table-cell>
          <table:table-cell office:value-type="float" office:value="0.735849978">
            <text:p>0.735849978</text:p>
          </table:table-cell>
        </table:table-row>
        <table:table-row table:style-name="ro1">
          <table:table-cell office:value-type="float" office:value="0.0365">
            <text:p>0.0365</text:p>
          </table:table-cell>
          <table:table-cell office:value-type="float" office:value="0.7381140658">
            <text:p>0.7381140658</text:p>
          </table:table-cell>
        </table:table-row>
        <table:table-row table:style-name="ro1">
          <table:table-cell office:value-type="float" office:value="0.0366">
            <text:p>0.0366</text:p>
          </table:table-cell>
          <table:table-cell office:value-type="float" office:value="0.7402869714">
            <text:p>0.7402869714</text:p>
          </table:table-cell>
        </table:table-row>
        <table:table-row table:style-name="ro1">
          <table:table-cell office:value-type="float" office:value="0.0367">
            <text:p>0.0367</text:p>
          </table:table-cell>
          <table:table-cell office:value-type="float" office:value="0.7424809375">
            <text:p>0.7424809375</text:p>
          </table:table-cell>
        </table:table-row>
        <table:table-row table:style-name="ro1">
          <table:table-cell office:value-type="float" office:value="0.0368">
            <text:p>0.0368</text:p>
          </table:table-cell>
          <table:table-cell office:value-type="float" office:value="0.7447147354">
            <text:p>0.7447147354</text:p>
          </table:table-cell>
        </table:table-row>
        <table:table-row table:style-name="ro1">
          <table:table-cell office:value-type="float" office:value="0.0369">
            <text:p>0.0369</text:p>
          </table:table-cell>
          <table:table-cell office:value-type="float" office:value="0.7469898291">
            <text:p>0.7469898291</text:p>
          </table:table-cell>
        </table:table-row>
        <table:table-row table:style-name="ro1">
          <table:table-cell office:value-type="float" office:value="0.037">
            <text:p>0.037</text:p>
          </table:table-cell>
          <table:table-cell office:value-type="float" office:value="0.7491521876">
            <text:p>0.7491521876</text:p>
          </table:table-cell>
        </table:table-row>
        <table:table-row table:style-name="ro1">
          <table:table-cell office:value-type="float" office:value="0.0371">
            <text:p>0.0371</text:p>
          </table:table-cell>
          <table:table-cell office:value-type="float" office:value="0.7513574933">
            <text:p>0.7513574933</text:p>
          </table:table-cell>
        </table:table-row>
        <table:table-row table:style-name="ro1">
          <table:table-cell office:value-type="float" office:value="0.0372">
            <text:p>0.0372</text:p>
          </table:table-cell>
          <table:table-cell office:value-type="float" office:value="0.7536089947">
            <text:p>0.7536089947</text:p>
          </table:table-cell>
        </table:table-row>
        <table:table-row table:style-name="ro1">
          <table:table-cell office:value-type="float" office:value="0.0373">
            <text:p>0.0373</text:p>
          </table:table-cell>
          <table:table-cell office:value-type="float" office:value="0.7558514832">
            <text:p>0.7558514832</text:p>
          </table:table-cell>
        </table:table-row>
        <table:table-row table:style-name="ro1">
          <table:table-cell office:value-type="float" office:value="0.0374">
            <text:p>0.0374</text:p>
          </table:table-cell>
          <table:table-cell office:value-type="float" office:value="0.7580307636">
            <text:p>0.7580307636</text:p>
          </table:table-cell>
        </table:table-row>
        <table:table-row table:style-name="ro1">
          <table:table-cell office:value-type="float" office:value="0.0375">
            <text:p>0.0375</text:p>
          </table:table-cell>
          <table:table-cell office:value-type="float" office:value="0.7602598751">
            <text:p>0.7602598751</text:p>
          </table:table-cell>
        </table:table-row>
        <table:table-row table:style-name="ro1">
          <table:table-cell office:value-type="float" office:value="0.0376">
            <text:p>0.0376</text:p>
          </table:table-cell>
          <table:table-cell office:value-type="float" office:value="0.7625424219">
            <text:p>0.7625424219</text:p>
          </table:table-cell>
        </table:table-row>
        <table:table-row table:style-name="ro1">
          <table:table-cell office:value-type="float" office:value="0.0377">
            <text:p>0.0377</text:p>
          </table:table-cell>
          <table:table-cell office:value-type="float" office:value="0.7647250109">
            <text:p>0.7647250109</text:p>
          </table:table-cell>
        </table:table-row>
        <table:table-row table:style-name="ro1">
          <table:table-cell office:value-type="float" office:value="0.0378">
            <text:p>0.0378</text:p>
          </table:table-cell>
          <table:table-cell office:value-type="float" office:value="0.7669352275">
            <text:p>0.7669352275</text:p>
          </table:table-cell>
        </table:table-row>
        <table:table-row table:style-name="ro1">
          <table:table-cell office:value-type="float" office:value="0.0379">
            <text:p>0.0379</text:p>
          </table:table-cell>
          <table:table-cell office:value-type="float" office:value="0.7692030814">
            <text:p>0.7692030814</text:p>
          </table:table-cell>
        </table:table-row>
        <table:table-row table:style-name="ro1">
          <table:table-cell office:value-type="float" office:value="0.038">
            <text:p>0.038</text:p>
          </table:table-cell>
          <table:table-cell office:value-type="float" office:value="0.7714326659">
            <text:p>0.7714326659</text:p>
          </table:table-cell>
        </table:table-row>
        <table:table-row table:style-name="ro1">
          <table:table-cell office:value-type="float" office:value="0.0381">
            <text:p>0.0381</text:p>
          </table:table-cell>
          <table:table-cell office:value-type="float" office:value="0.7736281835">
            <text:p>0.7736281835</text:p>
          </table:table-cell>
        </table:table-row>
        <table:table-row table:style-name="ro1">
          <table:table-cell office:value-type="float" office:value="0.0382">
            <text:p>0.0382</text:p>
          </table:table-cell>
          <table:table-cell office:value-type="float" office:value="0.7758859229">
            <text:p>0.7758859229</text:p>
          </table:table-cell>
        </table:table-row>
        <table:table-row table:style-name="ro1">
          <table:table-cell office:value-type="float" office:value="0.0383">
            <text:p>0.0383</text:p>
          </table:table-cell>
          <table:table-cell office:value-type="float" office:value="0.7781480713">
            <text:p>0.7781480713</text:p>
          </table:table-cell>
        </table:table-row>
        <table:table-row table:style-name="ro1">
          <table:table-cell office:value-type="float" office:value="0.0384">
            <text:p>0.0384</text:p>
          </table:table-cell>
          <table:table-cell office:value-type="float" office:value="0.7803338042">
            <text:p>0.7803338042</text:p>
          </table:table-cell>
        </table:table-row>
        <table:table-row table:style-name="ro1">
          <table:table-cell office:value-type="float" office:value="0.0385">
            <text:p>0.0385</text:p>
          </table:table-cell>
          <table:table-cell office:value-type="float" office:value="0.7825867457">
            <text:p>0.7825867457</text:p>
          </table:table-cell>
        </table:table-row>
        <table:table-row table:style-name="ro1">
          <table:table-cell office:value-type="float" office:value="0.0386">
            <text:p>0.0386</text:p>
          </table:table-cell>
          <table:table-cell office:value-type="float" office:value="0.784867444">
            <text:p>0.784867444</text:p>
          </table:table-cell>
        </table:table-row>
        <table:table-row table:style-name="ro1">
          <table:table-cell office:value-type="float" office:value="0.0387">
            <text:p>0.0387</text:p>
          </table:table-cell>
          <table:table-cell office:value-type="float" office:value="0.7870490475">
            <text:p>0.7870490475</text:p>
          </table:table-cell>
        </table:table-row>
        <table:table-row table:style-name="ro1">
          <table:table-cell office:value-type="float" office:value="0.0388">
            <text:p>0.0388</text:p>
          </table:table-cell>
          <table:table-cell office:value-type="float" office:value="0.7893032718">
            <text:p>0.7893032718</text:p>
          </table:table-cell>
        </table:table-row>
        <table:table-row table:style-name="ro1">
          <table:table-cell office:value-type="float" office:value="0.0389">
            <text:p>0.0389</text:p>
          </table:table-cell>
          <table:table-cell office:value-type="float" office:value="0.7915888542">
            <text:p>0.7915888542</text:p>
          </table:table-cell>
        </table:table-row>
        <table:table-row table:style-name="ro1">
          <table:table-cell office:value-type="float" office:value="0.039">
            <text:p>0.039</text:p>
          </table:table-cell>
          <table:table-cell office:value-type="float" office:value="0.7937727527">
            <text:p>0.7937727527</text:p>
          </table:table-cell>
        </table:table-row>
        <table:table-row table:style-name="ro1">
          <table:table-cell office:value-type="float" office:value="0.0391">
            <text:p>0.0391</text:p>
          </table:table-cell>
          <table:table-cell office:value-type="float" office:value="0.7960351361">
            <text:p>0.7960351361</text:p>
          </table:table-cell>
        </table:table-row>
        <table:table-row table:style-name="ro1">
          <table:table-cell office:value-type="float" office:value="0.0392">
            <text:p>0.0392</text:p>
          </table:table-cell>
          <table:table-cell office:value-type="float" office:value="0.7983122188">
            <text:p>0.7983122188</text:p>
          </table:table-cell>
        </table:table-row>
        <table:table-row table:style-name="ro1">
          <table:table-cell office:value-type="float" office:value="0.0393">
            <text:p>0.0393</text:p>
          </table:table-cell>
          <table:table-cell office:value-type="float" office:value="0.8005056395">
            <text:p>0.8005056395</text:p>
          </table:table-cell>
        </table:table-row>
        <table:table-row table:style-name="ro1">
          <table:table-cell office:value-type="float" office:value="0.0394">
            <text:p>0.0394</text:p>
          </table:table-cell>
          <table:table-cell office:value-type="float" office:value="0.8027838921">
            <text:p>0.8027838921</text:p>
          </table:table-cell>
        </table:table-row>
        <table:table-row table:style-name="ro1">
          <table:table-cell office:value-type="float" office:value="0.0395">
            <text:p>0.0395</text:p>
          </table:table-cell>
          <table:table-cell office:value-type="float" office:value="0.8050393102">
            <text:p>0.8050393102</text:p>
          </table:table-cell>
        </table:table-row>
        <table:table-row table:style-name="ro1">
          <table:table-cell office:value-type="float" office:value="0.0396">
            <text:p>0.0396</text:p>
          </table:table-cell>
          <table:table-cell office:value-type="float" office:value="0.8072503233">
            <text:p>0.8072503233</text:p>
          </table:table-cell>
        </table:table-row>
        <table:table-row table:style-name="ro1">
          <table:table-cell office:value-type="float" office:value="0.0397">
            <text:p>0.0397</text:p>
          </table:table-cell>
          <table:table-cell office:value-type="float" office:value="0.8095530341">
            <text:p>0.8095530341</text:p>
          </table:table-cell>
        </table:table-row>
        <table:table-row table:style-name="ro1">
          <table:table-cell office:value-type="float" office:value="0.0398">
            <text:p>0.0398</text:p>
          </table:table-cell>
          <table:table-cell office:value-type="float" office:value="0.811773779">
            <text:p>0.811773779</text:p>
          </table:table-cell>
        </table:table-row>
        <table:table-row table:style-name="ro1">
          <table:table-cell office:value-type="float" office:value="0.0399">
            <text:p>0.0399</text:p>
          </table:table-cell>
          <table:table-cell office:value-type="float" office:value="0.8140113455">
            <text:p>0.8140113455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8163480363">
            <text:p>0.8163480363</text:p>
          </table:table-cell>
        </table:table-row>
        <table:table-row table:style-name="ro1">
          <table:table-cell office:value-type="float" office:value="0.0401">
            <text:p>0.0401</text:p>
          </table:table-cell>
          <table:table-cell office:value-type="float" office:value="0.8185211927">
            <text:p>0.8185211927</text:p>
          </table:table-cell>
        </table:table-row>
        <table:table-row table:style-name="ro1">
          <table:table-cell office:value-type="float" office:value="0.0402">
            <text:p>0.0402</text:p>
          </table:table-cell>
          <table:table-cell office:value-type="float" office:value="0.8207952212">
            <text:p>0.8207952212</text:p>
          </table:table-cell>
        </table:table-row>
        <table:table-row table:style-name="ro1">
          <table:table-cell office:value-type="float" office:value="0.0403">
            <text:p>0.0403</text:p>
          </table:table-cell>
          <table:table-cell office:value-type="float" office:value="0.8230767954">
            <text:p>0.8230767954</text:p>
          </table:table-cell>
        </table:table-row>
        <table:table-row table:style-name="ro1">
          <table:table-cell office:value-type="float" office:value="0.0404">
            <text:p>0.0404</text:p>
          </table:table-cell>
          <table:table-cell office:value-type="float" office:value="0.825289091">
            <text:p>0.825289091</text:p>
          </table:table-cell>
        </table:table-row>
        <table:table-row table:style-name="ro1">
          <table:table-cell office:value-type="float" office:value="0.0405">
            <text:p>0.0405</text:p>
          </table:table-cell>
          <table:table-cell office:value-type="float" office:value="0.8276105036">
            <text:p>0.8276105036</text:p>
          </table:table-cell>
        </table:table-row>
        <table:table-row table:style-name="ro1">
          <table:table-cell office:value-type="float" office:value="0.0406">
            <text:p>0.0406</text:p>
          </table:table-cell>
          <table:table-cell office:value-type="float" office:value="0.8298242898">
            <text:p>0.8298242898</text:p>
          </table:table-cell>
        </table:table-row>
        <table:table-row table:style-name="ro1">
          <table:table-cell office:value-type="float" office:value="0.0407">
            <text:p>0.0407</text:p>
          </table:table-cell>
          <table:table-cell office:value-type="float" office:value="0.8320870581">
            <text:p>0.8320870581</text:p>
          </table:table-cell>
        </table:table-row>
        <table:table-row table:style-name="ro1">
          <table:table-cell office:value-type="float" office:value="0.0408">
            <text:p>0.0408</text:p>
          </table:table-cell>
          <table:table-cell office:value-type="float" office:value="0.8343957942">
            <text:p>0.8343957942</text:p>
          </table:table-cell>
        </table:table-row>
        <table:table-row table:style-name="ro1">
          <table:table-cell office:value-type="float" office:value="0.0409">
            <text:p>0.0409</text:p>
          </table:table-cell>
          <table:table-cell office:value-type="float" office:value="0.8366011265">
            <text:p>0.8366011265</text:p>
          </table:table-cell>
        </table:table-row>
        <table:table-row table:style-name="ro1">
          <table:table-cell office:value-type="float" office:value="0.041">
            <text:p>0.041</text:p>
          </table:table-cell>
          <table:table-cell office:value-type="float" office:value="0.8389268158">
            <text:p>0.8389268158</text:p>
          </table:table-cell>
        </table:table-row>
        <table:table-row table:style-name="ro1">
          <table:table-cell office:value-type="float" office:value="0.0411">
            <text:p>0.0411</text:p>
          </table:table-cell>
          <table:table-cell office:value-type="float" office:value="0.8411480796">
            <text:p>0.8411480796</text:p>
          </table:table-cell>
        </table:table-row>
        <table:table-row table:style-name="ro1">
          <table:table-cell office:value-type="float" office:value="0.0412">
            <text:p>0.0412</text:p>
          </table:table-cell>
          <table:table-cell office:value-type="float" office:value="0.8434200693">
            <text:p>0.8434200693</text:p>
          </table:table-cell>
        </table:table-row>
        <table:table-row table:style-name="ro1">
          <table:table-cell office:value-type="float" office:value="0.0413">
            <text:p>0.0413</text:p>
          </table:table-cell>
          <table:table-cell office:value-type="float" office:value="0.8457235895">
            <text:p>0.8457235895</text:p>
          </table:table-cell>
        </table:table-row>
        <table:table-row table:style-name="ro1">
          <table:table-cell office:value-type="float" office:value="0.0414">
            <text:p>0.0414</text:p>
          </table:table-cell>
          <table:table-cell office:value-type="float" office:value="0.8479433842">
            <text:p>0.8479433842</text:p>
          </table:table-cell>
        </table:table-row>
        <table:table-row table:style-name="ro1">
          <table:table-cell office:value-type="float" office:value="0.0415">
            <text:p>0.0415</text:p>
          </table:table-cell>
          <table:table-cell office:value-type="float" office:value="0.8502961637">
            <text:p>0.8502961637</text:p>
          </table:table-cell>
        </table:table-row>
        <table:table-row table:style-name="ro1">
          <table:table-cell office:value-type="float" office:value="0.0416">
            <text:p>0.0416</text:p>
          </table:table-cell>
          <table:table-cell office:value-type="float" office:value="0.8524928054">
            <text:p>0.8524928054</text:p>
          </table:table-cell>
        </table:table-row>
        <table:table-row table:style-name="ro1">
          <table:table-cell office:value-type="float" office:value="0.0417">
            <text:p>0.0417</text:p>
          </table:table-cell>
          <table:table-cell office:value-type="float" office:value="0.8547978273">
            <text:p>0.8547978273</text:p>
          </table:table-cell>
        </table:table-row>
        <table:table-row table:style-name="ro1">
          <table:table-cell office:value-type="float" office:value="0.0418">
            <text:p>0.0418</text:p>
          </table:table-cell>
          <table:table-cell office:value-type="float" office:value="0.8570646545">
            <text:p>0.8570646545</text:p>
          </table:table-cell>
        </table:table-row>
        <table:table-row table:style-name="ro1">
          <table:table-cell office:value-type="float" office:value="0.0419">
            <text:p>0.0419</text:p>
          </table:table-cell>
          <table:table-cell office:value-type="float" office:value="0.8593237421">
            <text:p>0.8593237421</text:p>
          </table:table-cell>
        </table:table-row>
        <table:table-row table:style-name="ro1">
          <table:table-cell office:value-type="float" office:value="0.042">
            <text:p>0.042</text:p>
          </table:table-cell>
          <table:table-cell office:value-type="float" office:value="0.8616555182">
            <text:p>0.8616555182</text:p>
          </table:table-cell>
        </table:table-row>
        <table:table-row table:style-name="ro1">
          <table:table-cell office:value-type="float" office:value="0.0421">
            <text:p>0.0421</text:p>
          </table:table-cell>
          <table:table-cell office:value-type="float" office:value="0.8638705889">
            <text:p>0.8638705889</text:p>
          </table:table-cell>
        </table:table-row>
        <table:table-row table:style-name="ro1">
          <table:table-cell office:value-type="float" office:value="0.0422">
            <text:p>0.0422</text:p>
          </table:table-cell>
          <table:table-cell office:value-type="float" office:value="0.8662361237">
            <text:p>0.8662361237</text:p>
          </table:table-cell>
        </table:table-row>
        <table:table-row table:style-name="ro1">
          <table:table-cell office:value-type="float" office:value="0.0423">
            <text:p>0.0423</text:p>
          </table:table-cell>
          <table:table-cell office:value-type="float" office:value="0.8684353071">
            <text:p>0.8684353071</text:p>
          </table:table-cell>
        </table:table-row>
        <table:table-row table:style-name="ro1">
          <table:table-cell office:value-type="float" office:value="0.0424">
            <text:p>0.0424</text:p>
          </table:table-cell>
          <table:table-cell office:value-type="float" office:value="0.8707622837">
            <text:p>0.8707622837</text:p>
          </table:table-cell>
        </table:table-row>
        <table:table-row table:style-name="ro1">
          <table:table-cell office:value-type="float" office:value="0.0425">
            <text:p>0.0425</text:p>
          </table:table-cell>
          <table:table-cell office:value-type="float" office:value="0.8730150851">
            <text:p>0.8730150851</text:p>
          </table:table-cell>
        </table:table-row>
        <table:table-row table:style-name="ro1">
          <table:table-cell office:value-type="float" office:value="0.0426">
            <text:p>0.0426</text:p>
          </table:table-cell>
          <table:table-cell office:value-type="float" office:value="0.8753057766">
            <text:p>0.8753057766</text:p>
          </table:table-cell>
        </table:table-row>
        <table:table-row table:style-name="ro1">
          <table:table-cell office:value-type="float" office:value="0.0427">
            <text:p>0.0427</text:p>
          </table:table-cell>
          <table:table-cell office:value-type="float" office:value="0.877607353">
            <text:p>0.877607353</text:p>
          </table:table-cell>
        </table:table-row>
        <table:table-row table:style-name="ro1">
          <table:table-cell office:value-type="float" office:value="0.0428">
            <text:p>0.0428</text:p>
          </table:table-cell>
          <table:table-cell office:value-type="float" office:value="0.8798641398">
            <text:p>0.8798641398</text:p>
          </table:table-cell>
        </table:table-row>
        <table:table-row table:style-name="ro1">
          <table:table-cell office:value-type="float" office:value="0.0429">
            <text:p>0.0429</text:p>
          </table:table-cell>
          <table:table-cell office:value-type="float" office:value="0.882209775">
            <text:p>0.882209775</text:p>
          </table:table-cell>
        </table:table-row>
        <table:table-row table:style-name="ro1">
          <table:table-cell office:value-type="float" office:value="0.043">
            <text:p>0.043</text:p>
          </table:table-cell>
          <table:table-cell office:value-type="float" office:value="0.8844351485">
            <text:p>0.8844351485</text:p>
          </table:table-cell>
        </table:table-row>
        <table:table-row table:style-name="ro1">
          <table:table-cell office:value-type="float" office:value="0.0431">
            <text:p>0.0431</text:p>
          </table:table-cell>
          <table:table-cell office:value-type="float" office:value="0.886820244">
            <text:p>0.886820244</text:p>
          </table:table-cell>
        </table:table-row>
        <table:table-row table:style-name="ro1">
          <table:table-cell office:value-type="float" office:value="0.0432">
            <text:p>0.0432</text:p>
          </table:table-cell>
          <table:table-cell office:value-type="float" office:value="0.8890168104">
            <text:p>0.8890168104</text:p>
          </table:table-cell>
        </table:table-row>
        <table:table-row table:style-name="ro1">
          <table:table-cell office:value-type="float" office:value="0.0433">
            <text:p>0.0433</text:p>
          </table:table-cell>
          <table:table-cell office:value-type="float" office:value="0.891392722">
            <text:p>0.891392722</text:p>
          </table:table-cell>
        </table:table-row>
        <table:table-row table:style-name="ro1">
          <table:table-cell office:value-type="float" office:value="0.0434">
            <text:p>0.0434</text:p>
          </table:table-cell>
          <table:table-cell office:value-type="float" office:value="0.8936073601">
            <text:p>0.8936073601</text:p>
          </table:table-cell>
        </table:table-row>
        <table:table-row table:style-name="ro1">
          <table:table-cell office:value-type="float" office:value="0.0435">
            <text:p>0.0435</text:p>
          </table:table-cell>
          <table:table-cell office:value-type="float" office:value="0.8959616881">
            <text:p>0.8959616881</text:p>
          </table:table-cell>
        </table:table-row>
        <table:table-row table:style-name="ro1">
          <table:table-cell office:value-type="float" office:value="0.0436">
            <text:p>0.0436</text:p>
          </table:table-cell>
          <table:table-cell office:value-type="float" office:value="0.8982052548">
            <text:p>0.8982052548</text:p>
          </table:table-cell>
        </table:table-row>
        <table:table-row table:style-name="ro1">
          <table:table-cell office:value-type="float" office:value="0.0437">
            <text:p>0.0437</text:p>
          </table:table-cell>
          <table:table-cell office:value-type="float" office:value="0.9005410374">
            <text:p>0.9005410374</text:p>
          </table:table-cell>
        </table:table-row>
        <table:table-row table:style-name="ro1">
          <table:table-cell office:value-type="float" office:value="0.0438">
            <text:p>0.0438</text:p>
          </table:table-cell>
          <table:table-cell office:value-type="float" office:value="0.9028091711">
            <text:p>0.9028091711</text:p>
          </table:table-cell>
        </table:table-row>
        <table:table-row table:style-name="ro1">
          <table:table-cell office:value-type="float" office:value="0.0439">
            <text:p>0.0439</text:p>
          </table:table-cell>
          <table:table-cell office:value-type="float" office:value="0.9051295796">
            <text:p>0.9051295796</text:p>
          </table:table-cell>
        </table:table-row>
        <table:table-row table:style-name="ro1">
          <table:table-cell office:value-type="float" office:value="0.044">
            <text:p>0.044</text:p>
          </table:table-cell>
          <table:table-cell office:value-type="float" office:value="0.9074180012">
            <text:p>0.9074180012</text:p>
          </table:table-cell>
        </table:table-row>
        <table:table-row table:style-name="ro1">
          <table:table-cell office:value-type="float" office:value="0.0441">
            <text:p>0.0441</text:p>
          </table:table-cell>
          <table:table-cell office:value-type="float" office:value="0.9097263456">
            <text:p>0.9097263456</text:p>
          </table:table-cell>
        </table:table-row>
        <table:table-row table:style-name="ro1">
          <table:table-cell office:value-type="float" office:value="0.0442">
            <text:p>0.0442</text:p>
          </table:table-cell>
          <table:table-cell office:value-type="float" office:value="0.912030851">
            <text:p>0.912030851</text:p>
          </table:table-cell>
        </table:table-row>
        <table:table-row table:style-name="ro1">
          <table:table-cell office:value-type="float" office:value="0.0443">
            <text:p>0.0443</text:p>
          </table:table-cell>
          <table:table-cell office:value-type="float" office:value="0.9143305854">
            <text:p>0.9143305854</text:p>
          </table:table-cell>
        </table:table-row>
        <table:table-row table:style-name="ro1">
          <table:table-cell office:value-type="float" office:value="0.0444">
            <text:p>0.0444</text:p>
          </table:table-cell>
          <table:table-cell office:value-type="float" office:value="0.9166470385">
            <text:p>0.9166470385</text:p>
          </table:table-cell>
        </table:table-row>
        <table:table-row table:style-name="ro1">
          <table:table-cell office:value-type="float" office:value="0.0445">
            <text:p>0.0445</text:p>
          </table:table-cell>
          <table:table-cell office:value-type="float" office:value="0.9189417666">
            <text:p>0.9189417666</text:p>
          </table:table-cell>
        </table:table-row>
        <table:table-row table:style-name="ro1">
          <table:table-cell office:value-type="float" office:value="0.0446">
            <text:p>0.0446</text:p>
          </table:table-cell>
          <table:table-cell office:value-type="float" office:value="0.9212660922">
            <text:p>0.9212660922</text:p>
          </table:table-cell>
        </table:table-row>
        <table:table-row table:style-name="ro1">
          <table:table-cell office:value-type="float" office:value="0.0447">
            <text:p>0.0447</text:p>
          </table:table-cell>
          <table:table-cell office:value-type="float" office:value="0.9235595734">
            <text:p>0.9235595734</text:p>
          </table:table-cell>
        </table:table-row>
        <table:table-row table:style-name="ro1">
          <table:table-cell office:value-type="float" office:value="0.0448">
            <text:p>0.0448</text:p>
          </table:table-cell>
          <table:table-cell office:value-type="float" office:value="0.9258877509">
            <text:p>0.9258877509</text:p>
          </table:table-cell>
        </table:table-row>
        <table:table-row table:style-name="ro1">
          <table:table-cell office:value-type="float" office:value="0.0449">
            <text:p>0.0449</text:p>
          </table:table-cell>
          <table:table-cell office:value-type="float" office:value="0.9281839067">
            <text:p>0.9281839067</text:p>
          </table:table-cell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0.9305119636">
            <text:p>0.9305119636</text:p>
          </table:table-cell>
        </table:table-row>
        <table:table-row table:style-name="ro1">
          <table:table-cell office:value-type="float" office:value="0.0451">
            <text:p>0.0451</text:p>
          </table:table-cell>
          <table:table-cell office:value-type="float" office:value="0.9328148846">
            <text:p>0.9328148846</text:p>
          </table:table-cell>
        </table:table-row>
        <table:table-row table:style-name="ro1">
          <table:table-cell office:value-type="float" office:value="0.0452">
            <text:p>0.0452</text:p>
          </table:table-cell>
          <table:table-cell office:value-type="float" office:value="0.9351388898">
            <text:p>0.9351388898</text:p>
          </table:table-cell>
        </table:table-row>
        <table:table-row table:style-name="ro1">
          <table:table-cell office:value-type="float" office:value="0.0453">
            <text:p>0.0453</text:p>
          </table:table-cell>
          <table:table-cell office:value-type="float" office:value="0.937452843">
            <text:p>0.937452843</text:p>
          </table:table-cell>
        </table:table-row>
        <table:table-row table:style-name="ro1">
          <table:table-cell office:value-type="float" office:value="0.0454">
            <text:p>0.0454</text:p>
          </table:table-cell>
          <table:table-cell office:value-type="float" office:value="0.9397689008">
            <text:p>0.9397689008</text:p>
          </table:table-cell>
        </table:table-row>
        <table:table-row table:style-name="ro1">
          <table:table-cell office:value-type="float" office:value="0.0455">
            <text:p>0.0455</text:p>
          </table:table-cell>
          <table:table-cell office:value-type="float" office:value="0.9420983374">
            <text:p>0.9420983374</text:p>
          </table:table-cell>
        </table:table-row>
        <table:table-row table:style-name="ro1">
          <table:table-cell office:value-type="float" office:value="0.0456">
            <text:p>0.0456</text:p>
          </table:table-cell>
          <table:table-cell office:value-type="float" office:value="0.9444025817">
            <text:p>0.9444025817</text:p>
          </table:table-cell>
        </table:table-row>
        <table:table-row table:style-name="ro1">
          <table:table-cell office:value-type="float" office:value="0.0457">
            <text:p>0.0457</text:p>
          </table:table-cell>
          <table:table-cell office:value-type="float" office:value="0.9467521455">
            <text:p>0.9467521455</text:p>
          </table:table-cell>
        </table:table-row>
        <table:table-row table:style-name="ro1">
          <table:table-cell office:value-type="float" office:value="0.0458">
            <text:p>0.0458</text:p>
          </table:table-cell>
          <table:table-cell office:value-type="float" office:value="0.949040733">
            <text:p>0.949040733</text:p>
          </table:table-cell>
        </table:table-row>
        <table:table-row table:style-name="ro1">
          <table:table-cell office:value-type="float" office:value="0.0459">
            <text:p>0.0459</text:p>
          </table:table-cell>
          <table:table-cell office:value-type="float" office:value="0.9514152694">
            <text:p>0.9514152694</text:p>
          </table:table-cell>
        </table:table-row>
        <table:table-row table:style-name="ro1">
          <table:table-cell office:value-type="float" office:value="0.046">
            <text:p>0.046</text:p>
          </table:table-cell>
          <table:table-cell office:value-type="float" office:value="0.953684374">
            <text:p>0.953684374</text:p>
          </table:table-cell>
        </table:table-row>
        <table:table-row table:style-name="ro1">
          <table:table-cell office:value-type="float" office:value="0.0461">
            <text:p>0.0461</text:p>
          </table:table-cell>
          <table:table-cell office:value-type="float" office:value="0.9560889398">
            <text:p>0.9560889398</text:p>
          </table:table-cell>
        </table:table-row>
        <table:table-row table:style-name="ro1">
          <table:table-cell office:value-type="float" office:value="0.0462">
            <text:p>0.0462</text:p>
          </table:table-cell>
          <table:table-cell office:value-type="float" office:value="0.9583347461">
            <text:p>0.9583347461</text:p>
          </table:table-cell>
        </table:table-row>
        <table:table-row table:style-name="ro1">
          <table:table-cell office:value-type="float" office:value="0.0463">
            <text:p>0.0463</text:p>
          </table:table-cell>
          <table:table-cell office:value-type="float" office:value="0.9607746202">
            <text:p>0.9607746202</text:p>
          </table:table-cell>
        </table:table-row>
        <table:table-row table:style-name="ro1">
          <table:table-cell office:value-type="float" office:value="0.0464">
            <text:p>0.0464</text:p>
          </table:table-cell>
          <table:table-cell office:value-type="float" office:value="0.962993317">
            <text:p>0.962993317</text:p>
          </table:table-cell>
        </table:table-row>
        <table:table-row table:style-name="ro1">
          <table:table-cell office:value-type="float" office:value="0.0465">
            <text:p>0.0465</text:p>
          </table:table-cell>
          <table:table-cell office:value-type="float" office:value="0.9654217534">
            <text:p>0.9654217534</text:p>
          </table:table-cell>
        </table:table-row>
        <table:table-row table:style-name="ro1">
          <table:table-cell office:value-type="float" office:value="0.0466">
            <text:p>0.0466</text:p>
          </table:table-cell>
          <table:table-cell office:value-type="float" office:value="0.9676617856">
            <text:p>0.9676617856</text:p>
          </table:table-cell>
        </table:table-row>
        <table:table-row table:style-name="ro1">
          <table:table-cell office:value-type="float" office:value="0.0467">
            <text:p>0.0467</text:p>
          </table:table-cell>
          <table:table-cell office:value-type="float" office:value="0.9700584817">
            <text:p>0.9700584817</text:p>
          </table:table-cell>
        </table:table-row>
        <table:table-row table:style-name="ro1">
          <table:table-cell office:value-type="float" office:value="0.0468">
            <text:p>0.0468</text:p>
          </table:table-cell>
          <table:table-cell office:value-type="float" office:value="0.9723420875">
            <text:p>0.9723420875</text:p>
          </table:table-cell>
        </table:table-row>
        <table:table-row table:style-name="ro1">
          <table:table-cell office:value-type="float" office:value="0.0469">
            <text:p>0.0469</text:p>
          </table:table-cell>
          <table:table-cell office:value-type="float" office:value="0.9747033349">
            <text:p>0.9747033349</text:p>
          </table:table-cell>
        </table:table-row>
        <table:table-row table:style-name="ro1">
          <table:table-cell office:value-type="float" office:value="0.047">
            <text:p>0.047</text:p>
          </table:table-cell>
          <table:table-cell office:value-type="float" office:value="0.9770364011">
            <text:p>0.9770364011</text:p>
          </table:table-cell>
        </table:table-row>
        <table:table-row table:style-name="ro1">
          <table:table-cell office:value-type="float" office:value="0.0471">
            <text:p>0.0471</text:p>
          </table:table-cell>
          <table:table-cell office:value-type="float" office:value="0.979358477">
            <text:p>0.979358477</text:p>
          </table:table-cell>
        </table:table-row>
        <table:table-row table:style-name="ro1">
          <table:table-cell office:value-type="float" office:value="0.0472">
            <text:p>0.0472</text:p>
          </table:table-cell>
          <table:table-cell office:value-type="float" office:value="0.9817471554">
            <text:p>0.9817471554</text:p>
          </table:table-cell>
        </table:table-row>
        <table:table-row table:style-name="ro1">
          <table:table-cell office:value-type="float" office:value="0.0473">
            <text:p>0.0473</text:p>
          </table:table-cell>
          <table:table-cell office:value-type="float" office:value="0.984026316">
            <text:p>0.984026316</text:p>
          </table:table-cell>
        </table:table-row>
        <table:table-row table:style-name="ro1">
          <table:table-cell office:value-type="float" office:value="0.0474">
            <text:p>0.0474</text:p>
          </table:table-cell>
          <table:table-cell office:value-type="float" office:value="0.9864770375">
            <text:p>0.9864770375</text:p>
          </table:table-cell>
        </table:table-row>
        <table:table-row table:style-name="ro1">
          <table:table-cell office:value-type="float" office:value="0.0475">
            <text:p>0.0475</text:p>
          </table:table-cell>
          <table:table-cell office:value-type="float" office:value="0.9887095107">
            <text:p>0.9887095107</text:p>
          </table:table-cell>
        </table:table-row>
        <table:table-row table:style-name="ro1">
          <table:table-cell office:value-type="float" office:value="0.0476">
            <text:p>0.0476</text:p>
          </table:table-cell>
          <table:table-cell office:value-type="float" office:value="0.9911430103">
            <text:p>0.9911430103</text:p>
          </table:table-cell>
        </table:table-row>
        <table:table-row table:style-name="ro1">
          <table:table-cell office:value-type="float" office:value="0.0477">
            <text:p>0.0477</text:p>
          </table:table-cell>
          <table:table-cell office:value-type="float" office:value="0.9934109802">
            <text:p>0.9934109802</text:p>
          </table:table-cell>
        </table:table-row>
        <table:table-row table:style-name="ro1">
          <table:table-cell office:value-type="float" office:value="0.0478">
            <text:p>0.0478</text:p>
          </table:table-cell>
          <table:table-cell office:value-type="float" office:value="0.9957937242">
            <text:p>0.9957937242</text:p>
          </table:table-cell>
        </table:table-row>
        <table:table-row table:style-name="ro1">
          <table:table-cell office:value-type="float" office:value="0.0479">
            <text:p>0.0479</text:p>
          </table:table-cell>
          <table:table-cell office:value-type="float" office:value="0.998133913">
            <text:p>0.998133913</text:p>
          </table:table-cell>
        </table:table-row>
        <table:table-row table:style-name="ro1">
          <table:table-cell office:value-type="float" office:value="0.048">
            <text:p>0.048</text:p>
          </table:table-cell>
          <table:table-cell office:value-type="float" office:value="1.000462167">
            <text:p>1.000462167</text:p>
          </table:table-cell>
        </table:table-row>
        <table:table-row table:style-name="ro1">
          <table:table-cell office:value-type="float" office:value="0.0481">
            <text:p>0.0481</text:p>
          </table:table-cell>
          <table:table-cell office:value-type="float" office:value="1.002881778">
            <text:p>1.002881778</text:p>
          </table:table-cell>
        </table:table-row>
        <table:table-row table:style-name="ro1">
          <table:table-cell office:value-type="float" office:value="0.0482">
            <text:p>0.0482</text:p>
          </table:table-cell>
          <table:table-cell office:value-type="float" office:value="1.00515176">
            <text:p>1.00515176</text:p>
          </table:table-cell>
        </table:table-row>
        <table:table-row table:style-name="ro1">
          <table:table-cell office:value-type="float" office:value="0.0483">
            <text:p>0.0483</text:p>
          </table:table-cell>
          <table:table-cell office:value-type="float" office:value="1.007616854">
            <text:p>1.007616854</text:p>
          </table:table-cell>
        </table:table-row>
        <table:table-row table:style-name="ro1">
          <table:table-cell office:value-type="float" office:value="0.0484">
            <text:p>0.0484</text:p>
          </table:table-cell>
          <table:table-cell office:value-type="float" office:value="1.009866208">
            <text:p>1.009866208</text:p>
          </table:table-cell>
        </table:table-row>
        <table:table-row table:style-name="ro1">
          <table:table-cell office:value-type="float" office:value="0.0485">
            <text:p>0.0485</text:p>
          </table:table-cell>
          <table:table-cell office:value-type="float" office:value="1.012269243">
            <text:p>1.012269243</text:p>
          </table:table-cell>
        </table:table-row>
        <table:table-row table:style-name="ro1">
          <table:table-cell office:value-type="float" office:value="0.0486">
            <text:p>0.0486</text:p>
          </table:table-cell>
          <table:table-cell office:value-type="float" office:value="1.014609511">
            <text:p>1.014609511</text:p>
          </table:table-cell>
        </table:table-row>
        <table:table-row table:style-name="ro1">
          <table:table-cell office:value-type="float" office:value="0.0487">
            <text:p>0.0487</text:p>
          </table:table-cell>
          <table:table-cell office:value-type="float" office:value="1.016946704">
            <text:p>1.016946704</text:p>
          </table:table-cell>
        </table:table-row>
        <table:table-row table:style-name="ro1">
          <table:table-cell office:value-type="float" office:value="0.0488">
            <text:p>0.0488</text:p>
          </table:table-cell>
          <table:table-cell office:value-type="float" office:value="1.019385983">
            <text:p>1.019385983</text:p>
          </table:table-cell>
        </table:table-row>
        <table:table-row table:style-name="ro1">
          <table:table-cell office:value-type="float" office:value="0.0489">
            <text:p>0.0489</text:p>
          </table:table-cell>
          <table:table-cell office:value-type="float" office:value="1.021653479">
            <text:p>1.021653479</text:p>
          </table:table-cell>
        </table:table-row>
        <table:table-row table:style-name="ro1">
          <table:table-cell office:value-type="float" office:value="0.049">
            <text:p>0.049</text:p>
          </table:table-cell>
          <table:table-cell office:value-type="float" office:value="1.024111328">
            <text:p>1.024111328</text:p>
          </table:table-cell>
        </table:table-row>
        <table:table-row table:style-name="ro1">
          <table:table-cell office:value-type="float" office:value="0.0491">
            <text:p>0.0491</text:p>
          </table:table-cell>
          <table:table-cell office:value-type="float" office:value="1.026394127">
            <text:p>1.026394127</text:p>
          </table:table-cell>
        </table:table-row>
        <table:table-row table:style-name="ro1">
          <table:table-cell office:value-type="float" office:value="0.0492">
            <text:p>0.0492</text:p>
          </table:table-cell>
          <table:table-cell office:value-type="float" office:value="1.028778708">
            <text:p>1.028778708</text:p>
          </table:table-cell>
        </table:table-row>
        <table:table-row table:style-name="ro1">
          <table:table-cell office:value-type="float" office:value="0.0493">
            <text:p>0.0493</text:p>
          </table:table-cell>
          <table:table-cell office:value-type="float" office:value="1.031173539">
            <text:p>1.031173539</text:p>
          </table:table-cell>
        </table:table-row>
        <table:table-row table:style-name="ro1">
          <table:table-cell office:value-type="float" office:value="0.0494">
            <text:p>0.0494</text:p>
          </table:table-cell>
          <table:table-cell office:value-type="float" office:value="1.033480957">
            <text:p>1.033480957</text:p>
          </table:table-cell>
        </table:table-row>
        <table:table-row table:style-name="ro1">
          <table:table-cell office:value-type="float" office:value="0.0495">
            <text:p>0.0495</text:p>
          </table:table-cell>
          <table:table-cell office:value-type="float" office:value="1.035974506">
            <text:p>1.035974506</text:p>
          </table:table-cell>
        </table:table-row>
        <table:table-row table:style-name="ro1">
          <table:table-cell office:value-type="float" office:value="0.0496">
            <text:p>0.0496</text:p>
          </table:table-cell>
          <table:table-cell office:value-type="float" office:value="1.038223221">
            <text:p>1.038223221</text:p>
          </table:table-cell>
        </table:table-row>
        <table:table-row table:style-name="ro1">
          <table:table-cell office:value-type="float" office:value="0.0497">
            <text:p>0.0497</text:p>
          </table:table-cell>
          <table:table-cell office:value-type="float" office:value="1.040636164">
            <text:p>1.040636164</text:p>
          </table:table-cell>
        </table:table-row>
        <table:table-row table:style-name="ro1">
          <table:table-cell office:value-type="float" office:value="0.0498">
            <text:p>0.0498</text:p>
          </table:table-cell>
          <table:table-cell office:value-type="float" office:value="1.043011007">
            <text:p>1.043011007</text:p>
          </table:table-cell>
        </table:table-row>
        <table:table-row table:style-name="ro1">
          <table:table-cell office:value-type="float" office:value="0.0499">
            <text:p>0.0499</text:p>
          </table:table-cell>
          <table:table-cell office:value-type="float" office:value="1.04533938">
            <text:p>1.04533938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.047850204">
            <text:p>1.047850204</text:p>
          </table:table-cell>
        </table:table-row>
        <table:table-row table:style-name="ro1">
          <table:table-cell office:value-type="float" office:value="0.0501">
            <text:p>0.0501</text:p>
          </table:table-cell>
          <table:table-cell office:value-type="float" office:value="1.050089927">
            <text:p>1.050089927</text:p>
          </table:table-cell>
        </table:table-row>
        <table:table-row table:style-name="ro1">
          <table:table-cell office:value-type="float" office:value="0.0502">
            <text:p>0.0502</text:p>
          </table:table-cell>
          <table:table-cell office:value-type="float" office:value="1.052512837">
            <text:p>1.052512837</text:p>
          </table:table-cell>
        </table:table-row>
        <table:table-row table:style-name="ro1">
          <table:table-cell office:value-type="float" office:value="0.0503">
            <text:p>0.0503</text:p>
          </table:table-cell>
          <table:table-cell office:value-type="float" office:value="1.054893974">
            <text:p>1.054893974</text:p>
          </table:table-cell>
        </table:table-row>
        <table:table-row table:style-name="ro1">
          <table:table-cell office:value-type="float" office:value="0.0504">
            <text:p>0.0504</text:p>
          </table:table-cell>
          <table:table-cell office:value-type="float" office:value="1.057224906">
            <text:p>1.057224906</text:p>
          </table:table-cell>
        </table:table-row>
        <table:table-row table:style-name="ro1">
          <table:table-cell office:value-type="float" office:value="0.0505">
            <text:p>0.0505</text:p>
          </table:table-cell>
          <table:table-cell office:value-type="float" office:value="1.059735121">
            <text:p>1.059735121</text:p>
          </table:table-cell>
        </table:table-row>
        <table:table-row table:style-name="ro1">
          <table:table-cell office:value-type="float" office:value="0.0506">
            <text:p>0.0506</text:p>
          </table:table-cell>
          <table:table-cell office:value-type="float" office:value="1.061992861">
            <text:p>1.061992861</text:p>
          </table:table-cell>
        </table:table-row>
        <table:table-row table:style-name="ro1">
          <table:table-cell office:value-type="float" office:value="0.0507">
            <text:p>0.0507</text:p>
          </table:table-cell>
          <table:table-cell office:value-type="float" office:value="1.064407827">
            <text:p>1.064407827</text:p>
          </table:table-cell>
        </table:table-row>
        <table:table-row table:style-name="ro1">
          <table:table-cell office:value-type="float" office:value="0.0508">
            <text:p>0.0508</text:p>
          </table:table-cell>
          <table:table-cell office:value-type="float" office:value="1.066823584">
            <text:p>1.066823584</text:p>
          </table:table-cell>
        </table:table-row>
        <table:table-row table:style-name="ro1">
          <table:table-cell office:value-type="float" office:value="0.0509">
            <text:p>0.0509</text:p>
          </table:table-cell>
          <table:table-cell office:value-type="float" office:value="1.069139108">
            <text:p>1.069139108</text:p>
          </table:table-cell>
        </table:table-row>
        <table:table-row table:style-name="ro1">
          <table:table-cell office:value-type="float" office:value="0.051">
            <text:p>0.051</text:p>
          </table:table-cell>
          <table:table-cell office:value-type="float" office:value="1.071631232">
            <text:p>1.071631232</text:p>
          </table:table-cell>
        </table:table-row>
        <table:table-row table:style-name="ro1">
          <table:table-cell office:value-type="float" office:value="0.0511">
            <text:p>0.0511</text:p>
          </table:table-cell>
          <table:table-cell office:value-type="float" office:value="1.073936148">
            <text:p>1.073936148</text:p>
          </table:table-cell>
        </table:table-row>
        <table:table-row table:style-name="ro1">
          <table:table-cell office:value-type="float" office:value="0.0512">
            <text:p>0.0512</text:p>
          </table:table-cell>
          <table:table-cell office:value-type="float" office:value="1.076325604">
            <text:p>1.076325604</text:p>
          </table:table-cell>
        </table:table-row>
        <table:table-row table:style-name="ro1">
          <table:table-cell office:value-type="float" office:value="0.0513">
            <text:p>0.0513</text:p>
          </table:table-cell>
          <table:table-cell office:value-type="float" office:value="1.078806609">
            <text:p>1.078806609</text:p>
          </table:table-cell>
        </table:table-row>
        <table:table-row table:style-name="ro1">
          <table:table-cell office:value-type="float" office:value="0.0514">
            <text:p>0.0514</text:p>
          </table:table-cell>
          <table:table-cell office:value-type="float" office:value="1.081089037">
            <text:p>1.081089037</text:p>
          </table:table-cell>
        </table:table-row>
        <table:table-row table:style-name="ro1">
          <table:table-cell office:value-type="float" office:value="0.0515">
            <text:p>0.0515</text:p>
          </table:table-cell>
          <table:table-cell office:value-type="float" office:value="1.083545855">
            <text:p>1.083545855</text:p>
          </table:table-cell>
        </table:table-row>
        <table:table-row table:style-name="ro1">
          <table:table-cell office:value-type="float" office:value="0.0516">
            <text:p>0.0516</text:p>
          </table:table-cell>
          <table:table-cell office:value-type="float" office:value="1.085929523">
            <text:p>1.085929523</text:p>
          </table:table-cell>
        </table:table-row>
        <table:table-row table:style-name="ro1">
          <table:table-cell office:value-type="float" office:value="0.0517">
            <text:p>0.0517</text:p>
          </table:table-cell>
          <table:table-cell office:value-type="float" office:value="1.088276104">
            <text:p>1.088276104</text:p>
          </table:table-cell>
        </table:table-row>
        <table:table-row table:style-name="ro1">
          <table:table-cell office:value-type="float" office:value="0.0518">
            <text:p>0.0518</text:p>
          </table:table-cell>
          <table:table-cell office:value-type="float" office:value="1.090793956">
            <text:p>1.090793956</text:p>
          </table:table-cell>
        </table:table-row>
        <table:table-row table:style-name="ro1">
          <table:table-cell office:value-type="float" office:value="0.0519">
            <text:p>0.0519</text:p>
          </table:table-cell>
          <table:table-cell office:value-type="float" office:value="1.093087364">
            <text:p>1.093087364</text:p>
          </table:table-cell>
        </table:table-row>
        <table:table-row table:style-name="ro1">
          <table:table-cell office:value-type="float" office:value="0.052">
            <text:p>0.052</text:p>
          </table:table-cell>
          <table:table-cell office:value-type="float" office:value="1.095491791">
            <text:p>1.095491791</text:p>
          </table:table-cell>
        </table:table-row>
        <table:table-row table:style-name="ro1">
          <table:table-cell office:value-type="float" office:value="0.0521">
            <text:p>0.0521</text:p>
          </table:table-cell>
          <table:table-cell office:value-type="float" office:value="1.097988512">
            <text:p>1.097988512</text:p>
          </table:table-cell>
        </table:table-row>
        <table:table-row table:style-name="ro1">
          <table:table-cell office:value-type="float" office:value="0.0522">
            <text:p>0.0522</text:p>
          </table:table-cell>
          <table:table-cell office:value-type="float" office:value="1.100274921">
            <text:p>1.100274921</text:p>
          </table:table-cell>
        </table:table-row>
        <table:table-row table:style-name="ro1">
          <table:table-cell office:value-type="float" office:value="0.0523">
            <text:p>0.0523</text:p>
          </table:table-cell>
          <table:table-cell office:value-type="float" office:value="1.1027311">
            <text:p>1.1027311</text:p>
          </table:table-cell>
        </table:table-row>
        <table:table-row table:style-name="ro1">
          <table:table-cell office:value-type="float" office:value="0.0524">
            <text:p>0.0524</text:p>
          </table:table-cell>
          <table:table-cell office:value-type="float" office:value="1.105152603">
            <text:p>1.105152603</text:p>
          </table:table-cell>
        </table:table-row>
        <table:table-row table:style-name="ro1">
          <table:table-cell office:value-type="float" office:value="0.0525">
            <text:p>0.0525</text:p>
          </table:table-cell>
          <table:table-cell office:value-type="float" office:value="1.10748755">
            <text:p>1.10748755</text:p>
          </table:table-cell>
        </table:table-row>
        <table:table-row table:style-name="ro1">
          <table:table-cell office:value-type="float" office:value="0.0526">
            <text:p>0.0526</text:p>
          </table:table-cell>
          <table:table-cell office:value-type="float" office:value="1.109989576">
            <text:p>1.109989576</text:p>
          </table:table-cell>
        </table:table-row>
        <table:table-row table:style-name="ro1">
          <table:table-cell office:value-type="float" office:value="0.0527">
            <text:p>0.0527</text:p>
          </table:table-cell>
          <table:table-cell office:value-type="float" office:value="1.112343562">
            <text:p>1.112343562</text:p>
          </table:table-cell>
        </table:table-row>
        <table:table-row table:style-name="ro1">
          <table:table-cell office:value-type="float" office:value="0.0528">
            <text:p>0.0528</text:p>
          </table:table-cell>
          <table:table-cell office:value-type="float" office:value="1.114721145">
            <text:p>1.114721145</text:p>
          </table:table-cell>
        </table:table-row>
        <table:table-row table:style-name="ro1">
          <table:table-cell office:value-type="float" office:value="0.0529">
            <text:p>0.0529</text:p>
          </table:table-cell>
          <table:table-cell office:value-type="float" office:value="1.117263291">
            <text:p>1.117263291</text:p>
          </table:table-cell>
        </table:table-row>
        <table:table-row table:style-name="ro1">
          <table:table-cell office:value-type="float" office:value="0.053">
            <text:p>0.053</text:p>
          </table:table-cell>
          <table:table-cell office:value-type="float" office:value="1.119557648">
            <text:p>1.119557648</text:p>
          </table:table-cell>
        </table:table-row>
        <table:table-row table:style-name="ro1">
          <table:table-cell office:value-type="float" office:value="0.0531">
            <text:p>0.0531</text:p>
          </table:table-cell>
          <table:table-cell office:value-type="float" office:value="1.121972131">
            <text:p>1.121972131</text:p>
          </table:table-cell>
        </table:table-row>
        <table:table-row table:style-name="ro1">
          <table:table-cell office:value-type="float" office:value="0.0532">
            <text:p>0.0532</text:p>
          </table:table-cell>
          <table:table-cell office:value-type="float" office:value="1.124509809">
            <text:p>1.124509809</text:p>
          </table:table-cell>
        </table:table-row>
        <table:table-row table:style-name="ro1">
          <table:table-cell office:value-type="float" office:value="0.0533">
            <text:p>0.0533</text:p>
          </table:table-cell>
          <table:table-cell office:value-type="float" office:value="1.126791648">
            <text:p>1.126791648</text:p>
          </table:table-cell>
        </table:table-row>
        <table:table-row table:style-name="ro1">
          <table:table-cell office:value-type="float" office:value="0.0534">
            <text:p>0.0534</text:p>
          </table:table-cell>
          <table:table-cell office:value-type="float" office:value="1.129237449">
            <text:p>1.129237449</text:p>
          </table:table-cell>
        </table:table-row>
        <table:table-row table:style-name="ro1">
          <table:table-cell office:value-type="float" office:value="0.0535">
            <text:p>0.0535</text:p>
          </table:table-cell>
          <table:table-cell office:value-type="float" office:value="1.131733019">
            <text:p>1.131733019</text:p>
          </table:table-cell>
        </table:table-row>
        <table:table-row table:style-name="ro1">
          <table:table-cell office:value-type="float" office:value="0.0536">
            <text:p>0.0536</text:p>
          </table:table-cell>
          <table:table-cell office:value-type="float" office:value="1.13404287">
            <text:p>1.13404287</text:p>
          </table:table-cell>
        </table:table-row>
        <table:table-row table:style-name="ro1">
          <table:table-cell office:value-type="float" office:value="0.0537">
            <text:p>0.0537</text:p>
          </table:table-cell>
          <table:table-cell office:value-type="float" office:value="1.136514542">
            <text:p>1.136514542</text:p>
          </table:table-cell>
        </table:table-row>
        <table:table-row table:style-name="ro1">
          <table:table-cell office:value-type="float" office:value="0.0538">
            <text:p>0.0538</text:p>
          </table:table-cell>
          <table:table-cell office:value-type="float" office:value="1.138976744">
            <text:p>1.138976744</text:p>
          </table:table-cell>
        </table:table-row>
        <table:table-row table:style-name="ro1">
          <table:table-cell office:value-type="float" office:value="0.0539">
            <text:p>0.0539</text:p>
          </table:table-cell>
          <table:table-cell office:value-type="float" office:value="1.141309132">
            <text:p>1.141309132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1.14380135">
            <text:p>1.14380135</text:p>
          </table:table-cell>
        </table:table-row>
        <table:table-row table:style-name="ro1">
          <table:table-cell office:value-type="float" office:value="0.0541">
            <text:p>0.0541</text:p>
          </table:table-cell>
          <table:table-cell office:value-type="float" office:value="1.146239193">
            <text:p>1.146239193</text:p>
          </table:table-cell>
        </table:table-row>
        <table:table-row table:style-name="ro1">
          <table:table-cell office:value-type="float" office:value="0.0542">
            <text:p>0.0542</text:p>
          </table:table-cell>
          <table:table-cell office:value-type="float" office:value="1.148588758">
            <text:p>1.148588758</text:p>
          </table:table-cell>
        </table:table-row>
        <table:table-row table:style-name="ro1">
          <table:table-cell office:value-type="float" office:value="0.0543">
            <text:p>0.0543</text:p>
          </table:table-cell>
          <table:table-cell office:value-type="float" office:value="1.151096303">
            <text:p>1.151096303</text:p>
          </table:table-cell>
        </table:table-row>
        <table:table-row table:style-name="ro1">
          <table:table-cell office:value-type="float" office:value="0.0544">
            <text:p>0.0544</text:p>
          </table:table-cell>
          <table:table-cell office:value-type="float" office:value="1.153519087">
            <text:p>1.153519087</text:p>
          </table:table-cell>
        </table:table-row>
        <table:table-row table:style-name="ro1">
          <table:table-cell office:value-type="float" office:value="0.0545">
            <text:p>0.0545</text:p>
          </table:table-cell>
          <table:table-cell office:value-type="float" office:value="1.155880569">
            <text:p>1.155880569</text:p>
          </table:table-cell>
        </table:table-row>
        <table:table-row table:style-name="ro1">
          <table:table-cell office:value-type="float" office:value="0.0546">
            <text:p>0.0546</text:p>
          </table:table-cell>
          <table:table-cell office:value-type="float" office:value="1.158398319">
            <text:p>1.158398319</text:p>
          </table:table-cell>
        </table:table-row>
        <table:table-row table:style-name="ro1">
          <table:table-cell office:value-type="float" office:value="0.0547">
            <text:p>0.0547</text:p>
          </table:table-cell>
          <table:table-cell office:value-type="float" office:value="1.160815656">
            <text:p>1.160815656</text:p>
          </table:table-cell>
        </table:table-row>
        <table:table-row table:style-name="ro1">
          <table:table-cell office:value-type="float" office:value="0.0548">
            <text:p>0.0548</text:p>
          </table:table-cell>
          <table:table-cell office:value-type="float" office:value="1.163183883">
            <text:p>1.163183883</text:p>
          </table:table-cell>
        </table:table-row>
        <table:table-row table:style-name="ro1">
          <table:table-cell office:value-type="float" office:value="0.0549">
            <text:p>0.0549</text:p>
          </table:table-cell>
          <table:table-cell office:value-type="float" office:value="1.165706799">
            <text:p>1.165706799</text:p>
          </table:table-cell>
        </table:table-row>
        <table:table-row table:style-name="ro1">
          <table:table-cell office:value-type="float" office:value="0.055">
            <text:p>0.055</text:p>
          </table:table-cell>
          <table:table-cell office:value-type="float" office:value="1.16812864">
            <text:p>1.16812864</text:p>
          </table:table-cell>
        </table:table-row>
        <table:table-row table:style-name="ro1">
          <table:table-cell office:value-type="float" office:value="0.0551">
            <text:p>0.0551</text:p>
          </table:table-cell>
          <table:table-cell office:value-type="float" office:value="1.170498515">
            <text:p>1.170498515</text:p>
          </table:table-cell>
        </table:table-row>
        <table:table-row table:style-name="ro1">
          <table:table-cell office:value-type="float" office:value="0.0552">
            <text:p>0.0552</text:p>
          </table:table-cell>
          <table:table-cell office:value-type="float" office:value="1.173021627">
            <text:p>1.173021627</text:p>
          </table:table-cell>
        </table:table-row>
        <table:table-row table:style-name="ro1">
          <table:table-cell office:value-type="float" office:value="0.0553">
            <text:p>0.0553</text:p>
          </table:table-cell>
          <table:table-cell office:value-type="float" office:value="1.175458289">
            <text:p>1.175458289</text:p>
          </table:table-cell>
        </table:table-row>
        <table:table-row table:style-name="ro1">
          <table:table-cell office:value-type="float" office:value="0.0554">
            <text:p>0.0554</text:p>
          </table:table-cell>
          <table:table-cell office:value-type="float" office:value="1.177824776">
            <text:p>1.177824776</text:p>
          </table:table-cell>
        </table:table-row>
        <table:table-row table:style-name="ro1">
          <table:table-cell office:value-type="float" office:value="0.0555">
            <text:p>0.0555</text:p>
          </table:table-cell>
          <table:table-cell office:value-type="float" office:value="1.180343175">
            <text:p>1.180343175</text:p>
          </table:table-cell>
        </table:table-row>
        <table:table-row table:style-name="ro1">
          <table:table-cell office:value-type="float" office:value="0.0556">
            <text:p>0.0556</text:p>
          </table:table-cell>
          <table:table-cell office:value-type="float" office:value="1.182805367">
            <text:p>1.182805367</text:p>
          </table:table-cell>
        </table:table-row>
        <table:table-row table:style-name="ro1">
          <table:table-cell office:value-type="float" office:value="0.0557">
            <text:p>0.0557</text:p>
          </table:table-cell>
          <table:table-cell office:value-type="float" office:value="1.185163481">
            <text:p>1.185163481</text:p>
          </table:table-cell>
        </table:table-row>
        <table:table-row table:style-name="ro1">
          <table:table-cell office:value-type="float" office:value="0.0558">
            <text:p>0.0558</text:p>
          </table:table-cell>
          <table:table-cell office:value-type="float" office:value="1.187672306">
            <text:p>1.187672306</text:p>
          </table:table-cell>
        </table:table-row>
        <table:table-row table:style-name="ro1">
          <table:table-cell office:value-type="float" office:value="0.0559">
            <text:p>0.0559</text:p>
          </table:table-cell>
          <table:table-cell office:value-type="float" office:value="1.190171155">
            <text:p>1.190171155</text:p>
          </table:table-cell>
        </table:table-row>
        <table:table-row table:style-name="ro1">
          <table:table-cell office:value-type="float" office:value="0.056">
            <text:p>0.056</text:p>
          </table:table-cell>
          <table:table-cell office:value-type="float" office:value="1.192515951">
            <text:p>1.192515951</text:p>
          </table:table-cell>
        </table:table-row>
        <table:table-row table:style-name="ro1">
          <table:table-cell office:value-type="float" office:value="0.0561">
            <text:p>0.0561</text:p>
          </table:table-cell>
          <table:table-cell office:value-type="float" office:value="1.195010376">
            <text:p>1.195010376</text:p>
          </table:table-cell>
        </table:table-row>
        <table:table-row table:style-name="ro1">
          <table:table-cell office:value-type="float" office:value="0.0562">
            <text:p>0.0562</text:p>
          </table:table-cell>
          <table:table-cell office:value-type="float" office:value="1.197557464">
            <text:p>1.197557464</text:p>
          </table:table-cell>
        </table:table-row>
        <table:table-row table:style-name="ro1">
          <table:table-cell office:value-type="float" office:value="0.0563">
            <text:p>0.0563</text:p>
          </table:table-cell>
          <table:table-cell office:value-type="float" office:value="1.199884023">
            <text:p>1.199884023</text:p>
          </table:table-cell>
        </table:table-row>
        <table:table-row table:style-name="ro1">
          <table:table-cell office:value-type="float" office:value="0.0564">
            <text:p>0.0564</text:p>
          </table:table-cell>
          <table:table-cell office:value-type="float" office:value="1.202359247">
            <text:p>1.202359247</text:p>
          </table:table-cell>
        </table:table-row>
        <table:table-row table:style-name="ro1">
          <table:table-cell office:value-type="float" office:value="0.0565">
            <text:p>0.0565</text:p>
          </table:table-cell>
          <table:table-cell office:value-type="float" office:value="1.204966642">
            <text:p>1.204966642</text:p>
          </table:table-cell>
        </table:table-row>
        <table:table-row table:style-name="ro1">
          <table:table-cell office:value-type="float" office:value="0.0566">
            <text:p>0.0566</text:p>
          </table:table-cell>
          <table:table-cell office:value-type="float" office:value="1.207270057">
            <text:p>1.207270057</text:p>
          </table:table-cell>
        </table:table-row>
        <table:table-row table:style-name="ro1">
          <table:table-cell office:value-type="float" office:value="0.0567">
            <text:p>0.0567</text:p>
          </table:table-cell>
          <table:table-cell office:value-type="float" office:value="1.209721294">
            <text:p>1.209721294</text:p>
          </table:table-cell>
        </table:table-row>
        <table:table-row table:style-name="ro1">
          <table:table-cell office:value-type="float" office:value="0.0568">
            <text:p>0.0568</text:p>
          </table:table-cell>
          <table:table-cell office:value-type="float" office:value="1.212316982">
            <text:p>1.212316982</text:p>
          </table:table-cell>
        </table:table-row>
        <table:table-row table:style-name="ro1">
          <table:table-cell office:value-type="float" office:value="0.0569">
            <text:p>0.0569</text:p>
          </table:table-cell>
          <table:table-cell office:value-type="float" office:value="1.214676955">
            <text:p>1.214676955</text:p>
          </table:table-cell>
        </table:table-row>
        <table:table-row table:style-name="ro1">
          <table:table-cell office:value-type="float" office:value="0.057">
            <text:p>0.057</text:p>
          </table:table-cell>
          <table:table-cell office:value-type="float" office:value="1.217099421">
            <text:p>1.217099421</text:p>
          </table:table-cell>
        </table:table-row>
        <table:table-row table:style-name="ro1">
          <table:table-cell office:value-type="float" office:value="0.0571">
            <text:p>0.0571</text:p>
          </table:table-cell>
          <table:table-cell office:value-type="float" office:value="1.219665625">
            <text:p>1.219665625</text:p>
          </table:table-cell>
        </table:table-row>
        <table:table-row table:style-name="ro1">
          <table:table-cell office:value-type="float" office:value="0.0572">
            <text:p>0.0572</text:p>
          </table:table-cell>
          <table:table-cell office:value-type="float" office:value="1.22210817">
            <text:p>1.22210817</text:p>
          </table:table-cell>
        </table:table-row>
        <table:table-row table:style-name="ro1">
          <table:table-cell office:value-type="float" office:value="0.0573">
            <text:p>0.0573</text:p>
          </table:table-cell>
          <table:table-cell office:value-type="float" office:value="1.224497068">
            <text:p>1.224497068</text:p>
          </table:table-cell>
        </table:table-row>
        <table:table-row table:style-name="ro1">
          <table:table-cell office:value-type="float" office:value="0.0574">
            <text:p>0.0574</text:p>
          </table:table-cell>
          <table:table-cell office:value-type="float" office:value="1.227029109">
            <text:p>1.227029109</text:p>
          </table:table-cell>
        </table:table-row>
        <table:table-row table:style-name="ro1">
          <table:table-cell office:value-type="float" office:value="0.0575">
            <text:p>0.0575</text:p>
          </table:table-cell>
          <table:table-cell office:value-type="float" office:value="1.229567724">
            <text:p>1.229567724</text:p>
          </table:table-cell>
        </table:table-row>
        <table:table-row table:style-name="ro1">
          <table:table-cell office:value-type="float" office:value="0.0576">
            <text:p>0.0576</text:p>
          </table:table-cell>
          <table:table-cell office:value-type="float" office:value="1.231918239">
            <text:p>1.231918239</text:p>
          </table:table-cell>
        </table:table-row>
        <table:table-row table:style-name="ro1">
          <table:table-cell office:value-type="float" office:value="0.0577">
            <text:p>0.0577</text:p>
          </table:table-cell>
          <table:table-cell office:value-type="float" office:value="1.234411412">
            <text:p>1.234411412</text:p>
          </table:table-cell>
        </table:table-row>
        <table:table-row table:style-name="ro1">
          <table:table-cell office:value-type="float" office:value="0.0578">
            <text:p>0.0578</text:p>
          </table:table-cell>
          <table:table-cell office:value-type="float" office:value="1.237044064">
            <text:p>1.237044064</text:p>
          </table:table-cell>
        </table:table-row>
        <table:table-row table:style-name="ro1">
          <table:table-cell office:value-type="float" office:value="0.0579">
            <text:p>0.0579</text:p>
          </table:table-cell>
          <table:table-cell office:value-type="float" office:value="1.239367512">
            <text:p>1.239367512</text:p>
          </table:table-cell>
        </table:table-row>
        <table:table-row table:style-name="ro1">
          <table:table-cell office:value-type="float" office:value="0.058">
            <text:p>0.058</text:p>
          </table:table-cell>
          <table:table-cell office:value-type="float" office:value="1.241817081">
            <text:p>1.241817081</text:p>
          </table:table-cell>
        </table:table-row>
        <table:table-row table:style-name="ro1">
          <table:table-cell office:value-type="float" office:value="0.0581">
            <text:p>0.0581</text:p>
          </table:table-cell>
          <table:table-cell office:value-type="float" office:value="1.244405758">
            <text:p>1.244405758</text:p>
          </table:table-cell>
        </table:table-row>
        <table:table-row table:style-name="ro1">
          <table:table-cell office:value-type="float" office:value="0.0582">
            <text:p>0.0582</text:p>
          </table:table-cell>
          <table:table-cell office:value-type="float" office:value="1.246850068">
            <text:p>1.246850068</text:p>
          </table:table-cell>
        </table:table-row>
        <table:table-row table:style-name="ro1">
          <table:table-cell office:value-type="float" office:value="0.0583">
            <text:p>0.0583</text:p>
          </table:table-cell>
          <table:table-cell office:value-type="float" office:value="1.249251249">
            <text:p>1.249251249</text:p>
          </table:table-cell>
        </table:table-row>
        <table:table-row table:style-name="ro1">
          <table:table-cell office:value-type="float" office:value="0.0584">
            <text:p>0.0584</text:p>
          </table:table-cell>
          <table:table-cell office:value-type="float" office:value="1.251791281">
            <text:p>1.251791281</text:p>
          </table:table-cell>
        </table:table-row>
        <table:table-row table:style-name="ro1">
          <table:table-cell office:value-type="float" office:value="0.0585">
            <text:p>0.0585</text:p>
          </table:table-cell>
          <table:table-cell office:value-type="float" office:value="1.254371716">
            <text:p>1.254371716</text:p>
          </table:table-cell>
        </table:table-row>
        <table:table-row table:style-name="ro1">
          <table:table-cell office:value-type="float" office:value="0.0586">
            <text:p>0.0586</text:p>
          </table:table-cell>
          <table:table-cell office:value-type="float" office:value="1.256719667">
            <text:p>1.256719667</text:p>
          </table:table-cell>
        </table:table-row>
        <table:table-row table:style-name="ro1">
          <table:table-cell office:value-type="float" office:value="0.0587">
            <text:p>0.0587</text:p>
          </table:table-cell>
          <table:table-cell office:value-type="float" office:value="1.259206323">
            <text:p>1.259206323</text:p>
          </table:table-cell>
        </table:table-row>
        <table:table-row table:style-name="ro1">
          <table:table-cell office:value-type="float" office:value="0.0588">
            <text:p>0.0588</text:p>
          </table:table-cell>
          <table:table-cell office:value-type="float" office:value="1.26182864">
            <text:p>1.26182864</text:p>
          </table:table-cell>
        </table:table-row>
        <table:table-row table:style-name="ro1">
          <table:table-cell office:value-type="float" office:value="0.0589">
            <text:p>0.0589</text:p>
          </table:table-cell>
          <table:table-cell office:value-type="float" office:value="1.264228723">
            <text:p>1.264228723</text:p>
          </table:table-cell>
        </table:table-row>
        <table:table-row table:style-name="ro1">
          <table:table-cell office:value-type="float" office:value="0.059">
            <text:p>0.059</text:p>
          </table:table-cell>
          <table:table-cell office:value-type="float" office:value="1.266657205">
            <text:p>1.266657205</text:p>
          </table:table-cell>
        </table:table-row>
        <table:table-row table:style-name="ro1">
          <table:table-cell office:value-type="float" office:value="0.0591">
            <text:p>0.0591</text:p>
          </table:table-cell>
          <table:table-cell office:value-type="float" office:value="1.269221303">
            <text:p>1.269221303</text:p>
          </table:table-cell>
        </table:table-row>
        <table:table-row table:style-name="ro1">
          <table:table-cell office:value-type="float" office:value="0.0592">
            <text:p>0.0592</text:p>
          </table:table-cell>
          <table:table-cell office:value-type="float" office:value="1.271785486">
            <text:p>1.271785486</text:p>
          </table:table-cell>
        </table:table-row>
        <table:table-row table:style-name="ro1">
          <table:table-cell office:value-type="float" office:value="0.0593">
            <text:p>0.0593</text:p>
          </table:table-cell>
          <table:table-cell office:value-type="float" office:value="1.274150907">
            <text:p>1.274150907</text:p>
          </table:table-cell>
        </table:table-row>
        <table:table-row table:style-name="ro1">
          <table:table-cell office:value-type="float" office:value="0.0594">
            <text:p>0.0594</text:p>
          </table:table-cell>
          <table:table-cell office:value-type="float" office:value="1.276652016">
            <text:p>1.276652016</text:p>
          </table:table-cell>
        </table:table-row>
        <table:table-row table:style-name="ro1">
          <table:table-cell office:value-type="float" office:value="0.0595">
            <text:p>0.0595</text:p>
          </table:table-cell>
          <table:table-cell office:value-type="float" office:value="1.279285874">
            <text:p>1.279285874</text:p>
          </table:table-cell>
        </table:table-row>
        <table:table-row table:style-name="ro1">
          <table:table-cell office:value-type="float" office:value="0.0596">
            <text:p>0.0596</text:p>
          </table:table-cell>
          <table:table-cell office:value-type="float" office:value="1.281695106">
            <text:p>1.281695106</text:p>
          </table:table-cell>
        </table:table-row>
        <table:table-row table:style-name="ro1">
          <table:table-cell office:value-type="float" office:value="0.0597">
            <text:p>0.0597</text:p>
          </table:table-cell>
          <table:table-cell office:value-type="float" office:value="1.28412836">
            <text:p>1.28412836</text:p>
          </table:table-cell>
        </table:table-row>
        <table:table-row table:style-name="ro1">
          <table:table-cell office:value-type="float" office:value="0.0598">
            <text:p>0.0598</text:p>
          </table:table-cell>
          <table:table-cell office:value-type="float" office:value="1.286694527">
            <text:p>1.286694527</text:p>
          </table:table-cell>
        </table:table-row>
        <table:table-row table:style-name="ro1">
          <table:table-cell office:value-type="float" office:value="0.0599">
            <text:p>0.0599</text:p>
          </table:table-cell>
          <table:table-cell office:value-type="float" office:value="1.289298215">
            <text:p>1.289298215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.291658633">
            <text:p>1.291658633</text:p>
          </table:table-cell>
        </table:table-row>
        <table:table-row table:style-name="ro1">
          <table:table-cell office:value-type="float" office:value="0.0601">
            <text:p>0.0601</text:p>
          </table:table-cell>
          <table:table-cell office:value-type="float" office:value="1.294152249">
            <text:p>1.294152249</text:p>
          </table:table-cell>
        </table:table-row>
        <table:table-row table:style-name="ro1">
          <table:table-cell office:value-type="float" office:value="0.0602">
            <text:p>0.0602</text:p>
          </table:table-cell>
          <table:table-cell office:value-type="float" office:value="1.296776203">
            <text:p>1.296776203</text:p>
          </table:table-cell>
        </table:table-row>
        <table:table-row table:style-name="ro1">
          <table:table-cell office:value-type="float" office:value="0.0603">
            <text:p>0.0603</text:p>
          </table:table-cell>
          <table:table-cell office:value-type="float" office:value="1.299251899">
            <text:p>1.299251899</text:p>
          </table:table-cell>
        </table:table-row>
        <table:table-row table:style-name="ro1">
          <table:table-cell office:value-type="float" office:value="0.0604">
            <text:p>0.0604</text:p>
          </table:table-cell>
          <table:table-cell office:value-type="float" office:value="1.301667976">
            <text:p>1.301667976</text:p>
          </table:table-cell>
        </table:table-row>
        <table:table-row table:style-name="ro1">
          <table:table-cell office:value-type="float" office:value="0.0605">
            <text:p>0.0605</text:p>
          </table:table-cell>
          <table:table-cell office:value-type="float" office:value="1.304214767">
            <text:p>1.304214767</text:p>
          </table:table-cell>
        </table:table-row>
        <table:table-row table:style-name="ro1">
          <table:table-cell office:value-type="float" office:value="0.0606">
            <text:p>0.0606</text:p>
          </table:table-cell>
          <table:table-cell office:value-type="float" office:value="1.306889507">
            <text:p>1.306889507</text:p>
          </table:table-cell>
        </table:table-row>
        <table:table-row table:style-name="ro1">
          <table:table-cell office:value-type="float" office:value="0.0607">
            <text:p>0.0607</text:p>
          </table:table-cell>
          <table:table-cell office:value-type="float" office:value="1.309251442">
            <text:p>1.309251442</text:p>
          </table:table-cell>
        </table:table-row>
        <table:table-row table:style-name="ro1">
          <table:table-cell office:value-type="float" office:value="0.0608">
            <text:p>0.0608</text:p>
          </table:table-cell>
          <table:table-cell office:value-type="float" office:value="1.311716063">
            <text:p>1.311716063</text:p>
          </table:table-cell>
        </table:table-row>
        <table:table-row table:style-name="ro1">
          <table:table-cell office:value-type="float" office:value="0.0609">
            <text:p>0.0609</text:p>
          </table:table-cell>
          <table:table-cell office:value-type="float" office:value="1.314309093">
            <text:p>1.314309093</text:p>
          </table:table-cell>
        </table:table-row>
        <table:table-row table:style-name="ro1">
          <table:table-cell office:value-type="float" office:value="0.061">
            <text:p>0.061</text:p>
          </table:table-cell>
          <table:table-cell office:value-type="float" office:value="1.316913228">
            <text:p>1.316913228</text:p>
          </table:table-cell>
        </table:table-row>
        <table:table-row table:style-name="ro1">
          <table:table-cell office:value-type="float" office:value="0.0611">
            <text:p>0.0611</text:p>
          </table:table-cell>
          <table:table-cell office:value-type="float" office:value="1.319290514">
            <text:p>1.319290514</text:p>
          </table:table-cell>
        </table:table-row>
        <table:table-row table:style-name="ro1">
          <table:table-cell office:value-type="float" office:value="0.0612">
            <text:p>0.0612</text:p>
          </table:table-cell>
          <table:table-cell office:value-type="float" office:value="1.321796797">
            <text:p>1.321796797</text:p>
          </table:table-cell>
        </table:table-row>
        <table:table-row table:style-name="ro1">
          <table:table-cell office:value-type="float" office:value="0.0613">
            <text:p>0.0613</text:p>
          </table:table-cell>
          <table:table-cell office:value-type="float" office:value="1.32442936">
            <text:p>1.32442936</text:p>
          </table:table-cell>
        </table:table-row>
        <table:table-row table:style-name="ro1">
          <table:table-cell office:value-type="float" office:value="0.0614">
            <text:p>0.0614</text:p>
          </table:table-cell>
          <table:table-cell office:value-type="float" office:value="1.32694943">
            <text:p>1.32694943</text:p>
          </table:table-cell>
        </table:table-row>
        <table:table-row table:style-name="ro1">
          <table:table-cell office:value-type="float" office:value="0.0615">
            <text:p>0.0615</text:p>
          </table:table-cell>
          <table:table-cell office:value-type="float" office:value="1.329363757">
            <text:p>1.329363757</text:p>
          </table:table-cell>
        </table:table-row>
        <table:table-row table:style-name="ro1">
          <table:table-cell office:value-type="float" office:value="0.0616">
            <text:p>0.0616</text:p>
          </table:table-cell>
          <table:table-cell office:value-type="float" office:value="1.331905037">
            <text:p>1.331905037</text:p>
          </table:table-cell>
        </table:table-row>
        <table:table-row table:style-name="ro1">
          <table:table-cell office:value-type="float" office:value="0.0617">
            <text:p>0.0617</text:p>
          </table:table-cell>
          <table:table-cell office:value-type="float" office:value="1.334570625">
            <text:p>1.334570625</text:p>
          </table:table-cell>
        </table:table-row>
        <table:table-row table:style-name="ro1">
          <table:table-cell office:value-type="float" office:value="0.0618">
            <text:p>0.0618</text:p>
          </table:table-cell>
          <table:table-cell office:value-type="float" office:value="1.33702204">
            <text:p>1.33702204</text:p>
          </table:table-cell>
        </table:table-row>
        <table:table-row table:style-name="ro1">
          <table:table-cell office:value-type="float" office:value="0.0619">
            <text:p>0.0619</text:p>
          </table:table-cell>
          <table:table-cell office:value-type="float" office:value="1.339466768">
            <text:p>1.339466768</text:p>
          </table:table-cell>
        </table:table-row>
        <table:table-row table:style-name="ro1">
          <table:table-cell office:value-type="float" office:value="0.062">
            <text:p>0.062</text:p>
          </table:table-cell>
          <table:table-cell office:value-type="float" office:value="1.342036563">
            <text:p>1.342036563</text:p>
          </table:table-cell>
        </table:table-row>
        <table:table-row table:style-name="ro1">
          <table:table-cell office:value-type="float" office:value="0.0621">
            <text:p>0.0621</text:p>
          </table:table-cell>
          <table:table-cell office:value-type="float" office:value="1.344728849">
            <text:p>1.344728849</text:p>
          </table:table-cell>
        </table:table-row>
        <table:table-row table:style-name="ro1">
          <table:table-cell office:value-type="float" office:value="0.0622">
            <text:p>0.0622</text:p>
          </table:table-cell>
          <table:table-cell office:value-type="float" office:value="1.347127411">
            <text:p>1.347127411</text:p>
          </table:table-cell>
        </table:table-row>
        <table:table-row table:style-name="ro1">
          <table:table-cell office:value-type="float" office:value="0.0623">
            <text:p>0.0623</text:p>
          </table:table-cell>
          <table:table-cell office:value-type="float" office:value="1.349596073">
            <text:p>1.349596073</text:p>
          </table:table-cell>
        </table:table-row>
        <table:table-row table:style-name="ro1">
          <table:table-cell office:value-type="float" office:value="0.0624">
            <text:p>0.0624</text:p>
          </table:table-cell>
          <table:table-cell office:value-type="float" office:value="1.352188067">
            <text:p>1.352188067</text:p>
          </table:table-cell>
        </table:table-row>
        <table:table-row table:style-name="ro1">
          <table:table-cell office:value-type="float" office:value="0.0625">
            <text:p>0.0625</text:p>
          </table:table-cell>
          <table:table-cell office:value-type="float" office:value="1.35490088">
            <text:p>1.35490088</text:p>
          </table:table-cell>
        </table:table-row>
        <table:table-row table:style-name="ro1">
          <table:table-cell office:value-type="float" office:value="0.0626">
            <text:p>0.0626</text:p>
          </table:table-cell>
          <table:table-cell office:value-type="float" office:value="1.35726284">
            <text:p>1.35726284</text:p>
          </table:table-cell>
        </table:table-row>
        <table:table-row table:style-name="ro1">
          <table:table-cell office:value-type="float" office:value="0.0627">
            <text:p>0.0627</text:p>
          </table:table-cell>
          <table:table-cell office:value-type="float" office:value="1.359749118">
            <text:p>1.359749118</text:p>
          </table:table-cell>
        </table:table-row>
        <table:table-row table:style-name="ro1">
          <table:table-cell office:value-type="float" office:value="0.0628">
            <text:p>0.0628</text:p>
          </table:table-cell>
          <table:table-cell office:value-type="float" office:value="1.36235714">
            <text:p>1.36235714</text:p>
          </table:table-cell>
        </table:table-row>
        <table:table-row table:style-name="ro1">
          <table:table-cell office:value-type="float" office:value="0.0629">
            <text:p>0.0629</text:p>
          </table:table-cell>
          <table:table-cell office:value-type="float" office:value="1.365051663">
            <text:p>1.365051663</text:p>
          </table:table-cell>
        </table:table-row>
        <table:table-row table:style-name="ro1">
          <table:table-cell office:value-type="float" office:value="0.063">
            <text:p>0.063</text:p>
          </table:table-cell>
          <table:table-cell office:value-type="float" office:value="1.367426553">
            <text:p>1.367426553</text:p>
          </table:table-cell>
        </table:table-row>
        <table:table-row table:style-name="ro1">
          <table:table-cell office:value-type="float" office:value="0.0631">
            <text:p>0.0631</text:p>
          </table:table-cell>
          <table:table-cell office:value-type="float" office:value="1.369924258">
            <text:p>1.369924258</text:p>
          </table:table-cell>
        </table:table-row>
        <table:table-row table:style-name="ro1">
          <table:table-cell office:value-type="float" office:value="0.0632">
            <text:p>0.0632</text:p>
          </table:table-cell>
          <table:table-cell office:value-type="float" office:value="1.372542257">
            <text:p>1.372542257</text:p>
          </table:table-cell>
        </table:table-row>
        <table:table-row table:style-name="ro1">
          <table:table-cell office:value-type="float" office:value="0.0633">
            <text:p>0.0633</text:p>
          </table:table-cell>
          <table:table-cell office:value-type="float" office:value="1.3752361">
            <text:p>1.3752361</text:p>
          </table:table-cell>
        </table:table-row>
        <table:table-row table:style-name="ro1">
          <table:table-cell office:value-type="float" office:value="0.0634">
            <text:p>0.0634</text:p>
          </table:table-cell>
          <table:table-cell office:value-type="float" office:value="1.3776177">
            <text:p>1.3776177</text:p>
          </table:table-cell>
        </table:table-row>
        <table:table-row table:style-name="ro1">
          <table:table-cell office:value-type="float" office:value="0.0635">
            <text:p>0.0635</text:p>
          </table:table-cell>
          <table:table-cell office:value-type="float" office:value="1.380120754">
            <text:p>1.380120754</text:p>
          </table:table-cell>
        </table:table-row>
        <table:table-row table:style-name="ro1">
          <table:table-cell office:value-type="float" office:value="0.0636">
            <text:p>0.0636</text:p>
          </table:table-cell>
          <table:table-cell office:value-type="float" office:value="1.382742785">
            <text:p>1.382742785</text:p>
          </table:table-cell>
        </table:table-row>
        <table:table-row table:style-name="ro1">
          <table:table-cell office:value-type="float" office:value="0.0637">
            <text:p>0.0637</text:p>
          </table:table-cell>
          <table:table-cell office:value-type="float" office:value="1.38545418">
            <text:p>1.38545418</text:p>
          </table:table-cell>
        </table:table-row>
        <table:table-row table:style-name="ro1">
          <table:table-cell office:value-type="float" office:value="0.0638">
            <text:p>0.0638</text:p>
          </table:table-cell>
          <table:table-cell office:value-type="float" office:value="1.387836364">
            <text:p>1.387836364</text:p>
          </table:table-cell>
        </table:table-row>
        <table:table-row table:style-name="ro1">
          <table:table-cell office:value-type="float" office:value="0.0639">
            <text:p>0.0639</text:p>
          </table:table-cell>
          <table:table-cell office:value-type="float" office:value="1.390338777">
            <text:p>1.390338777</text:p>
          </table:table-cell>
        </table:table-row>
        <table:table-row table:style-name="ro1">
          <table:table-cell office:value-type="float" office:value="0.064">
            <text:p>0.064</text:p>
          </table:table-cell>
          <table:table-cell office:value-type="float" office:value="1.392958978">
            <text:p>1.392958978</text:p>
          </table:table-cell>
        </table:table-row>
        <table:table-row table:style-name="ro1">
          <table:table-cell office:value-type="float" office:value="0.0641">
            <text:p>0.0641</text:p>
          </table:table-cell>
          <table:table-cell office:value-type="float" office:value="1.395694631">
            <text:p>1.395694631</text:p>
          </table:table-cell>
        </table:table-row>
        <table:table-row table:style-name="ro1">
          <table:table-cell office:value-type="float" office:value="0.0642">
            <text:p>0.0642</text:p>
          </table:table-cell>
          <table:table-cell office:value-type="float" office:value="1.398083558">
            <text:p>1.398083558</text:p>
          </table:table-cell>
        </table:table-row>
        <table:table-row table:style-name="ro1">
          <table:table-cell office:value-type="float" office:value="0.0643">
            <text:p>0.0643</text:p>
          </table:table-cell>
          <table:table-cell office:value-type="float" office:value="1.400579409">
            <text:p>1.400579409</text:p>
          </table:table-cell>
        </table:table-row>
        <table:table-row table:style-name="ro1">
          <table:table-cell office:value-type="float" office:value="0.0644">
            <text:p>0.0644</text:p>
          </table:table-cell>
          <table:table-cell office:value-type="float" office:value="1.403191986">
            <text:p>1.403191986</text:p>
          </table:table-cell>
        </table:table-row>
        <table:table-row table:style-name="ro1">
          <table:table-cell office:value-type="float" office:value="0.0645">
            <text:p>0.0645</text:p>
          </table:table-cell>
          <table:table-cell office:value-type="float" office:value="1.405918986">
            <text:p>1.405918986</text:p>
          </table:table-cell>
        </table:table-row>
        <table:table-row table:style-name="ro1">
          <table:table-cell office:value-type="float" office:value="0.0646">
            <text:p>0.0646</text:p>
          </table:table-cell>
          <table:table-cell office:value-type="float" office:value="1.408361243">
            <text:p>1.408361243</text:p>
          </table:table-cell>
        </table:table-row>
        <table:table-row table:style-name="ro1">
          <table:table-cell office:value-type="float" office:value="0.0647">
            <text:p>0.0647</text:p>
          </table:table-cell>
          <table:table-cell office:value-type="float" office:value="1.410844662">
            <text:p>1.410844662</text:p>
          </table:table-cell>
        </table:table-row>
        <table:table-row table:style-name="ro1">
          <table:table-cell office:value-type="float" office:value="0.0648">
            <text:p>0.0648</text:p>
          </table:table-cell>
          <table:table-cell office:value-type="float" office:value="1.413443871">
            <text:p>1.413443871</text:p>
          </table:table-cell>
        </table:table-row>
        <table:table-row table:style-name="ro1">
          <table:table-cell office:value-type="float" office:value="0.0649">
            <text:p>0.0649</text:p>
          </table:table-cell>
          <table:table-cell office:value-type="float" office:value="1.416156589">
            <text:p>1.416156589</text:p>
          </table:table-cell>
        </table:table-row>
        <table:table-row table:style-name="ro1">
          <table:table-cell office:value-type="float" office:value="0.065">
            <text:p>0.065</text:p>
          </table:table-cell>
          <table:table-cell office:value-type="float" office:value="1.418672341">
            <text:p>1.418672341</text:p>
          </table:table-cell>
        </table:table-row>
        <table:table-row table:style-name="ro1">
          <table:table-cell office:value-type="float" office:value="0.0651">
            <text:p>0.0651</text:p>
          </table:table-cell>
          <table:table-cell office:value-type="float" office:value="1.421137492">
            <text:p>1.421137492</text:p>
          </table:table-cell>
        </table:table-row>
        <table:table-row table:style-name="ro1">
          <table:table-cell office:value-type="float" office:value="0.0652">
            <text:p>0.0652</text:p>
          </table:table-cell>
          <table:table-cell office:value-type="float" office:value="1.423717617">
            <text:p>1.423717617</text:p>
          </table:table-cell>
        </table:table-row>
        <table:table-row table:style-name="ro1">
          <table:table-cell office:value-type="float" office:value="0.0653">
            <text:p>0.0653</text:p>
          </table:table-cell>
          <table:table-cell office:value-type="float" office:value="1.426410455">
            <text:p>1.426410455</text:p>
          </table:table-cell>
        </table:table-row>
        <table:table-row table:style-name="ro1">
          <table:table-cell office:value-type="float" office:value="0.0654">
            <text:p>0.0654</text:p>
          </table:table-cell>
          <table:table-cell office:value-type="float" office:value="1.429020761">
            <text:p>1.429020761</text:p>
          </table:table-cell>
        </table:table-row>
        <table:table-row table:style-name="ro1">
          <table:table-cell office:value-type="float" office:value="0.0655">
            <text:p>0.0655</text:p>
          </table:table-cell>
          <table:table-cell office:value-type="float" office:value="1.431461821">
            <text:p>1.431461821</text:p>
          </table:table-cell>
        </table:table-row>
        <table:table-row table:style-name="ro1">
          <table:table-cell office:value-type="float" office:value="0.0656">
            <text:p>0.0656</text:p>
          </table:table-cell>
          <table:table-cell office:value-type="float" office:value="1.434017159">
            <text:p>1.434017159</text:p>
          </table:table-cell>
        </table:table-row>
        <table:table-row table:style-name="ro1">
          <table:table-cell office:value-type="float" office:value="0.0657">
            <text:p>0.0657</text:p>
          </table:table-cell>
          <table:table-cell office:value-type="float" office:value="1.43668453">
            <text:p>1.43668453</text:p>
          </table:table-cell>
        </table:table-row>
        <table:table-row table:style-name="ro1">
          <table:table-cell office:value-type="float" office:value="0.0658">
            <text:p>0.0658</text:p>
          </table:table-cell>
          <table:table-cell office:value-type="float" office:value="1.439411424">
            <text:p>1.439411424</text:p>
          </table:table-cell>
        </table:table-row>
        <table:table-row table:style-name="ro1">
          <table:table-cell office:value-type="float" office:value="0.0659">
            <text:p>0.0659</text:p>
          </table:table-cell>
          <table:table-cell office:value-type="float" office:value="1.441822565">
            <text:p>1.441822565</text:p>
          </table:table-cell>
        </table:table-row>
        <table:table-row table:style-name="ro1">
          <table:table-cell office:value-type="float" office:value="0.066">
            <text:p>0.066</text:p>
          </table:table-cell>
          <table:table-cell office:value-type="float" office:value="1.444347407">
            <text:p>1.444347407</text:p>
          </table:table-cell>
        </table:table-row>
        <table:table-row table:style-name="ro1">
          <table:table-cell office:value-type="float" office:value="0.0661">
            <text:p>0.0661</text:p>
          </table:table-cell>
          <table:table-cell office:value-type="float" office:value="1.44698372">
            <text:p>1.44698372</text:p>
          </table:table-cell>
        </table:table-row>
        <table:table-row table:style-name="ro1">
          <table:table-cell office:value-type="float" office:value="0.0662">
            <text:p>0.0662</text:p>
          </table:table-cell>
          <table:table-cell office:value-type="float" office:value="1.44972936">
            <text:p>1.44972936</text:p>
          </table:table-cell>
        </table:table-row>
        <table:table-row table:style-name="ro1">
          <table:table-cell office:value-type="float" office:value="0.0663">
            <text:p>0.0663</text:p>
          </table:table-cell>
          <table:table-cell office:value-type="float" office:value="1.45222567">
            <text:p>1.45222567</text:p>
          </table:table-cell>
        </table:table-row>
        <table:table-row table:style-name="ro1">
          <table:table-cell office:value-type="float" office:value="0.0664">
            <text:p>0.0664</text:p>
          </table:table-cell>
          <table:table-cell office:value-type="float" office:value="1.454714284">
            <text:p>1.454714284</text:p>
          </table:table-cell>
        </table:table-row>
        <table:table-row table:style-name="ro1">
          <table:table-cell office:value-type="float" office:value="0.0665">
            <text:p>0.0665</text:p>
          </table:table-cell>
          <table:table-cell office:value-type="float" office:value="1.45731392">
            <text:p>1.45731392</text:p>
          </table:table-cell>
        </table:table-row>
        <table:table-row table:style-name="ro1">
          <table:table-cell office:value-type="float" office:value="0.0666">
            <text:p>0.0666</text:p>
          </table:table-cell>
          <table:table-cell office:value-type="float" office:value="1.460022442">
            <text:p>1.460022442</text:p>
          </table:table-cell>
        </table:table-row>
        <table:table-row table:style-name="ro1">
          <table:table-cell office:value-type="float" office:value="0.0667">
            <text:p>0.0667</text:p>
          </table:table-cell>
          <table:table-cell office:value-type="float" office:value="1.462678154">
            <text:p>1.462678154</text:p>
          </table:table-cell>
        </table:table-row>
        <table:table-row table:style-name="ro1">
          <table:table-cell office:value-type="float" office:value="0.0668">
            <text:p>0.0668</text:p>
          </table:table-cell>
          <table:table-cell office:value-type="float" office:value="1.465124761">
            <text:p>1.465124761</text:p>
          </table:table-cell>
        </table:table-row>
        <table:table-row table:style-name="ro1">
          <table:table-cell office:value-type="float" office:value="0.0669">
            <text:p>0.0669</text:p>
          </table:table-cell>
          <table:table-cell office:value-type="float" office:value="1.46768206">
            <text:p>1.46768206</text:p>
          </table:table-cell>
        </table:table-row>
        <table:table-row table:style-name="ro1">
          <table:table-cell office:value-type="float" office:value="0.067">
            <text:p>0.067</text:p>
          </table:table-cell>
          <table:table-cell office:value-type="float" office:value="1.470347915">
            <text:p>1.470347915</text:p>
          </table:table-cell>
        </table:table-row>
        <table:table-row table:style-name="ro1">
          <table:table-cell office:value-type="float" office:value="0.0671">
            <text:p>0.0671</text:p>
          </table:table-cell>
          <table:table-cell office:value-type="float" office:value="1.473120277">
            <text:p>1.473120277</text:p>
          </table:table-cell>
        </table:table-row>
        <table:table-row table:style-name="ro1">
          <table:table-cell office:value-type="float" office:value="0.0672">
            <text:p>0.0672</text:p>
          </table:table-cell>
          <table:table-cell office:value-type="float" office:value="1.475586909">
            <text:p>1.475586909</text:p>
          </table:table-cell>
        </table:table-row>
        <table:table-row table:style-name="ro1">
          <table:table-cell office:value-type="float" office:value="0.0673">
            <text:p>0.0673</text:p>
          </table:table-cell>
          <table:table-cell office:value-type="float" office:value="1.478096145">
            <text:p>1.478096145</text:p>
          </table:table-cell>
        </table:table-row>
        <table:table-row table:style-name="ro1">
          <table:table-cell office:value-type="float" office:value="0.0674">
            <text:p>0.0674</text:p>
          </table:table-cell>
          <table:table-cell office:value-type="float" office:value="1.480713724">
            <text:p>1.480713724</text:p>
          </table:table-cell>
        </table:table-row>
        <table:table-row table:style-name="ro1">
          <table:table-cell office:value-type="float" office:value="0.0675">
            <text:p>0.0675</text:p>
          </table:table-cell>
          <table:table-cell office:value-type="float" office:value="1.483437593">
            <text:p>1.483437593</text:p>
          </table:table-cell>
        </table:table-row>
        <table:table-row table:style-name="ro1">
          <table:table-cell office:value-type="float" office:value="0.0676">
            <text:p>0.0676</text:p>
          </table:table-cell>
          <table:table-cell office:value-type="float" office:value="1.486109951">
            <text:p>1.486109951</text:p>
          </table:table-cell>
        </table:table-row>
        <table:table-row table:style-name="ro1">
          <table:table-cell office:value-type="float" office:value="0.0677">
            <text:p>0.0677</text:p>
          </table:table-cell>
          <table:table-cell office:value-type="float" office:value="1.488565316">
            <text:p>1.488565316</text:p>
          </table:table-cell>
        </table:table-row>
        <table:table-row table:style-name="ro1">
          <table:table-cell office:value-type="float" office:value="0.0678">
            <text:p>0.0678</text:p>
          </table:table-cell>
          <table:table-cell office:value-type="float" office:value="1.491128927">
            <text:p>1.491128927</text:p>
          </table:table-cell>
        </table:table-row>
        <table:table-row table:style-name="ro1">
          <table:table-cell office:value-type="float" office:value="0.0679">
            <text:p>0.0679</text:p>
          </table:table-cell>
          <table:table-cell office:value-type="float" office:value="1.493798725">
            <text:p>1.493798725</text:p>
          </table:table-cell>
        </table:table-row>
        <table:table-row table:style-name="ro1">
          <table:table-cell office:value-type="float" office:value="0.068">
            <text:p>0.068</text:p>
          </table:table-cell>
          <table:table-cell office:value-type="float" office:value="1.496572727">
            <text:p>1.496572727</text:p>
          </table:table-cell>
        </table:table-row>
        <table:table-row table:style-name="ro1">
          <table:table-cell office:value-type="float" office:value="0.0681">
            <text:p>0.0681</text:p>
          </table:table-cell>
          <table:table-cell office:value-type="float" office:value="1.499099905">
            <text:p>1.499099905</text:p>
          </table:table-cell>
        </table:table-row>
        <table:table-row table:style-name="ro1">
          <table:table-cell office:value-type="float" office:value="0.0682">
            <text:p>0.0682</text:p>
          </table:table-cell>
          <table:table-cell office:value-type="float" office:value="1.501603753">
            <text:p>1.501603753</text:p>
          </table:table-cell>
        </table:table-row>
        <table:table-row table:style-name="ro1">
          <table:table-cell office:value-type="float" office:value="0.0683">
            <text:p>0.0683</text:p>
          </table:table-cell>
          <table:table-cell office:value-type="float" office:value="1.504213799">
            <text:p>1.504213799</text:p>
          </table:table-cell>
        </table:table-row>
        <table:table-row table:style-name="ro1">
          <table:table-cell office:value-type="float" office:value="0.0684">
            <text:p>0.0684</text:p>
          </table:table-cell>
          <table:table-cell office:value-type="float" office:value="1.506928053">
            <text:p>1.506928053</text:p>
          </table:table-cell>
        </table:table-row>
        <table:table-row table:style-name="ro1">
          <table:table-cell office:value-type="float" office:value="0.0685">
            <text:p>0.0685</text:p>
          </table:table-cell>
          <table:table-cell office:value-type="float" office:value="1.509711512">
            <text:p>1.509711512</text:p>
          </table:table-cell>
        </table:table-row>
        <table:table-row table:style-name="ro1">
          <table:table-cell office:value-type="float" office:value="0.0686">
            <text:p>0.0686</text:p>
          </table:table-cell>
          <table:table-cell office:value-type="float" office:value="1.512149674">
            <text:p>1.512149674</text:p>
          </table:table-cell>
        </table:table-row>
        <table:table-row table:style-name="ro1">
          <table:table-cell office:value-type="float" office:value="0.0687">
            <text:p>0.0687</text:p>
          </table:table-cell>
          <table:table-cell office:value-type="float" office:value="1.514694167">
            <text:p>1.514694167</text:p>
          </table:table-cell>
        </table:table-row>
        <table:table-row table:style-name="ro1">
          <table:table-cell office:value-type="float" office:value="0.0688">
            <text:p>0.0688</text:p>
          </table:table-cell>
          <table:table-cell office:value-type="float" office:value="1.517342984">
            <text:p>1.517342984</text:p>
          </table:table-cell>
        </table:table-row>
        <table:table-row table:style-name="ro1">
          <table:table-cell office:value-type="float" office:value="0.0689">
            <text:p>0.0689</text:p>
          </table:table-cell>
          <table:table-cell office:value-type="float" office:value="1.520094195">
            <text:p>1.520094195</text:p>
          </table:table-cell>
        </table:table-row>
        <table:table-row table:style-name="ro1">
          <table:table-cell office:value-type="float" office:value="0.069">
            <text:p>0.069</text:p>
          </table:table-cell>
          <table:table-cell office:value-type="float" office:value="1.522779483">
            <text:p>1.522779483</text:p>
          </table:table-cell>
        </table:table-row>
        <table:table-row table:style-name="ro1">
          <table:table-cell office:value-type="float" office:value="0.0691">
            <text:p>0.0691</text:p>
          </table:table-cell>
          <table:table-cell office:value-type="float" office:value="1.525252473">
            <text:p>1.525252473</text:p>
          </table:table-cell>
        </table:table-row>
        <table:table-row table:style-name="ro1">
          <table:table-cell office:value-type="float" office:value="0.0692">
            <text:p>0.0692</text:p>
          </table:table-cell>
          <table:table-cell office:value-type="float" office:value="1.527830025">
            <text:p>1.527830025</text:p>
          </table:table-cell>
        </table:table-row>
        <table:table-row table:style-name="ro1">
          <table:table-cell office:value-type="float" office:value="0.0693">
            <text:p>0.0693</text:p>
          </table:table-cell>
          <table:table-cell office:value-type="float" office:value="1.530510191">
            <text:p>1.530510191</text:p>
          </table:table-cell>
        </table:table-row>
        <table:table-row table:style-name="ro1">
          <table:table-cell office:value-type="float" office:value="0.0694">
            <text:p>0.0694</text:p>
          </table:table-cell>
          <table:table-cell office:value-type="float" office:value="1.533291093">
            <text:p>1.533291093</text:p>
          </table:table-cell>
        </table:table-row>
        <table:table-row table:style-name="ro1">
          <table:table-cell office:value-type="float" office:value="0.0695">
            <text:p>0.0695</text:p>
          </table:table-cell>
          <table:table-cell office:value-type="float" office:value="1.53590275">
            <text:p>1.53590275</text:p>
          </table:table-cell>
        </table:table-row>
        <table:table-row table:style-name="ro1">
          <table:table-cell office:value-type="float" office:value="0.0696">
            <text:p>0.0696</text:p>
          </table:table-cell>
          <table:table-cell office:value-type="float" office:value="1.53840304">
            <text:p>1.53840304</text:p>
          </table:table-cell>
        </table:table-row>
        <table:table-row table:style-name="ro1">
          <table:table-cell office:value-type="float" office:value="0.0697">
            <text:p>0.0697</text:p>
          </table:table-cell>
          <table:table-cell office:value-type="float" office:value="1.541006284">
            <text:p>1.541006284</text:p>
          </table:table-cell>
        </table:table-row>
        <table:table-row table:style-name="ro1">
          <table:table-cell office:value-type="float" office:value="0.0698">
            <text:p>0.0698</text:p>
          </table:table-cell>
          <table:table-cell office:value-type="float" office:value="1.543710583">
            <text:p>1.543710583</text:p>
          </table:table-cell>
        </table:table-row>
        <table:table-row table:style-name="ro1">
          <table:table-cell office:value-type="float" office:value="0.0699">
            <text:p>0.0699</text:p>
          </table:table-cell>
          <table:table-cell office:value-type="float" office:value="1.546514109">
            <text:p>1.546514109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.549077351">
            <text:p>1.549077351</text:p>
          </table:table-cell>
        </table:table-row>
        <table:table-row table:style-name="ro1">
          <table:table-cell office:value-type="float" office:value="0.0701">
            <text:p>0.0701</text:p>
          </table:table-cell>
          <table:table-cell office:value-type="float" office:value="1.551597606">
            <text:p>1.551597606</text:p>
          </table:table-cell>
        </table:table-row>
        <table:table-row table:style-name="ro1">
          <table:table-cell office:value-type="float" office:value="0.0702">
            <text:p>0.0702</text:p>
          </table:table-cell>
          <table:table-cell office:value-type="float" office:value="1.55421936">
            <text:p>1.55421936</text:p>
          </table:table-cell>
        </table:table-row>
        <table:table-row table:style-name="ro1">
          <table:table-cell office:value-type="float" office:value="0.0703">
            <text:p>0.0703</text:p>
          </table:table-cell>
          <table:table-cell office:value-type="float" office:value="1.556940757">
            <text:p>1.556940757</text:p>
          </table:table-cell>
        </table:table-row>
        <table:table-row table:style-name="ro1">
          <table:table-cell office:value-type="float" office:value="0.0704">
            <text:p>0.0704</text:p>
          </table:table-cell>
          <table:table-cell office:value-type="float" office:value="1.559760011">
            <text:p>1.559760011</text:p>
          </table:table-cell>
        </table:table-row>
        <table:table-row table:style-name="ro1">
          <table:table-cell office:value-type="float" office:value="0.0705">
            <text:p>0.0705</text:p>
          </table:table-cell>
          <table:table-cell office:value-type="float" office:value="1.562300833">
            <text:p>1.562300833</text:p>
          </table:table-cell>
        </table:table-row>
        <table:table-row table:style-name="ro1">
          <table:table-cell office:value-type="float" office:value="0.0706">
            <text:p>0.0706</text:p>
          </table:table-cell>
          <table:table-cell office:value-type="float" office:value="1.564833883">
            <text:p>1.564833883</text:p>
          </table:table-cell>
        </table:table-row>
        <table:table-row table:style-name="ro1">
          <table:table-cell office:value-type="float" office:value="0.0707">
            <text:p>0.0707</text:p>
          </table:table-cell>
          <table:table-cell office:value-type="float" office:value="1.56746712">
            <text:p>1.56746712</text:p>
          </table:table-cell>
        </table:table-row>
        <table:table-row table:style-name="ro1">
          <table:table-cell office:value-type="float" office:value="0.0708">
            <text:p>0.0708</text:p>
          </table:table-cell>
          <table:table-cell office:value-type="float" office:value="1.570198729">
            <text:p>1.570198729</text:p>
          </table:table-cell>
        </table:table-row>
        <table:table-row table:style-name="ro1">
          <table:table-cell office:value-type="float" office:value="0.0709">
            <text:p>0.0709</text:p>
          </table:table-cell>
          <table:table-cell office:value-type="float" office:value="1.57302696">
            <text:p>1.57302696</text:p>
          </table:table-cell>
        </table:table-row>
        <table:table-row table:style-name="ro1">
          <table:table-cell office:value-type="float" office:value="0.071">
            <text:p>0.071</text:p>
          </table:table-cell>
          <table:table-cell office:value-type="float" office:value="1.575572248">
            <text:p>1.575572248</text:p>
          </table:table-cell>
        </table:table-row>
        <table:table-row table:style-name="ro1">
          <table:table-cell office:value-type="float" office:value="0.0711">
            <text:p>0.0711</text:p>
          </table:table-cell>
          <table:table-cell office:value-type="float" office:value="1.578111057">
            <text:p>1.578111057</text:p>
          </table:table-cell>
        </table:table-row>
        <table:table-row table:style-name="ro1">
          <table:table-cell office:value-type="float" office:value="0.0712">
            <text:p>0.0712</text:p>
          </table:table-cell>
          <table:table-cell office:value-type="float" office:value="1.580748879">
            <text:p>1.580748879</text:p>
          </table:table-cell>
        </table:table-row>
        <table:table-row table:style-name="ro1">
          <table:table-cell office:value-type="float" office:value="0.0713">
            <text:p>0.0713</text:p>
          </table:table-cell>
          <table:table-cell office:value-type="float" office:value="1.583483936">
            <text:p>1.583483936</text:p>
          </table:table-cell>
        </table:table-row>
        <table:table-row table:style-name="ro1">
          <table:table-cell office:value-type="float" office:value="0.0714">
            <text:p>0.0714</text:p>
          </table:table-cell>
          <table:table-cell office:value-type="float" office:value="1.586314508">
            <text:p>1.586314508</text:p>
          </table:table-cell>
        </table:table-row>
        <table:table-row table:style-name="ro1">
          <table:table-cell office:value-type="float" office:value="0.0715">
            <text:p>0.0715</text:p>
          </table:table-cell>
          <table:table-cell office:value-type="float" office:value="1.588892159">
            <text:p>1.588892159</text:p>
          </table:table-cell>
        </table:table-row>
        <table:table-row table:style-name="ro1">
          <table:table-cell office:value-type="float" office:value="0.0716">
            <text:p>0.0716</text:p>
          </table:table-cell>
          <table:table-cell office:value-type="float" office:value="1.591429793">
            <text:p>1.591429793</text:p>
          </table:table-cell>
        </table:table-row>
        <table:table-row table:style-name="ro1">
          <table:table-cell office:value-type="float" office:value="0.0717">
            <text:p>0.0717</text:p>
          </table:table-cell>
          <table:table-cell office:value-type="float" office:value="1.594065404">
            <text:p>1.594065404</text:p>
          </table:table-cell>
        </table:table-row>
        <table:table-row table:style-name="ro1">
          <table:table-cell office:value-type="float" office:value="0.0718">
            <text:p>0.0718</text:p>
          </table:table-cell>
          <table:table-cell office:value-type="float" office:value="1.59679724">
            <text:p>1.59679724</text:p>
          </table:table-cell>
        </table:table-row>
        <table:table-row table:style-name="ro1">
          <table:table-cell office:value-type="float" office:value="0.0719">
            <text:p>0.0719</text:p>
          </table:table-cell>
          <table:table-cell office:value-type="float" office:value="1.59962361">
            <text:p>1.59962361</text:p>
          </table:table-cell>
        </table:table-row>
        <table:table-row table:style-name="ro1">
          <table:table-cell office:value-type="float" office:value="0.072">
            <text:p>0.072</text:p>
          </table:table-cell>
          <table:table-cell office:value-type="float" office:value="1.602262653">
            <text:p>1.602262653</text:p>
          </table:table-cell>
        </table:table-row>
        <table:table-row table:style-name="ro1">
          <table:table-cell office:value-type="float" office:value="0.0721">
            <text:p>0.0721</text:p>
          </table:table-cell>
          <table:table-cell office:value-type="float" office:value="1.604792257">
            <text:p>1.604792257</text:p>
          </table:table-cell>
        </table:table-row>
        <table:table-row table:style-name="ro1">
          <table:table-cell office:value-type="float" office:value="0.0722">
            <text:p>0.0722</text:p>
          </table:table-cell>
          <table:table-cell office:value-type="float" office:value="1.607418932">
            <text:p>1.607418932</text:p>
          </table:table-cell>
        </table:table-row>
        <table:table-row table:style-name="ro1">
          <table:table-cell office:value-type="float" office:value="0.0723">
            <text:p>0.0723</text:p>
          </table:table-cell>
          <table:table-cell office:value-type="float" office:value="1.61014095">
            <text:p>1.61014095</text:p>
          </table:table-cell>
        </table:table-row>
        <table:table-row table:style-name="ro1">
          <table:table-cell office:value-type="float" office:value="0.0724">
            <text:p>0.0724</text:p>
          </table:table-cell>
          <table:table-cell office:value-type="float" office:value="1.612956642">
            <text:p>1.612956642</text:p>
          </table:table-cell>
        </table:table-row>
        <table:table-row table:style-name="ro1">
          <table:table-cell office:value-type="float" office:value="0.0725">
            <text:p>0.0725</text:p>
          </table:table-cell>
          <table:table-cell office:value-type="float" office:value="1.61568737">
            <text:p>1.61568737</text:p>
          </table:table-cell>
        </table:table-row>
        <table:table-row table:style-name="ro1">
          <table:table-cell office:value-type="float" office:value="0.0726">
            <text:p>0.0726</text:p>
          </table:table-cell>
          <table:table-cell office:value-type="float" office:value="1.618202138">
            <text:p>1.618202138</text:p>
          </table:table-cell>
        </table:table-row>
        <table:table-row table:style-name="ro1">
          <table:table-cell office:value-type="float" office:value="0.0727">
            <text:p>0.0727</text:p>
          </table:table-cell>
          <table:table-cell office:value-type="float" office:value="1.620813199">
            <text:p>1.620813199</text:p>
          </table:table-cell>
        </table:table-row>
        <table:table-row table:style-name="ro1">
          <table:table-cell office:value-type="float" office:value="0.0728">
            <text:p>0.0728</text:p>
          </table:table-cell>
          <table:table-cell office:value-type="float" office:value="1.623518844">
            <text:p>1.623518844</text:p>
          </table:table-cell>
        </table:table-row>
        <table:table-row table:style-name="ro1">
          <table:table-cell office:value-type="float" office:value="0.0729">
            <text:p>0.0729</text:p>
          </table:table-cell>
          <table:table-cell office:value-type="float" office:value="1.626317424">
            <text:p>1.626317424</text:p>
          </table:table-cell>
        </table:table-row>
        <table:table-row table:style-name="ro1">
          <table:table-cell office:value-type="float" office:value="0.073">
            <text:p>0.073</text:p>
          </table:table-cell>
          <table:table-cell office:value-type="float" office:value="1.629171538">
            <text:p>1.629171538</text:p>
          </table:table-cell>
        </table:table-row>
        <table:table-row table:style-name="ro1">
          <table:table-cell office:value-type="float" office:value="0.0731">
            <text:p>0.0731</text:p>
          </table:table-cell>
          <table:table-cell office:value-type="float" office:value="1.631664686">
            <text:p>1.631664686</text:p>
          </table:table-cell>
        </table:table-row>
        <table:table-row table:style-name="ro1">
          <table:table-cell office:value-type="float" office:value="0.0732">
            <text:p>0.0732</text:p>
          </table:table-cell>
          <table:table-cell office:value-type="float" office:value="1.634253475">
            <text:p>1.634253475</text:p>
          </table:table-cell>
        </table:table-row>
        <table:table-row table:style-name="ro1">
          <table:table-cell office:value-type="float" office:value="0.0733">
            <text:p>0.0733</text:p>
          </table:table-cell>
          <table:table-cell office:value-type="float" office:value="1.636936213">
            <text:p>1.636936213</text:p>
          </table:table-cell>
        </table:table-row>
        <table:table-row table:style-name="ro1">
          <table:table-cell office:value-type="float" office:value="0.0734">
            <text:p>0.0734</text:p>
          </table:table-cell>
          <table:table-cell office:value-type="float" office:value="1.639711264">
            <text:p>1.639711264</text:p>
          </table:table-cell>
        </table:table-row>
        <table:table-row table:style-name="ro1">
          <table:table-cell office:value-type="float" office:value="0.0735">
            <text:p>0.0735</text:p>
          </table:table-cell>
          <table:table-cell office:value-type="float" office:value="1.642577052">
            <text:p>1.642577052</text:p>
          </table:table-cell>
        </table:table-row>
        <table:table-row table:style-name="ro1">
          <table:table-cell office:value-type="float" office:value="0.0736">
            <text:p>0.0736</text:p>
          </table:table-cell>
          <table:table-cell office:value-type="float" office:value="1.645186766">
            <text:p>1.645186766</text:p>
          </table:table-cell>
        </table:table-row>
        <table:table-row table:style-name="ro1">
          <table:table-cell office:value-type="float" office:value="0.0737">
            <text:p>0.0737</text:p>
          </table:table-cell>
          <table:table-cell office:value-type="float" office:value="1.647746618">
            <text:p>1.647746618</text:p>
          </table:table-cell>
        </table:table-row>
        <table:table-row table:style-name="ro1">
          <table:table-cell office:value-type="float" office:value="0.0738">
            <text:p>0.0738</text:p>
          </table:table-cell>
          <table:table-cell office:value-type="float" office:value="1.650399905">
            <text:p>1.650399905</text:p>
          </table:table-cell>
        </table:table-row>
        <table:table-row table:style-name="ro1">
          <table:table-cell office:value-type="float" office:value="0.0739">
            <text:p>0.0739</text:p>
          </table:table-cell>
          <table:table-cell office:value-type="float" office:value="1.653145003">
            <text:p>1.653145003</text:p>
          </table:table-cell>
        </table:table-row>
        <table:table-row table:style-name="ro1">
          <table:table-cell office:value-type="float" office:value="0.074">
            <text:p>0.074</text:p>
          </table:table-cell>
          <table:table-cell office:value-type="float" office:value="1.655980343">
            <text:p>1.655980343</text:p>
          </table:table-cell>
        </table:table-row>
        <table:table-row table:style-name="ro1">
          <table:table-cell office:value-type="float" office:value="0.0741">
            <text:p>0.0741</text:p>
          </table:table-cell>
          <table:table-cell office:value-type="float" office:value="1.658776915">
            <text:p>1.658776915</text:p>
          </table:table-cell>
        </table:table-row>
        <table:table-row table:style-name="ro1">
          <table:table-cell office:value-type="float" office:value="0.0742">
            <text:p>0.0742</text:p>
          </table:table-cell>
          <table:table-cell office:value-type="float" office:value="1.661301132">
            <text:p>1.661301132</text:p>
          </table:table-cell>
        </table:table-row>
        <table:table-row table:style-name="ro1">
          <table:table-cell office:value-type="float" office:value="0.0743">
            <text:p>0.0743</text:p>
          </table:table-cell>
          <table:table-cell office:value-type="float" office:value="1.663918391">
            <text:p>1.663918391</text:p>
          </table:table-cell>
        </table:table-row>
        <table:table-row table:style-name="ro1">
          <table:table-cell office:value-type="float" office:value="0.0744">
            <text:p>0.0744</text:p>
          </table:table-cell>
          <table:table-cell office:value-type="float" office:value="1.666627075">
            <text:p>1.666627075</text:p>
          </table:table-cell>
        </table:table-row>
        <table:table-row table:style-name="ro1">
          <table:table-cell office:value-type="float" office:value="0.0745">
            <text:p>0.0745</text:p>
          </table:table-cell>
          <table:table-cell office:value-type="float" office:value="1.669425622">
            <text:p>1.669425622</text:p>
          </table:table-cell>
        </table:table-row>
        <table:table-row table:style-name="ro1">
          <table:table-cell office:value-type="float" office:value="0.0746">
            <text:p>0.0746</text:p>
          </table:table-cell>
          <table:table-cell office:value-type="float" office:value="1.67231252">
            <text:p>1.67231252</text:p>
          </table:table-cell>
        </table:table-row>
        <table:table-row table:style-name="ro1">
          <table:table-cell office:value-type="float" office:value="0.0747">
            <text:p>0.0747</text:p>
          </table:table-cell>
          <table:table-cell office:value-type="float" office:value="1.674927241">
            <text:p>1.674927241</text:p>
          </table:table-cell>
        </table:table-row>
        <table:table-row table:style-name="ro1">
          <table:table-cell office:value-type="float" office:value="0.0748">
            <text:p>0.0748</text:p>
          </table:table-cell>
          <table:table-cell office:value-type="float" office:value="1.677501832">
            <text:p>1.677501832</text:p>
          </table:table-cell>
        </table:table-row>
        <table:table-row table:style-name="ro1">
          <table:table-cell office:value-type="float" office:value="0.0749">
            <text:p>0.0749</text:p>
          </table:table-cell>
          <table:table-cell office:value-type="float" office:value="1.680167582">
            <text:p>1.680167582</text:p>
          </table:table-cell>
        </table:table-row>
        <table:table-row table:style-name="ro1">
          <table:table-cell office:value-type="float" office:value="0.075">
            <text:p>0.075</text:p>
          </table:table-cell>
          <table:table-cell office:value-type="float" office:value="1.682922929">
            <text:p>1.682922929</text:p>
          </table:table-cell>
        </table:table-row>
        <table:table-row table:style-name="ro1">
          <table:table-cell office:value-type="float" office:value="0.0751">
            <text:p>0.0751</text:p>
          </table:table-cell>
          <table:table-cell office:value-type="float" office:value="1.685766367">
            <text:p>1.685766367</text:p>
          </table:table-cell>
        </table:table-row>
        <table:table-row table:style-name="ro1">
          <table:table-cell office:value-type="float" office:value="0.0752">
            <text:p>0.0752</text:p>
          </table:table-cell>
          <table:table-cell office:value-type="float" office:value="1.688636982">
            <text:p>1.688636982</text:p>
          </table:table-cell>
        </table:table-row>
        <table:table-row table:style-name="ro1">
          <table:table-cell office:value-type="float" office:value="0.0753">
            <text:p>0.0753</text:p>
          </table:table-cell>
          <table:table-cell office:value-type="float" office:value="1.691162174">
            <text:p>1.691162174</text:p>
          </table:table-cell>
        </table:table-row>
        <table:table-row table:style-name="ro1">
          <table:table-cell office:value-type="float" office:value="0.0754">
            <text:p>0.0754</text:p>
          </table:table-cell>
          <table:table-cell office:value-type="float" office:value="1.693778377">
            <text:p>1.693778377</text:p>
          </table:table-cell>
        </table:table-row>
        <table:table-row table:style-name="ro1">
          <table:table-cell office:value-type="float" office:value="0.0755">
            <text:p>0.0755</text:p>
          </table:table-cell>
          <table:table-cell office:value-type="float" office:value="1.696484032">
            <text:p>1.696484032</text:p>
          </table:table-cell>
        </table:table-row>
        <table:table-row table:style-name="ro1">
          <table:table-cell office:value-type="float" office:value="0.0756">
            <text:p>0.0756</text:p>
          </table:table-cell>
          <table:table-cell office:value-type="float" office:value="1.699277629">
            <text:p>1.699277629</text:p>
          </table:table-cell>
        </table:table-row>
        <table:table-row table:style-name="ro1">
          <table:table-cell office:value-type="float" office:value="0.0757">
            <text:p>0.0757</text:p>
          </table:table-cell>
          <table:table-cell office:value-type="float" office:value="1.702157706">
            <text:p>1.702157706</text:p>
          </table:table-cell>
        </table:table-row>
        <table:table-row table:style-name="ro1">
          <table:table-cell office:value-type="float" office:value="0.0758">
            <text:p>0.0758</text:p>
          </table:table-cell>
          <table:table-cell office:value-type="float" office:value="1.704913243">
            <text:p>1.704913243</text:p>
          </table:table-cell>
        </table:table-row>
        <table:table-row table:style-name="ro1">
          <table:table-cell office:value-type="float" office:value="0.0759">
            <text:p>0.0759</text:p>
          </table:table-cell>
          <table:table-cell office:value-type="float" office:value="1.70747317">
            <text:p>1.70747317</text:p>
          </table:table-cell>
        </table:table-row>
        <table:table-row table:style-name="ro1">
          <table:table-cell office:value-type="float" office:value="0.076">
            <text:p>0.076</text:p>
          </table:table-cell>
          <table:table-cell office:value-type="float" office:value="1.710122521">
            <text:p>1.710122521</text:p>
          </table:table-cell>
        </table:table-row>
        <table:table-row table:style-name="ro1">
          <table:table-cell office:value-type="float" office:value="0.0761">
            <text:p>0.0761</text:p>
          </table:table-cell>
          <table:table-cell office:value-type="float" office:value="1.712859781">
            <text:p>1.712859781</text:p>
          </table:table-cell>
        </table:table-row>
        <table:table-row table:style-name="ro1">
          <table:table-cell office:value-type="float" office:value="0.0762">
            <text:p>0.0762</text:p>
          </table:table-cell>
          <table:table-cell office:value-type="float" office:value="1.715683484">
            <text:p>1.715683484</text:p>
          </table:table-cell>
        </table:table-row>
        <table:table-row table:style-name="ro1">
          <table:table-cell office:value-type="float" office:value="0.0763">
            <text:p>0.0763</text:p>
          </table:table-cell>
          <table:table-cell office:value-type="float" office:value="1.718592213">
            <text:p>1.718592213</text:p>
          </table:table-cell>
        </table:table-row>
        <table:table-row table:style-name="ro1">
          <table:table-cell office:value-type="float" office:value="0.0764">
            <text:p>0.0764</text:p>
          </table:table-cell>
          <table:table-cell office:value-type="float" office:value="1.721267639">
            <text:p>1.721267639</text:p>
          </table:table-cell>
        </table:table-row>
        <table:table-row table:style-name="ro1">
          <table:table-cell office:value-type="float" office:value="0.0765">
            <text:p>0.0765</text:p>
          </table:table-cell>
          <table:table-cell office:value-type="float" office:value="1.723853926">
            <text:p>1.723853926</text:p>
          </table:table-cell>
        </table:table-row>
        <table:table-row table:style-name="ro1">
          <table:table-cell office:value-type="float" office:value="0.0766">
            <text:p>0.0766</text:p>
          </table:table-cell>
          <table:table-cell office:value-type="float" office:value="1.72652821">
            <text:p>1.72652821</text:p>
          </table:table-cell>
        </table:table-row>
        <table:table-row table:style-name="ro1">
          <table:table-cell office:value-type="float" office:value="0.0767">
            <text:p>0.0767</text:p>
          </table:table-cell>
          <table:table-cell office:value-type="float" office:value="1.729289016">
            <text:p>1.729289016</text:p>
          </table:table-cell>
        </table:table-row>
        <table:table-row table:style-name="ro1">
          <table:table-cell office:value-type="float" office:value="0.0768">
            <text:p>0.0768</text:p>
          </table:table-cell>
          <table:table-cell office:value-type="float" office:value="1.732134917">
            <text:p>1.732134917</text:p>
          </table:table-cell>
        </table:table-row>
        <table:table-row table:style-name="ro1">
          <table:table-cell office:value-type="float" office:value="0.0769">
            <text:p>0.0769</text:p>
          </table:table-cell>
          <table:table-cell office:value-type="float" office:value="1.735064533">
            <text:p>1.735064533</text:p>
          </table:table-cell>
        </table:table-row>
        <table:table-row table:style-name="ro1">
          <table:table-cell office:value-type="float" office:value="0.077">
            <text:p>0.077</text:p>
          </table:table-cell>
          <table:table-cell office:value-type="float" office:value="1.737695854">
            <text:p>1.737695854</text:p>
          </table:table-cell>
        </table:table-row>
        <table:table-row table:style-name="ro1">
          <table:table-cell office:value-type="float" office:value="0.0771">
            <text:p>0.0771</text:p>
          </table:table-cell>
          <table:table-cell office:value-type="float" office:value="1.740300343">
            <text:p>1.740300343</text:p>
          </table:table-cell>
        </table:table-row>
        <table:table-row table:style-name="ro1">
          <table:table-cell office:value-type="float" office:value="0.0772">
            <text:p>0.0772</text:p>
          </table:table-cell>
          <table:table-cell office:value-type="float" office:value="1.742991553">
            <text:p>1.742991553</text:p>
          </table:table-cell>
        </table:table-row>
        <table:table-row table:style-name="ro1">
          <table:table-cell office:value-type="float" office:value="0.0773">
            <text:p>0.0773</text:p>
          </table:table-cell>
          <table:table-cell office:value-type="float" office:value="1.745768047">
            <text:p>1.745768047</text:p>
          </table:table-cell>
        </table:table-row>
        <table:table-row table:style-name="ro1">
          <table:table-cell office:value-type="float" office:value="0.0774">
            <text:p>0.0774</text:p>
          </table:table-cell>
          <table:table-cell office:value-type="float" office:value="1.74862843">
            <text:p>1.74862843</text:p>
          </table:table-cell>
        </table:table-row>
        <table:table-row table:style-name="ro1">
          <table:table-cell office:value-type="float" office:value="0.0775">
            <text:p>0.0775</text:p>
          </table:table-cell>
          <table:table-cell office:value-type="float" office:value="1.751571355">
            <text:p>1.751571355</text:p>
          </table:table-cell>
        </table:table-row>
        <table:table-row table:style-name="ro1">
          <table:table-cell office:value-type="float" office:value="0.0776">
            <text:p>0.0776</text:p>
          </table:table-cell>
          <table:table-cell office:value-type="float" office:value="1.7541958">
            <text:p>1.7541958</text:p>
          </table:table-cell>
        </table:table-row>
        <table:table-row table:style-name="ro1">
          <table:table-cell office:value-type="float" office:value="0.0777">
            <text:p>0.0777</text:p>
          </table:table-cell>
          <table:table-cell office:value-type="float" office:value="1.756810508">
            <text:p>1.756810508</text:p>
          </table:table-cell>
        </table:table-row>
        <table:table-row table:style-name="ro1">
          <table:table-cell office:value-type="float" office:value="0.0778">
            <text:p>0.0778</text:p>
          </table:table-cell>
          <table:table-cell office:value-type="float" office:value="1.759510809">
            <text:p>1.759510809</text:p>
          </table:table-cell>
        </table:table-row>
        <table:table-row table:style-name="ro1">
          <table:table-cell office:value-type="float" office:value="0.0779">
            <text:p>0.0779</text:p>
          </table:table-cell>
          <table:table-cell office:value-type="float" office:value="1.762295295">
            <text:p>1.762295295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.765162601">
            <text:p>1.765162601</text:p>
          </table:table-cell>
        </table:table-row>
        <table:table-row table:style-name="ro1">
          <table:table-cell office:value-type="float" office:value="0.0781">
            <text:p>0.0781</text:p>
          </table:table-cell>
          <table:table-cell office:value-type="float" office:value="1.768111407">
            <text:p>1.768111407</text:p>
          </table:table-cell>
        </table:table-row>
        <table:table-row table:style-name="ro1">
          <table:table-cell office:value-type="float" office:value="0.0782">
            <text:p>0.0782</text:p>
          </table:table-cell>
          <table:table-cell office:value-type="float" office:value="1.770767625">
            <text:p>1.770767625</text:p>
          </table:table-cell>
        </table:table-row>
        <table:table-row table:style-name="ro1">
          <table:table-cell office:value-type="float" office:value="0.0783">
            <text:p>0.0783</text:p>
          </table:table-cell>
          <table:table-cell office:value-type="float" office:value="1.773384707">
            <text:p>1.773384707</text:p>
          </table:table-cell>
        </table:table-row>
        <table:table-row table:style-name="ro1">
          <table:table-cell office:value-type="float" office:value="0.0784">
            <text:p>0.0784</text:p>
          </table:table-cell>
          <table:table-cell office:value-type="float" office:value="1.776086393">
            <text:p>1.776086393</text:p>
          </table:table-cell>
        </table:table-row>
        <table:table-row table:style-name="ro1">
          <table:table-cell office:value-type="float" office:value="0.0785">
            <text:p>0.0785</text:p>
          </table:table-cell>
          <table:table-cell office:value-type="float" office:value="1.778871301">
            <text:p>1.778871301</text:p>
          </table:table-cell>
        </table:table-row>
        <table:table-row table:style-name="ro1">
          <table:table-cell office:value-type="float" office:value="0.0786">
            <text:p>0.0786</text:p>
          </table:table-cell>
          <table:table-cell office:value-type="float" office:value="1.781738092">
            <text:p>1.781738092</text:p>
          </table:table-cell>
        </table:table-row>
        <table:table-row table:style-name="ro1">
          <table:table-cell office:value-type="float" office:value="0.0787">
            <text:p>0.0787</text:p>
          </table:table-cell>
          <table:table-cell office:value-type="float" office:value="1.784685467">
            <text:p>1.784685467</text:p>
          </table:table-cell>
        </table:table-row>
        <table:table-row table:style-name="ro1">
          <table:table-cell office:value-type="float" office:value="0.0788">
            <text:p>0.0788</text:p>
          </table:table-cell>
          <table:table-cell office:value-type="float" office:value="1.787413729">
            <text:p>1.787413729</text:p>
          </table:table-cell>
        </table:table-row>
        <table:table-row table:style-name="ro1">
          <table:table-cell office:value-type="float" office:value="0.0789">
            <text:p>0.0789</text:p>
          </table:table-cell>
          <table:table-cell office:value-type="float" office:value="1.790025439">
            <text:p>1.790025439</text:p>
          </table:table-cell>
        </table:table-row>
        <table:table-row table:style-name="ro1">
          <table:table-cell office:value-type="float" office:value="0.079">
            <text:p>0.079</text:p>
          </table:table-cell>
          <table:table-cell office:value-type="float" office:value="1.792720899">
            <text:p>1.792720899</text:p>
          </table:table-cell>
        </table:table-row>
        <table:table-row table:style-name="ro1">
          <table:table-cell office:value-type="float" office:value="0.0791">
            <text:p>0.0791</text:p>
          </table:table-cell>
          <table:table-cell office:value-type="float" office:value="1.795498749">
            <text:p>1.795498749</text:p>
          </table:table-cell>
        </table:table-row>
        <table:table-row table:style-name="ro1">
          <table:table-cell office:value-type="float" office:value="0.0792">
            <text:p>0.0792</text:p>
          </table:table-cell>
          <table:table-cell office:value-type="float" office:value="1.798357672">
            <text:p>1.798357672</text:p>
          </table:table-cell>
        </table:table-row>
        <table:table-row table:style-name="ro1">
          <table:table-cell office:value-type="float" office:value="0.0793">
            <text:p>0.0793</text:p>
          </table:table-cell>
          <table:table-cell office:value-type="float" office:value="1.801296389">
            <text:p>1.801296389</text:p>
          </table:table-cell>
        </table:table-row>
        <table:table-row table:style-name="ro1">
          <table:table-cell office:value-type="float" office:value="0.0794">
            <text:p>0.0794</text:p>
          </table:table-cell>
          <table:table-cell office:value-type="float" office:value="1.804138811">
            <text:p>1.804138811</text:p>
          </table:table-cell>
        </table:table-row>
        <table:table-row table:style-name="ro1">
          <table:table-cell office:value-type="float" office:value="0.0795">
            <text:p>0.0795</text:p>
          </table:table-cell>
          <table:table-cell office:value-type="float" office:value="1.806737462">
            <text:p>1.806737462</text:p>
          </table:table-cell>
        </table:table-row>
        <table:table-row table:style-name="ro1">
          <table:table-cell office:value-type="float" office:value="0.0796">
            <text:p>0.0796</text:p>
          </table:table-cell>
          <table:table-cell office:value-type="float" office:value="1.809419144">
            <text:p>1.809419144</text:p>
          </table:table-cell>
        </table:table-row>
        <table:table-row table:style-name="ro1">
          <table:table-cell office:value-type="float" office:value="0.0797">
            <text:p>0.0797</text:p>
          </table:table-cell>
          <table:table-cell office:value-type="float" office:value="1.812182513">
            <text:p>1.812182513</text:p>
          </table:table-cell>
        </table:table-row>
        <table:table-row table:style-name="ro1">
          <table:table-cell office:value-type="float" office:value="0.0798">
            <text:p>0.0798</text:p>
          </table:table-cell>
          <table:table-cell office:value-type="float" office:value="1.815026268">
            <text:p>1.815026268</text:p>
          </table:table-cell>
        </table:table-row>
        <table:table-row table:style-name="ro1">
          <table:table-cell office:value-type="float" office:value="0.0799">
            <text:p>0.0799</text:p>
          </table:table-cell>
          <table:table-cell office:value-type="float" office:value="1.817949147">
            <text:p>1.817949147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.820949924">
            <text:p>1.820949924</text:p>
          </table:table-cell>
        </table:table-row>
        <table:table-row table:style-name="ro1">
          <table:table-cell office:value-type="float" office:value="0.0801">
            <text:p>0.0801</text:p>
          </table:table-cell>
          <table:table-cell office:value-type="float" office:value="1.823527857">
            <text:p>1.823527857</text:p>
          </table:table-cell>
        </table:table-row>
        <table:table-row table:style-name="ro1">
          <table:table-cell office:value-type="float" office:value="0.0802">
            <text:p>0.0802</text:p>
          </table:table-cell>
          <table:table-cell office:value-type="float" office:value="1.826188229">
            <text:p>1.826188229</text:p>
          </table:table-cell>
        </table:table-row>
        <table:table-row table:style-name="ro1">
          <table:table-cell office:value-type="float" office:value="0.0803">
            <text:p>0.0803</text:p>
          </table:table-cell>
          <table:table-cell office:value-type="float" office:value="1.828929713">
            <text:p>1.828929713</text:p>
          </table:table-cell>
        </table:table-row>
        <table:table-row table:style-name="ro1">
          <table:table-cell office:value-type="float" office:value="0.0804">
            <text:p>0.0804</text:p>
          </table:table-cell>
          <table:table-cell office:value-type="float" office:value="1.831751019">
            <text:p>1.831751019</text:p>
          </table:table-cell>
        </table:table-row>
        <table:table-row table:style-name="ro1">
          <table:table-cell office:value-type="float" office:value="0.0805">
            <text:p>0.0805</text:p>
          </table:table-cell>
          <table:table-cell office:value-type="float" office:value="1.834650898">
            <text:p>1.834650898</text:p>
          </table:table-cell>
        </table:table-row>
        <table:table-row table:style-name="ro1">
          <table:table-cell office:value-type="float" office:value="0.0806">
            <text:p>0.0806</text:p>
          </table:table-cell>
          <table:table-cell office:value-type="float" office:value="1.837628136">
            <text:p>1.837628136</text:p>
          </table:table-cell>
        </table:table-row>
        <table:table-row table:style-name="ro1">
          <table:table-cell office:value-type="float" office:value="0.0807">
            <text:p>0.0807</text:p>
          </table:table-cell>
          <table:table-cell office:value-type="float" office:value="1.840406107">
            <text:p>1.840406107</text:p>
          </table:table-cell>
        </table:table-row>
        <table:table-row table:style-name="ro1">
          <table:table-cell office:value-type="float" office:value="0.0808">
            <text:p>0.0808</text:p>
          </table:table-cell>
          <table:table-cell office:value-type="float" office:value="1.843037624">
            <text:p>1.843037624</text:p>
          </table:table-cell>
        </table:table-row>
        <table:table-row table:style-name="ro1">
          <table:table-cell office:value-type="float" office:value="0.0809">
            <text:p>0.0809</text:p>
          </table:table-cell>
          <table:table-cell office:value-type="float" office:value="1.845749801">
            <text:p>1.845749801</text:p>
          </table:table-cell>
        </table:table-row>
        <table:table-row table:style-name="ro1">
          <table:table-cell office:value-type="float" office:value="0.081">
            <text:p>0.081</text:p>
          </table:table-cell>
          <table:table-cell office:value-type="float" office:value="1.84854136">
            <text:p>1.84854136</text:p>
          </table:table-cell>
        </table:table-row>
        <table:table-row table:style-name="ro1">
          <table:table-cell office:value-type="float" office:value="0.0811">
            <text:p>0.0811</text:p>
          </table:table-cell>
          <table:table-cell office:value-type="float" office:value="1.851411059">
            <text:p>1.851411059</text:p>
          </table:table-cell>
        </table:table-row>
        <table:table-row table:style-name="ro1">
          <table:table-cell office:value-type="float" office:value="0.0812">
            <text:p>0.0812</text:p>
          </table:table-cell>
          <table:table-cell office:value-type="float" office:value="1.854357694">
            <text:p>1.854357694</text:p>
          </table:table-cell>
        </table:table-row>
        <table:table-row table:style-name="ro1">
          <table:table-cell office:value-type="float" office:value="0.0813">
            <text:p>0.0813</text:p>
          </table:table-cell>
          <table:table-cell office:value-type="float" office:value="1.857380094">
            <text:p>1.857380094</text:p>
          </table:table-cell>
        </table:table-row>
        <table:table-row table:style-name="ro1">
          <table:table-cell office:value-type="float" office:value="0.0814">
            <text:p>0.0814</text:p>
          </table:table-cell>
          <table:table-cell office:value-type="float" office:value="1.859979267">
            <text:p>1.859979267</text:p>
          </table:table-cell>
        </table:table-row>
        <table:table-row table:style-name="ro1">
          <table:table-cell office:value-type="float" office:value="0.0815">
            <text:p>0.0815</text:p>
          </table:table-cell>
          <table:table-cell office:value-type="float" office:value="1.862654666">
            <text:p>1.862654666</text:p>
          </table:table-cell>
        </table:table-row>
        <table:table-row table:style-name="ro1">
          <table:table-cell office:value-type="float" office:value="0.0816">
            <text:p>0.0816</text:p>
          </table:table-cell>
          <table:table-cell office:value-type="float" office:value="1.865409127">
            <text:p>1.865409127</text:p>
          </table:table-cell>
        </table:table-row>
        <table:table-row table:style-name="ro1">
          <table:table-cell office:value-type="float" office:value="0.0817">
            <text:p>0.0817</text:p>
          </table:table-cell>
          <table:table-cell office:value-type="float" office:value="1.868241414">
            <text:p>1.868241414</text:p>
          </table:table-cell>
        </table:table-row>
        <table:table-row table:style-name="ro1">
          <table:table-cell office:value-type="float" office:value="0.0818">
            <text:p>0.0818</text:p>
          </table:table-cell>
          <table:table-cell office:value-type="float" office:value="1.871150329">
            <text:p>1.871150329</text:p>
          </table:table-cell>
        </table:table-row>
        <table:table-row table:style-name="ro1">
          <table:table-cell office:value-type="float" office:value="0.0819">
            <text:p>0.0819</text:p>
          </table:table-cell>
          <table:table-cell office:value-type="float" office:value="1.874134706">
            <text:p>1.874134706</text:p>
          </table:table-cell>
        </table:table-row>
        <table:table-row table:style-name="ro1">
          <table:table-cell office:value-type="float" office:value="0.082">
            <text:p>0.082</text:p>
          </table:table-cell>
          <table:table-cell office:value-type="float" office:value="1.877027696">
            <text:p>1.877027696</text:p>
          </table:table-cell>
        </table:table-row>
        <table:table-row table:style-name="ro1">
          <table:table-cell office:value-type="float" office:value="0.0821">
            <text:p>0.0821</text:p>
          </table:table-cell>
          <table:table-cell office:value-type="float" office:value="1.879658753">
            <text:p>1.879658753</text:p>
          </table:table-cell>
        </table:table-row>
        <table:table-row table:style-name="ro1">
          <table:table-cell office:value-type="float" office:value="0.0822">
            <text:p>0.0822</text:p>
          </table:table-cell>
          <table:table-cell office:value-type="float" office:value="1.882368676">
            <text:p>1.882368676</text:p>
          </table:table-cell>
        </table:table-row>
        <table:table-row table:style-name="ro1">
          <table:table-cell office:value-type="float" office:value="0.0823">
            <text:p>0.0823</text:p>
          </table:table-cell>
          <table:table-cell office:value-type="float" office:value="1.885156231">
            <text:p>1.885156231</text:p>
          </table:table-cell>
        </table:table-row>
        <table:table-row table:style-name="ro1">
          <table:table-cell office:value-type="float" office:value="0.0824">
            <text:p>0.0824</text:p>
          </table:table-cell>
          <table:table-cell office:value-type="float" office:value="1.888020222">
            <text:p>1.888020222</text:p>
          </table:table-cell>
        </table:table-row>
        <table:table-row table:style-name="ro1">
          <table:table-cell office:value-type="float" office:value="0.0825">
            <text:p>0.0825</text:p>
          </table:table-cell>
          <table:table-cell office:value-type="float" office:value="1.890959486">
            <text:p>1.890959486</text:p>
          </table:table-cell>
        </table:table-row>
        <table:table-row table:style-name="ro1">
          <table:table-cell office:value-type="float" office:value="0.0826">
            <text:p>0.0826</text:p>
          </table:table-cell>
          <table:table-cell office:value-type="float" office:value="1.89397289">
            <text:p>1.89397289</text:p>
          </table:table-cell>
        </table:table-row>
        <table:table-row table:style-name="ro1">
          <table:table-cell office:value-type="float" office:value="0.0827">
            <text:p>0.0827</text:p>
          </table:table-cell>
          <table:table-cell office:value-type="float" office:value="1.896779222">
            <text:p>1.896779222</text:p>
          </table:table-cell>
        </table:table-row>
        <table:table-row table:style-name="ro1">
          <table:table-cell office:value-type="float" office:value="0.0828">
            <text:p>0.0828</text:p>
          </table:table-cell>
          <table:table-cell office:value-type="float" office:value="1.899437037">
            <text:p>1.899437037</text:p>
          </table:table-cell>
        </table:table-row>
        <table:table-row table:style-name="ro1">
          <table:table-cell office:value-type="float" office:value="0.0829">
            <text:p>0.0829</text:p>
          </table:table-cell>
          <table:table-cell office:value-type="float" office:value="1.902172414">
            <text:p>1.902172414</text:p>
          </table:table-cell>
        </table:table-row>
        <table:table-row table:style-name="ro1">
          <table:table-cell office:value-type="float" office:value="0.083">
            <text:p>0.083</text:p>
          </table:table-cell>
          <table:table-cell office:value-type="float" office:value="1.904984153">
            <text:p>1.904984153</text:p>
          </table:table-cell>
        </table:table-row>
        <table:table-row table:style-name="ro1">
          <table:table-cell office:value-type="float" office:value="0.0831">
            <text:p>0.0831</text:p>
          </table:table-cell>
          <table:table-cell office:value-type="float" office:value="1.907871089">
            <text:p>1.907871089</text:p>
          </table:table-cell>
        </table:table-row>
        <table:table-row table:style-name="ro1">
          <table:table-cell office:value-type="float" office:value="0.0832">
            <text:p>0.0832</text:p>
          </table:table-cell>
          <table:table-cell office:value-type="float" office:value="1.910832092">
            <text:p>1.910832092</text:p>
          </table:table-cell>
        </table:table-row>
        <table:table-row table:style-name="ro1">
          <table:table-cell office:value-type="float" office:value="0.0833">
            <text:p>0.0833</text:p>
          </table:table-cell>
          <table:table-cell office:value-type="float" office:value="1.913866061">
            <text:p>1.913866061</text:p>
          </table:table-cell>
        </table:table-row>
        <table:table-row table:style-name="ro1">
          <table:table-cell office:value-type="float" office:value="0.0834">
            <text:p>0.0834</text:p>
          </table:table-cell>
          <table:table-cell office:value-type="float" office:value="1.916634091">
            <text:p>1.916634091</text:p>
          </table:table-cell>
        </table:table-row>
        <table:table-row table:style-name="ro1">
          <table:table-cell office:value-type="float" office:value="0.0835">
            <text:p>0.0835</text:p>
          </table:table-cell>
          <table:table-cell office:value-type="float" office:value="1.919309674">
            <text:p>1.919309674</text:p>
          </table:table-cell>
        </table:table-row>
        <table:table-row table:style-name="ro1">
          <table:table-cell office:value-type="float" office:value="0.0836">
            <text:p>0.0836</text:p>
          </table:table-cell>
          <table:table-cell office:value-type="float" office:value="1.922061668">
            <text:p>1.922061668</text:p>
          </table:table-cell>
        </table:table-row>
        <table:table-row table:style-name="ro1">
          <table:table-cell office:value-type="float" office:value="0.0837">
            <text:p>0.0837</text:p>
          </table:table-cell>
          <table:table-cell office:value-type="float" office:value="1.924888904">
            <text:p>1.924888904</text:p>
          </table:table-cell>
        </table:table-row>
        <table:table-row table:style-name="ro1">
          <table:table-cell office:value-type="float" office:value="0.0838">
            <text:p>0.0838</text:p>
          </table:table-cell>
          <table:table-cell office:value-type="float" office:value="1.927790246">
            <text:p>1.927790246</text:p>
          </table:table-cell>
        </table:table-row>
        <table:table-row table:style-name="ro1">
          <table:table-cell office:value-type="float" office:value="0.0839">
            <text:p>0.0839</text:p>
          </table:table-cell>
          <table:table-cell office:value-type="float" office:value="1.930764589">
            <text:p>1.930764589</text:p>
          </table:table-cell>
        </table:table-row>
        <table:table-row table:style-name="ro1">
          <table:table-cell office:value-type="float" office:value="0.084">
            <text:p>0.084</text:p>
          </table:table-cell>
          <table:table-cell office:value-type="float" office:value="1.933810859">
            <text:p>1.933810859</text:p>
          </table:table-cell>
        </table:table-row>
        <table:table-row table:style-name="ro1">
          <table:table-cell office:value-type="float" office:value="0.0841">
            <text:p>0.0841</text:p>
          </table:table-cell>
          <table:table-cell office:value-type="float" office:value="1.93659074">
            <text:p>1.93659074</text:p>
          </table:table-cell>
        </table:table-row>
        <table:table-row table:style-name="ro1">
          <table:table-cell office:value-type="float" office:value="0.0842">
            <text:p>0.0842</text:p>
          </table:table-cell>
          <table:table-cell office:value-type="float" office:value="1.939275288">
            <text:p>1.939275288</text:p>
          </table:table-cell>
        </table:table-row>
        <table:table-row table:style-name="ro1">
          <table:table-cell office:value-type="float" office:value="0.0843">
            <text:p>0.0843</text:p>
          </table:table-cell>
          <table:table-cell office:value-type="float" office:value="1.942035246">
            <text:p>1.942035246</text:p>
          </table:table-cell>
        </table:table-row>
        <table:table-row table:style-name="ro1">
          <table:table-cell office:value-type="float" office:value="0.0844">
            <text:p>0.0844</text:p>
          </table:table-cell>
          <table:table-cell office:value-type="float" office:value="1.944869468">
            <text:p>1.944869468</text:p>
          </table:table-cell>
        </table:table-row>
        <table:table-row table:style-name="ro1">
          <table:table-cell office:value-type="float" office:value="0.0845">
            <text:p>0.0845</text:p>
          </table:table-cell>
          <table:table-cell office:value-type="float" office:value="1.947776843">
            <text:p>1.947776843</text:p>
          </table:table-cell>
        </table:table-row>
        <table:table-row table:style-name="ro1">
          <table:table-cell office:value-type="float" office:value="0.0846">
            <text:p>0.0846</text:p>
          </table:table-cell>
          <table:table-cell office:value-type="float" office:value="1.950756291">
            <text:p>1.950756291</text:p>
          </table:table-cell>
        </table:table-row>
        <table:table-row table:style-name="ro1">
          <table:table-cell office:value-type="float" office:value="0.0847">
            <text:p>0.0847</text:p>
          </table:table-cell>
          <table:table-cell office:value-type="float" office:value="1.953806758">
            <text:p>1.953806758</text:p>
          </table:table-cell>
        </table:table-row>
        <table:table-row table:style-name="ro1">
          <table:table-cell office:value-type="float" office:value="0.0848">
            <text:p>0.0848</text:p>
          </table:table-cell>
          <table:table-cell office:value-type="float" office:value="1.956650742">
            <text:p>1.956650742</text:p>
          </table:table-cell>
        </table:table-row>
        <table:table-row table:style-name="ro1">
          <table:table-cell office:value-type="float" office:value="0.0849">
            <text:p>0.0849</text:p>
          </table:table-cell>
          <table:table-cell office:value-type="float" office:value="1.959335594">
            <text:p>1.959335594</text:p>
          </table:table-cell>
        </table:table-row>
        <table:table-row table:style-name="ro1">
          <table:table-cell office:value-type="float" office:value="0.085">
            <text:p>0.085</text:p>
          </table:table-cell>
          <table:table-cell office:value-type="float" office:value="1.962094994">
            <text:p>1.962094994</text:p>
          </table:table-cell>
        </table:table-row>
        <table:table-row table:style-name="ro1">
          <table:table-cell office:value-type="float" office:value="0.0851">
            <text:p>0.0851</text:p>
          </table:table-cell>
          <table:table-cell office:value-type="float" office:value="1.964927821">
            <text:p>1.964927821</text:p>
          </table:table-cell>
        </table:table-row>
        <table:table-row table:style-name="ro1">
          <table:table-cell office:value-type="float" office:value="0.0852">
            <text:p>0.0852</text:p>
          </table:table-cell>
          <table:table-cell office:value-type="float" office:value="1.967832982">
            <text:p>1.967832982</text:p>
          </table:table-cell>
        </table:table-row>
        <table:table-row table:style-name="ro1">
          <table:table-cell office:value-type="float" office:value="0.0853">
            <text:p>0.0853</text:p>
          </table:table-cell>
          <table:table-cell office:value-type="float" office:value="1.970809417">
            <text:p>1.970809417</text:p>
          </table:table-cell>
        </table:table-row>
        <table:table-row table:style-name="ro1">
          <table:table-cell office:value-type="float" office:value="0.0854">
            <text:p>0.0854</text:p>
          </table:table-cell>
          <table:table-cell office:value-type="float" office:value="1.97385609">
            <text:p>1.97385609</text:p>
          </table:table-cell>
        </table:table-row>
        <table:table-row table:style-name="ro1">
          <table:table-cell office:value-type="float" office:value="0.0855">
            <text:p>0.0855</text:p>
          </table:table-cell>
          <table:table-cell office:value-type="float" office:value="1.976818863">
            <text:p>1.976818863</text:p>
          </table:table-cell>
        </table:table-row>
        <table:table-row table:style-name="ro1">
          <table:table-cell office:value-type="float" office:value="0.0856">
            <text:p>0.0856</text:p>
          </table:table-cell>
          <table:table-cell office:value-type="float" office:value="1.979495445">
            <text:p>1.979495445</text:p>
          </table:table-cell>
        </table:table-row>
        <table:table-row table:style-name="ro1">
          <table:table-cell office:value-type="float" office:value="0.0857">
            <text:p>0.0857</text:p>
          </table:table-cell>
          <table:table-cell office:value-type="float" office:value="1.982245854">
            <text:p>1.982245854</text:p>
          </table:table-cell>
        </table:table-row>
        <table:table-row table:style-name="ro1">
          <table:table-cell office:value-type="float" office:value="0.0858">
            <text:p>0.0858</text:p>
          </table:table-cell>
          <table:table-cell office:value-type="float" office:value="1.985068985">
            <text:p>1.985068985</text:p>
          </table:table-cell>
        </table:table-row>
        <table:table-row table:style-name="ro1">
          <table:table-cell office:value-type="float" office:value="0.0859">
            <text:p>0.0859</text:p>
          </table:table-cell>
          <table:table-cell office:value-type="float" office:value="1.987963763">
            <text:p>1.987963763</text:p>
          </table:table-cell>
        </table:table-row>
        <table:table-row table:style-name="ro1">
          <table:table-cell office:value-type="float" office:value="0.086">
            <text:p>0.086</text:p>
          </table:table-cell>
          <table:table-cell office:value-type="float" office:value="1.990929141">
            <text:p>1.990929141</text:p>
          </table:table-cell>
        </table:table-row>
        <table:table-row table:style-name="ro1">
          <table:table-cell office:value-type="float" office:value="0.0861">
            <text:p>0.0861</text:p>
          </table:table-cell>
          <table:table-cell office:value-type="float" office:value="1.993964102">
            <text:p>1.993964102</text:p>
          </table:table-cell>
        </table:table-row>
        <table:table-row table:style-name="ro1">
          <table:table-cell office:value-type="float" office:value="0.0862">
            <text:p>0.0862</text:p>
          </table:table-cell>
          <table:table-cell office:value-type="float" office:value="1.997067654">
            <text:p>1.997067654</text:p>
          </table:table-cell>
        </table:table-row>
        <table:table-row table:style-name="ro1">
          <table:table-cell office:value-type="float" office:value="0.0863">
            <text:p>0.0863</text:p>
          </table:table-cell>
          <table:table-cell office:value-type="float" office:value="1.99976292">
            <text:p>1.99976292</text:p>
          </table:table-cell>
        </table:table-row>
        <table:table-row table:style-name="ro1">
          <table:table-cell office:value-type="float" office:value="0.0864">
            <text:p>0.0864</text:p>
          </table:table-cell>
          <table:table-cell office:value-type="float" office:value="2.002495942">
            <text:p>2.002495942</text:p>
          </table:table-cell>
        </table:table-row>
        <table:table-row table:style-name="ro1">
          <table:table-cell office:value-type="float" office:value="0.0865">
            <text:p>0.0865</text:p>
          </table:table-cell>
          <table:table-cell office:value-type="float" office:value="2.005301113">
            <text:p>2.005301113</text:p>
          </table:table-cell>
        </table:table-row>
        <table:table-row table:style-name="ro1">
          <table:table-cell office:value-type="float" office:value="0.0866">
            <text:p>0.0866</text:p>
          </table:table-cell>
          <table:table-cell office:value-type="float" office:value="2.008177371">
            <text:p>2.008177371</text:p>
          </table:table-cell>
        </table:table-row>
        <table:table-row table:style-name="ro1">
          <table:table-cell office:value-type="float" office:value="0.0867">
            <text:p>0.0867</text:p>
          </table:table-cell>
          <table:table-cell office:value-type="float" office:value="2.011123681">
            <text:p>2.011123681</text:p>
          </table:table-cell>
        </table:table-row>
        <table:table-row table:style-name="ro1">
          <table:table-cell office:value-type="float" office:value="0.0868">
            <text:p>0.0868</text:p>
          </table:table-cell>
          <table:table-cell office:value-type="float" office:value="2.014139038">
            <text:p>2.014139038</text:p>
          </table:table-cell>
        </table:table-row>
        <table:table-row table:style-name="ro1">
          <table:table-cell office:value-type="float" office:value="0.0869">
            <text:p>0.0869</text:p>
          </table:table-cell>
          <table:table-cell office:value-type="float" office:value="2.017222463">
            <text:p>2.017222463</text:p>
          </table:table-cell>
        </table:table-row>
        <table:table-row table:style-name="ro1">
          <table:table-cell office:value-type="float" office:value="0.087">
            <text:p>0.087</text:p>
          </table:table-cell>
          <table:table-cell office:value-type="float" office:value="2.020149434">
            <text:p>2.020149434</text:p>
          </table:table-cell>
        </table:table-row>
        <table:table-row table:style-name="ro1">
          <table:table-cell office:value-type="float" office:value="0.0871">
            <text:p>0.0871</text:p>
          </table:table-cell>
          <table:table-cell office:value-type="float" office:value="2.022856666">
            <text:p>2.022856666</text:p>
          </table:table-cell>
        </table:table-row>
        <table:table-row table:style-name="ro1">
          <table:table-cell office:value-type="float" office:value="0.0872">
            <text:p>0.0872</text:p>
          </table:table-cell>
          <table:table-cell office:value-type="float" office:value="2.025635602">
            <text:p>2.025635602</text:p>
          </table:table-cell>
        </table:table-row>
        <table:table-row table:style-name="ro1">
          <table:table-cell office:value-type="float" office:value="0.0873">
            <text:p>0.0873</text:p>
          </table:table-cell>
          <table:table-cell office:value-type="float" office:value="2.028485191">
            <text:p>2.028485191</text:p>
          </table:table-cell>
        </table:table-row>
        <table:table-row table:style-name="ro1">
          <table:table-cell office:value-type="float" office:value="0.0874">
            <text:p>0.0874</text:p>
          </table:table-cell>
          <table:table-cell office:value-type="float" office:value="2.031404408">
            <text:p>2.031404408</text:p>
          </table:table-cell>
        </table:table-row>
        <table:table-row table:style-name="ro1">
          <table:table-cell office:value-type="float" office:value="0.0875">
            <text:p>0.0875</text:p>
          </table:table-cell>
          <table:table-cell office:value-type="float" office:value="2.034392257">
            <text:p>2.034392257</text:p>
          </table:table-cell>
        </table:table-row>
        <table:table-row table:style-name="ro1">
          <table:table-cell office:value-type="float" office:value="0.0876">
            <text:p>0.0876</text:p>
          </table:table-cell>
          <table:table-cell office:value-type="float" office:value="2.037447766">
            <text:p>2.037447766</text:p>
          </table:table-cell>
        </table:table-row>
        <table:table-row table:style-name="ro1">
          <table:table-cell office:value-type="float" office:value="0.0877">
            <text:p>0.0877</text:p>
          </table:table-cell>
          <table:table-cell office:value-type="float" office:value="2.040569988">
            <text:p>2.040569988</text:p>
          </table:table-cell>
        </table:table-row>
        <table:table-row table:style-name="ro1">
          <table:table-cell office:value-type="float" office:value="0.0878">
            <text:p>0.0878</text:p>
          </table:table-cell>
          <table:table-cell office:value-type="float" office:value="2.043342874">
            <text:p>2.043342874</text:p>
          </table:table-cell>
        </table:table-row>
        <table:table-row table:style-name="ro1">
          <table:table-cell office:value-type="float" office:value="0.0879">
            <text:p>0.0879</text:p>
          </table:table-cell>
          <table:table-cell office:value-type="float" office:value="2.046087242">
            <text:p>2.046087242</text:p>
          </table:table-cell>
        </table:table-row>
        <table:table-row table:style-name="ro1">
          <table:table-cell office:value-type="float" office:value="0.088">
            <text:p>0.088</text:p>
          </table:table-cell>
          <table:table-cell office:value-type="float" office:value="2.048901956">
            <text:p>2.048901956</text:p>
          </table:table-cell>
        </table:table-row>
        <table:table-row table:style-name="ro1">
          <table:table-cell office:value-type="float" office:value="0.0881">
            <text:p>0.0881</text:p>
          </table:table-cell>
          <table:table-cell office:value-type="float" office:value="2.051785998">
            <text:p>2.051785998</text:p>
          </table:table-cell>
        </table:table-row>
        <table:table-row table:style-name="ro1">
          <table:table-cell office:value-type="float" office:value="0.0882">
            <text:p>0.0882</text:p>
          </table:table-cell>
          <table:table-cell office:value-type="float" office:value="2.054738375">
            <text:p>2.054738375</text:p>
          </table:table-cell>
        </table:table-row>
        <table:table-row table:style-name="ro1">
          <table:table-cell office:value-type="float" office:value="0.0883">
            <text:p>0.0883</text:p>
          </table:table-cell>
          <table:table-cell office:value-type="float" office:value="2.057758121">
            <text:p>2.057758121</text:p>
          </table:table-cell>
        </table:table-row>
        <table:table-row table:style-name="ro1">
          <table:table-cell office:value-type="float" office:value="0.0884">
            <text:p>0.0884</text:p>
          </table:table-cell>
          <table:table-cell office:value-type="float" office:value="2.060844297">
            <text:p>2.060844297</text:p>
          </table:table-cell>
        </table:table-row>
        <table:table-row table:style-name="ro1">
          <table:table-cell office:value-type="float" office:value="0.0885">
            <text:p>0.0885</text:p>
          </table:table-cell>
          <table:table-cell office:value-type="float" office:value="2.063973048">
            <text:p>2.063973048</text:p>
          </table:table-cell>
        </table:table-row>
        <table:table-row table:style-name="ro1">
          <table:table-cell office:value-type="float" office:value="0.0886">
            <text:p>0.0886</text:p>
          </table:table-cell>
          <table:table-cell office:value-type="float" office:value="2.066674409">
            <text:p>2.066674409</text:p>
          </table:table-cell>
        </table:table-row>
        <table:table-row table:style-name="ro1">
          <table:table-cell office:value-type="float" office:value="0.0887">
            <text:p>0.0887</text:p>
          </table:table-cell>
          <table:table-cell office:value-type="float" office:value="2.069445935">
            <text:p>2.069445935</text:p>
          </table:table-cell>
        </table:table-row>
        <table:table-row table:style-name="ro1">
          <table:table-cell office:value-type="float" office:value="0.0888">
            <text:p>0.0888</text:p>
          </table:table-cell>
          <table:table-cell office:value-type="float" office:value="2.072286611">
            <text:p>2.072286611</text:p>
          </table:table-cell>
        </table:table-row>
        <table:table-row table:style-name="ro1">
          <table:table-cell office:value-type="float" office:value="0.0889">
            <text:p>0.0889</text:p>
          </table:table-cell>
          <table:table-cell office:value-type="float" office:value="2.075195448">
            <text:p>2.075195448</text:p>
          </table:table-cell>
        </table:table-row>
        <table:table-row table:style-name="ro1">
          <table:table-cell office:value-type="float" office:value="0.089">
            <text:p>0.089</text:p>
          </table:table-cell>
          <table:table-cell office:value-type="float" office:value="2.078171483">
            <text:p>2.078171483</text:p>
          </table:table-cell>
        </table:table-row>
        <table:table-row table:style-name="ro1">
          <table:table-cell office:value-type="float" office:value="0.0891">
            <text:p>0.0891</text:p>
          </table:table-cell>
          <table:table-cell office:value-type="float" office:value="2.081213776">
            <text:p>2.081213776</text:p>
          </table:table-cell>
        </table:table-row>
        <table:table-row table:style-name="ro1">
          <table:table-cell office:value-type="float" office:value="0.0892">
            <text:p>0.0892</text:p>
          </table:table-cell>
          <table:table-cell office:value-type="float" office:value="2.084321413">
            <text:p>2.084321413</text:p>
          </table:table-cell>
        </table:table-row>
        <table:table-row table:style-name="ro1">
          <table:table-cell office:value-type="float" office:value="0.0893">
            <text:p>0.0893</text:p>
          </table:table-cell>
          <table:table-cell office:value-type="float" office:value="2.087419287">
            <text:p>2.087419287</text:p>
          </table:table-cell>
        </table:table-row>
        <table:table-row table:style-name="ro1">
          <table:table-cell office:value-type="float" office:value="0.0894">
            <text:p>0.0894</text:p>
          </table:table-cell>
          <table:table-cell office:value-type="float" office:value="2.090139155">
            <text:p>2.090139155</text:p>
          </table:table-cell>
        </table:table-row>
        <table:table-row table:style-name="ro1">
          <table:table-cell office:value-type="float" office:value="0.0895">
            <text:p>0.0895</text:p>
          </table:table-cell>
          <table:table-cell office:value-type="float" office:value="2.092928121">
            <text:p>2.092928121</text:p>
          </table:table-cell>
        </table:table-row>
        <table:table-row table:style-name="ro1">
          <table:table-cell office:value-type="float" office:value="0.0896">
            <text:p>0.0896</text:p>
          </table:table-cell>
          <table:table-cell office:value-type="float" office:value="2.095785196">
            <text:p>2.095785196</text:p>
          </table:table-cell>
        </table:table-row>
        <table:table-row table:style-name="ro1">
          <table:table-cell office:value-type="float" office:value="0.0897">
            <text:p>0.0897</text:p>
          </table:table-cell>
          <table:table-cell office:value-type="float" office:value="2.098709417">
            <text:p>2.098709417</text:p>
          </table:table-cell>
        </table:table-row>
        <table:table-row table:style-name="ro1">
          <table:table-cell office:value-type="float" office:value="0.0898">
            <text:p>0.0898</text:p>
          </table:table-cell>
          <table:table-cell office:value-type="float" office:value="2.101699844">
            <text:p>2.101699844</text:p>
          </table:table-cell>
        </table:table-row>
        <table:table-row table:style-name="ro1">
          <table:table-cell office:value-type="float" office:value="0.0899">
            <text:p>0.0899</text:p>
          </table:table-cell>
          <table:table-cell office:value-type="float" office:value="2.104755561">
            <text:p>2.104755561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2.107875677">
            <text:p>2.107875677</text:p>
          </table:table-cell>
        </table:table-row>
        <table:table-row table:style-name="ro1">
          <table:table-cell office:value-type="float" office:value="0.0901">
            <text:p>0.0901</text:p>
          </table:table-cell>
          <table:table-cell office:value-type="float" office:value="2.111007673">
            <text:p>2.111007673</text:p>
          </table:table-cell>
        </table:table-row>
        <table:table-row table:style-name="ro1">
          <table:table-cell office:value-type="float" office:value="0.0902">
            <text:p>0.0902</text:p>
          </table:table-cell>
          <table:table-cell office:value-type="float" office:value="2.113736377">
            <text:p>2.113736377</text:p>
          </table:table-cell>
        </table:table-row>
        <table:table-row table:style-name="ro1">
          <table:table-cell office:value-type="float" office:value="0.0903">
            <text:p>0.0903</text:p>
          </table:table-cell>
          <table:table-cell office:value-type="float" office:value="2.116533264">
            <text:p>2.116533264</text:p>
          </table:table-cell>
        </table:table-row>
        <table:table-row table:style-name="ro1">
          <table:table-cell office:value-type="float" office:value="0.0904">
            <text:p>0.0904</text:p>
          </table:table-cell>
          <table:table-cell office:value-type="float" office:value="2.119397367">
            <text:p>2.119397367</text:p>
          </table:table-cell>
        </table:table-row>
        <table:table-row table:style-name="ro1">
          <table:table-cell office:value-type="float" office:value="0.0905">
            <text:p>0.0905</text:p>
          </table:table-cell>
          <table:table-cell office:value-type="float" office:value="2.122327744">
            <text:p>2.122327744</text:p>
          </table:table-cell>
        </table:table-row>
        <table:table-row table:style-name="ro1">
          <table:table-cell office:value-type="float" office:value="0.0906">
            <text:p>0.0906</text:p>
          </table:table-cell>
          <table:table-cell office:value-type="float" office:value="2.125323476">
            <text:p>2.125323476</text:p>
          </table:table-cell>
        </table:table-row>
        <table:table-row table:style-name="ro1">
          <table:table-cell office:value-type="float" office:value="0.0907">
            <text:p>0.0907</text:p>
          </table:table-cell>
          <table:table-cell office:value-type="float" office:value="2.128383667">
            <text:p>2.128383667</text:p>
          </table:table-cell>
        </table:table-row>
        <table:table-row table:style-name="ro1">
          <table:table-cell office:value-type="float" office:value="0.0908">
            <text:p>0.0908</text:p>
          </table:table-cell>
          <table:table-cell office:value-type="float" office:value="2.131507443">
            <text:p>2.131507443</text:p>
          </table:table-cell>
        </table:table-row>
        <table:table-row table:style-name="ro1">
          <table:table-cell office:value-type="float" office:value="0.0909">
            <text:p>0.0909</text:p>
          </table:table-cell>
          <table:table-cell office:value-type="float" office:value="2.134693951">
            <text:p>2.134693951</text:p>
          </table:table-cell>
        </table:table-row>
        <table:table-row table:style-name="ro1">
          <table:table-cell office:value-type="float" office:value="0.091">
            <text:p>0.091</text:p>
          </table:table-cell>
          <table:table-cell office:value-type="float" office:value="2.137469536">
            <text:p>2.137469536</text:p>
          </table:table-cell>
        </table:table-row>
        <table:table-row table:style-name="ro1">
          <table:table-cell office:value-type="float" office:value="0.0911">
            <text:p>0.0911</text:p>
          </table:table-cell>
          <table:table-cell office:value-type="float" office:value="2.140264961">
            <text:p>2.140264961</text:p>
          </table:table-cell>
        </table:table-row>
        <table:table-row table:style-name="ro1">
          <table:table-cell office:value-type="float" office:value="0.0912">
            <text:p>0.0912</text:p>
          </table:table-cell>
          <table:table-cell office:value-type="float" office:value="2.143126852">
            <text:p>2.143126852</text:p>
          </table:table-cell>
        </table:table-row>
        <table:table-row table:style-name="ro1">
          <table:table-cell office:value-type="float" office:value="0.0913">
            <text:p>0.0913</text:p>
          </table:table-cell>
          <table:table-cell office:value-type="float" office:value="2.146054284">
            <text:p>2.146054284</text:p>
          </table:table-cell>
        </table:table-row>
        <table:table-row table:style-name="ro1">
          <table:table-cell office:value-type="float" office:value="0.0914">
            <text:p>0.0914</text:p>
          </table:table-cell>
          <table:table-cell office:value-type="float" office:value="2.149046355">
            <text:p>2.149046355</text:p>
          </table:table-cell>
        </table:table-row>
        <table:table-row table:style-name="ro1">
          <table:table-cell office:value-type="float" office:value="0.0915">
            <text:p>0.0915</text:p>
          </table:table-cell>
          <table:table-cell office:value-type="float" office:value="2.152102185">
            <text:p>2.152102185</text:p>
          </table:table-cell>
        </table:table-row>
        <table:table-row table:style-name="ro1">
          <table:table-cell office:value-type="float" office:value="0.0916">
            <text:p>0.0916</text:p>
          </table:table-cell>
          <table:table-cell office:value-type="float" office:value="2.155220914">
            <text:p>2.155220914</text:p>
          </table:table-cell>
        </table:table-row>
        <table:table-row table:style-name="ro1">
          <table:table-cell office:value-type="float" office:value="0.0917">
            <text:p>0.0917</text:p>
          </table:table-cell>
          <table:table-cell office:value-type="float" office:value="2.158401706">
            <text:p>2.158401706</text:p>
          </table:table-cell>
        </table:table-row>
        <table:table-row table:style-name="ro1">
          <table:table-cell office:value-type="float" office:value="0.0918">
            <text:p>0.0918</text:p>
          </table:table-cell>
          <table:table-cell office:value-type="float" office:value="2.16134638">
            <text:p>2.16134638</text:p>
          </table:table-cell>
        </table:table-row>
        <table:table-row table:style-name="ro1">
          <table:table-cell office:value-type="float" office:value="0.0919">
            <text:p>0.0919</text:p>
          </table:table-cell>
          <table:table-cell office:value-type="float" office:value="2.164131037">
            <text:p>2.164131037</text:p>
          </table:table-cell>
        </table:table-row>
        <table:table-row table:style-name="ro1">
          <table:table-cell office:value-type="float" office:value="0.092">
            <text:p>0.092</text:p>
          </table:table-cell>
          <table:table-cell office:value-type="float" office:value="2.166981547">
            <text:p>2.166981547</text:p>
          </table:table-cell>
        </table:table-row>
        <table:table-row table:style-name="ro1">
          <table:table-cell office:value-type="float" office:value="0.0921">
            <text:p>0.0921</text:p>
          </table:table-cell>
          <table:table-cell office:value-type="float" office:value="2.169897">
            <text:p>2.169897</text:p>
          </table:table-cell>
        </table:table-row>
        <table:table-row table:style-name="ro1">
          <table:table-cell office:value-type="float" office:value="0.0922">
            <text:p>0.0922</text:p>
          </table:table-cell>
          <table:table-cell office:value-type="float" office:value="2.172876507">
            <text:p>2.172876507</text:p>
          </table:table-cell>
        </table:table-row>
        <table:table-row table:style-name="ro1">
          <table:table-cell office:value-type="float" office:value="0.0923">
            <text:p>0.0923</text:p>
          </table:table-cell>
          <table:table-cell office:value-type="float" office:value="2.175919201">
            <text:p>2.175919201</text:p>
          </table:table-cell>
        </table:table-row>
        <table:table-row table:style-name="ro1">
          <table:table-cell office:value-type="float" office:value="0.0924">
            <text:p>0.0924</text:p>
          </table:table-cell>
          <table:table-cell office:value-type="float" office:value="2.179024235">
            <text:p>2.179024235</text:p>
          </table:table-cell>
        </table:table-row>
        <table:table-row table:style-name="ro1">
          <table:table-cell office:value-type="float" office:value="0.0925">
            <text:p>0.0925</text:p>
          </table:table-cell>
          <table:table-cell office:value-type="float" office:value="2.182190785">
            <text:p>2.182190785</text:p>
          </table:table-cell>
        </table:table-row>
        <table:table-row table:style-name="ro1">
          <table:table-cell office:value-type="float" office:value="0.0926">
            <text:p>0.0926</text:p>
          </table:table-cell>
          <table:table-cell office:value-type="float" office:value="2.185379082">
            <text:p>2.185379082</text:p>
          </table:table-cell>
        </table:table-row>
        <table:table-row table:style-name="ro1">
          <table:table-cell office:value-type="float" office:value="0.0927">
            <text:p>0.0927</text:p>
          </table:table-cell>
          <table:table-cell office:value-type="float" office:value="2.188143678">
            <text:p>2.188143678</text:p>
          </table:table-cell>
        </table:table-row>
        <table:table-row table:style-name="ro1">
          <table:table-cell office:value-type="float" office:value="0.0928">
            <text:p>0.0928</text:p>
          </table:table-cell>
          <table:table-cell office:value-type="float" office:value="2.190973652">
            <text:p>2.190973652</text:p>
          </table:table-cell>
        </table:table-row>
        <table:table-row table:style-name="ro1">
          <table:table-cell office:value-type="float" office:value="0.0929">
            <text:p>0.0929</text:p>
          </table:table-cell>
          <table:table-cell office:value-type="float" office:value="2.193868103">
            <text:p>2.193868103</text:p>
          </table:table-cell>
        </table:table-row>
        <table:table-row table:style-name="ro1">
          <table:table-cell office:value-type="float" office:value="0.093">
            <text:p>0.093</text:p>
          </table:table-cell>
          <table:table-cell office:value-type="float" office:value="2.196826152">
            <text:p>2.196826152</text:p>
          </table:table-cell>
        </table:table-row>
        <table:table-row table:style-name="ro1">
          <table:table-cell office:value-type="float" office:value="0.0931">
            <text:p>0.0931</text:p>
          </table:table-cell>
          <table:table-cell office:value-type="float" office:value="2.199846943">
            <text:p>2.199846943</text:p>
          </table:table-cell>
        </table:table-row>
        <table:table-row table:style-name="ro1">
          <table:table-cell office:value-type="float" office:value="0.0932">
            <text:p>0.0932</text:p>
          </table:table-cell>
          <table:table-cell office:value-type="float" office:value="2.202929639">
            <text:p>2.202929639</text:p>
          </table:table-cell>
        </table:table-row>
        <table:table-row table:style-name="ro1">
          <table:table-cell office:value-type="float" office:value="0.0933">
            <text:p>0.0933</text:p>
          </table:table-cell>
          <table:table-cell office:value-type="float" office:value="2.206073422">
            <text:p>2.206073422</text:p>
          </table:table-cell>
        </table:table-row>
        <table:table-row table:style-name="ro1">
          <table:table-cell office:value-type="float" office:value="0.0934">
            <text:p>0.0934</text:p>
          </table:table-cell>
          <table:table-cell office:value-type="float" office:value="2.209277496">
            <text:p>2.209277496</text:p>
          </table:table-cell>
        </table:table-row>
        <table:table-row table:style-name="ro1">
          <table:table-cell office:value-type="float" office:value="0.0935">
            <text:p>0.0935</text:p>
          </table:table-cell>
          <table:table-cell office:value-type="float" office:value="2.212319637">
            <text:p>2.212319637</text:p>
          </table:table-cell>
        </table:table-row>
        <table:table-row table:style-name="ro1">
          <table:table-cell office:value-type="float" office:value="0.0936">
            <text:p>0.0936</text:p>
          </table:table-cell>
          <table:table-cell office:value-type="float" office:value="2.215119872">
            <text:p>2.215119872</text:p>
          </table:table-cell>
        </table:table-row>
        <table:table-row table:style-name="ro1">
          <table:table-cell office:value-type="float" office:value="0.0937">
            <text:p>0.0937</text:p>
          </table:table-cell>
          <table:table-cell office:value-type="float" office:value="2.21798425">
            <text:p>2.21798425</text:p>
          </table:table-cell>
        </table:table-row>
        <table:table-row table:style-name="ro1">
          <table:table-cell office:value-type="float" office:value="0.0938">
            <text:p>0.0938</text:p>
          </table:table-cell>
          <table:table-cell office:value-type="float" office:value="2.220911899">
            <text:p>2.220911899</text:p>
          </table:table-cell>
        </table:table-row>
        <table:table-row table:style-name="ro1">
          <table:table-cell office:value-type="float" office:value="0.0939">
            <text:p>0.0939</text:p>
          </table:table-cell>
          <table:table-cell office:value-type="float" office:value="2.22390197">
            <text:p>2.22390197</text:p>
          </table:table-cell>
        </table:table-row>
        <table:table-row table:style-name="ro1">
          <table:table-cell office:value-type="float" office:value="0.094">
            <text:p>0.094</text:p>
          </table:table-cell>
          <table:table-cell office:value-type="float" office:value="2.226953631">
            <text:p>2.226953631</text:p>
          </table:table-cell>
        </table:table-row>
        <table:table-row table:style-name="ro1">
          <table:table-cell office:value-type="float" office:value="0.0941">
            <text:p>0.0941</text:p>
          </table:table-cell>
          <table:table-cell office:value-type="float" office:value="2.230066073">
            <text:p>2.230066073</text:p>
          </table:table-cell>
        </table:table-row>
        <table:table-row table:style-name="ro1">
          <table:table-cell office:value-type="float" office:value="0.0942">
            <text:p>0.0942</text:p>
          </table:table-cell>
          <table:table-cell office:value-type="float" office:value="2.233238504">
            <text:p>2.233238504</text:p>
          </table:table-cell>
        </table:table-row>
        <table:table-row table:style-name="ro1">
          <table:table-cell office:value-type="float" office:value="0.0943">
            <text:p>0.0943</text:p>
          </table:table-cell>
          <table:table-cell office:value-type="float" office:value="2.23647015">
            <text:p>2.23647015</text:p>
          </table:table-cell>
        </table:table-row>
        <table:table-row table:style-name="ro1">
          <table:table-cell office:value-type="float" office:value="0.0944">
            <text:p>0.0944</text:p>
          </table:table-cell>
          <table:table-cell office:value-type="float" office:value="2.239441662">
            <text:p>2.239441662</text:p>
          </table:table-cell>
        </table:table-row>
        <table:table-row table:style-name="ro1">
          <table:table-cell office:value-type="float" office:value="0.0945">
            <text:p>0.0945</text:p>
          </table:table-cell>
          <table:table-cell office:value-type="float" office:value="2.242266787">
            <text:p>2.242266787</text:p>
          </table:table-cell>
        </table:table-row>
        <table:table-row table:style-name="ro1">
          <table:table-cell office:value-type="float" office:value="0.0946">
            <text:p>0.0946</text:p>
          </table:table-cell>
          <table:table-cell office:value-type="float" office:value="2.245154986">
            <text:p>2.245154986</text:p>
          </table:table-cell>
        </table:table-row>
        <table:table-row table:style-name="ro1">
          <table:table-cell office:value-type="float" office:value="0.0947">
            <text:p>0.0947</text:p>
          </table:table-cell>
          <table:table-cell office:value-type="float" office:value="2.248105411">
            <text:p>2.248105411</text:p>
          </table:table-cell>
        </table:table-row>
        <table:table-row table:style-name="ro1">
          <table:table-cell office:value-type="float" office:value="0.0948">
            <text:p>0.0948</text:p>
          </table:table-cell>
          <table:table-cell office:value-type="float" office:value="2.251117237">
            <text:p>2.251117237</text:p>
          </table:table-cell>
        </table:table-row>
        <table:table-row table:style-name="ro1">
          <table:table-cell office:value-type="float" office:value="0.0949">
            <text:p>0.0949</text:p>
          </table:table-cell>
          <table:table-cell office:value-type="float" office:value="2.254189655">
            <text:p>2.254189655</text:p>
          </table:table-cell>
        </table:table-row>
        <table:table-row table:style-name="ro1">
          <table:table-cell office:value-type="float" office:value="0.095">
            <text:p>0.095</text:p>
          </table:table-cell>
          <table:table-cell office:value-type="float" office:value="2.257321879">
            <text:p>2.257321879</text:p>
          </table:table-cell>
        </table:table-row>
        <table:table-row table:style-name="ro1">
          <table:table-cell office:value-type="float" office:value="0.0951">
            <text:p>0.0951</text:p>
          </table:table-cell>
          <table:table-cell office:value-type="float" office:value="2.260513138">
            <text:p>2.260513138</text:p>
          </table:table-cell>
        </table:table-row>
        <table:table-row table:style-name="ro1">
          <table:table-cell office:value-type="float" office:value="0.0952">
            <text:p>0.0952</text:p>
          </table:table-cell>
          <table:table-cell office:value-type="float" office:value="2.263762679">
            <text:p>2.263762679</text:p>
          </table:table-cell>
        </table:table-row>
        <table:table-row table:style-name="ro1">
          <table:table-cell office:value-type="float" office:value="0.0953">
            <text:p>0.0953</text:p>
          </table:table-cell>
          <table:table-cell office:value-type="float" office:value="2.266742059">
            <text:p>2.266742059</text:p>
          </table:table-cell>
        </table:table-row>
        <table:table-row table:style-name="ro1">
          <table:table-cell office:value-type="float" office:value="0.0954">
            <text:p>0.0954</text:p>
          </table:table-cell>
          <table:table-cell office:value-type="float" office:value="2.269581587">
            <text:p>2.269581587</text:p>
          </table:table-cell>
        </table:table-row>
        <table:table-row table:style-name="ro1">
          <table:table-cell office:value-type="float" office:value="0.0955">
            <text:p>0.0955</text:p>
          </table:table-cell>
          <table:table-cell office:value-type="float" office:value="2.272483274">
            <text:p>2.272483274</text:p>
          </table:table-cell>
        </table:table-row>
        <table:table-row table:style-name="ro1">
          <table:table-cell office:value-type="float" office:value="0.0956">
            <text:p>0.0956</text:p>
          </table:table-cell>
          <table:table-cell office:value-type="float" office:value="2.275446295">
            <text:p>2.275446295</text:p>
          </table:table-cell>
        </table:table-row>
        <table:table-row table:style-name="ro1">
          <table:table-cell office:value-type="float" office:value="0.0957">
            <text:p>0.0957</text:p>
          </table:table-cell>
          <table:table-cell office:value-type="float" office:value="2.278469844">
            <text:p>2.278469844</text:p>
          </table:table-cell>
        </table:table-row>
        <table:table-row table:style-name="ro1">
          <table:table-cell office:value-type="float" office:value="0.0958">
            <text:p>0.0958</text:p>
          </table:table-cell>
          <table:table-cell office:value-type="float" office:value="2.281553134">
            <text:p>2.281553134</text:p>
          </table:table-cell>
        </table:table-row>
        <table:table-row table:style-name="ro1">
          <table:table-cell office:value-type="float" office:value="0.0959">
            <text:p>0.0959</text:p>
          </table:table-cell>
          <table:table-cell office:value-type="float" office:value="2.284695394">
            <text:p>2.284695394</text:p>
          </table:table-cell>
        </table:table-row>
        <table:table-row table:style-name="ro1">
          <table:table-cell office:value-type="float" office:value="0.096">
            <text:p>0.096</text:p>
          </table:table-cell>
          <table:table-cell office:value-type="float" office:value="2.287895873">
            <text:p>2.287895873</text:p>
          </table:table-cell>
        </table:table-row>
        <table:table-row table:style-name="ro1">
          <table:table-cell office:value-type="float" office:value="0.0961">
            <text:p>0.0961</text:p>
          </table:table-cell>
          <table:table-cell office:value-type="float" office:value="2.291153836">
            <text:p>2.291153836</text:p>
          </table:table-cell>
        </table:table-row>
        <table:table-row table:style-name="ro1">
          <table:table-cell office:value-type="float" office:value="0.0962">
            <text:p>0.0962</text:p>
          </table:table-cell>
          <table:table-cell office:value-type="float" office:value="2.294223187">
            <text:p>2.294223187</text:p>
          </table:table-cell>
        </table:table-row>
        <table:table-row table:style-name="ro1">
          <table:table-cell office:value-type="float" office:value="0.0963">
            <text:p>0.0963</text:p>
          </table:table-cell>
          <table:table-cell office:value-type="float" office:value="2.297066809">
            <text:p>2.297066809</text:p>
          </table:table-cell>
        </table:table-row>
        <table:table-row table:style-name="ro1">
          <table:table-cell office:value-type="float" office:value="0.0964">
            <text:p>0.0964</text:p>
          </table:table-cell>
          <table:table-cell office:value-type="float" office:value="2.299971827">
            <text:p>2.299971827</text:p>
          </table:table-cell>
        </table:table-row>
        <table:table-row table:style-name="ro1">
          <table:table-cell office:value-type="float" office:value="0.0965">
            <text:p>0.0965</text:p>
          </table:table-cell>
          <table:table-cell office:value-type="float" office:value="2.302937433">
            <text:p>2.302937433</text:p>
          </table:table-cell>
        </table:table-row>
        <table:table-row table:style-name="ro1">
          <table:table-cell office:value-type="float" office:value="0.0966">
            <text:p>0.0966</text:p>
          </table:table-cell>
          <table:table-cell office:value-type="float" office:value="2.305962836">
            <text:p>2.305962836</text:p>
          </table:table-cell>
        </table:table-row>
        <table:table-row table:style-name="ro1">
          <table:table-cell office:value-type="float" office:value="0.0967">
            <text:p>0.0967</text:p>
          </table:table-cell>
          <table:table-cell office:value-type="float" office:value="2.309047265">
            <text:p>2.309047265</text:p>
          </table:table-cell>
        </table:table-row>
        <table:table-row table:style-name="ro1">
          <table:table-cell office:value-type="float" office:value="0.0968">
            <text:p>0.0968</text:p>
          </table:table-cell>
          <table:table-cell office:value-type="float" office:value="2.312189967">
            <text:p>2.312189967</text:p>
          </table:table-cell>
        </table:table-row>
        <table:table-row table:style-name="ro1">
          <table:table-cell office:value-type="float" office:value="0.0969">
            <text:p>0.0969</text:p>
          </table:table-cell>
          <table:table-cell office:value-type="float" office:value="2.315390205">
            <text:p>2.315390205</text:p>
          </table:table-cell>
        </table:table-row>
        <table:table-row table:style-name="ro1">
          <table:table-cell office:value-type="float" office:value="0.097">
            <text:p>0.097</text:p>
          </table:table-cell>
          <table:table-cell office:value-type="float" office:value="2.318647257">
            <text:p>2.318647257</text:p>
          </table:table-cell>
        </table:table-row>
        <table:table-row table:style-name="ro1">
          <table:table-cell office:value-type="float" office:value="0.0971">
            <text:p>0.0971</text:p>
          </table:table-cell>
          <table:table-cell office:value-type="float" office:value="2.321892956">
            <text:p>2.321892956</text:p>
          </table:table-cell>
        </table:table-row>
        <table:table-row table:style-name="ro1">
          <table:table-cell office:value-type="float" office:value="0.0972">
            <text:p>0.0972</text:p>
          </table:table-cell>
          <table:table-cell office:value-type="float" office:value="2.324730473">
            <text:p>2.324730473</text:p>
          </table:table-cell>
        </table:table-row>
        <table:table-row table:style-name="ro1">
          <table:table-cell office:value-type="float" office:value="0.0973">
            <text:p>0.0973</text:p>
          </table:table-cell>
          <table:table-cell office:value-type="float" office:value="2.327628766">
            <text:p>2.327628766</text:p>
          </table:table-cell>
        </table:table-row>
        <table:table-row table:style-name="ro1">
          <table:table-cell office:value-type="float" office:value="0.0974">
            <text:p>0.0974</text:p>
          </table:table-cell>
          <table:table-cell office:value-type="float" office:value="2.33058704">
            <text:p>2.33058704</text:p>
          </table:table-cell>
        </table:table-row>
        <table:table-row table:style-name="ro1">
          <table:table-cell office:value-type="float" office:value="0.0975">
            <text:p>0.0975</text:p>
          </table:table-cell>
          <table:table-cell office:value-type="float" office:value="2.333604519">
            <text:p>2.333604519</text:p>
          </table:table-cell>
        </table:table-row>
        <table:table-row table:style-name="ro1">
          <table:table-cell office:value-type="float" office:value="0.0976">
            <text:p>0.0976</text:p>
          </table:table-cell>
          <table:table-cell office:value-type="float" office:value="2.336680446">
            <text:p>2.336680446</text:p>
          </table:table-cell>
        </table:table-row>
        <table:table-row table:style-name="ro1">
          <table:table-cell office:value-type="float" office:value="0.0977">
            <text:p>0.0977</text:p>
          </table:table-cell>
          <table:table-cell office:value-type="float" office:value="2.339814079">
            <text:p>2.339814079</text:p>
          </table:table-cell>
        </table:table-row>
        <table:table-row table:style-name="ro1">
          <table:table-cell office:value-type="float" office:value="0.0978">
            <text:p>0.0978</text:p>
          </table:table-cell>
          <table:table-cell office:value-type="float" office:value="2.343004691">
            <text:p>2.343004691</text:p>
          </table:table-cell>
        </table:table-row>
        <table:table-row table:style-name="ro1">
          <table:table-cell office:value-type="float" office:value="0.0979">
            <text:p>0.0979</text:p>
          </table:table-cell>
          <table:table-cell office:value-type="float" office:value="2.346251576">
            <text:p>2.346251576</text:p>
          </table:table-cell>
        </table:table-row>
        <table:table-row table:style-name="ro1">
          <table:table-cell office:value-type="float" office:value="0.098">
            <text:p>0.098</text:p>
          </table:table-cell>
          <table:table-cell office:value-type="float" office:value="2.349554038">
            <text:p>2.349554038</text:p>
          </table:table-cell>
        </table:table-row>
        <table:table-row table:style-name="ro1">
          <table:table-cell office:value-type="float" office:value="0.0981">
            <text:p>0.0981</text:p>
          </table:table-cell>
          <table:table-cell office:value-type="float" office:value="2.352586254">
            <text:p>2.352586254</text:p>
          </table:table-cell>
        </table:table-row>
        <table:table-row table:style-name="ro1">
          <table:table-cell office:value-type="float" office:value="0.0982">
            <text:p>0.0982</text:p>
          </table:table-cell>
          <table:table-cell office:value-type="float" office:value="2.355467793">
            <text:p>2.355467793</text:p>
          </table:table-cell>
        </table:table-row>
        <table:table-row table:style-name="ro1">
          <table:table-cell office:value-type="float" office:value="0.0983">
            <text:p>0.0983</text:p>
          </table:table-cell>
          <table:table-cell office:value-type="float" office:value="2.358408846">
            <text:p>2.358408846</text:p>
          </table:table-cell>
        </table:table-row>
        <table:table-row table:style-name="ro1">
          <table:table-cell office:value-type="float" office:value="0.0984">
            <text:p>0.0984</text:p>
          </table:table-cell>
          <table:table-cell office:value-type="float" office:value="2.361408647">
            <text:p>2.361408647</text:p>
          </table:table-cell>
        </table:table-row>
        <table:table-row table:style-name="ro1">
          <table:table-cell office:value-type="float" office:value="0.0985">
            <text:p>0.0985</text:p>
          </table:table-cell>
          <table:table-cell office:value-type="float" office:value="2.364466447">
            <text:p>2.364466447</text:p>
          </table:table-cell>
        </table:table-row>
        <table:table-row table:style-name="ro1">
          <table:table-cell office:value-type="float" office:value="0.0986">
            <text:p>0.0986</text:p>
          </table:table-cell>
          <table:table-cell office:value-type="float" office:value="2.367581515">
            <text:p>2.367581515</text:p>
          </table:table-cell>
        </table:table-row>
        <table:table-row table:style-name="ro1">
          <table:table-cell office:value-type="float" office:value="0.0987">
            <text:p>0.0987</text:p>
          </table:table-cell>
          <table:table-cell office:value-type="float" office:value="2.370753135">
            <text:p>2.370753135</text:p>
          </table:table-cell>
        </table:table-row>
        <table:table-row table:style-name="ro1">
          <table:table-cell office:value-type="float" office:value="0.0988">
            <text:p>0.0988</text:p>
          </table:table-cell>
          <table:table-cell office:value-type="float" office:value="2.373980606">
            <text:p>2.373980606</text:p>
          </table:table-cell>
        </table:table-row>
        <table:table-row table:style-name="ro1">
          <table:table-cell office:value-type="float" office:value="0.0989">
            <text:p>0.0989</text:p>
          </table:table-cell>
          <table:table-cell office:value-type="float" office:value="2.377263244">
            <text:p>2.377263244</text:p>
          </table:table-cell>
        </table:table-row>
        <table:table-row table:style-name="ro1">
          <table:table-cell office:value-type="float" office:value="0.099">
            <text:p>0.099</text:p>
          </table:table-cell>
          <table:table-cell office:value-type="float" office:value="2.380600378">
            <text:p>2.380600378</text:p>
          </table:table-cell>
        </table:table-row>
        <table:table-row table:style-name="ro1">
          <table:table-cell office:value-type="float" office:value="0.0991">
            <text:p>0.0991</text:p>
          </table:table-cell>
          <table:table-cell office:value-type="float" office:value="2.383508456">
            <text:p>2.383508456</text:p>
          </table:table-cell>
        </table:table-row>
        <table:table-row table:style-name="ro1">
          <table:table-cell office:value-type="float" office:value="0.0992">
            <text:p>0.0992</text:p>
          </table:table-cell>
          <table:table-cell office:value-type="float" office:value="2.38642235">
            <text:p>2.38642235</text:p>
          </table:table-cell>
        </table:table-row>
        <table:table-row table:style-name="ro1">
          <table:table-cell office:value-type="float" office:value="0.0993">
            <text:p>0.0993</text:p>
          </table:table-cell>
          <table:table-cell office:value-type="float" office:value="2.389394668">
            <text:p>2.389394668</text:p>
          </table:table-cell>
        </table:table-row>
        <table:table-row table:style-name="ro1">
          <table:table-cell office:value-type="float" office:value="0.0994">
            <text:p>0.0994</text:p>
          </table:table-cell>
          <table:table-cell office:value-type="float" office:value="2.392424668">
            <text:p>2.392424668</text:p>
          </table:table-cell>
        </table:table-row>
        <table:table-row table:style-name="ro1">
          <table:table-cell office:value-type="float" office:value="0.0995">
            <text:p>0.0995</text:p>
          </table:table-cell>
          <table:table-cell office:value-type="float" office:value="2.395511625">
            <text:p>2.395511625</text:p>
          </table:table-cell>
        </table:table-row>
        <table:table-row table:style-name="ro1">
          <table:table-cell office:value-type="float" office:value="0.0996">
            <text:p>0.0996</text:p>
          </table:table-cell>
          <table:table-cell office:value-type="float" office:value="2.398654831">
            <text:p>2.398654831</text:p>
          </table:table-cell>
        </table:table-row>
        <table:table-row table:style-name="ro1">
          <table:table-cell office:value-type="float" office:value="0.0997">
            <text:p>0.0997</text:p>
          </table:table-cell>
          <table:table-cell office:value-type="float" office:value="2.40185359">
            <text:p>2.40185359</text:p>
          </table:table-cell>
        </table:table-row>
        <table:table-row table:style-name="ro1">
          <table:table-cell office:value-type="float" office:value="0.0998">
            <text:p>0.0998</text:p>
          </table:table-cell>
          <table:table-cell office:value-type="float" office:value="2.405107225">
            <text:p>2.405107225</text:p>
          </table:table-cell>
        </table:table-row>
        <table:table-row table:style-name="ro1">
          <table:table-cell office:value-type="float" office:value="0.0999">
            <text:p>0.0999</text:p>
          </table:table-cell>
          <table:table-cell office:value-type="float" office:value="2.408415069">
            <text:p>2.40841506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.411776474">
            <text:p>2.4117764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21:1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31T21:18:53</dc:date>
    <meta:document-statistic meta:table-count="1" meta:cell-count="2000" meta:object-count="1"/>
    <meta:generator>LibreOffice/3.4$Unix LibreOffice_project/340m1$Build-6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64cm" svg:y="0.316cm" chart:style-name="ch2">
          <text:p>deltax(dt)</text:p>
        </chart:title>
        <chart:subtitle svg:x="7.277cm" svg:y="1.301cm" chart:style-name="ch3">
          <text:p>time=10</text:p>
        </chart:subtitle>
        <chart:legend chart:legend-position="end" svg:x="12.998cm" svg:y="4.205cm" style:legend-expansion="high" chart:style-name="ch4"/>
        <chart:plot-area chart:style-name="ch5" table:cell-range-address="Sheet1.A1:Sheet1.B1000" svg:x="1.314cm" svg:y="2.318cm" svg:width="11.044cm" svg:height="5.538cm">
          <chartooo:coordinate-region svg:x="2.094cm" svg:y="2.513cm" svg:width="9.893cm" svg:height="4.704cm"/>
          <chart:axis chart:dimension="x" chart:name="primary-x" chart:style-name="ch6">
            <chart:title svg:x="6.638cm" svg:y="8.037cm" chart:style-name="ch7">
              <text:p>dt</text:p>
            </chart:title>
            <chart:grid chart:style-name="ch8" chart:class="major"/>
          </chart:axis>
          <chart:axis chart:dimension="y" chart:name="primary-y" chart:style-name="ch6">
            <chart:title svg:x="0.451cm" svg:y="5.585cm" chart:style-name="ch9">
              <text:p>deltax</text:p>
            </chart:title>
            <chart:grid chart:style-name="ch8" chart:class="major"/>
          </chart:axis>
          <chart:series chart:style-name="ch10" chart:values-cell-range-address="Sheet1.B1:Sheet1.B1000" chart:class="chart:scatter">
            <chart:domain table:cell-range-address="Sheet1.A1:Sheet1.A1000"/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Sheet1.A1:Sheet1.A1000</svg:desc>
                </draw:g>
              </table:table-cell>
              <table:table-cell office:value-type="float" office:value="0.001844480444">
                <text:p>0.001844480444</text:p>
                <draw:g>
                  <svg:desc>Sheet1.B1:Sheet1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">
                <text:p>0.0002</text:p>
              </table:table-cell>
              <table:table-cell office:value-type="float" office:value="0.003689864584">
                <text:p>0.003689864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">
                <text:p>0.0003</text:p>
              </table:table-cell>
              <table:table-cell office:value-type="float" office:value="0.005536149108">
                <text:p>0.005536149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">
                <text:p>0.0004</text:p>
              </table:table-cell>
              <table:table-cell office:value-type="float" office:value="0.007383346195">
                <text:p>0.007383346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">
                <text:p>0.0005</text:p>
              </table:table-cell>
              <table:table-cell office:value-type="float" office:value="0.009231444788">
                <text:p>0.009231444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">
                <text:p>0.0006</text:p>
              </table:table-cell>
              <table:table-cell office:value-type="float" office:value="0.01108043382">
                <text:p>0.01108043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7">
                <text:p>0.0007</text:p>
              </table:table-cell>
              <table:table-cell office:value-type="float" office:value="0.01293034098">
                <text:p>0.01293034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8">
                <text:p>0.0008</text:p>
              </table:table-cell>
              <table:table-cell office:value-type="float" office:value="0.01478117847">
                <text:p>0.01478117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9">
                <text:p>0.0009</text:p>
              </table:table-cell>
              <table:table-cell office:value-type="float" office:value="0.01663288869">
                <text:p>0.01663288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01848553813">
                <text:p>0.01848553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1">
                <text:p>0.0011</text:p>
              </table:table-cell>
              <table:table-cell office:value-type="float" office:value="0.02033906141">
                <text:p>0.02033906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2">
                <text:p>0.0012</text:p>
              </table:table-cell>
              <table:table-cell office:value-type="float" office:value="0.02219347071">
                <text:p>0.022193470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">
                <text:p>0.0013</text:p>
              </table:table-cell>
              <table:table-cell office:value-type="float" office:value="0.02404882482">
                <text:p>0.02404882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4">
                <text:p>0.0014</text:p>
              </table:table-cell>
              <table:table-cell office:value-type="float" office:value="0.02590512045">
                <text:p>0.025905120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5">
                <text:p>0.0015</text:p>
              </table:table-cell>
              <table:table-cell office:value-type="float" office:value="0.02776225328">
                <text:p>0.027762253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6">
                <text:p>0.0016</text:p>
              </table:table-cell>
              <table:table-cell office:value-type="float" office:value="0.02962044542">
                <text:p>0.02962044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7">
                <text:p>0.0017</text:p>
              </table:table-cell>
              <table:table-cell office:value-type="float" office:value="0.03147932421">
                <text:p>0.031479324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8">
                <text:p>0.0018</text:p>
              </table:table-cell>
              <table:table-cell office:value-type="float" office:value="0.03333921675">
                <text:p>0.03333921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9">
                <text:p>0.0019</text:p>
              </table:table-cell>
              <table:table-cell office:value-type="float" office:value="0.03520011212">
                <text:p>0.03520011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">
                <text:p>0.002</text:p>
              </table:table-cell>
              <table:table-cell office:value-type="float" office:value="0.03706195247">
                <text:p>0.037061952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1">
                <text:p>0.0021</text:p>
              </table:table-cell>
              <table:table-cell office:value-type="float" office:value="0.03892453986">
                <text:p>0.03892453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2">
                <text:p>0.0022</text:p>
              </table:table-cell>
              <table:table-cell office:value-type="float" office:value="0.04078795658">
                <text:p>0.04078795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3">
                <text:p>0.0023</text:p>
              </table:table-cell>
              <table:table-cell office:value-type="float" office:value="0.04265253413">
                <text:p>0.042652534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4">
                <text:p>0.0024</text:p>
              </table:table-cell>
              <table:table-cell office:value-type="float" office:value="0.04451784086">
                <text:p>0.044517840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5">
                <text:p>0.0025</text:p>
              </table:table-cell>
              <table:table-cell office:value-type="float" office:value="0.04638441514">
                <text:p>0.046384415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6">
                <text:p>0.0026</text:p>
              </table:table-cell>
              <table:table-cell office:value-type="float" office:value="0.0482514857">
                <text:p>0.0482514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7">
                <text:p>0.0027</text:p>
              </table:table-cell>
              <table:table-cell office:value-type="float" office:value="0.0501195206">
                <text:p>0.05011952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8">
                <text:p>0.0028</text:p>
              </table:table-cell>
              <table:table-cell office:value-type="float" office:value="0.05198852092">
                <text:p>0.051988520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9">
                <text:p>0.0029</text:p>
              </table:table-cell>
              <table:table-cell office:value-type="float" office:value="0.05385856505">
                <text:p>0.05385856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">
                <text:p>0.003</text:p>
              </table:table-cell>
              <table:table-cell office:value-type="float" office:value="0.05572941937">
                <text:p>0.055729419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1">
                <text:p>0.0031</text:p>
              </table:table-cell>
              <table:table-cell office:value-type="float" office:value="0.05760135373">
                <text:p>0.057601353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2">
                <text:p>0.0032</text:p>
              </table:table-cell>
              <table:table-cell office:value-type="float" office:value="0.05947440456">
                <text:p>0.05947440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3">
                <text:p>0.0033</text:p>
              </table:table-cell>
              <table:table-cell office:value-type="float" office:value="0.06134763427">
                <text:p>0.06134763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4">
                <text:p>0.0034</text:p>
              </table:table-cell>
              <table:table-cell office:value-type="float" office:value="0.06322235627">
                <text:p>0.06322235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5">
                <text:p>0.0035</text:p>
              </table:table-cell>
              <table:table-cell office:value-type="float" office:value="0.0650979147">
                <text:p>0.0650979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6">
                <text:p>0.0036</text:p>
              </table:table-cell>
              <table:table-cell office:value-type="float" office:value="0.06697421586">
                <text:p>0.06697421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7">
                <text:p>0.0037</text:p>
              </table:table-cell>
              <table:table-cell office:value-type="float" office:value="0.06885146437">
                <text:p>0.068851464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8">
                <text:p>0.0038</text:p>
              </table:table-cell>
              <table:table-cell office:value-type="float" office:value="0.07072962922">
                <text:p>0.070729629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9">
                <text:p>0.0039</text:p>
              </table:table-cell>
              <table:table-cell office:value-type="float" office:value="0.07260926319">
                <text:p>0.07260926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">
                <text:p>0.004</text:p>
              </table:table-cell>
              <table:table-cell office:value-type="float" office:value="0.07448968126">
                <text:p>0.074489681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1">
                <text:p>0.0041</text:p>
              </table:table-cell>
              <table:table-cell office:value-type="float" office:value="0.07637067303">
                <text:p>0.076370673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2">
                <text:p>0.0042</text:p>
              </table:table-cell>
              <table:table-cell office:value-type="float" office:value="0.07825259095">
                <text:p>0.07825259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3">
                <text:p>0.0043</text:p>
              </table:table-cell>
              <table:table-cell office:value-type="float" office:value="0.0801347892">
                <text:p>0.08013478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4">
                <text:p>0.0044</text:p>
              </table:table-cell>
              <table:table-cell office:value-type="float" office:value="0.08201876936">
                <text:p>0.082018769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5">
                <text:p>0.0045</text:p>
              </table:table-cell>
              <table:table-cell office:value-type="float" office:value="0.08390361598">
                <text:p>0.083903615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6">
                <text:p>0.0046</text:p>
              </table:table-cell>
              <table:table-cell office:value-type="float" office:value="0.08578968043">
                <text:p>0.085789680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47">
                <text:p>0.0047</text:p>
              </table:table-cell>
              <table:table-cell office:value-type="float" office:value="0.08767567412">
                <text:p>0.087675674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8">
                <text:p>0.0048</text:p>
              </table:table-cell>
              <table:table-cell office:value-type="float" office:value="0.08956321066">
                <text:p>0.089563210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9">
                <text:p>0.0049</text:p>
              </table:table-cell>
              <table:table-cell office:value-type="float" office:value="0.09145200609">
                <text:p>0.091452006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">
                <text:p>0.005</text:p>
              </table:table-cell>
              <table:table-cell office:value-type="float" office:value="0.09334214281">
                <text:p>0.093342142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1">
                <text:p>0.0051</text:p>
              </table:table-cell>
              <table:table-cell office:value-type="float" office:value="0.0952316385">
                <text:p>0.09523163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2">
                <text:p>0.0052</text:p>
              </table:table-cell>
              <table:table-cell office:value-type="float" office:value="0.09712341986">
                <text:p>0.097123419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53">
                <text:p>0.0053</text:p>
              </table:table-cell>
              <table:table-cell office:value-type="float" office:value="0.09901511389">
                <text:p>0.099015113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54">
                <text:p>0.0054</text:p>
              </table:table-cell>
              <table:table-cell office:value-type="float" office:value="0.100908458">
                <text:p>0.1009084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55">
                <text:p>0.0055</text:p>
              </table:table-cell>
              <table:table-cell office:value-type="float" office:value="0.1028023913">
                <text:p>0.10280239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56">
                <text:p>0.0056</text:p>
              </table:table-cell>
              <table:table-cell office:value-type="float" office:value="0.1046970439">
                <text:p>0.10469704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7">
                <text:p>0.0057</text:p>
              </table:table-cell>
              <table:table-cell office:value-type="float" office:value="0.1065927521">
                <text:p>0.10659275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8">
                <text:p>0.0058</text:p>
              </table:table-cell>
              <table:table-cell office:value-type="float" office:value="0.1084903797">
                <text:p>0.10849037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9">
                <text:p>0.0059</text:p>
              </table:table-cell>
              <table:table-cell office:value-type="float" office:value="0.1103884698">
                <text:p>0.11038846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6">
                <text:p>0.006</text:p>
              </table:table-cell>
              <table:table-cell office:value-type="float" office:value="0.1122861976">
                <text:p>0.11228619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61">
                <text:p>0.0061</text:p>
              </table:table-cell>
              <table:table-cell office:value-type="float" office:value="0.1141858297">
                <text:p>0.11418582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62">
                <text:p>0.0062</text:p>
              </table:table-cell>
              <table:table-cell office:value-type="float" office:value="0.1160874698">
                <text:p>0.1160874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3">
                <text:p>0.0063</text:p>
              </table:table-cell>
              <table:table-cell office:value-type="float" office:value="0.1179880719">
                <text:p>0.11798807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64">
                <text:p>0.0064</text:p>
              </table:table-cell>
              <table:table-cell office:value-type="float" office:value="0.1198902258">
                <text:p>0.11989022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65">
                <text:p>0.0065</text:p>
              </table:table-cell>
              <table:table-cell office:value-type="float" office:value="0.1217936402">
                <text:p>0.12179364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66">
                <text:p>0.0066</text:p>
              </table:table-cell>
              <table:table-cell office:value-type="float" office:value="0.1236990146">
                <text:p>0.12369901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67">
                <text:p>0.0067</text:p>
              </table:table-cell>
              <table:table-cell office:value-type="float" office:value="0.1256032625">
                <text:p>0.1256032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68">
                <text:p>0.0068</text:p>
              </table:table-cell>
              <table:table-cell office:value-type="float" office:value="0.127509543">
                <text:p>0.1275095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69">
                <text:p>0.0069</text:p>
              </table:table-cell>
              <table:table-cell office:value-type="float" office:value="0.1294171118">
                <text:p>0.1294171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7">
                <text:p>0.007</text:p>
              </table:table-cell>
              <table:table-cell office:value-type="float" office:value="0.1313247897">
                <text:p>0.13132478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71">
                <text:p>0.0071</text:p>
              </table:table-cell>
              <table:table-cell office:value-type="float" office:value="0.1332338129">
                <text:p>0.13323381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72">
                <text:p>0.0072</text:p>
              </table:table-cell>
              <table:table-cell office:value-type="float" office:value="0.1351453283">
                <text:p>0.13514532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73">
                <text:p>0.0073</text:p>
              </table:table-cell>
              <table:table-cell office:value-type="float" office:value="0.137056101">
                <text:p>0.1370561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74">
                <text:p>0.0074</text:p>
              </table:table-cell>
              <table:table-cell office:value-type="float" office:value="0.138966832">
                <text:p>0.1389668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75">
                <text:p>0.0075</text:p>
              </table:table-cell>
              <table:table-cell office:value-type="float" office:value="0.1408797251">
                <text:p>0.14087972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6">
                <text:p>0.0076</text:p>
              </table:table-cell>
              <table:table-cell office:value-type="float" office:value="0.1427941395">
                <text:p>0.14279413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77">
                <text:p>0.0077</text:p>
              </table:table-cell>
              <table:table-cell office:value-type="float" office:value="0.1447083716">
                <text:p>0.14470837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78">
                <text:p>0.0078</text:p>
              </table:table-cell>
              <table:table-cell office:value-type="float" office:value="0.1466259869">
                <text:p>0.14662598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9">
                <text:p>0.0079</text:p>
              </table:table-cell>
              <table:table-cell office:value-type="float" office:value="0.1485414535">
                <text:p>0.14854145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8">
                <text:p>0.008</text:p>
              </table:table-cell>
              <table:table-cell office:value-type="float" office:value="0.1504608952">
                <text:p>0.15046089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81">
                <text:p>0.0081</text:p>
              </table:table-cell>
              <table:table-cell office:value-type="float" office:value="0.152376286">
                <text:p>0.1523762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82">
                <text:p>0.0082</text:p>
              </table:table-cell>
              <table:table-cell office:value-type="float" office:value="0.1542956819">
                <text:p>0.15429568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83">
                <text:p>0.0083</text:p>
              </table:table-cell>
              <table:table-cell office:value-type="float" office:value="0.1562174742">
                <text:p>0.1562174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4">
                <text:p>0.0084</text:p>
              </table:table-cell>
              <table:table-cell office:value-type="float" office:value="0.158137444">
                <text:p>0.158137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85">
                <text:p>0.0085</text:p>
              </table:table-cell>
              <table:table-cell office:value-type="float" office:value="0.1600597522">
                <text:p>0.16005975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6">
                <text:p>0.0086</text:p>
              </table:table-cell>
              <table:table-cell office:value-type="float" office:value="0.1619842333">
                <text:p>0.1619842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87">
                <text:p>0.0087</text:p>
              </table:table-cell>
              <table:table-cell office:value-type="float" office:value="0.1639072864">
                <text:p>0.16390728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88">
                <text:p>0.0088</text:p>
              </table:table-cell>
              <table:table-cell office:value-type="float" office:value="0.165832649">
                <text:p>0.1658326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9">
                <text:p>0.0089</text:p>
              </table:table-cell>
              <table:table-cell office:value-type="float" office:value="0.1677586157">
                <text:p>0.16775861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9">
                <text:p>0.009</text:p>
              </table:table-cell>
              <table:table-cell office:value-type="float" office:value="0.169687979">
                <text:p>0.169687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1">
                <text:p>0.0091</text:p>
              </table:table-cell>
              <table:table-cell office:value-type="float" office:value="0.171616209">
                <text:p>0.171616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2">
                <text:p>0.0092</text:p>
              </table:table-cell>
              <table:table-cell office:value-type="float" office:value="0.1735460459">
                <text:p>0.1735460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3">
                <text:p>0.0093</text:p>
              </table:table-cell>
              <table:table-cell office:value-type="float" office:value="0.1754733909">
                <text:p>0.17547339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94">
                <text:p>0.0094</text:p>
              </table:table-cell>
              <table:table-cell office:value-type="float" office:value="0.1774052651">
                <text:p>0.17740526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95">
                <text:p>0.0095</text:p>
              </table:table-cell>
              <table:table-cell office:value-type="float" office:value="0.1793355076">
                <text:p>0.17933550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6">
                <text:p>0.0096</text:p>
              </table:table-cell>
              <table:table-cell office:value-type="float" office:value="0.1812685073">
                <text:p>0.18126850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7">
                <text:p>0.0097</text:p>
              </table:table-cell>
              <table:table-cell office:value-type="float" office:value="0.1832051903">
                <text:p>0.18320519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8">
                <text:p>0.0098</text:p>
              </table:table-cell>
              <table:table-cell office:value-type="float" office:value="0.1851366407">
                <text:p>0.18513664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9">
                <text:p>0.0099</text:p>
              </table:table-cell>
              <table:table-cell office:value-type="float" office:value="0.1870752698">
                <text:p>0.18707526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">
                <text:p>0.01</text:p>
              </table:table-cell>
              <table:table-cell office:value-type="float" office:value="0.1890137796">
                <text:p>0.1890137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01">
                <text:p>0.0101</text:p>
              </table:table-cell>
              <table:table-cell office:value-type="float" office:value="0.1909496656">
                <text:p>0.19094966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2">
                <text:p>0.0102</text:p>
              </table:table-cell>
              <table:table-cell office:value-type="float" office:value="0.1928851905">
                <text:p>0.19288519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03">
                <text:p>0.0103</text:p>
              </table:table-cell>
              <table:table-cell office:value-type="float" office:value="0.1948274226">
                <text:p>0.19482742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04">
                <text:p>0.0104</text:p>
              </table:table-cell>
              <table:table-cell office:value-type="float" office:value="0.1967649791">
                <text:p>0.19676497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05">
                <text:p>0.0105</text:p>
              </table:table-cell>
              <table:table-cell office:value-type="float" office:value="0.1987067081">
                <text:p>0.19870670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6">
                <text:p>0.0106</text:p>
              </table:table-cell>
              <table:table-cell office:value-type="float" office:value="0.2006490455">
                <text:p>0.20064904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07">
                <text:p>0.0107</text:p>
              </table:table-cell>
              <table:table-cell office:value-type="float" office:value="0.2025923154">
                <text:p>0.20259231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08">
                <text:p>0.0108</text:p>
              </table:table-cell>
              <table:table-cell office:value-type="float" office:value="0.2045407393">
                <text:p>0.20454073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09">
                <text:p>0.0109</text:p>
              </table:table-cell>
              <table:table-cell office:value-type="float" office:value="0.2064819263">
                <text:p>0.20648192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1">
                <text:p>0.011</text:p>
              </table:table-cell>
              <table:table-cell office:value-type="float" office:value="0.2084321369">
                <text:p>0.20843213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11">
                <text:p>0.0111</text:p>
              </table:table-cell>
              <table:table-cell office:value-type="float" office:value="0.2103792744">
                <text:p>0.21037927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12">
                <text:p>0.0112</text:p>
              </table:table-cell>
              <table:table-cell office:value-type="float" office:value="0.2123267142">
                <text:p>0.21232671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13">
                <text:p>0.0113</text:p>
              </table:table-cell>
              <table:table-cell office:value-type="float" office:value="0.2142779954">
                <text:p>0.21427799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14">
                <text:p>0.0114</text:p>
              </table:table-cell>
              <table:table-cell office:value-type="float" office:value="0.2162252829">
                <text:p>0.21622528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15">
                <text:p>0.0115</text:p>
              </table:table-cell>
              <table:table-cell office:value-type="float" office:value="0.2181740382">
                <text:p>0.21817403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16">
                <text:p>0.0116</text:p>
              </table:table-cell>
              <table:table-cell office:value-type="float" office:value="0.2201310206">
                <text:p>0.22013102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17">
                <text:p>0.0117</text:p>
              </table:table-cell>
              <table:table-cell office:value-type="float" office:value="0.2220801507">
                <text:p>0.22208015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18">
                <text:p>0.0118</text:p>
              </table:table-cell>
              <table:table-cell office:value-type="float" office:value="0.2240331173">
                <text:p>0.22403311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19">
                <text:p>0.0119</text:p>
              </table:table-cell>
              <table:table-cell office:value-type="float" office:value="0.2259888222">
                <text:p>0.22598882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2">
                <text:p>0.012</text:p>
              </table:table-cell>
              <table:table-cell office:value-type="float" office:value="0.2279448222">
                <text:p>0.22794482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21">
                <text:p>0.0121</text:p>
              </table:table-cell>
              <table:table-cell office:value-type="float" office:value="0.2299010326">
                <text:p>0.22990103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22">
                <text:p>0.0122</text:p>
              </table:table-cell>
              <table:table-cell office:value-type="float" office:value="0.231859731">
                <text:p>0.2318597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23">
                <text:p>0.0123</text:p>
              </table:table-cell>
              <table:table-cell office:value-type="float" office:value="0.2338250877">
                <text:p>0.23382508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24">
                <text:p>0.0124</text:p>
              </table:table-cell>
              <table:table-cell office:value-type="float" office:value="0.2357776589">
                <text:p>0.23577765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25">
                <text:p>0.0125</text:p>
              </table:table-cell>
              <table:table-cell office:value-type="float" office:value="0.2377462691">
                <text:p>0.23774626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26">
                <text:p>0.0126</text:p>
              </table:table-cell>
              <table:table-cell office:value-type="float" office:value="0.2397009378">
                <text:p>0.23970093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27">
                <text:p>0.0127</text:p>
              </table:table-cell>
              <table:table-cell office:value-type="float" office:value="0.2416633175">
                <text:p>0.24166331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28">
                <text:p>0.0128</text:p>
              </table:table-cell>
              <table:table-cell office:value-type="float" office:value="0.2436288265">
                <text:p>0.24362882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29">
                <text:p>0.0129</text:p>
              </table:table-cell>
              <table:table-cell office:value-type="float" office:value="0.2455946425">
                <text:p>0.24559464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3">
                <text:p>0.013</text:p>
              </table:table-cell>
              <table:table-cell office:value-type="float" office:value="0.2475596818">
                <text:p>0.2475596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31">
                <text:p>0.0131</text:p>
              </table:table-cell>
              <table:table-cell office:value-type="float" office:value="0.2495245933">
                <text:p>0.24952459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32">
                <text:p>0.0132</text:p>
              </table:table-cell>
              <table:table-cell office:value-type="float" office:value="0.2514917662">
                <text:p>0.25149176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33">
                <text:p>0.0133</text:p>
              </table:table-cell>
              <table:table-cell office:value-type="float" office:value="0.253465353">
                <text:p>0.2534653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34">
                <text:p>0.0134</text:p>
              </table:table-cell>
              <table:table-cell office:value-type="float" office:value="0.2554318001">
                <text:p>0.2554318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35">
                <text:p>0.0135</text:p>
              </table:table-cell>
              <table:table-cell office:value-type="float" office:value="0.2574025859">
                <text:p>0.25740258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36">
                <text:p>0.0136</text:p>
              </table:table-cell>
              <table:table-cell office:value-type="float" office:value="0.2593736526">
                <text:p>0.25937365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37">
                <text:p>0.0137</text:p>
              </table:table-cell>
              <table:table-cell office:value-type="float" office:value="0.2613515399">
                <text:p>0.26135153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38">
                <text:p>0.0138</text:p>
              </table:table-cell>
              <table:table-cell office:value-type="float" office:value="0.2633189205">
                <text:p>0.26331892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39">
                <text:p>0.0139</text:p>
              </table:table-cell>
              <table:table-cell office:value-type="float" office:value="0.265292971">
                <text:p>0.2652929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4">
                <text:p>0.014</text:p>
              </table:table-cell>
              <table:table-cell office:value-type="float" office:value="0.267270102">
                <text:p>0.2672701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41">
                <text:p>0.0141</text:p>
              </table:table-cell>
              <table:table-cell office:value-type="float" office:value="0.2692479523">
                <text:p>0.26924795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42">
                <text:p>0.0142</text:p>
              </table:table-cell>
              <table:table-cell office:value-type="float" office:value="0.2712253737">
                <text:p>0.27122537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43">
                <text:p>0.0143</text:p>
              </table:table-cell>
              <table:table-cell office:value-type="float" office:value="0.2732024257">
                <text:p>0.27320242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44">
                <text:p>0.0144</text:p>
              </table:table-cell>
              <table:table-cell office:value-type="float" office:value="0.2751803776">
                <text:p>0.27518037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45">
                <text:p>0.0145</text:p>
              </table:table-cell>
              <table:table-cell office:value-type="float" office:value="0.2771617192">
                <text:p>0.27716171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46">
                <text:p>0.0146</text:p>
              </table:table-cell>
              <table:table-cell office:value-type="float" office:value="0.2791501795">
                <text:p>0.27915017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47">
                <text:p>0.0147</text:p>
              </table:table-cell>
              <table:table-cell office:value-type="float" office:value="0.2811268753">
                <text:p>0.28112687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48">
                <text:p>0.0148</text:p>
              </table:table-cell>
              <table:table-cell office:value-type="float" office:value="0.2831093739">
                <text:p>0.28310937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49">
                <text:p>0.0149</text:p>
              </table:table-cell>
              <table:table-cell office:value-type="float" office:value="0.2850982451">
                <text:p>0.28509824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5">
                <text:p>0.015</text:p>
              </table:table-cell>
              <table:table-cell office:value-type="float" office:value="0.2870790946">
                <text:p>0.28707909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51">
                <text:p>0.0151</text:p>
              </table:table-cell>
              <table:table-cell office:value-type="float" office:value="0.2890671034">
                <text:p>0.28906710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52">
                <text:p>0.0152</text:p>
              </table:table-cell>
              <table:table-cell office:value-type="float" office:value="0.2910589171">
                <text:p>0.29105891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53">
                <text:p>0.0153</text:p>
              </table:table-cell>
              <table:table-cell office:value-type="float" office:value="0.2930404294">
                <text:p>0.29304042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54">
                <text:p>0.0154</text:p>
              </table:table-cell>
              <table:table-cell office:value-type="float" office:value="0.2950304711">
                <text:p>0.29503047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55">
                <text:p>0.0155</text:p>
              </table:table-cell>
              <table:table-cell office:value-type="float" office:value="0.2970253668">
                <text:p>0.29702536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56">
                <text:p>0.0156</text:p>
              </table:table-cell>
              <table:table-cell office:value-type="float" office:value="0.2990222443">
                <text:p>0.29902224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57">
                <text:p>0.0157</text:p>
              </table:table-cell>
              <table:table-cell office:value-type="float" office:value="0.3010132825">
                <text:p>0.30101328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58">
                <text:p>0.0158</text:p>
              </table:table-cell>
              <table:table-cell office:value-type="float" office:value="0.3030054069">
                <text:p>0.30300540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59">
                <text:p>0.0159</text:p>
              </table:table-cell>
              <table:table-cell office:value-type="float" office:value="0.3050007123">
                <text:p>0.30500071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6">
                <text:p>0.016</text:p>
              </table:table-cell>
              <table:table-cell office:value-type="float" office:value="0.3069995461">
                <text:p>0.30699954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61">
                <text:p>0.0161</text:p>
              </table:table-cell>
              <table:table-cell office:value-type="float" office:value="0.3089905866">
                <text:p>0.30899058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62">
                <text:p>0.0162</text:p>
              </table:table-cell>
              <table:table-cell office:value-type="float" office:value="0.3109827319">
                <text:p>0.31098273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63">
                <text:p>0.0163</text:p>
              </table:table-cell>
              <table:table-cell office:value-type="float" office:value="0.312978566">
                <text:p>0.3129785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64">
                <text:p>0.0164</text:p>
              </table:table-cell>
              <table:table-cell office:value-type="float" office:value="0.3149814795">
                <text:p>0.31498147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65">
                <text:p>0.0165</text:p>
              </table:table-cell>
              <table:table-cell office:value-type="float" office:value="0.3169889646">
                <text:p>0.31698896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66">
                <text:p>0.0166</text:p>
              </table:table-cell>
              <table:table-cell office:value-type="float" office:value="0.3189800607">
                <text:p>0.31898006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67">
                <text:p>0.0167</text:p>
              </table:table-cell>
              <table:table-cell office:value-type="float" office:value="0.3209871139">
                <text:p>0.32098711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68">
                <text:p>0.0168</text:p>
              </table:table-cell>
              <table:table-cell office:value-type="float" office:value="0.3229892515">
                <text:p>0.32298925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69">
                <text:p>0.0169</text:p>
              </table:table-cell>
              <table:table-cell office:value-type="float" office:value="0.3249923307">
                <text:p>0.32499233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7">
                <text:p>0.017</text:p>
              </table:table-cell>
              <table:table-cell office:value-type="float" office:value="0.3269991384">
                <text:p>0.32699913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71">
                <text:p>0.0171</text:p>
              </table:table-cell>
              <table:table-cell office:value-type="float" office:value="0.3290065243">
                <text:p>0.32900652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72">
                <text:p>0.0172</text:p>
              </table:table-cell>
              <table:table-cell office:value-type="float" office:value="0.3310093775">
                <text:p>0.33100937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73">
                <text:p>0.0173</text:p>
              </table:table-cell>
              <table:table-cell office:value-type="float" office:value="0.333030309">
                <text:p>0.3330303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74">
                <text:p>0.0174</text:p>
              </table:table-cell>
              <table:table-cell office:value-type="float" office:value="0.3350292182">
                <text:p>0.33502921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75">
                <text:p>0.0175</text:p>
              </table:table-cell>
              <table:table-cell office:value-type="float" office:value="0.3370371504">
                <text:p>0.33703715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76">
                <text:p>0.0176</text:p>
              </table:table-cell>
              <table:table-cell office:value-type="float" office:value="0.3390546412">
                <text:p>0.33905464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77">
                <text:p>0.0177</text:p>
              </table:table-cell>
              <table:table-cell office:value-type="float" office:value="0.3410748492">
                <text:p>0.34107484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78">
                <text:p>0.0178</text:p>
              </table:table-cell>
              <table:table-cell office:value-type="float" office:value="0.3430797242">
                <text:p>0.34307972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79">
                <text:p>0.0179</text:p>
              </table:table-cell>
              <table:table-cell office:value-type="float" office:value="0.3450900595">
                <text:p>0.34509005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8">
                <text:p>0.018</text:p>
              </table:table-cell>
              <table:table-cell office:value-type="float" office:value="0.3471040357">
                <text:p>0.34710403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81">
                <text:p>0.0181</text:p>
              </table:table-cell>
              <table:table-cell office:value-type="float" office:value="0.349120285">
                <text:p>0.3491202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82">
                <text:p>0.0182</text:p>
              </table:table-cell>
              <table:table-cell office:value-type="float" office:value="0.3511378858">
                <text:p>0.35113788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83">
                <text:p>0.0183</text:p>
              </table:table-cell>
              <table:table-cell office:value-type="float" office:value="0.3531563599">
                <text:p>0.35315635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84">
                <text:p>0.0184</text:p>
              </table:table-cell>
              <table:table-cell office:value-type="float" office:value="0.3551756706">
                <text:p>0.35517567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85">
                <text:p>0.0185</text:p>
              </table:table-cell>
              <table:table-cell office:value-type="float" office:value="0.357196224">
                <text:p>0.3571962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86">
                <text:p>0.0186</text:p>
              </table:table-cell>
              <table:table-cell office:value-type="float" office:value="0.3592188709">
                <text:p>0.35921887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87">
                <text:p>0.0187</text:p>
              </table:table-cell>
              <table:table-cell office:value-type="float" office:value="0.3612449111">
                <text:p>0.36124491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88">
                <text:p>0.0188</text:p>
              </table:table-cell>
              <table:table-cell office:value-type="float" office:value="0.3632760995">
                <text:p>0.36327609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89">
                <text:p>0.0189</text:p>
              </table:table-cell>
              <table:table-cell office:value-type="float" office:value="0.365299897">
                <text:p>0.3652998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9">
                <text:p>0.019</text:p>
              </table:table-cell>
              <table:table-cell office:value-type="float" office:value="0.367316272">
                <text:p>0.3673162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91">
                <text:p>0.0191</text:p>
              </table:table-cell>
              <table:table-cell office:value-type="float" office:value="0.3693405658">
                <text:p>0.36934056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92">
                <text:p>0.0192</text:p>
              </table:table-cell>
              <table:table-cell office:value-type="float" office:value="0.3713762754">
                <text:p>0.37137627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93">
                <text:p>0.0193</text:p>
              </table:table-cell>
              <table:table-cell office:value-type="float" office:value="0.3734067405">
                <text:p>0.37340674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94">
                <text:p>0.0194</text:p>
              </table:table-cell>
              <table:table-cell office:value-type="float" office:value="0.3754262334">
                <text:p>0.37542623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95">
                <text:p>0.0195</text:p>
              </table:table-cell>
              <table:table-cell office:value-type="float" office:value="0.3774647705">
                <text:p>0.37746477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96">
                <text:p>0.0196</text:p>
              </table:table-cell>
              <table:table-cell office:value-type="float" office:value="0.37949539">
                <text:p>0.379495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97">
                <text:p>0.0197</text:p>
              </table:table-cell>
              <table:table-cell office:value-type="float" office:value="0.3815221471">
                <text:p>0.38152214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98">
                <text:p>0.0198</text:p>
              </table:table-cell>
              <table:table-cell office:value-type="float" office:value="0.3835711491">
                <text:p>0.38357114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99">
                <text:p>0.0199</text:p>
              </table:table-cell>
              <table:table-cell office:value-type="float" office:value="0.3855895741">
                <text:p>0.38558957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">
                <text:p>0.02</text:p>
              </table:table-cell>
              <table:table-cell office:value-type="float" office:value="0.3876459086">
                <text:p>0.38764590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01">
                <text:p>0.0201</text:p>
              </table:table-cell>
              <table:table-cell office:value-type="float" office:value="0.3896621037">
                <text:p>0.38966210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02">
                <text:p>0.0202</text:p>
              </table:table-cell>
              <table:table-cell office:value-type="float" office:value="0.3917169729">
                <text:p>0.39171697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03">
                <text:p>0.0203</text:p>
              </table:table-cell>
              <table:table-cell office:value-type="float" office:value="0.3937397421">
                <text:p>0.39373974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04">
                <text:p>0.0204</text:p>
              </table:table-cell>
              <table:table-cell office:value-type="float" office:value="0.3957865333">
                <text:p>0.3957865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05">
                <text:p>0.0205</text:p>
              </table:table-cell>
              <table:table-cell office:value-type="float" office:value="0.3978274646">
                <text:p>0.39782746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06">
                <text:p>0.0206</text:p>
              </table:table-cell>
              <table:table-cell office:value-type="float" office:value="0.399861712">
                <text:p>0.3998617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07">
                <text:p>0.0207</text:p>
              </table:table-cell>
              <table:table-cell office:value-type="float" office:value="0.4019190454">
                <text:p>0.40191904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08">
                <text:p>0.0208</text:p>
              </table:table-cell>
              <table:table-cell office:value-type="float" office:value="0.4039546743">
                <text:p>0.40395467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09">
                <text:p>0.0209</text:p>
              </table:table-cell>
              <table:table-cell office:value-type="float" office:value="0.4059933224">
                <text:p>0.40599332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1">
                <text:p>0.021</text:p>
              </table:table-cell>
              <table:table-cell office:value-type="float" office:value="0.4080480144">
                <text:p>0.40804801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11">
                <text:p>0.0211</text:p>
              </table:table-cell>
              <table:table-cell office:value-type="float" office:value="0.4101035694">
                <text:p>0.41010356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12">
                <text:p>0.0212</text:p>
              </table:table-cell>
              <table:table-cell office:value-type="float" office:value="0.4121379797">
                <text:p>0.41213797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13">
                <text:p>0.0213</text:p>
              </table:table-cell>
              <table:table-cell office:value-type="float" office:value="0.4141835092">
                <text:p>0.41418350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14">
                <text:p>0.0214</text:p>
              </table:table-cell>
              <table:table-cell office:value-type="float" office:value="0.4162378494">
                <text:p>0.41623784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15">
                <text:p>0.0215</text:p>
              </table:table-cell>
              <table:table-cell office:value-type="float" office:value="0.418298914">
                <text:p>0.4182989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16">
                <text:p>0.0216</text:p>
              </table:table-cell>
              <table:table-cell office:value-type="float" office:value="0.4203576838">
                <text:p>0.42035768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17">
                <text:p>0.0217</text:p>
              </table:table-cell>
              <table:table-cell office:value-type="float" office:value="0.4224007832">
                <text:p>0.42240078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18">
                <text:p>0.0218</text:p>
              </table:table-cell>
              <table:table-cell office:value-type="float" office:value="0.4244490522">
                <text:p>0.42444905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19">
                <text:p>0.0219</text:p>
              </table:table-cell>
              <table:table-cell office:value-type="float" office:value="0.4265012583">
                <text:p>0.42650125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2">
                <text:p>0.022</text:p>
              </table:table-cell>
              <table:table-cell office:value-type="float" office:value="0.4285563751">
                <text:p>0.42855637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21">
                <text:p>0.0221</text:p>
              </table:table-cell>
              <table:table-cell office:value-type="float" office:value="0.4306135791">
                <text:p>0.43061357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22">
                <text:p>0.0222</text:p>
              </table:table-cell>
              <table:table-cell office:value-type="float" office:value="0.4326722482">
                <text:p>0.43267224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23">
                <text:p>0.0223</text:p>
              </table:table-cell>
              <table:table-cell office:value-type="float" office:value="0.4347319603">
                <text:p>0.43473196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24">
                <text:p>0.0224</text:p>
              </table:table-cell>
              <table:table-cell office:value-type="float" office:value="0.436792492">
                <text:p>0.4367924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25">
                <text:p>0.0225</text:p>
              </table:table-cell>
              <table:table-cell office:value-type="float" office:value="0.4388538189">
                <text:p>0.43885381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26">
                <text:p>0.0226</text:p>
              </table:table-cell>
              <table:table-cell office:value-type="float" office:value="0.4409161154">
                <text:p>0.44091611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27">
                <text:p>0.0227</text:p>
              </table:table-cell>
              <table:table-cell office:value-type="float" office:value="0.4429797557">
                <text:p>0.44297975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28">
                <text:p>0.0228</text:p>
              </table:table-cell>
              <table:table-cell office:value-type="float" office:value="0.4450453151">
                <text:p>0.44504531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29">
                <text:p>0.0229</text:p>
              </table:table-cell>
              <table:table-cell office:value-type="float" office:value="0.4471135717">
                <text:p>0.44711357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3">
                <text:p>0.023</text:p>
              </table:table-cell>
              <table:table-cell office:value-type="float" office:value="0.4491855094">
                <text:p>0.44918550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31">
                <text:p>0.0231</text:p>
              </table:table-cell>
              <table:table-cell office:value-type="float" office:value="0.4512623205">
                <text:p>0.45126232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32">
                <text:p>0.0232</text:p>
              </table:table-cell>
              <table:table-cell office:value-type="float" office:value="0.4533376831">
                <text:p>0.45333768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33">
                <text:p>0.0233</text:p>
              </table:table-cell>
              <table:table-cell office:value-type="float" office:value="0.4553945755">
                <text:p>0.45539457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34">
                <text:p>0.0234</text:p>
              </table:table-cell>
              <table:table-cell office:value-type="float" office:value="0.4574567908">
                <text:p>0.45745679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35">
                <text:p>0.0235</text:p>
              </table:table-cell>
              <table:table-cell office:value-type="float" office:value="0.4595262755">
                <text:p>0.45952627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36">
                <text:p>0.0236</text:p>
              </table:table-cell>
              <table:table-cell office:value-type="float" office:value="0.4616052002">
                <text:p>0.46160520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37">
                <text:p>0.0237</text:p>
              </table:table-cell>
              <table:table-cell office:value-type="float" office:value="0.4636959669">
                <text:p>0.46369596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38">
                <text:p>0.0238</text:p>
              </table:table-cell>
              <table:table-cell office:value-type="float" office:value="0.4657614217">
                <text:p>0.46576142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39">
                <text:p>0.0239</text:p>
              </table:table-cell>
              <table:table-cell office:value-type="float" office:value="0.4678255067">
                <text:p>0.46782550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4">
                <text:p>0.024</text:p>
              </table:table-cell>
              <table:table-cell office:value-type="float" office:value="0.4699050119">
                <text:p>0.46990501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41">
                <text:p>0.0241</text:p>
              </table:table-cell>
              <table:table-cell office:value-type="float" office:value="0.4720031682">
                <text:p>0.47200316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42">
                <text:p>0.0242</text:p>
              </table:table-cell>
              <table:table-cell office:value-type="float" office:value="0.4740687239">
                <text:p>0.47406872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43">
                <text:p>0.0243</text:p>
              </table:table-cell>
              <table:table-cell office:value-type="float" office:value="0.4761397089">
                <text:p>0.47613970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44">
                <text:p>0.0244</text:p>
              </table:table-cell>
              <table:table-cell office:value-type="float" office:value="0.4782350439">
                <text:p>0.47823504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45">
                <text:p>0.0245</text:p>
              </table:table-cell>
              <table:table-cell office:value-type="float" office:value="0.4803178137">
                <text:p>0.48031781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46">
                <text:p>0.0246</text:p>
              </table:table-cell>
              <table:table-cell office:value-type="float" office:value="0.4823870535">
                <text:p>0.48238705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47">
                <text:p>0.0247</text:p>
              </table:table-cell>
              <table:table-cell office:value-type="float" office:value="0.484487935">
                <text:p>0.4844879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48">
                <text:p>0.0248</text:p>
              </table:table-cell>
              <table:table-cell office:value-type="float" office:value="0.4865669927">
                <text:p>0.48656699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49">
                <text:p>0.0249</text:p>
              </table:table-cell>
              <table:table-cell office:value-type="float" office:value="0.4886453719">
                <text:p>0.48864537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5">
                <text:p>0.025</text:p>
              </table:table-cell>
              <table:table-cell office:value-type="float" office:value="0.4907643719">
                <text:p>0.49076437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51">
                <text:p>0.0251</text:p>
              </table:table-cell>
              <table:table-cell office:value-type="float" office:value="0.4928216686">
                <text:p>0.49282166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52">
                <text:p>0.0252</text:p>
              </table:table-cell>
              <table:table-cell office:value-type="float" office:value="0.4949243395">
                <text:p>0.49492433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53">
                <text:p>0.0253</text:p>
              </table:table-cell>
              <table:table-cell office:value-type="float" office:value="0.4970092399">
                <text:p>0.49700923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54">
                <text:p>0.0254</text:p>
              </table:table-cell>
              <table:table-cell office:value-type="float" office:value="0.4990986039">
                <text:p>0.49909860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55">
                <text:p>0.0255</text:p>
              </table:table-cell>
              <table:table-cell office:value-type="float" office:value="0.5012023683">
                <text:p>0.50120236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56">
                <text:p>0.0256</text:p>
              </table:table-cell>
              <table:table-cell office:value-type="float" office:value="0.5032824462">
                <text:p>0.50328244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57">
                <text:p>0.0257</text:p>
              </table:table-cell>
              <table:table-cell office:value-type="float" office:value="0.5053971623">
                <text:p>0.50539716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58">
                <text:p>0.0258</text:p>
              </table:table-cell>
              <table:table-cell office:value-type="float" office:value="0.5074729891">
                <text:p>0.50747298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59">
                <text:p>0.0259</text:p>
              </table:table-cell>
              <table:table-cell office:value-type="float" office:value="0.5095915301">
                <text:p>0.50959153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6">
                <text:p>0.026</text:p>
              </table:table-cell>
              <table:table-cell office:value-type="float" office:value="0.5116691791">
                <text:p>0.51166917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61">
                <text:p>0.0261</text:p>
              </table:table-cell>
              <table:table-cell office:value-type="float" office:value="0.5137851689">
                <text:p>0.51378516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62">
                <text:p>0.0262</text:p>
              </table:table-cell>
              <table:table-cell office:value-type="float" office:value="0.515871783">
                <text:p>0.5158717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63">
                <text:p>0.0263</text:p>
              </table:table-cell>
              <table:table-cell office:value-type="float" office:value="0.5179795684">
                <text:p>0.51797956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64">
                <text:p>0.0264</text:p>
              </table:table-cell>
              <table:table-cell office:value-type="float" office:value="0.5200834003">
                <text:p>0.52008340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65">
                <text:p>0.0265</text:p>
              </table:table-cell>
              <table:table-cell office:value-type="float" office:value="0.5221780279">
                <text:p>0.52217802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66">
                <text:p>0.0266</text:p>
              </table:table-cell>
              <table:table-cell office:value-type="float" office:value="0.5243084906">
                <text:p>0.52430849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67">
                <text:p>0.0267</text:p>
              </table:table-cell>
              <table:table-cell office:value-type="float" office:value="0.5263856893">
                <text:p>0.526385689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68">
                <text:p>0.0268</text:p>
              </table:table-cell>
              <table:table-cell office:value-type="float" office:value="0.5285127097">
                <text:p>0.52851270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69">
                <text:p>0.0269</text:p>
              </table:table-cell>
              <table:table-cell office:value-type="float" office:value="0.5306095851">
                <text:p>0.53060958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7">
                <text:p>0.027</text:p>
              </table:table-cell>
              <table:table-cell office:value-type="float" office:value="0.5327120108">
                <text:p>0.53271201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71">
                <text:p>0.0271</text:p>
              </table:table-cell>
              <table:table-cell office:value-type="float" office:value="0.5348575633">
                <text:p>0.53485756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72">
                <text:p>0.0272</text:p>
              </table:table-cell>
              <table:table-cell office:value-type="float" office:value="0.5369339159">
                <text:p>0.53693391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73">
                <text:p>0.0273</text:p>
              </table:table-cell>
              <table:table-cell office:value-type="float" office:value="0.5390491762">
                <text:p>0.53904917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74">
                <text:p>0.0274</text:p>
              </table:table-cell>
              <table:table-cell office:value-type="float" office:value="0.5411901055">
                <text:p>0.54119010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75">
                <text:p>0.0275</text:p>
              </table:table-cell>
              <table:table-cell office:value-type="float" office:value="0.5432734075">
                <text:p>0.54327340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76">
                <text:p>0.0276</text:p>
              </table:table-cell>
              <table:table-cell office:value-type="float" office:value="0.5453913035">
                <text:p>0.54539130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77">
                <text:p>0.0277</text:p>
              </table:table-cell>
              <table:table-cell office:value-type="float" office:value="0.5475412285">
                <text:p>0.54754122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78">
                <text:p>0.0278</text:p>
              </table:table-cell>
              <table:table-cell office:value-type="float" office:value="0.5496273265">
                <text:p>0.54962732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79">
                <text:p>0.0279</text:p>
              </table:table-cell>
              <table:table-cell office:value-type="float" office:value="0.5517397562">
                <text:p>0.55173975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8">
                <text:p>0.028</text:p>
              </table:table-cell>
              <table:table-cell office:value-type="float" office:value="0.5538797056">
                <text:p>0.55387970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81">
                <text:p>0.0281</text:p>
              </table:table-cell>
              <table:table-cell office:value-type="float" office:value="0.5560023043">
                <text:p>0.55600230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82">
                <text:p>0.0282</text:p>
              </table:table-cell>
              <table:table-cell office:value-type="float" office:value="0.5581031997">
                <text:p>0.55810319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83">
                <text:p>0.0283</text:p>
              </table:table-cell>
              <table:table-cell office:value-type="float" office:value="0.5602277494">
                <text:p>0.56022774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84">
                <text:p>0.0284</text:p>
              </table:table-cell>
              <table:table-cell office:value-type="float" office:value="0.562373952">
                <text:p>0.5623739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85">
                <text:p>0.0285</text:p>
              </table:table-cell>
              <table:table-cell office:value-type="float" office:value="0.5644977801">
                <text:p>0.56449778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86">
                <text:p>0.0286</text:p>
              </table:table-cell>
              <table:table-cell office:value-type="float" office:value="0.5666034843">
                <text:p>0.56660348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87">
                <text:p>0.0287</text:p>
              </table:table-cell>
              <table:table-cell office:value-type="float" office:value="0.5687278">
                <text:p>0.56872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88">
                <text:p>0.0288</text:p>
              </table:table-cell>
              <table:table-cell office:value-type="float" office:value="0.570869012">
                <text:p>0.5708690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89">
                <text:p>0.0289</text:p>
              </table:table-cell>
              <table:table-cell office:value-type="float" office:value="0.5730254834">
                <text:p>0.57302548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9">
                <text:p>0.029</text:p>
              </table:table-cell>
              <table:table-cell office:value-type="float" office:value="0.5751343977">
                <text:p>0.57513439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91">
                <text:p>0.0291</text:p>
              </table:table-cell>
              <table:table-cell office:value-type="float" office:value="0.5772506">
                <text:p>0.57725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92">
                <text:p>0.0292</text:p>
              </table:table-cell>
              <table:table-cell office:value-type="float" office:value="0.579379989">
                <text:p>0.5793799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93">
                <text:p>0.0293</text:p>
              </table:table-cell>
              <table:table-cell office:value-type="float" office:value="0.5815211837">
                <text:p>0.58152118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94">
                <text:p>0.0294</text:p>
              </table:table-cell>
              <table:table-cell office:value-type="float" office:value="0.5836728717">
                <text:p>0.58367287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95">
                <text:p>0.0295</text:p>
              </table:table-cell>
              <table:table-cell office:value-type="float" office:value="0.5858275462">
                <text:p>0.58582754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96">
                <text:p>0.0296</text:p>
              </table:table-cell>
              <table:table-cell office:value-type="float" office:value="0.5879426602">
                <text:p>0.58794266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97">
                <text:p>0.0297</text:p>
              </table:table-cell>
              <table:table-cell office:value-type="float" office:value="0.5900671237">
                <text:p>0.590067123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98">
                <text:p>0.0298</text:p>
              </table:table-cell>
              <table:table-cell office:value-type="float" office:value="0.5921998615">
                <text:p>0.59219986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99">
                <text:p>0.0299</text:p>
              </table:table-cell>
              <table:table-cell office:value-type="float" office:value="0.5943398602">
                <text:p>0.59433986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3">
                <text:p>0.03</text:p>
              </table:table-cell>
              <table:table-cell office:value-type="float" office:value="0.5964861666">
                <text:p>0.59648616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301">
                <text:p>0.0301</text:p>
              </table:table-cell>
              <table:table-cell office:value-type="float" office:value="0.5986378863">
                <text:p>0.59863788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302">
                <text:p>0.0302</text:p>
              </table:table-cell>
              <table:table-cell office:value-type="float" office:value="0.6007941825">
                <text:p>0.60079418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303">
                <text:p>0.0303</text:p>
              </table:table-cell>
              <table:table-cell office:value-type="float" office:value="0.6029542746">
                <text:p>0.60295427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304">
                <text:p>0.0304</text:p>
              </table:table-cell>
              <table:table-cell office:value-type="float" office:value="0.6050967495">
                <text:p>0.60509674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305">
                <text:p>0.0305</text:p>
              </table:table-cell>
              <table:table-cell office:value-type="float" office:value="0.6072311775">
                <text:p>0.60723117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06">
                <text:p>0.0306</text:p>
              </table:table-cell>
              <table:table-cell office:value-type="float" office:value="0.60936985">
                <text:p>0.609369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307">
                <text:p>0.0307</text:p>
              </table:table-cell>
              <table:table-cell office:value-type="float" office:value="0.611512207">
                <text:p>0.6115122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308">
                <text:p>0.0308</text:p>
              </table:table-cell>
              <table:table-cell office:value-type="float" office:value="0.6136577429">
                <text:p>0.61365774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309">
                <text:p>0.0309</text:p>
              </table:table-cell>
              <table:table-cell office:value-type="float" office:value="0.6158060055">
                <text:p>0.61580600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31">
                <text:p>0.031</text:p>
              </table:table-cell>
              <table:table-cell office:value-type="float" office:value="0.6179565954">
                <text:p>0.61795659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311">
                <text:p>0.0311</text:p>
              </table:table-cell>
              <table:table-cell office:value-type="float" office:value="0.620109166">
                <text:p>0.6201091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312">
                <text:p>0.0312</text:p>
              </table:table-cell>
              <table:table-cell office:value-type="float" office:value="0.6222634224">
                <text:p>0.62226342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313">
                <text:p>0.0313</text:p>
              </table:table-cell>
              <table:table-cell office:value-type="float" office:value="0.6244191218">
                <text:p>0.62441912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314">
                <text:p>0.0314</text:p>
              </table:table-cell>
              <table:table-cell office:value-type="float" office:value="0.6265760727">
                <text:p>0.62657607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315">
                <text:p>0.0315</text:p>
              </table:table-cell>
              <table:table-cell office:value-type="float" office:value="0.6287341348">
                <text:p>0.62873413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316">
                <text:p>0.0316</text:p>
              </table:table-cell>
              <table:table-cell office:value-type="float" office:value="0.6308932191">
                <text:p>0.63089321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317">
                <text:p>0.0317</text:p>
              </table:table-cell>
              <table:table-cell office:value-type="float" office:value="0.6330532878">
                <text:p>0.63305328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318">
                <text:p>0.0318</text:p>
              </table:table-cell>
              <table:table-cell office:value-type="float" office:value="0.6352143542">
                <text:p>0.63521435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319">
                <text:p>0.0319</text:p>
              </table:table-cell>
              <table:table-cell office:value-type="float" office:value="0.6373764829">
                <text:p>0.637376482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32">
                <text:p>0.032</text:p>
              </table:table-cell>
              <table:table-cell office:value-type="float" office:value="0.6395397899">
                <text:p>0.63953978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321">
                <text:p>0.0321</text:p>
              </table:table-cell>
              <table:table-cell office:value-type="float" office:value="0.6417044431">
                <text:p>0.64170444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322">
                <text:p>0.0322</text:p>
              </table:table-cell>
              <table:table-cell office:value-type="float" office:value="0.643870662">
                <text:p>0.6438706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323">
                <text:p>0.0323</text:p>
              </table:table-cell>
              <table:table-cell office:value-type="float" office:value="0.646038719">
                <text:p>0.6460387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324">
                <text:p>0.0324</text:p>
              </table:table-cell>
              <table:table-cell office:value-type="float" office:value="0.6482089388">
                <text:p>0.64820893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325">
                <text:p>0.0325</text:p>
              </table:table-cell>
              <table:table-cell office:value-type="float" office:value="0.6503817">
                <text:p>0.65038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326">
                <text:p>0.0326</text:p>
              </table:table-cell>
              <table:table-cell office:value-type="float" office:value="0.6525574349">
                <text:p>0.65255743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327">
                <text:p>0.0327</text:p>
              </table:table-cell>
              <table:table-cell office:value-type="float" office:value="0.6547366304">
                <text:p>0.65473663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328">
                <text:p>0.0328</text:p>
              </table:table-cell>
              <table:table-cell office:value-type="float" office:value="0.6569198293">
                <text:p>0.65691982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329">
                <text:p>0.0329</text:p>
              </table:table-cell>
              <table:table-cell office:value-type="float" office:value="0.6591076304">
                <text:p>0.65910763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33">
                <text:p>0.033</text:p>
              </table:table-cell>
              <table:table-cell office:value-type="float" office:value="0.6612865108">
                <text:p>0.66128651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331">
                <text:p>0.0331</text:p>
              </table:table-cell>
              <table:table-cell office:value-type="float" office:value="0.6634455572">
                <text:p>0.66344555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332">
                <text:p>0.0332</text:p>
              </table:table-cell>
              <table:table-cell office:value-type="float" office:value="0.6656080495">
                <text:p>0.66560804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333">
                <text:p>0.0333</text:p>
              </table:table-cell>
              <table:table-cell office:value-type="float" office:value="0.6677747544">
                <text:p>0.66777475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34">
                <text:p>0.0334</text:p>
              </table:table-cell>
              <table:table-cell office:value-type="float" office:value="0.6699464966">
                <text:p>0.66994649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335">
                <text:p>0.0335</text:p>
              </table:table-cell>
              <table:table-cell office:value-type="float" office:value="0.6721241607">
                <text:p>0.67212416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336">
                <text:p>0.0336</text:p>
              </table:table-cell>
              <table:table-cell office:value-type="float" office:value="0.6743086924">
                <text:p>0.67430869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337">
                <text:p>0.0337</text:p>
              </table:table-cell>
              <table:table-cell office:value-type="float" office:value="0.6765011002">
                <text:p>0.67650110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338">
                <text:p>0.0338</text:p>
              </table:table-cell>
              <table:table-cell office:value-type="float" office:value="0.6787024569">
                <text:p>0.67870245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39">
                <text:p>0.0339</text:p>
              </table:table-cell>
              <table:table-cell office:value-type="float" office:value="0.6809139014">
                <text:p>0.68091390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4">
                <text:p>0.034</text:p>
              </table:table-cell>
              <table:table-cell office:value-type="float" office:value="0.6830778951">
                <text:p>0.68307789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341">
                <text:p>0.0341</text:p>
              </table:table-cell>
              <table:table-cell office:value-type="float" office:value="0.685243347">
                <text:p>0.6852433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42">
                <text:p>0.0342</text:p>
              </table:table-cell>
              <table:table-cell office:value-type="float" office:value="0.6874188037">
                <text:p>0.68741880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343">
                <text:p>0.0343</text:p>
              </table:table-cell>
              <table:table-cell office:value-type="float" office:value="0.6896055846">
                <text:p>0.68960558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344">
                <text:p>0.0344</text:p>
              </table:table-cell>
              <table:table-cell office:value-type="float" office:value="0.6918050806">
                <text:p>0.69180508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345">
                <text:p>0.0345</text:p>
              </table:table-cell>
              <table:table-cell office:value-type="float" office:value="0.6940187571">
                <text:p>0.69401875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346">
                <text:p>0.0346</text:p>
              </table:table-cell>
              <table:table-cell office:value-type="float" office:value="0.6962391922">
                <text:p>0.69623919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347">
                <text:p>0.0347</text:p>
              </table:table-cell>
              <table:table-cell office:value-type="float" office:value="0.6983985942">
                <text:p>0.69839859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348">
                <text:p>0.0348</text:p>
              </table:table-cell>
              <table:table-cell office:value-type="float" office:value="0.7005727207">
                <text:p>0.70057272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349">
                <text:p>0.0349</text:p>
              </table:table-cell>
              <table:table-cell office:value-type="float" office:value="0.7027632313">
                <text:p>0.70276323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35">
                <text:p>0.035</text:p>
              </table:table-cell>
              <table:table-cell office:value-type="float" office:value="0.7049718679">
                <text:p>0.70497186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351">
                <text:p>0.0351</text:p>
              </table:table-cell>
              <table:table-cell office:value-type="float" office:value="0.7072004581">
                <text:p>0.70720045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352">
                <text:p>0.0352</text:p>
              </table:table-cell>
              <table:table-cell office:value-type="float" office:value="0.7094021001">
                <text:p>0.70940210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353">
                <text:p>0.0353</text:p>
              </table:table-cell>
              <table:table-cell office:value-type="float" office:value="0.7115699496">
                <text:p>0.71156994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354">
                <text:p>0.0354</text:p>
              </table:table-cell>
              <table:table-cell office:value-type="float" office:value="0.713758942">
                <text:p>0.7137589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355">
                <text:p>0.0355</text:p>
              </table:table-cell>
              <table:table-cell office:value-type="float" office:value="0.7159711219">
                <text:p>0.71597112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356">
                <text:p>0.0356</text:p>
              </table:table-cell>
              <table:table-cell office:value-type="float" office:value="0.7182086307">
                <text:p>0.71820863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357">
                <text:p>0.0357</text:p>
              </table:table-cell>
              <table:table-cell office:value-type="float" office:value="0.7204116871">
                <text:p>0.72041168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358">
                <text:p>0.0358</text:p>
              </table:table-cell>
              <table:table-cell office:value-type="float" office:value="0.7225841752">
                <text:p>0.72258417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359">
                <text:p>0.0359</text:p>
              </table:table-cell>
              <table:table-cell office:value-type="float" office:value="0.7247837313">
                <text:p>0.72478373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6">
                <text:p>0.036</text:p>
              </table:table-cell>
              <table:table-cell office:value-type="float" office:value="0.727012738">
                <text:p>0.7270127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361">
                <text:p>0.0361</text:p>
              </table:table-cell>
              <table:table-cell office:value-type="float" office:value="0.7292689912">
                <text:p>0.72926899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62">
                <text:p>0.0362</text:p>
              </table:table-cell>
              <table:table-cell office:value-type="float" office:value="0.7314301466">
                <text:p>0.73143014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63">
                <text:p>0.0363</text:p>
              </table:table-cell>
              <table:table-cell office:value-type="float" office:value="0.7336229275">
                <text:p>0.73362292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364">
                <text:p>0.0364</text:p>
              </table:table-cell>
              <table:table-cell office:value-type="float" office:value="0.735849978">
                <text:p>0.73584997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365">
                <text:p>0.0365</text:p>
              </table:table-cell>
              <table:table-cell office:value-type="float" office:value="0.7381140658">
                <text:p>0.73811406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366">
                <text:p>0.0366</text:p>
              </table:table-cell>
              <table:table-cell office:value-type="float" office:value="0.7402869714">
                <text:p>0.74028697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367">
                <text:p>0.0367</text:p>
              </table:table-cell>
              <table:table-cell office:value-type="float" office:value="0.7424809375">
                <text:p>0.74248093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68">
                <text:p>0.0368</text:p>
              </table:table-cell>
              <table:table-cell office:value-type="float" office:value="0.7447147354">
                <text:p>0.74471473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369">
                <text:p>0.0369</text:p>
              </table:table-cell>
              <table:table-cell office:value-type="float" office:value="0.7469898291">
                <text:p>0.74698982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37">
                <text:p>0.037</text:p>
              </table:table-cell>
              <table:table-cell office:value-type="float" office:value="0.7491521876">
                <text:p>0.74915218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371">
                <text:p>0.0371</text:p>
              </table:table-cell>
              <table:table-cell office:value-type="float" office:value="0.7513574933">
                <text:p>0.75135749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372">
                <text:p>0.0372</text:p>
              </table:table-cell>
              <table:table-cell office:value-type="float" office:value="0.7536089947">
                <text:p>0.75360899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373">
                <text:p>0.0373</text:p>
              </table:table-cell>
              <table:table-cell office:value-type="float" office:value="0.7558514832">
                <text:p>0.75585148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374">
                <text:p>0.0374</text:p>
              </table:table-cell>
              <table:table-cell office:value-type="float" office:value="0.7580307636">
                <text:p>0.75803076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375">
                <text:p>0.0375</text:p>
              </table:table-cell>
              <table:table-cell office:value-type="float" office:value="0.7602598751">
                <text:p>0.76025987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376">
                <text:p>0.0376</text:p>
              </table:table-cell>
              <table:table-cell office:value-type="float" office:value="0.7625424219">
                <text:p>0.76254242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377">
                <text:p>0.0377</text:p>
              </table:table-cell>
              <table:table-cell office:value-type="float" office:value="0.7647250109">
                <text:p>0.76472501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378">
                <text:p>0.0378</text:p>
              </table:table-cell>
              <table:table-cell office:value-type="float" office:value="0.7669352275">
                <text:p>0.76693522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379">
                <text:p>0.0379</text:p>
              </table:table-cell>
              <table:table-cell office:value-type="float" office:value="0.7692030814">
                <text:p>0.76920308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38">
                <text:p>0.038</text:p>
              </table:table-cell>
              <table:table-cell office:value-type="float" office:value="0.7714326659">
                <text:p>0.77143266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381">
                <text:p>0.0381</text:p>
              </table:table-cell>
              <table:table-cell office:value-type="float" office:value="0.7736281835">
                <text:p>0.773628183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382">
                <text:p>0.0382</text:p>
              </table:table-cell>
              <table:table-cell office:value-type="float" office:value="0.7758859229">
                <text:p>0.77588592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383">
                <text:p>0.0383</text:p>
              </table:table-cell>
              <table:table-cell office:value-type="float" office:value="0.7781480713">
                <text:p>0.77814807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384">
                <text:p>0.0384</text:p>
              </table:table-cell>
              <table:table-cell office:value-type="float" office:value="0.7803338042">
                <text:p>0.78033380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385">
                <text:p>0.0385</text:p>
              </table:table-cell>
              <table:table-cell office:value-type="float" office:value="0.7825867457">
                <text:p>0.78258674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386">
                <text:p>0.0386</text:p>
              </table:table-cell>
              <table:table-cell office:value-type="float" office:value="0.784867444">
                <text:p>0.7848674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387">
                <text:p>0.0387</text:p>
              </table:table-cell>
              <table:table-cell office:value-type="float" office:value="0.7870490475">
                <text:p>0.78704904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388">
                <text:p>0.0388</text:p>
              </table:table-cell>
              <table:table-cell office:value-type="float" office:value="0.7893032718">
                <text:p>0.78930327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389">
                <text:p>0.0389</text:p>
              </table:table-cell>
              <table:table-cell office:value-type="float" office:value="0.7915888542">
                <text:p>0.79158885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39">
                <text:p>0.039</text:p>
              </table:table-cell>
              <table:table-cell office:value-type="float" office:value="0.7937727527">
                <text:p>0.793772752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391">
                <text:p>0.0391</text:p>
              </table:table-cell>
              <table:table-cell office:value-type="float" office:value="0.7960351361">
                <text:p>0.79603513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392">
                <text:p>0.0392</text:p>
              </table:table-cell>
              <table:table-cell office:value-type="float" office:value="0.7983122188">
                <text:p>0.79831221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393">
                <text:p>0.0393</text:p>
              </table:table-cell>
              <table:table-cell office:value-type="float" office:value="0.8005056395">
                <text:p>0.80050563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394">
                <text:p>0.0394</text:p>
              </table:table-cell>
              <table:table-cell office:value-type="float" office:value="0.8027838921">
                <text:p>0.80278389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95">
                <text:p>0.0395</text:p>
              </table:table-cell>
              <table:table-cell office:value-type="float" office:value="0.8050393102">
                <text:p>0.80503931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396">
                <text:p>0.0396</text:p>
              </table:table-cell>
              <table:table-cell office:value-type="float" office:value="0.8072503233">
                <text:p>0.80725032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397">
                <text:p>0.0397</text:p>
              </table:table-cell>
              <table:table-cell office:value-type="float" office:value="0.8095530341">
                <text:p>0.80955303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398">
                <text:p>0.0398</text:p>
              </table:table-cell>
              <table:table-cell office:value-type="float" office:value="0.811773779">
                <text:p>0.8117737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99">
                <text:p>0.0399</text:p>
              </table:table-cell>
              <table:table-cell office:value-type="float" office:value="0.8140113455">
                <text:p>0.81401134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4">
                <text:p>0.04</text:p>
              </table:table-cell>
              <table:table-cell office:value-type="float" office:value="0.8163480363">
                <text:p>0.81634803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401">
                <text:p>0.0401</text:p>
              </table:table-cell>
              <table:table-cell office:value-type="float" office:value="0.8185211927">
                <text:p>0.81852119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402">
                <text:p>0.0402</text:p>
              </table:table-cell>
              <table:table-cell office:value-type="float" office:value="0.8207952212">
                <text:p>0.82079522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403">
                <text:p>0.0403</text:p>
              </table:table-cell>
              <table:table-cell office:value-type="float" office:value="0.8230767954">
                <text:p>0.823076795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404">
                <text:p>0.0404</text:p>
              </table:table-cell>
              <table:table-cell office:value-type="float" office:value="0.825289091">
                <text:p>0.8252890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405">
                <text:p>0.0405</text:p>
              </table:table-cell>
              <table:table-cell office:value-type="float" office:value="0.8276105036">
                <text:p>0.82761050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406">
                <text:p>0.0406</text:p>
              </table:table-cell>
              <table:table-cell office:value-type="float" office:value="0.8298242898">
                <text:p>0.82982428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407">
                <text:p>0.0407</text:p>
              </table:table-cell>
              <table:table-cell office:value-type="float" office:value="0.8320870581">
                <text:p>0.83208705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408">
                <text:p>0.0408</text:p>
              </table:table-cell>
              <table:table-cell office:value-type="float" office:value="0.8343957942">
                <text:p>0.83439579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409">
                <text:p>0.0409</text:p>
              </table:table-cell>
              <table:table-cell office:value-type="float" office:value="0.8366011265">
                <text:p>0.836601126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41">
                <text:p>0.041</text:p>
              </table:table-cell>
              <table:table-cell office:value-type="float" office:value="0.8389268158">
                <text:p>0.83892681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411">
                <text:p>0.0411</text:p>
              </table:table-cell>
              <table:table-cell office:value-type="float" office:value="0.8411480796">
                <text:p>0.84114807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412">
                <text:p>0.0412</text:p>
              </table:table-cell>
              <table:table-cell office:value-type="float" office:value="0.8434200693">
                <text:p>0.84342006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413">
                <text:p>0.0413</text:p>
              </table:table-cell>
              <table:table-cell office:value-type="float" office:value="0.8457235895">
                <text:p>0.84572358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414">
                <text:p>0.0414</text:p>
              </table:table-cell>
              <table:table-cell office:value-type="float" office:value="0.8479433842">
                <text:p>0.84794338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415">
                <text:p>0.0415</text:p>
              </table:table-cell>
              <table:table-cell office:value-type="float" office:value="0.8502961637">
                <text:p>0.85029616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416">
                <text:p>0.0416</text:p>
              </table:table-cell>
              <table:table-cell office:value-type="float" office:value="0.8524928054">
                <text:p>0.85249280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417">
                <text:p>0.0417</text:p>
              </table:table-cell>
              <table:table-cell office:value-type="float" office:value="0.8547978273">
                <text:p>0.854797827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418">
                <text:p>0.0418</text:p>
              </table:table-cell>
              <table:table-cell office:value-type="float" office:value="0.8570646545">
                <text:p>0.85706465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419">
                <text:p>0.0419</text:p>
              </table:table-cell>
              <table:table-cell office:value-type="float" office:value="0.8593237421">
                <text:p>0.85932374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42">
                <text:p>0.042</text:p>
              </table:table-cell>
              <table:table-cell office:value-type="float" office:value="0.8616555182">
                <text:p>0.861655518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421">
                <text:p>0.0421</text:p>
              </table:table-cell>
              <table:table-cell office:value-type="float" office:value="0.8638705889">
                <text:p>0.86387058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422">
                <text:p>0.0422</text:p>
              </table:table-cell>
              <table:table-cell office:value-type="float" office:value="0.8662361237">
                <text:p>0.866236123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423">
                <text:p>0.0423</text:p>
              </table:table-cell>
              <table:table-cell office:value-type="float" office:value="0.8684353071">
                <text:p>0.86843530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424">
                <text:p>0.0424</text:p>
              </table:table-cell>
              <table:table-cell office:value-type="float" office:value="0.8707622837">
                <text:p>0.87076228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425">
                <text:p>0.0425</text:p>
              </table:table-cell>
              <table:table-cell office:value-type="float" office:value="0.8730150851">
                <text:p>0.87301508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426">
                <text:p>0.0426</text:p>
              </table:table-cell>
              <table:table-cell office:value-type="float" office:value="0.8753057766">
                <text:p>0.87530577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427">
                <text:p>0.0427</text:p>
              </table:table-cell>
              <table:table-cell office:value-type="float" office:value="0.877607353">
                <text:p>0.8776073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428">
                <text:p>0.0428</text:p>
              </table:table-cell>
              <table:table-cell office:value-type="float" office:value="0.8798641398">
                <text:p>0.87986413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429">
                <text:p>0.0429</text:p>
              </table:table-cell>
              <table:table-cell office:value-type="float" office:value="0.882209775">
                <text:p>0.8822097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43">
                <text:p>0.043</text:p>
              </table:table-cell>
              <table:table-cell office:value-type="float" office:value="0.8844351485">
                <text:p>0.88443514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431">
                <text:p>0.0431</text:p>
              </table:table-cell>
              <table:table-cell office:value-type="float" office:value="0.886820244">
                <text:p>0.8868202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432">
                <text:p>0.0432</text:p>
              </table:table-cell>
              <table:table-cell office:value-type="float" office:value="0.8890168104">
                <text:p>0.88901681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433">
                <text:p>0.0433</text:p>
              </table:table-cell>
              <table:table-cell office:value-type="float" office:value="0.891392722">
                <text:p>0.8913927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434">
                <text:p>0.0434</text:p>
              </table:table-cell>
              <table:table-cell office:value-type="float" office:value="0.8936073601">
                <text:p>0.89360736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435">
                <text:p>0.0435</text:p>
              </table:table-cell>
              <table:table-cell office:value-type="float" office:value="0.8959616881">
                <text:p>0.89596168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436">
                <text:p>0.0436</text:p>
              </table:table-cell>
              <table:table-cell office:value-type="float" office:value="0.8982052548">
                <text:p>0.89820525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437">
                <text:p>0.0437</text:p>
              </table:table-cell>
              <table:table-cell office:value-type="float" office:value="0.9005410374">
                <text:p>0.90054103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438">
                <text:p>0.0438</text:p>
              </table:table-cell>
              <table:table-cell office:value-type="float" office:value="0.9028091711">
                <text:p>0.90280917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439">
                <text:p>0.0439</text:p>
              </table:table-cell>
              <table:table-cell office:value-type="float" office:value="0.9051295796">
                <text:p>0.90512957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44">
                <text:p>0.044</text:p>
              </table:table-cell>
              <table:table-cell office:value-type="float" office:value="0.9074180012">
                <text:p>0.90741800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441">
                <text:p>0.0441</text:p>
              </table:table-cell>
              <table:table-cell office:value-type="float" office:value="0.9097263456">
                <text:p>0.90972634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442">
                <text:p>0.0442</text:p>
              </table:table-cell>
              <table:table-cell office:value-type="float" office:value="0.912030851">
                <text:p>0.9120308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443">
                <text:p>0.0443</text:p>
              </table:table-cell>
              <table:table-cell office:value-type="float" office:value="0.9143305854">
                <text:p>0.91433058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444">
                <text:p>0.0444</text:p>
              </table:table-cell>
              <table:table-cell office:value-type="float" office:value="0.9166470385">
                <text:p>0.916647038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445">
                <text:p>0.0445</text:p>
              </table:table-cell>
              <table:table-cell office:value-type="float" office:value="0.9189417666">
                <text:p>0.91894176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446">
                <text:p>0.0446</text:p>
              </table:table-cell>
              <table:table-cell office:value-type="float" office:value="0.9212660922">
                <text:p>0.92126609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447">
                <text:p>0.0447</text:p>
              </table:table-cell>
              <table:table-cell office:value-type="float" office:value="0.9235595734">
                <text:p>0.92355957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448">
                <text:p>0.0448</text:p>
              </table:table-cell>
              <table:table-cell office:value-type="float" office:value="0.9258877509">
                <text:p>0.925887750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449">
                <text:p>0.0449</text:p>
              </table:table-cell>
              <table:table-cell office:value-type="float" office:value="0.9281839067">
                <text:p>0.92818390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45">
                <text:p>0.045</text:p>
              </table:table-cell>
              <table:table-cell office:value-type="float" office:value="0.9305119636">
                <text:p>0.93051196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451">
                <text:p>0.0451</text:p>
              </table:table-cell>
              <table:table-cell office:value-type="float" office:value="0.9328148846">
                <text:p>0.93281488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452">
                <text:p>0.0452</text:p>
              </table:table-cell>
              <table:table-cell office:value-type="float" office:value="0.9351388898">
                <text:p>0.93513888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453">
                <text:p>0.0453</text:p>
              </table:table-cell>
              <table:table-cell office:value-type="float" office:value="0.937452843">
                <text:p>0.93745284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454">
                <text:p>0.0454</text:p>
              </table:table-cell>
              <table:table-cell office:value-type="float" office:value="0.9397689008">
                <text:p>0.93976890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455">
                <text:p>0.0455</text:p>
              </table:table-cell>
              <table:table-cell office:value-type="float" office:value="0.9420983374">
                <text:p>0.94209833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456">
                <text:p>0.0456</text:p>
              </table:table-cell>
              <table:table-cell office:value-type="float" office:value="0.9444025817">
                <text:p>0.94440258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457">
                <text:p>0.0457</text:p>
              </table:table-cell>
              <table:table-cell office:value-type="float" office:value="0.9467521455">
                <text:p>0.94675214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458">
                <text:p>0.0458</text:p>
              </table:table-cell>
              <table:table-cell office:value-type="float" office:value="0.949040733">
                <text:p>0.9490407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459">
                <text:p>0.0459</text:p>
              </table:table-cell>
              <table:table-cell office:value-type="float" office:value="0.9514152694">
                <text:p>0.95141526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46">
                <text:p>0.046</text:p>
              </table:table-cell>
              <table:table-cell office:value-type="float" office:value="0.953684374">
                <text:p>0.9536843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461">
                <text:p>0.0461</text:p>
              </table:table-cell>
              <table:table-cell office:value-type="float" office:value="0.9560889398">
                <text:p>0.95608893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462">
                <text:p>0.0462</text:p>
              </table:table-cell>
              <table:table-cell office:value-type="float" office:value="0.9583347461">
                <text:p>0.95833474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463">
                <text:p>0.0463</text:p>
              </table:table-cell>
              <table:table-cell office:value-type="float" office:value="0.9607746202">
                <text:p>0.96077462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464">
                <text:p>0.0464</text:p>
              </table:table-cell>
              <table:table-cell office:value-type="float" office:value="0.962993317">
                <text:p>0.9629933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465">
                <text:p>0.0465</text:p>
              </table:table-cell>
              <table:table-cell office:value-type="float" office:value="0.9654217534">
                <text:p>0.96542175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466">
                <text:p>0.0466</text:p>
              </table:table-cell>
              <table:table-cell office:value-type="float" office:value="0.9676617856">
                <text:p>0.96766178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467">
                <text:p>0.0467</text:p>
              </table:table-cell>
              <table:table-cell office:value-type="float" office:value="0.9700584817">
                <text:p>0.97005848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468">
                <text:p>0.0468</text:p>
              </table:table-cell>
              <table:table-cell office:value-type="float" office:value="0.9723420875">
                <text:p>0.97234208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469">
                <text:p>0.0469</text:p>
              </table:table-cell>
              <table:table-cell office:value-type="float" office:value="0.9747033349">
                <text:p>0.97470333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47">
                <text:p>0.047</text:p>
              </table:table-cell>
              <table:table-cell office:value-type="float" office:value="0.9770364011">
                <text:p>0.97703640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471">
                <text:p>0.0471</text:p>
              </table:table-cell>
              <table:table-cell office:value-type="float" office:value="0.979358477">
                <text:p>0.9793584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472">
                <text:p>0.0472</text:p>
              </table:table-cell>
              <table:table-cell office:value-type="float" office:value="0.9817471554">
                <text:p>0.98174715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473">
                <text:p>0.0473</text:p>
              </table:table-cell>
              <table:table-cell office:value-type="float" office:value="0.984026316">
                <text:p>0.9840263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474">
                <text:p>0.0474</text:p>
              </table:table-cell>
              <table:table-cell office:value-type="float" office:value="0.9864770375">
                <text:p>0.98647703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475">
                <text:p>0.0475</text:p>
              </table:table-cell>
              <table:table-cell office:value-type="float" office:value="0.9887095107">
                <text:p>0.98870951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476">
                <text:p>0.0476</text:p>
              </table:table-cell>
              <table:table-cell office:value-type="float" office:value="0.9911430103">
                <text:p>0.99114301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477">
                <text:p>0.0477</text:p>
              </table:table-cell>
              <table:table-cell office:value-type="float" office:value="0.9934109802">
                <text:p>0.99341098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478">
                <text:p>0.0478</text:p>
              </table:table-cell>
              <table:table-cell office:value-type="float" office:value="0.9957937242">
                <text:p>0.99579372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479">
                <text:p>0.0479</text:p>
              </table:table-cell>
              <table:table-cell office:value-type="float" office:value="0.998133913">
                <text:p>0.9981339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48">
                <text:p>0.048</text:p>
              </table:table-cell>
              <table:table-cell office:value-type="float" office:value="1.000462167">
                <text:p>1.0004621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481">
                <text:p>0.0481</text:p>
              </table:table-cell>
              <table:table-cell office:value-type="float" office:value="1.002881778">
                <text:p>1.0028817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482">
                <text:p>0.0482</text:p>
              </table:table-cell>
              <table:table-cell office:value-type="float" office:value="1.00515176">
                <text:p>1.005151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483">
                <text:p>0.0483</text:p>
              </table:table-cell>
              <table:table-cell office:value-type="float" office:value="1.007616854">
                <text:p>1.00761685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484">
                <text:p>0.0484</text:p>
              </table:table-cell>
              <table:table-cell office:value-type="float" office:value="1.009866208">
                <text:p>1.0098662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485">
                <text:p>0.0485</text:p>
              </table:table-cell>
              <table:table-cell office:value-type="float" office:value="1.012269243">
                <text:p>1.0122692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486">
                <text:p>0.0486</text:p>
              </table:table-cell>
              <table:table-cell office:value-type="float" office:value="1.014609511">
                <text:p>1.0146095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487">
                <text:p>0.0487</text:p>
              </table:table-cell>
              <table:table-cell office:value-type="float" office:value="1.016946704">
                <text:p>1.0169467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488">
                <text:p>0.0488</text:p>
              </table:table-cell>
              <table:table-cell office:value-type="float" office:value="1.019385983">
                <text:p>1.0193859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489">
                <text:p>0.0489</text:p>
              </table:table-cell>
              <table:table-cell office:value-type="float" office:value="1.021653479">
                <text:p>1.0216534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49">
                <text:p>0.049</text:p>
              </table:table-cell>
              <table:table-cell office:value-type="float" office:value="1.024111328">
                <text:p>1.0241113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491">
                <text:p>0.0491</text:p>
              </table:table-cell>
              <table:table-cell office:value-type="float" office:value="1.026394127">
                <text:p>1.0263941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492">
                <text:p>0.0492</text:p>
              </table:table-cell>
              <table:table-cell office:value-type="float" office:value="1.028778708">
                <text:p>1.0287787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493">
                <text:p>0.0493</text:p>
              </table:table-cell>
              <table:table-cell office:value-type="float" office:value="1.031173539">
                <text:p>1.0311735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494">
                <text:p>0.0494</text:p>
              </table:table-cell>
              <table:table-cell office:value-type="float" office:value="1.033480957">
                <text:p>1.03348095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495">
                <text:p>0.0495</text:p>
              </table:table-cell>
              <table:table-cell office:value-type="float" office:value="1.035974506">
                <text:p>1.03597450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496">
                <text:p>0.0496</text:p>
              </table:table-cell>
              <table:table-cell office:value-type="float" office:value="1.038223221">
                <text:p>1.0382232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497">
                <text:p>0.0497</text:p>
              </table:table-cell>
              <table:table-cell office:value-type="float" office:value="1.040636164">
                <text:p>1.0406361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498">
                <text:p>0.0498</text:p>
              </table:table-cell>
              <table:table-cell office:value-type="float" office:value="1.043011007">
                <text:p>1.0430110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499">
                <text:p>0.0499</text:p>
              </table:table-cell>
              <table:table-cell office:value-type="float" office:value="1.04533938">
                <text:p>1.045339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5">
                <text:p>0.05</text:p>
              </table:table-cell>
              <table:table-cell office:value-type="float" office:value="1.047850204">
                <text:p>1.04785020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501">
                <text:p>0.0501</text:p>
              </table:table-cell>
              <table:table-cell office:value-type="float" office:value="1.050089927">
                <text:p>1.0500899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502">
                <text:p>0.0502</text:p>
              </table:table-cell>
              <table:table-cell office:value-type="float" office:value="1.052512837">
                <text:p>1.0525128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503">
                <text:p>0.0503</text:p>
              </table:table-cell>
              <table:table-cell office:value-type="float" office:value="1.054893974">
                <text:p>1.0548939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504">
                <text:p>0.0504</text:p>
              </table:table-cell>
              <table:table-cell office:value-type="float" office:value="1.057224906">
                <text:p>1.0572249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505">
                <text:p>0.0505</text:p>
              </table:table-cell>
              <table:table-cell office:value-type="float" office:value="1.059735121">
                <text:p>1.05973512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506">
                <text:p>0.0506</text:p>
              </table:table-cell>
              <table:table-cell office:value-type="float" office:value="1.061992861">
                <text:p>1.06199286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507">
                <text:p>0.0507</text:p>
              </table:table-cell>
              <table:table-cell office:value-type="float" office:value="1.064407827">
                <text:p>1.0644078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508">
                <text:p>0.0508</text:p>
              </table:table-cell>
              <table:table-cell office:value-type="float" office:value="1.066823584">
                <text:p>1.06682358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509">
                <text:p>0.0509</text:p>
              </table:table-cell>
              <table:table-cell office:value-type="float" office:value="1.069139108">
                <text:p>1.0691391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51">
                <text:p>0.051</text:p>
              </table:table-cell>
              <table:table-cell office:value-type="float" office:value="1.071631232">
                <text:p>1.0716312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511">
                <text:p>0.0511</text:p>
              </table:table-cell>
              <table:table-cell office:value-type="float" office:value="1.073936148">
                <text:p>1.0739361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512">
                <text:p>0.0512</text:p>
              </table:table-cell>
              <table:table-cell office:value-type="float" office:value="1.076325604">
                <text:p>1.07632560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513">
                <text:p>0.0513</text:p>
              </table:table-cell>
              <table:table-cell office:value-type="float" office:value="1.078806609">
                <text:p>1.07880660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514">
                <text:p>0.0514</text:p>
              </table:table-cell>
              <table:table-cell office:value-type="float" office:value="1.081089037">
                <text:p>1.0810890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515">
                <text:p>0.0515</text:p>
              </table:table-cell>
              <table:table-cell office:value-type="float" office:value="1.083545855">
                <text:p>1.0835458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516">
                <text:p>0.0516</text:p>
              </table:table-cell>
              <table:table-cell office:value-type="float" office:value="1.085929523">
                <text:p>1.0859295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517">
                <text:p>0.0517</text:p>
              </table:table-cell>
              <table:table-cell office:value-type="float" office:value="1.088276104">
                <text:p>1.0882761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518">
                <text:p>0.0518</text:p>
              </table:table-cell>
              <table:table-cell office:value-type="float" office:value="1.090793956">
                <text:p>1.0907939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519">
                <text:p>0.0519</text:p>
              </table:table-cell>
              <table:table-cell office:value-type="float" office:value="1.093087364">
                <text:p>1.0930873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52">
                <text:p>0.052</text:p>
              </table:table-cell>
              <table:table-cell office:value-type="float" office:value="1.095491791">
                <text:p>1.0954917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521">
                <text:p>0.0521</text:p>
              </table:table-cell>
              <table:table-cell office:value-type="float" office:value="1.097988512">
                <text:p>1.0979885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522">
                <text:p>0.0522</text:p>
              </table:table-cell>
              <table:table-cell office:value-type="float" office:value="1.100274921">
                <text:p>1.1002749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523">
                <text:p>0.0523</text:p>
              </table:table-cell>
              <table:table-cell office:value-type="float" office:value="1.1027311">
                <text:p>1.10273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524">
                <text:p>0.0524</text:p>
              </table:table-cell>
              <table:table-cell office:value-type="float" office:value="1.105152603">
                <text:p>1.1051526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525">
                <text:p>0.0525</text:p>
              </table:table-cell>
              <table:table-cell office:value-type="float" office:value="1.10748755">
                <text:p>1.107487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526">
                <text:p>0.0526</text:p>
              </table:table-cell>
              <table:table-cell office:value-type="float" office:value="1.109989576">
                <text:p>1.1099895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527">
                <text:p>0.0527</text:p>
              </table:table-cell>
              <table:table-cell office:value-type="float" office:value="1.112343562">
                <text:p>1.1123435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528">
                <text:p>0.0528</text:p>
              </table:table-cell>
              <table:table-cell office:value-type="float" office:value="1.114721145">
                <text:p>1.1147211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529">
                <text:p>0.0529</text:p>
              </table:table-cell>
              <table:table-cell office:value-type="float" office:value="1.117263291">
                <text:p>1.1172632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53">
                <text:p>0.053</text:p>
              </table:table-cell>
              <table:table-cell office:value-type="float" office:value="1.119557648">
                <text:p>1.11955764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531">
                <text:p>0.0531</text:p>
              </table:table-cell>
              <table:table-cell office:value-type="float" office:value="1.121972131">
                <text:p>1.1219721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532">
                <text:p>0.0532</text:p>
              </table:table-cell>
              <table:table-cell office:value-type="float" office:value="1.124509809">
                <text:p>1.12450980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533">
                <text:p>0.0533</text:p>
              </table:table-cell>
              <table:table-cell office:value-type="float" office:value="1.126791648">
                <text:p>1.12679164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534">
                <text:p>0.0534</text:p>
              </table:table-cell>
              <table:table-cell office:value-type="float" office:value="1.129237449">
                <text:p>1.12923744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535">
                <text:p>0.0535</text:p>
              </table:table-cell>
              <table:table-cell office:value-type="float" office:value="1.131733019">
                <text:p>1.1317330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536">
                <text:p>0.0536</text:p>
              </table:table-cell>
              <table:table-cell office:value-type="float" office:value="1.13404287">
                <text:p>1.134042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537">
                <text:p>0.0537</text:p>
              </table:table-cell>
              <table:table-cell office:value-type="float" office:value="1.136514542">
                <text:p>1.13651454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538">
                <text:p>0.0538</text:p>
              </table:table-cell>
              <table:table-cell office:value-type="float" office:value="1.138976744">
                <text:p>1.13897674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539">
                <text:p>0.0539</text:p>
              </table:table-cell>
              <table:table-cell office:value-type="float" office:value="1.141309132">
                <text:p>1.1413091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54">
                <text:p>0.054</text:p>
              </table:table-cell>
              <table:table-cell office:value-type="float" office:value="1.14380135">
                <text:p>1.1438013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541">
                <text:p>0.0541</text:p>
              </table:table-cell>
              <table:table-cell office:value-type="float" office:value="1.146239193">
                <text:p>1.14623919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542">
                <text:p>0.0542</text:p>
              </table:table-cell>
              <table:table-cell office:value-type="float" office:value="1.148588758">
                <text:p>1.1485887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543">
                <text:p>0.0543</text:p>
              </table:table-cell>
              <table:table-cell office:value-type="float" office:value="1.151096303">
                <text:p>1.1510963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544">
                <text:p>0.0544</text:p>
              </table:table-cell>
              <table:table-cell office:value-type="float" office:value="1.153519087">
                <text:p>1.1535190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545">
                <text:p>0.0545</text:p>
              </table:table-cell>
              <table:table-cell office:value-type="float" office:value="1.155880569">
                <text:p>1.15588056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546">
                <text:p>0.0546</text:p>
              </table:table-cell>
              <table:table-cell office:value-type="float" office:value="1.158398319">
                <text:p>1.1583983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547">
                <text:p>0.0547</text:p>
              </table:table-cell>
              <table:table-cell office:value-type="float" office:value="1.160815656">
                <text:p>1.16081565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548">
                <text:p>0.0548</text:p>
              </table:table-cell>
              <table:table-cell office:value-type="float" office:value="1.163183883">
                <text:p>1.16318388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549">
                <text:p>0.0549</text:p>
              </table:table-cell>
              <table:table-cell office:value-type="float" office:value="1.165706799">
                <text:p>1.16570679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55">
                <text:p>0.055</text:p>
              </table:table-cell>
              <table:table-cell office:value-type="float" office:value="1.16812864">
                <text:p>1.168128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551">
                <text:p>0.0551</text:p>
              </table:table-cell>
              <table:table-cell office:value-type="float" office:value="1.170498515">
                <text:p>1.1704985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552">
                <text:p>0.0552</text:p>
              </table:table-cell>
              <table:table-cell office:value-type="float" office:value="1.173021627">
                <text:p>1.17302162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553">
                <text:p>0.0553</text:p>
              </table:table-cell>
              <table:table-cell office:value-type="float" office:value="1.175458289">
                <text:p>1.1754582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554">
                <text:p>0.0554</text:p>
              </table:table-cell>
              <table:table-cell office:value-type="float" office:value="1.177824776">
                <text:p>1.17782477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555">
                <text:p>0.0555</text:p>
              </table:table-cell>
              <table:table-cell office:value-type="float" office:value="1.180343175">
                <text:p>1.1803431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556">
                <text:p>0.0556</text:p>
              </table:table-cell>
              <table:table-cell office:value-type="float" office:value="1.182805367">
                <text:p>1.18280536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557">
                <text:p>0.0557</text:p>
              </table:table-cell>
              <table:table-cell office:value-type="float" office:value="1.185163481">
                <text:p>1.18516348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558">
                <text:p>0.0558</text:p>
              </table:table-cell>
              <table:table-cell office:value-type="float" office:value="1.187672306">
                <text:p>1.1876723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559">
                <text:p>0.0559</text:p>
              </table:table-cell>
              <table:table-cell office:value-type="float" office:value="1.190171155">
                <text:p>1.1901711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56">
                <text:p>0.056</text:p>
              </table:table-cell>
              <table:table-cell office:value-type="float" office:value="1.192515951">
                <text:p>1.19251595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561">
                <text:p>0.0561</text:p>
              </table:table-cell>
              <table:table-cell office:value-type="float" office:value="1.195010376">
                <text:p>1.1950103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562">
                <text:p>0.0562</text:p>
              </table:table-cell>
              <table:table-cell office:value-type="float" office:value="1.197557464">
                <text:p>1.1975574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563">
                <text:p>0.0563</text:p>
              </table:table-cell>
              <table:table-cell office:value-type="float" office:value="1.199884023">
                <text:p>1.19988402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564">
                <text:p>0.0564</text:p>
              </table:table-cell>
              <table:table-cell office:value-type="float" office:value="1.202359247">
                <text:p>1.20235924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565">
                <text:p>0.0565</text:p>
              </table:table-cell>
              <table:table-cell office:value-type="float" office:value="1.204966642">
                <text:p>1.20496664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566">
                <text:p>0.0566</text:p>
              </table:table-cell>
              <table:table-cell office:value-type="float" office:value="1.207270057">
                <text:p>1.2072700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567">
                <text:p>0.0567</text:p>
              </table:table-cell>
              <table:table-cell office:value-type="float" office:value="1.209721294">
                <text:p>1.20972129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568">
                <text:p>0.0568</text:p>
              </table:table-cell>
              <table:table-cell office:value-type="float" office:value="1.212316982">
                <text:p>1.21231698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569">
                <text:p>0.0569</text:p>
              </table:table-cell>
              <table:table-cell office:value-type="float" office:value="1.214676955">
                <text:p>1.2146769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57">
                <text:p>0.057</text:p>
              </table:table-cell>
              <table:table-cell office:value-type="float" office:value="1.217099421">
                <text:p>1.21709942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571">
                <text:p>0.0571</text:p>
              </table:table-cell>
              <table:table-cell office:value-type="float" office:value="1.219665625">
                <text:p>1.2196656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572">
                <text:p>0.0572</text:p>
              </table:table-cell>
              <table:table-cell office:value-type="float" office:value="1.22210817">
                <text:p>1.222108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573">
                <text:p>0.0573</text:p>
              </table:table-cell>
              <table:table-cell office:value-type="float" office:value="1.224497068">
                <text:p>1.22449706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574">
                <text:p>0.0574</text:p>
              </table:table-cell>
              <table:table-cell office:value-type="float" office:value="1.227029109">
                <text:p>1.22702910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575">
                <text:p>0.0575</text:p>
              </table:table-cell>
              <table:table-cell office:value-type="float" office:value="1.229567724">
                <text:p>1.2295677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576">
                <text:p>0.0576</text:p>
              </table:table-cell>
              <table:table-cell office:value-type="float" office:value="1.231918239">
                <text:p>1.2319182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577">
                <text:p>0.0577</text:p>
              </table:table-cell>
              <table:table-cell office:value-type="float" office:value="1.234411412">
                <text:p>1.2344114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578">
                <text:p>0.0578</text:p>
              </table:table-cell>
              <table:table-cell office:value-type="float" office:value="1.237044064">
                <text:p>1.2370440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579">
                <text:p>0.0579</text:p>
              </table:table-cell>
              <table:table-cell office:value-type="float" office:value="1.239367512">
                <text:p>1.2393675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58">
                <text:p>0.058</text:p>
              </table:table-cell>
              <table:table-cell office:value-type="float" office:value="1.241817081">
                <text:p>1.2418170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581">
                <text:p>0.0581</text:p>
              </table:table-cell>
              <table:table-cell office:value-type="float" office:value="1.244405758">
                <text:p>1.24440575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582">
                <text:p>0.0582</text:p>
              </table:table-cell>
              <table:table-cell office:value-type="float" office:value="1.246850068">
                <text:p>1.24685006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583">
                <text:p>0.0583</text:p>
              </table:table-cell>
              <table:table-cell office:value-type="float" office:value="1.249251249">
                <text:p>1.24925124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584">
                <text:p>0.0584</text:p>
              </table:table-cell>
              <table:table-cell office:value-type="float" office:value="1.251791281">
                <text:p>1.25179128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585">
                <text:p>0.0585</text:p>
              </table:table-cell>
              <table:table-cell office:value-type="float" office:value="1.254371716">
                <text:p>1.2543717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586">
                <text:p>0.0586</text:p>
              </table:table-cell>
              <table:table-cell office:value-type="float" office:value="1.256719667">
                <text:p>1.25671966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587">
                <text:p>0.0587</text:p>
              </table:table-cell>
              <table:table-cell office:value-type="float" office:value="1.259206323">
                <text:p>1.25920632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588">
                <text:p>0.0588</text:p>
              </table:table-cell>
              <table:table-cell office:value-type="float" office:value="1.26182864">
                <text:p>1.261828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589">
                <text:p>0.0589</text:p>
              </table:table-cell>
              <table:table-cell office:value-type="float" office:value="1.264228723">
                <text:p>1.2642287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59">
                <text:p>0.059</text:p>
              </table:table-cell>
              <table:table-cell office:value-type="float" office:value="1.266657205">
                <text:p>1.26665720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591">
                <text:p>0.0591</text:p>
              </table:table-cell>
              <table:table-cell office:value-type="float" office:value="1.269221303">
                <text:p>1.26922130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592">
                <text:p>0.0592</text:p>
              </table:table-cell>
              <table:table-cell office:value-type="float" office:value="1.271785486">
                <text:p>1.27178548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593">
                <text:p>0.0593</text:p>
              </table:table-cell>
              <table:table-cell office:value-type="float" office:value="1.274150907">
                <text:p>1.27415090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594">
                <text:p>0.0594</text:p>
              </table:table-cell>
              <table:table-cell office:value-type="float" office:value="1.276652016">
                <text:p>1.2766520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595">
                <text:p>0.0595</text:p>
              </table:table-cell>
              <table:table-cell office:value-type="float" office:value="1.279285874">
                <text:p>1.27928587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596">
                <text:p>0.0596</text:p>
              </table:table-cell>
              <table:table-cell office:value-type="float" office:value="1.281695106">
                <text:p>1.28169510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597">
                <text:p>0.0597</text:p>
              </table:table-cell>
              <table:table-cell office:value-type="float" office:value="1.28412836">
                <text:p>1.2841283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598">
                <text:p>0.0598</text:p>
              </table:table-cell>
              <table:table-cell office:value-type="float" office:value="1.286694527">
                <text:p>1.28669452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599">
                <text:p>0.0599</text:p>
              </table:table-cell>
              <table:table-cell office:value-type="float" office:value="1.289298215">
                <text:p>1.2892982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6">
                <text:p>0.06</text:p>
              </table:table-cell>
              <table:table-cell office:value-type="float" office:value="1.291658633">
                <text:p>1.2916586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601">
                <text:p>0.0601</text:p>
              </table:table-cell>
              <table:table-cell office:value-type="float" office:value="1.294152249">
                <text:p>1.2941522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602">
                <text:p>0.0602</text:p>
              </table:table-cell>
              <table:table-cell office:value-type="float" office:value="1.296776203">
                <text:p>1.2967762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603">
                <text:p>0.0603</text:p>
              </table:table-cell>
              <table:table-cell office:value-type="float" office:value="1.299251899">
                <text:p>1.2992518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604">
                <text:p>0.0604</text:p>
              </table:table-cell>
              <table:table-cell office:value-type="float" office:value="1.301667976">
                <text:p>1.3016679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605">
                <text:p>0.0605</text:p>
              </table:table-cell>
              <table:table-cell office:value-type="float" office:value="1.304214767">
                <text:p>1.3042147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606">
                <text:p>0.0606</text:p>
              </table:table-cell>
              <table:table-cell office:value-type="float" office:value="1.306889507">
                <text:p>1.30688950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607">
                <text:p>0.0607</text:p>
              </table:table-cell>
              <table:table-cell office:value-type="float" office:value="1.309251442">
                <text:p>1.30925144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608">
                <text:p>0.0608</text:p>
              </table:table-cell>
              <table:table-cell office:value-type="float" office:value="1.311716063">
                <text:p>1.3117160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609">
                <text:p>0.0609</text:p>
              </table:table-cell>
              <table:table-cell office:value-type="float" office:value="1.314309093">
                <text:p>1.31430909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61">
                <text:p>0.061</text:p>
              </table:table-cell>
              <table:table-cell office:value-type="float" office:value="1.316913228">
                <text:p>1.3169132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611">
                <text:p>0.0611</text:p>
              </table:table-cell>
              <table:table-cell office:value-type="float" office:value="1.319290514">
                <text:p>1.3192905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612">
                <text:p>0.0612</text:p>
              </table:table-cell>
              <table:table-cell office:value-type="float" office:value="1.321796797">
                <text:p>1.32179679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613">
                <text:p>0.0613</text:p>
              </table:table-cell>
              <table:table-cell office:value-type="float" office:value="1.32442936">
                <text:p>1.3244293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614">
                <text:p>0.0614</text:p>
              </table:table-cell>
              <table:table-cell office:value-type="float" office:value="1.32694943">
                <text:p>1.3269494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615">
                <text:p>0.0615</text:p>
              </table:table-cell>
              <table:table-cell office:value-type="float" office:value="1.329363757">
                <text:p>1.32936375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616">
                <text:p>0.0616</text:p>
              </table:table-cell>
              <table:table-cell office:value-type="float" office:value="1.331905037">
                <text:p>1.33190503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617">
                <text:p>0.0617</text:p>
              </table:table-cell>
              <table:table-cell office:value-type="float" office:value="1.334570625">
                <text:p>1.3345706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618">
                <text:p>0.0618</text:p>
              </table:table-cell>
              <table:table-cell office:value-type="float" office:value="1.33702204">
                <text:p>1.337022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619">
                <text:p>0.0619</text:p>
              </table:table-cell>
              <table:table-cell office:value-type="float" office:value="1.339466768">
                <text:p>1.33946676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62">
                <text:p>0.062</text:p>
              </table:table-cell>
              <table:table-cell office:value-type="float" office:value="1.342036563">
                <text:p>1.3420365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621">
                <text:p>0.0621</text:p>
              </table:table-cell>
              <table:table-cell office:value-type="float" office:value="1.344728849">
                <text:p>1.34472884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622">
                <text:p>0.0622</text:p>
              </table:table-cell>
              <table:table-cell office:value-type="float" office:value="1.347127411">
                <text:p>1.3471274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623">
                <text:p>0.0623</text:p>
              </table:table-cell>
              <table:table-cell office:value-type="float" office:value="1.349596073">
                <text:p>1.34959607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624">
                <text:p>0.0624</text:p>
              </table:table-cell>
              <table:table-cell office:value-type="float" office:value="1.352188067">
                <text:p>1.3521880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625">
                <text:p>0.0625</text:p>
              </table:table-cell>
              <table:table-cell office:value-type="float" office:value="1.35490088">
                <text:p>1.354900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626">
                <text:p>0.0626</text:p>
              </table:table-cell>
              <table:table-cell office:value-type="float" office:value="1.35726284">
                <text:p>1.357262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627">
                <text:p>0.0627</text:p>
              </table:table-cell>
              <table:table-cell office:value-type="float" office:value="1.359749118">
                <text:p>1.35974911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628">
                <text:p>0.0628</text:p>
              </table:table-cell>
              <table:table-cell office:value-type="float" office:value="1.36235714">
                <text:p>1.362357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629">
                <text:p>0.0629</text:p>
              </table:table-cell>
              <table:table-cell office:value-type="float" office:value="1.365051663">
                <text:p>1.3650516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63">
                <text:p>0.063</text:p>
              </table:table-cell>
              <table:table-cell office:value-type="float" office:value="1.367426553">
                <text:p>1.36742655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631">
                <text:p>0.0631</text:p>
              </table:table-cell>
              <table:table-cell office:value-type="float" office:value="1.369924258">
                <text:p>1.36992425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632">
                <text:p>0.0632</text:p>
              </table:table-cell>
              <table:table-cell office:value-type="float" office:value="1.372542257">
                <text:p>1.37254225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633">
                <text:p>0.0633</text:p>
              </table:table-cell>
              <table:table-cell office:value-type="float" office:value="1.3752361">
                <text:p>1.375236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634">
                <text:p>0.0634</text:p>
              </table:table-cell>
              <table:table-cell office:value-type="float" office:value="1.3776177">
                <text:p>1.377617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635">
                <text:p>0.0635</text:p>
              </table:table-cell>
              <table:table-cell office:value-type="float" office:value="1.380120754">
                <text:p>1.38012075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636">
                <text:p>0.0636</text:p>
              </table:table-cell>
              <table:table-cell office:value-type="float" office:value="1.382742785">
                <text:p>1.3827427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637">
                <text:p>0.0637</text:p>
              </table:table-cell>
              <table:table-cell office:value-type="float" office:value="1.38545418">
                <text:p>1.3854541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638">
                <text:p>0.0638</text:p>
              </table:table-cell>
              <table:table-cell office:value-type="float" office:value="1.387836364">
                <text:p>1.38783636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639">
                <text:p>0.0639</text:p>
              </table:table-cell>
              <table:table-cell office:value-type="float" office:value="1.390338777">
                <text:p>1.3903387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64">
                <text:p>0.064</text:p>
              </table:table-cell>
              <table:table-cell office:value-type="float" office:value="1.392958978">
                <text:p>1.39295897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641">
                <text:p>0.0641</text:p>
              </table:table-cell>
              <table:table-cell office:value-type="float" office:value="1.395694631">
                <text:p>1.39569463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642">
                <text:p>0.0642</text:p>
              </table:table-cell>
              <table:table-cell office:value-type="float" office:value="1.398083558">
                <text:p>1.3980835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643">
                <text:p>0.0643</text:p>
              </table:table-cell>
              <table:table-cell office:value-type="float" office:value="1.400579409">
                <text:p>1.4005794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644">
                <text:p>0.0644</text:p>
              </table:table-cell>
              <table:table-cell office:value-type="float" office:value="1.403191986">
                <text:p>1.40319198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645">
                <text:p>0.0645</text:p>
              </table:table-cell>
              <table:table-cell office:value-type="float" office:value="1.405918986">
                <text:p>1.40591898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646">
                <text:p>0.0646</text:p>
              </table:table-cell>
              <table:table-cell office:value-type="float" office:value="1.408361243">
                <text:p>1.40836124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647">
                <text:p>0.0647</text:p>
              </table:table-cell>
              <table:table-cell office:value-type="float" office:value="1.410844662">
                <text:p>1.4108446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648">
                <text:p>0.0648</text:p>
              </table:table-cell>
              <table:table-cell office:value-type="float" office:value="1.413443871">
                <text:p>1.41344387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649">
                <text:p>0.0649</text:p>
              </table:table-cell>
              <table:table-cell office:value-type="float" office:value="1.416156589">
                <text:p>1.4161565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65">
                <text:p>0.065</text:p>
              </table:table-cell>
              <table:table-cell office:value-type="float" office:value="1.418672341">
                <text:p>1.41867234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651">
                <text:p>0.0651</text:p>
              </table:table-cell>
              <table:table-cell office:value-type="float" office:value="1.421137492">
                <text:p>1.42113749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652">
                <text:p>0.0652</text:p>
              </table:table-cell>
              <table:table-cell office:value-type="float" office:value="1.423717617">
                <text:p>1.42371761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653">
                <text:p>0.0653</text:p>
              </table:table-cell>
              <table:table-cell office:value-type="float" office:value="1.426410455">
                <text:p>1.4264104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654">
                <text:p>0.0654</text:p>
              </table:table-cell>
              <table:table-cell office:value-type="float" office:value="1.429020761">
                <text:p>1.4290207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655">
                <text:p>0.0655</text:p>
              </table:table-cell>
              <table:table-cell office:value-type="float" office:value="1.431461821">
                <text:p>1.43146182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656">
                <text:p>0.0656</text:p>
              </table:table-cell>
              <table:table-cell office:value-type="float" office:value="1.434017159">
                <text:p>1.43401715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657">
                <text:p>0.0657</text:p>
              </table:table-cell>
              <table:table-cell office:value-type="float" office:value="1.43668453">
                <text:p>1.4366845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658">
                <text:p>0.0658</text:p>
              </table:table-cell>
              <table:table-cell office:value-type="float" office:value="1.439411424">
                <text:p>1.43941142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659">
                <text:p>0.0659</text:p>
              </table:table-cell>
              <table:table-cell office:value-type="float" office:value="1.441822565">
                <text:p>1.44182256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66">
                <text:p>0.066</text:p>
              </table:table-cell>
              <table:table-cell office:value-type="float" office:value="1.444347407">
                <text:p>1.44434740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661">
                <text:p>0.0661</text:p>
              </table:table-cell>
              <table:table-cell office:value-type="float" office:value="1.44698372">
                <text:p>1.4469837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662">
                <text:p>0.0662</text:p>
              </table:table-cell>
              <table:table-cell office:value-type="float" office:value="1.44972936">
                <text:p>1.4497293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663">
                <text:p>0.0663</text:p>
              </table:table-cell>
              <table:table-cell office:value-type="float" office:value="1.45222567">
                <text:p>1.452225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664">
                <text:p>0.0664</text:p>
              </table:table-cell>
              <table:table-cell office:value-type="float" office:value="1.454714284">
                <text:p>1.4547142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665">
                <text:p>0.0665</text:p>
              </table:table-cell>
              <table:table-cell office:value-type="float" office:value="1.45731392">
                <text:p>1.4573139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666">
                <text:p>0.0666</text:p>
              </table:table-cell>
              <table:table-cell office:value-type="float" office:value="1.460022442">
                <text:p>1.46002244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667">
                <text:p>0.0667</text:p>
              </table:table-cell>
              <table:table-cell office:value-type="float" office:value="1.462678154">
                <text:p>1.46267815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668">
                <text:p>0.0668</text:p>
              </table:table-cell>
              <table:table-cell office:value-type="float" office:value="1.465124761">
                <text:p>1.46512476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669">
                <text:p>0.0669</text:p>
              </table:table-cell>
              <table:table-cell office:value-type="float" office:value="1.46768206">
                <text:p>1.4676820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67">
                <text:p>0.067</text:p>
              </table:table-cell>
              <table:table-cell office:value-type="float" office:value="1.470347915">
                <text:p>1.4703479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671">
                <text:p>0.0671</text:p>
              </table:table-cell>
              <table:table-cell office:value-type="float" office:value="1.473120277">
                <text:p>1.47312027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672">
                <text:p>0.0672</text:p>
              </table:table-cell>
              <table:table-cell office:value-type="float" office:value="1.475586909">
                <text:p>1.47558690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673">
                <text:p>0.0673</text:p>
              </table:table-cell>
              <table:table-cell office:value-type="float" office:value="1.478096145">
                <text:p>1.47809614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674">
                <text:p>0.0674</text:p>
              </table:table-cell>
              <table:table-cell office:value-type="float" office:value="1.480713724">
                <text:p>1.4807137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675">
                <text:p>0.0675</text:p>
              </table:table-cell>
              <table:table-cell office:value-type="float" office:value="1.483437593">
                <text:p>1.4834375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676">
                <text:p>0.0676</text:p>
              </table:table-cell>
              <table:table-cell office:value-type="float" office:value="1.486109951">
                <text:p>1.48610995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677">
                <text:p>0.0677</text:p>
              </table:table-cell>
              <table:table-cell office:value-type="float" office:value="1.488565316">
                <text:p>1.4885653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678">
                <text:p>0.0678</text:p>
              </table:table-cell>
              <table:table-cell office:value-type="float" office:value="1.491128927">
                <text:p>1.49112892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679">
                <text:p>0.0679</text:p>
              </table:table-cell>
              <table:table-cell office:value-type="float" office:value="1.493798725">
                <text:p>1.4937987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68">
                <text:p>0.068</text:p>
              </table:table-cell>
              <table:table-cell office:value-type="float" office:value="1.496572727">
                <text:p>1.49657272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681">
                <text:p>0.0681</text:p>
              </table:table-cell>
              <table:table-cell office:value-type="float" office:value="1.499099905">
                <text:p>1.49909990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682">
                <text:p>0.0682</text:p>
              </table:table-cell>
              <table:table-cell office:value-type="float" office:value="1.501603753">
                <text:p>1.50160375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683">
                <text:p>0.0683</text:p>
              </table:table-cell>
              <table:table-cell office:value-type="float" office:value="1.504213799">
                <text:p>1.50421379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684">
                <text:p>0.0684</text:p>
              </table:table-cell>
              <table:table-cell office:value-type="float" office:value="1.506928053">
                <text:p>1.50692805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685">
                <text:p>0.0685</text:p>
              </table:table-cell>
              <table:table-cell office:value-type="float" office:value="1.509711512">
                <text:p>1.5097115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686">
                <text:p>0.0686</text:p>
              </table:table-cell>
              <table:table-cell office:value-type="float" office:value="1.512149674">
                <text:p>1.51214967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687">
                <text:p>0.0687</text:p>
              </table:table-cell>
              <table:table-cell office:value-type="float" office:value="1.514694167">
                <text:p>1.51469416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688">
                <text:p>0.0688</text:p>
              </table:table-cell>
              <table:table-cell office:value-type="float" office:value="1.517342984">
                <text:p>1.51734298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689">
                <text:p>0.0689</text:p>
              </table:table-cell>
              <table:table-cell office:value-type="float" office:value="1.520094195">
                <text:p>1.52009419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69">
                <text:p>0.069</text:p>
              </table:table-cell>
              <table:table-cell office:value-type="float" office:value="1.522779483">
                <text:p>1.52277948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691">
                <text:p>0.0691</text:p>
              </table:table-cell>
              <table:table-cell office:value-type="float" office:value="1.525252473">
                <text:p>1.52525247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692">
                <text:p>0.0692</text:p>
              </table:table-cell>
              <table:table-cell office:value-type="float" office:value="1.527830025">
                <text:p>1.5278300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693">
                <text:p>0.0693</text:p>
              </table:table-cell>
              <table:table-cell office:value-type="float" office:value="1.530510191">
                <text:p>1.5305101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694">
                <text:p>0.0694</text:p>
              </table:table-cell>
              <table:table-cell office:value-type="float" office:value="1.533291093">
                <text:p>1.53329109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695">
                <text:p>0.0695</text:p>
              </table:table-cell>
              <table:table-cell office:value-type="float" office:value="1.53590275">
                <text:p>1.535902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696">
                <text:p>0.0696</text:p>
              </table:table-cell>
              <table:table-cell office:value-type="float" office:value="1.53840304">
                <text:p>1.5384030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697">
                <text:p>0.0697</text:p>
              </table:table-cell>
              <table:table-cell office:value-type="float" office:value="1.541006284">
                <text:p>1.5410062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698">
                <text:p>0.0698</text:p>
              </table:table-cell>
              <table:table-cell office:value-type="float" office:value="1.543710583">
                <text:p>1.54371058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699">
                <text:p>0.0699</text:p>
              </table:table-cell>
              <table:table-cell office:value-type="float" office:value="1.546514109">
                <text:p>1.54651410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7">
                <text:p>0.07</text:p>
              </table:table-cell>
              <table:table-cell office:value-type="float" office:value="1.549077351">
                <text:p>1.54907735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701">
                <text:p>0.0701</text:p>
              </table:table-cell>
              <table:table-cell office:value-type="float" office:value="1.551597606">
                <text:p>1.55159760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702">
                <text:p>0.0702</text:p>
              </table:table-cell>
              <table:table-cell office:value-type="float" office:value="1.55421936">
                <text:p>1.5542193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703">
                <text:p>0.0703</text:p>
              </table:table-cell>
              <table:table-cell office:value-type="float" office:value="1.556940757">
                <text:p>1.55694075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704">
                <text:p>0.0704</text:p>
              </table:table-cell>
              <table:table-cell office:value-type="float" office:value="1.559760011">
                <text:p>1.5597600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705">
                <text:p>0.0705</text:p>
              </table:table-cell>
              <table:table-cell office:value-type="float" office:value="1.562300833">
                <text:p>1.5623008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706">
                <text:p>0.0706</text:p>
              </table:table-cell>
              <table:table-cell office:value-type="float" office:value="1.564833883">
                <text:p>1.56483388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707">
                <text:p>0.0707</text:p>
              </table:table-cell>
              <table:table-cell office:value-type="float" office:value="1.56746712">
                <text:p>1.567467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708">
                <text:p>0.0708</text:p>
              </table:table-cell>
              <table:table-cell office:value-type="float" office:value="1.570198729">
                <text:p>1.57019872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709">
                <text:p>0.0709</text:p>
              </table:table-cell>
              <table:table-cell office:value-type="float" office:value="1.57302696">
                <text:p>1.5730269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71">
                <text:p>0.071</text:p>
              </table:table-cell>
              <table:table-cell office:value-type="float" office:value="1.575572248">
                <text:p>1.57557224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711">
                <text:p>0.0711</text:p>
              </table:table-cell>
              <table:table-cell office:value-type="float" office:value="1.578111057">
                <text:p>1.57811105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712">
                <text:p>0.0712</text:p>
              </table:table-cell>
              <table:table-cell office:value-type="float" office:value="1.580748879">
                <text:p>1.58074887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713">
                <text:p>0.0713</text:p>
              </table:table-cell>
              <table:table-cell office:value-type="float" office:value="1.583483936">
                <text:p>1.58348393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714">
                <text:p>0.0714</text:p>
              </table:table-cell>
              <table:table-cell office:value-type="float" office:value="1.586314508">
                <text:p>1.58631450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715">
                <text:p>0.0715</text:p>
              </table:table-cell>
              <table:table-cell office:value-type="float" office:value="1.588892159">
                <text:p>1.58889215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716">
                <text:p>0.0716</text:p>
              </table:table-cell>
              <table:table-cell office:value-type="float" office:value="1.591429793">
                <text:p>1.59142979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717">
                <text:p>0.0717</text:p>
              </table:table-cell>
              <table:table-cell office:value-type="float" office:value="1.594065404">
                <text:p>1.59406540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718">
                <text:p>0.0718</text:p>
              </table:table-cell>
              <table:table-cell office:value-type="float" office:value="1.59679724">
                <text:p>1.5967972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719">
                <text:p>0.0719</text:p>
              </table:table-cell>
              <table:table-cell office:value-type="float" office:value="1.59962361">
                <text:p>1.5996236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72">
                <text:p>0.072</text:p>
              </table:table-cell>
              <table:table-cell office:value-type="float" office:value="1.602262653">
                <text:p>1.60226265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721">
                <text:p>0.0721</text:p>
              </table:table-cell>
              <table:table-cell office:value-type="float" office:value="1.604792257">
                <text:p>1.6047922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722">
                <text:p>0.0722</text:p>
              </table:table-cell>
              <table:table-cell office:value-type="float" office:value="1.607418932">
                <text:p>1.60741893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723">
                <text:p>0.0723</text:p>
              </table:table-cell>
              <table:table-cell office:value-type="float" office:value="1.61014095">
                <text:p>1.6101409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724">
                <text:p>0.0724</text:p>
              </table:table-cell>
              <table:table-cell office:value-type="float" office:value="1.612956642">
                <text:p>1.61295664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725">
                <text:p>0.0725</text:p>
              </table:table-cell>
              <table:table-cell office:value-type="float" office:value="1.61568737">
                <text:p>1.6156873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726">
                <text:p>0.0726</text:p>
              </table:table-cell>
              <table:table-cell office:value-type="float" office:value="1.618202138">
                <text:p>1.61820213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727">
                <text:p>0.0727</text:p>
              </table:table-cell>
              <table:table-cell office:value-type="float" office:value="1.620813199">
                <text:p>1.6208131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728">
                <text:p>0.0728</text:p>
              </table:table-cell>
              <table:table-cell office:value-type="float" office:value="1.623518844">
                <text:p>1.62351884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729">
                <text:p>0.0729</text:p>
              </table:table-cell>
              <table:table-cell office:value-type="float" office:value="1.626317424">
                <text:p>1.6263174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73">
                <text:p>0.073</text:p>
              </table:table-cell>
              <table:table-cell office:value-type="float" office:value="1.629171538">
                <text:p>1.62917153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731">
                <text:p>0.0731</text:p>
              </table:table-cell>
              <table:table-cell office:value-type="float" office:value="1.631664686">
                <text:p>1.63166468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732">
                <text:p>0.0732</text:p>
              </table:table-cell>
              <table:table-cell office:value-type="float" office:value="1.634253475">
                <text:p>1.6342534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733">
                <text:p>0.0733</text:p>
              </table:table-cell>
              <table:table-cell office:value-type="float" office:value="1.636936213">
                <text:p>1.6369362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734">
                <text:p>0.0734</text:p>
              </table:table-cell>
              <table:table-cell office:value-type="float" office:value="1.639711264">
                <text:p>1.63971126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735">
                <text:p>0.0735</text:p>
              </table:table-cell>
              <table:table-cell office:value-type="float" office:value="1.642577052">
                <text:p>1.6425770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736">
                <text:p>0.0736</text:p>
              </table:table-cell>
              <table:table-cell office:value-type="float" office:value="1.645186766">
                <text:p>1.64518676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737">
                <text:p>0.0737</text:p>
              </table:table-cell>
              <table:table-cell office:value-type="float" office:value="1.647746618">
                <text:p>1.64774661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738">
                <text:p>0.0738</text:p>
              </table:table-cell>
              <table:table-cell office:value-type="float" office:value="1.650399905">
                <text:p>1.65039990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739">
                <text:p>0.0739</text:p>
              </table:table-cell>
              <table:table-cell office:value-type="float" office:value="1.653145003">
                <text:p>1.65314500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74">
                <text:p>0.074</text:p>
              </table:table-cell>
              <table:table-cell office:value-type="float" office:value="1.655980343">
                <text:p>1.65598034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741">
                <text:p>0.0741</text:p>
              </table:table-cell>
              <table:table-cell office:value-type="float" office:value="1.658776915">
                <text:p>1.6587769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742">
                <text:p>0.0742</text:p>
              </table:table-cell>
              <table:table-cell office:value-type="float" office:value="1.661301132">
                <text:p>1.66130113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743">
                <text:p>0.0743</text:p>
              </table:table-cell>
              <table:table-cell office:value-type="float" office:value="1.663918391">
                <text:p>1.66391839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744">
                <text:p>0.0744</text:p>
              </table:table-cell>
              <table:table-cell office:value-type="float" office:value="1.666627075">
                <text:p>1.6666270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745">
                <text:p>0.0745</text:p>
              </table:table-cell>
              <table:table-cell office:value-type="float" office:value="1.669425622">
                <text:p>1.66942562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746">
                <text:p>0.0746</text:p>
              </table:table-cell>
              <table:table-cell office:value-type="float" office:value="1.67231252">
                <text:p>1.6723125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747">
                <text:p>0.0747</text:p>
              </table:table-cell>
              <table:table-cell office:value-type="float" office:value="1.674927241">
                <text:p>1.67492724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748">
                <text:p>0.0748</text:p>
              </table:table-cell>
              <table:table-cell office:value-type="float" office:value="1.677501832">
                <text:p>1.6775018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749">
                <text:p>0.0749</text:p>
              </table:table-cell>
              <table:table-cell office:value-type="float" office:value="1.680167582">
                <text:p>1.68016758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75">
                <text:p>0.075</text:p>
              </table:table-cell>
              <table:table-cell office:value-type="float" office:value="1.682922929">
                <text:p>1.68292292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751">
                <text:p>0.0751</text:p>
              </table:table-cell>
              <table:table-cell office:value-type="float" office:value="1.685766367">
                <text:p>1.68576636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752">
                <text:p>0.0752</text:p>
              </table:table-cell>
              <table:table-cell office:value-type="float" office:value="1.688636982">
                <text:p>1.68863698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753">
                <text:p>0.0753</text:p>
              </table:table-cell>
              <table:table-cell office:value-type="float" office:value="1.691162174">
                <text:p>1.6911621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754">
                <text:p>0.0754</text:p>
              </table:table-cell>
              <table:table-cell office:value-type="float" office:value="1.693778377">
                <text:p>1.69377837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755">
                <text:p>0.0755</text:p>
              </table:table-cell>
              <table:table-cell office:value-type="float" office:value="1.696484032">
                <text:p>1.6964840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756">
                <text:p>0.0756</text:p>
              </table:table-cell>
              <table:table-cell office:value-type="float" office:value="1.699277629">
                <text:p>1.69927762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757">
                <text:p>0.0757</text:p>
              </table:table-cell>
              <table:table-cell office:value-type="float" office:value="1.702157706">
                <text:p>1.70215770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758">
                <text:p>0.0758</text:p>
              </table:table-cell>
              <table:table-cell office:value-type="float" office:value="1.704913243">
                <text:p>1.70491324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759">
                <text:p>0.0759</text:p>
              </table:table-cell>
              <table:table-cell office:value-type="float" office:value="1.70747317">
                <text:p>1.707473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76">
                <text:p>0.076</text:p>
              </table:table-cell>
              <table:table-cell office:value-type="float" office:value="1.710122521">
                <text:p>1.71012252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761">
                <text:p>0.0761</text:p>
              </table:table-cell>
              <table:table-cell office:value-type="float" office:value="1.712859781">
                <text:p>1.71285978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762">
                <text:p>0.0762</text:p>
              </table:table-cell>
              <table:table-cell office:value-type="float" office:value="1.715683484">
                <text:p>1.71568348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763">
                <text:p>0.0763</text:p>
              </table:table-cell>
              <table:table-cell office:value-type="float" office:value="1.718592213">
                <text:p>1.71859221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764">
                <text:p>0.0764</text:p>
              </table:table-cell>
              <table:table-cell office:value-type="float" office:value="1.721267639">
                <text:p>1.72126763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765">
                <text:p>0.0765</text:p>
              </table:table-cell>
              <table:table-cell office:value-type="float" office:value="1.723853926">
                <text:p>1.72385392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766">
                <text:p>0.0766</text:p>
              </table:table-cell>
              <table:table-cell office:value-type="float" office:value="1.72652821">
                <text:p>1.7265282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767">
                <text:p>0.0767</text:p>
              </table:table-cell>
              <table:table-cell office:value-type="float" office:value="1.729289016">
                <text:p>1.7292890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768">
                <text:p>0.0768</text:p>
              </table:table-cell>
              <table:table-cell office:value-type="float" office:value="1.732134917">
                <text:p>1.7321349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769">
                <text:p>0.0769</text:p>
              </table:table-cell>
              <table:table-cell office:value-type="float" office:value="1.735064533">
                <text:p>1.73506453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77">
                <text:p>0.077</text:p>
              </table:table-cell>
              <table:table-cell office:value-type="float" office:value="1.737695854">
                <text:p>1.73769585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771">
                <text:p>0.0771</text:p>
              </table:table-cell>
              <table:table-cell office:value-type="float" office:value="1.740300343">
                <text:p>1.7403003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772">
                <text:p>0.0772</text:p>
              </table:table-cell>
              <table:table-cell office:value-type="float" office:value="1.742991553">
                <text:p>1.74299155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773">
                <text:p>0.0773</text:p>
              </table:table-cell>
              <table:table-cell office:value-type="float" office:value="1.745768047">
                <text:p>1.74576804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774">
                <text:p>0.0774</text:p>
              </table:table-cell>
              <table:table-cell office:value-type="float" office:value="1.74862843">
                <text:p>1.7486284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775">
                <text:p>0.0775</text:p>
              </table:table-cell>
              <table:table-cell office:value-type="float" office:value="1.751571355">
                <text:p>1.7515713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776">
                <text:p>0.0776</text:p>
              </table:table-cell>
              <table:table-cell office:value-type="float" office:value="1.7541958">
                <text:p>1.754195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777">
                <text:p>0.0777</text:p>
              </table:table-cell>
              <table:table-cell office:value-type="float" office:value="1.756810508">
                <text:p>1.75681050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778">
                <text:p>0.0778</text:p>
              </table:table-cell>
              <table:table-cell office:value-type="float" office:value="1.759510809">
                <text:p>1.75951080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779">
                <text:p>0.0779</text:p>
              </table:table-cell>
              <table:table-cell office:value-type="float" office:value="1.762295295">
                <text:p>1.76229529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78">
                <text:p>0.078</text:p>
              </table:table-cell>
              <table:table-cell office:value-type="float" office:value="1.765162601">
                <text:p>1.76516260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781">
                <text:p>0.0781</text:p>
              </table:table-cell>
              <table:table-cell office:value-type="float" office:value="1.768111407">
                <text:p>1.76811140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782">
                <text:p>0.0782</text:p>
              </table:table-cell>
              <table:table-cell office:value-type="float" office:value="1.770767625">
                <text:p>1.7707676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783">
                <text:p>0.0783</text:p>
              </table:table-cell>
              <table:table-cell office:value-type="float" office:value="1.773384707">
                <text:p>1.77338470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784">
                <text:p>0.0784</text:p>
              </table:table-cell>
              <table:table-cell office:value-type="float" office:value="1.776086393">
                <text:p>1.77608639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785">
                <text:p>0.0785</text:p>
              </table:table-cell>
              <table:table-cell office:value-type="float" office:value="1.778871301">
                <text:p>1.77887130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786">
                <text:p>0.0786</text:p>
              </table:table-cell>
              <table:table-cell office:value-type="float" office:value="1.781738092">
                <text:p>1.78173809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787">
                <text:p>0.0787</text:p>
              </table:table-cell>
              <table:table-cell office:value-type="float" office:value="1.784685467">
                <text:p>1.78468546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788">
                <text:p>0.0788</text:p>
              </table:table-cell>
              <table:table-cell office:value-type="float" office:value="1.787413729">
                <text:p>1.78741372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789">
                <text:p>0.0789</text:p>
              </table:table-cell>
              <table:table-cell office:value-type="float" office:value="1.790025439">
                <text:p>1.79002543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79">
                <text:p>0.079</text:p>
              </table:table-cell>
              <table:table-cell office:value-type="float" office:value="1.792720899">
                <text:p>1.79272089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791">
                <text:p>0.0791</text:p>
              </table:table-cell>
              <table:table-cell office:value-type="float" office:value="1.795498749">
                <text:p>1.79549874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792">
                <text:p>0.0792</text:p>
              </table:table-cell>
              <table:table-cell office:value-type="float" office:value="1.798357672">
                <text:p>1.79835767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793">
                <text:p>0.0793</text:p>
              </table:table-cell>
              <table:table-cell office:value-type="float" office:value="1.801296389">
                <text:p>1.80129638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794">
                <text:p>0.0794</text:p>
              </table:table-cell>
              <table:table-cell office:value-type="float" office:value="1.804138811">
                <text:p>1.80413881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795">
                <text:p>0.0795</text:p>
              </table:table-cell>
              <table:table-cell office:value-type="float" office:value="1.806737462">
                <text:p>1.80673746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796">
                <text:p>0.0796</text:p>
              </table:table-cell>
              <table:table-cell office:value-type="float" office:value="1.809419144">
                <text:p>1.80941914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797">
                <text:p>0.0797</text:p>
              </table:table-cell>
              <table:table-cell office:value-type="float" office:value="1.812182513">
                <text:p>1.8121825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798">
                <text:p>0.0798</text:p>
              </table:table-cell>
              <table:table-cell office:value-type="float" office:value="1.815026268">
                <text:p>1.81502626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799">
                <text:p>0.0799</text:p>
              </table:table-cell>
              <table:table-cell office:value-type="float" office:value="1.817949147">
                <text:p>1.81794914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8">
                <text:p>0.08</text:p>
              </table:table-cell>
              <table:table-cell office:value-type="float" office:value="1.820949924">
                <text:p>1.82094992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801">
                <text:p>0.0801</text:p>
              </table:table-cell>
              <table:table-cell office:value-type="float" office:value="1.823527857">
                <text:p>1.82352785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802">
                <text:p>0.0802</text:p>
              </table:table-cell>
              <table:table-cell office:value-type="float" office:value="1.826188229">
                <text:p>1.82618822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803">
                <text:p>0.0803</text:p>
              </table:table-cell>
              <table:table-cell office:value-type="float" office:value="1.828929713">
                <text:p>1.82892971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804">
                <text:p>0.0804</text:p>
              </table:table-cell>
              <table:table-cell office:value-type="float" office:value="1.831751019">
                <text:p>1.83175101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805">
                <text:p>0.0805</text:p>
              </table:table-cell>
              <table:table-cell office:value-type="float" office:value="1.834650898">
                <text:p>1.83465089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806">
                <text:p>0.0806</text:p>
              </table:table-cell>
              <table:table-cell office:value-type="float" office:value="1.837628136">
                <text:p>1.8376281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807">
                <text:p>0.0807</text:p>
              </table:table-cell>
              <table:table-cell office:value-type="float" office:value="1.840406107">
                <text:p>1.84040610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808">
                <text:p>0.0808</text:p>
              </table:table-cell>
              <table:table-cell office:value-type="float" office:value="1.843037624">
                <text:p>1.8430376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809">
                <text:p>0.0809</text:p>
              </table:table-cell>
              <table:table-cell office:value-type="float" office:value="1.845749801">
                <text:p>1.84574980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81">
                <text:p>0.081</text:p>
              </table:table-cell>
              <table:table-cell office:value-type="float" office:value="1.84854136">
                <text:p>1.8485413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811">
                <text:p>0.0811</text:p>
              </table:table-cell>
              <table:table-cell office:value-type="float" office:value="1.851411059">
                <text:p>1.85141105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812">
                <text:p>0.0812</text:p>
              </table:table-cell>
              <table:table-cell office:value-type="float" office:value="1.854357694">
                <text:p>1.85435769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813">
                <text:p>0.0813</text:p>
              </table:table-cell>
              <table:table-cell office:value-type="float" office:value="1.857380094">
                <text:p>1.85738009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814">
                <text:p>0.0814</text:p>
              </table:table-cell>
              <table:table-cell office:value-type="float" office:value="1.859979267">
                <text:p>1.8599792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815">
                <text:p>0.0815</text:p>
              </table:table-cell>
              <table:table-cell office:value-type="float" office:value="1.862654666">
                <text:p>1.86265466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816">
                <text:p>0.0816</text:p>
              </table:table-cell>
              <table:table-cell office:value-type="float" office:value="1.865409127">
                <text:p>1.86540912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817">
                <text:p>0.0817</text:p>
              </table:table-cell>
              <table:table-cell office:value-type="float" office:value="1.868241414">
                <text:p>1.86824141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818">
                <text:p>0.0818</text:p>
              </table:table-cell>
              <table:table-cell office:value-type="float" office:value="1.871150329">
                <text:p>1.87115032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819">
                <text:p>0.0819</text:p>
              </table:table-cell>
              <table:table-cell office:value-type="float" office:value="1.874134706">
                <text:p>1.87413470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82">
                <text:p>0.082</text:p>
              </table:table-cell>
              <table:table-cell office:value-type="float" office:value="1.877027696">
                <text:p>1.8770276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821">
                <text:p>0.0821</text:p>
              </table:table-cell>
              <table:table-cell office:value-type="float" office:value="1.879658753">
                <text:p>1.87965875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822">
                <text:p>0.0822</text:p>
              </table:table-cell>
              <table:table-cell office:value-type="float" office:value="1.882368676">
                <text:p>1.88236867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823">
                <text:p>0.0823</text:p>
              </table:table-cell>
              <table:table-cell office:value-type="float" office:value="1.885156231">
                <text:p>1.88515623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824">
                <text:p>0.0824</text:p>
              </table:table-cell>
              <table:table-cell office:value-type="float" office:value="1.888020222">
                <text:p>1.88802022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825">
                <text:p>0.0825</text:p>
              </table:table-cell>
              <table:table-cell office:value-type="float" office:value="1.890959486">
                <text:p>1.89095948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826">
                <text:p>0.0826</text:p>
              </table:table-cell>
              <table:table-cell office:value-type="float" office:value="1.89397289">
                <text:p>1.8939728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827">
                <text:p>0.0827</text:p>
              </table:table-cell>
              <table:table-cell office:value-type="float" office:value="1.896779222">
                <text:p>1.89677922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828">
                <text:p>0.0828</text:p>
              </table:table-cell>
              <table:table-cell office:value-type="float" office:value="1.899437037">
                <text:p>1.89943703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829">
                <text:p>0.0829</text:p>
              </table:table-cell>
              <table:table-cell office:value-type="float" office:value="1.902172414">
                <text:p>1.9021724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83">
                <text:p>0.083</text:p>
              </table:table-cell>
              <table:table-cell office:value-type="float" office:value="1.904984153">
                <text:p>1.90498415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831">
                <text:p>0.0831</text:p>
              </table:table-cell>
              <table:table-cell office:value-type="float" office:value="1.907871089">
                <text:p>1.9078710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832">
                <text:p>0.0832</text:p>
              </table:table-cell>
              <table:table-cell office:value-type="float" office:value="1.910832092">
                <text:p>1.91083209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833">
                <text:p>0.0833</text:p>
              </table:table-cell>
              <table:table-cell office:value-type="float" office:value="1.913866061">
                <text:p>1.91386606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834">
                <text:p>0.0834</text:p>
              </table:table-cell>
              <table:table-cell office:value-type="float" office:value="1.916634091">
                <text:p>1.91663409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835">
                <text:p>0.0835</text:p>
              </table:table-cell>
              <table:table-cell office:value-type="float" office:value="1.919309674">
                <text:p>1.91930967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836">
                <text:p>0.0836</text:p>
              </table:table-cell>
              <table:table-cell office:value-type="float" office:value="1.922061668">
                <text:p>1.92206166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837">
                <text:p>0.0837</text:p>
              </table:table-cell>
              <table:table-cell office:value-type="float" office:value="1.924888904">
                <text:p>1.92488890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838">
                <text:p>0.0838</text:p>
              </table:table-cell>
              <table:table-cell office:value-type="float" office:value="1.927790246">
                <text:p>1.92779024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839">
                <text:p>0.0839</text:p>
              </table:table-cell>
              <table:table-cell office:value-type="float" office:value="1.930764589">
                <text:p>1.93076458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84">
                <text:p>0.084</text:p>
              </table:table-cell>
              <table:table-cell office:value-type="float" office:value="1.933810859">
                <text:p>1.93381085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841">
                <text:p>0.0841</text:p>
              </table:table-cell>
              <table:table-cell office:value-type="float" office:value="1.93659074">
                <text:p>1.9365907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842">
                <text:p>0.0842</text:p>
              </table:table-cell>
              <table:table-cell office:value-type="float" office:value="1.939275288">
                <text:p>1.93927528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843">
                <text:p>0.0843</text:p>
              </table:table-cell>
              <table:table-cell office:value-type="float" office:value="1.942035246">
                <text:p>1.94203524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844">
                <text:p>0.0844</text:p>
              </table:table-cell>
              <table:table-cell office:value-type="float" office:value="1.944869468">
                <text:p>1.94486946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845">
                <text:p>0.0845</text:p>
              </table:table-cell>
              <table:table-cell office:value-type="float" office:value="1.947776843">
                <text:p>1.94777684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846">
                <text:p>0.0846</text:p>
              </table:table-cell>
              <table:table-cell office:value-type="float" office:value="1.950756291">
                <text:p>1.95075629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847">
                <text:p>0.0847</text:p>
              </table:table-cell>
              <table:table-cell office:value-type="float" office:value="1.953806758">
                <text:p>1.95380675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848">
                <text:p>0.0848</text:p>
              </table:table-cell>
              <table:table-cell office:value-type="float" office:value="1.956650742">
                <text:p>1.95665074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849">
                <text:p>0.0849</text:p>
              </table:table-cell>
              <table:table-cell office:value-type="float" office:value="1.959335594">
                <text:p>1.95933559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85">
                <text:p>0.085</text:p>
              </table:table-cell>
              <table:table-cell office:value-type="float" office:value="1.962094994">
                <text:p>1.96209499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851">
                <text:p>0.0851</text:p>
              </table:table-cell>
              <table:table-cell office:value-type="float" office:value="1.964927821">
                <text:p>1.96492782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852">
                <text:p>0.0852</text:p>
              </table:table-cell>
              <table:table-cell office:value-type="float" office:value="1.967832982">
                <text:p>1.96783298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853">
                <text:p>0.0853</text:p>
              </table:table-cell>
              <table:table-cell office:value-type="float" office:value="1.970809417">
                <text:p>1.9708094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854">
                <text:p>0.0854</text:p>
              </table:table-cell>
              <table:table-cell office:value-type="float" office:value="1.97385609">
                <text:p>1.9738560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855">
                <text:p>0.0855</text:p>
              </table:table-cell>
              <table:table-cell office:value-type="float" office:value="1.976818863">
                <text:p>1.97681886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856">
                <text:p>0.0856</text:p>
              </table:table-cell>
              <table:table-cell office:value-type="float" office:value="1.979495445">
                <text:p>1.97949544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857">
                <text:p>0.0857</text:p>
              </table:table-cell>
              <table:table-cell office:value-type="float" office:value="1.982245854">
                <text:p>1.98224585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858">
                <text:p>0.0858</text:p>
              </table:table-cell>
              <table:table-cell office:value-type="float" office:value="1.985068985">
                <text:p>1.98506898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859">
                <text:p>0.0859</text:p>
              </table:table-cell>
              <table:table-cell office:value-type="float" office:value="1.987963763">
                <text:p>1.98796376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86">
                <text:p>0.086</text:p>
              </table:table-cell>
              <table:table-cell office:value-type="float" office:value="1.990929141">
                <text:p>1.99092914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861">
                <text:p>0.0861</text:p>
              </table:table-cell>
              <table:table-cell office:value-type="float" office:value="1.993964102">
                <text:p>1.99396410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862">
                <text:p>0.0862</text:p>
              </table:table-cell>
              <table:table-cell office:value-type="float" office:value="1.997067654">
                <text:p>1.99706765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863">
                <text:p>0.0863</text:p>
              </table:table-cell>
              <table:table-cell office:value-type="float" office:value="1.99976292">
                <text:p>1.9997629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864">
                <text:p>0.0864</text:p>
              </table:table-cell>
              <table:table-cell office:value-type="float" office:value="2.002495942">
                <text:p>2.00249594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865">
                <text:p>0.0865</text:p>
              </table:table-cell>
              <table:table-cell office:value-type="float" office:value="2.005301113">
                <text:p>2.00530111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866">
                <text:p>0.0866</text:p>
              </table:table-cell>
              <table:table-cell office:value-type="float" office:value="2.008177371">
                <text:p>2.00817737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867">
                <text:p>0.0867</text:p>
              </table:table-cell>
              <table:table-cell office:value-type="float" office:value="2.011123681">
                <text:p>2.01112368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868">
                <text:p>0.0868</text:p>
              </table:table-cell>
              <table:table-cell office:value-type="float" office:value="2.014139038">
                <text:p>2.01413903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869">
                <text:p>0.0869</text:p>
              </table:table-cell>
              <table:table-cell office:value-type="float" office:value="2.017222463">
                <text:p>2.01722246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87">
                <text:p>0.087</text:p>
              </table:table-cell>
              <table:table-cell office:value-type="float" office:value="2.020149434">
                <text:p>2.0201494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871">
                <text:p>0.0871</text:p>
              </table:table-cell>
              <table:table-cell office:value-type="float" office:value="2.022856666">
                <text:p>2.02285666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872">
                <text:p>0.0872</text:p>
              </table:table-cell>
              <table:table-cell office:value-type="float" office:value="2.025635602">
                <text:p>2.02563560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873">
                <text:p>0.0873</text:p>
              </table:table-cell>
              <table:table-cell office:value-type="float" office:value="2.028485191">
                <text:p>2.02848519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874">
                <text:p>0.0874</text:p>
              </table:table-cell>
              <table:table-cell office:value-type="float" office:value="2.031404408">
                <text:p>2.03140440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875">
                <text:p>0.0875</text:p>
              </table:table-cell>
              <table:table-cell office:value-type="float" office:value="2.034392257">
                <text:p>2.03439225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876">
                <text:p>0.0876</text:p>
              </table:table-cell>
              <table:table-cell office:value-type="float" office:value="2.037447766">
                <text:p>2.0374477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877">
                <text:p>0.0877</text:p>
              </table:table-cell>
              <table:table-cell office:value-type="float" office:value="2.040569988">
                <text:p>2.04056998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878">
                <text:p>0.0878</text:p>
              </table:table-cell>
              <table:table-cell office:value-type="float" office:value="2.043342874">
                <text:p>2.04334287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879">
                <text:p>0.0879</text:p>
              </table:table-cell>
              <table:table-cell office:value-type="float" office:value="2.046087242">
                <text:p>2.04608724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88">
                <text:p>0.088</text:p>
              </table:table-cell>
              <table:table-cell office:value-type="float" office:value="2.048901956">
                <text:p>2.04890195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881">
                <text:p>0.0881</text:p>
              </table:table-cell>
              <table:table-cell office:value-type="float" office:value="2.051785998">
                <text:p>2.05178599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882">
                <text:p>0.0882</text:p>
              </table:table-cell>
              <table:table-cell office:value-type="float" office:value="2.054738375">
                <text:p>2.05473837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883">
                <text:p>0.0883</text:p>
              </table:table-cell>
              <table:table-cell office:value-type="float" office:value="2.057758121">
                <text:p>2.05775812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884">
                <text:p>0.0884</text:p>
              </table:table-cell>
              <table:table-cell office:value-type="float" office:value="2.060844297">
                <text:p>2.06084429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885">
                <text:p>0.0885</text:p>
              </table:table-cell>
              <table:table-cell office:value-type="float" office:value="2.063973048">
                <text:p>2.06397304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886">
                <text:p>0.0886</text:p>
              </table:table-cell>
              <table:table-cell office:value-type="float" office:value="2.066674409">
                <text:p>2.06667440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887">
                <text:p>0.0887</text:p>
              </table:table-cell>
              <table:table-cell office:value-type="float" office:value="2.069445935">
                <text:p>2.0694459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888">
                <text:p>0.0888</text:p>
              </table:table-cell>
              <table:table-cell office:value-type="float" office:value="2.072286611">
                <text:p>2.0722866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889">
                <text:p>0.0889</text:p>
              </table:table-cell>
              <table:table-cell office:value-type="float" office:value="2.075195448">
                <text:p>2.07519544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89">
                <text:p>0.089</text:p>
              </table:table-cell>
              <table:table-cell office:value-type="float" office:value="2.078171483">
                <text:p>2.07817148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891">
                <text:p>0.0891</text:p>
              </table:table-cell>
              <table:table-cell office:value-type="float" office:value="2.081213776">
                <text:p>2.08121377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892">
                <text:p>0.0892</text:p>
              </table:table-cell>
              <table:table-cell office:value-type="float" office:value="2.084321413">
                <text:p>2.08432141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893">
                <text:p>0.0893</text:p>
              </table:table-cell>
              <table:table-cell office:value-type="float" office:value="2.087419287">
                <text:p>2.08741928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894">
                <text:p>0.0894</text:p>
              </table:table-cell>
              <table:table-cell office:value-type="float" office:value="2.090139155">
                <text:p>2.09013915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895">
                <text:p>0.0895</text:p>
              </table:table-cell>
              <table:table-cell office:value-type="float" office:value="2.092928121">
                <text:p>2.09292812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896">
                <text:p>0.0896</text:p>
              </table:table-cell>
              <table:table-cell office:value-type="float" office:value="2.095785196">
                <text:p>2.09578519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897">
                <text:p>0.0897</text:p>
              </table:table-cell>
              <table:table-cell office:value-type="float" office:value="2.098709417">
                <text:p>2.09870941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898">
                <text:p>0.0898</text:p>
              </table:table-cell>
              <table:table-cell office:value-type="float" office:value="2.101699844">
                <text:p>2.10169984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899">
                <text:p>0.0899</text:p>
              </table:table-cell>
              <table:table-cell office:value-type="float" office:value="2.104755561">
                <text:p>2.10475556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9">
                <text:p>0.09</text:p>
              </table:table-cell>
              <table:table-cell office:value-type="float" office:value="2.107875677">
                <text:p>2.10787567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901">
                <text:p>0.0901</text:p>
              </table:table-cell>
              <table:table-cell office:value-type="float" office:value="2.111007673">
                <text:p>2.11100767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902">
                <text:p>0.0902</text:p>
              </table:table-cell>
              <table:table-cell office:value-type="float" office:value="2.113736377">
                <text:p>2.11373637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903">
                <text:p>0.0903</text:p>
              </table:table-cell>
              <table:table-cell office:value-type="float" office:value="2.116533264">
                <text:p>2.11653326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904">
                <text:p>0.0904</text:p>
              </table:table-cell>
              <table:table-cell office:value-type="float" office:value="2.119397367">
                <text:p>2.11939736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905">
                <text:p>0.0905</text:p>
              </table:table-cell>
              <table:table-cell office:value-type="float" office:value="2.122327744">
                <text:p>2.12232774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906">
                <text:p>0.0906</text:p>
              </table:table-cell>
              <table:table-cell office:value-type="float" office:value="2.125323476">
                <text:p>2.12532347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907">
                <text:p>0.0907</text:p>
              </table:table-cell>
              <table:table-cell office:value-type="float" office:value="2.128383667">
                <text:p>2.12838366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908">
                <text:p>0.0908</text:p>
              </table:table-cell>
              <table:table-cell office:value-type="float" office:value="2.131507443">
                <text:p>2.13150744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909">
                <text:p>0.0909</text:p>
              </table:table-cell>
              <table:table-cell office:value-type="float" office:value="2.134693951">
                <text:p>2.13469395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91">
                <text:p>0.091</text:p>
              </table:table-cell>
              <table:table-cell office:value-type="float" office:value="2.137469536">
                <text:p>2.13746953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911">
                <text:p>0.0911</text:p>
              </table:table-cell>
              <table:table-cell office:value-type="float" office:value="2.140264961">
                <text:p>2.14026496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912">
                <text:p>0.0912</text:p>
              </table:table-cell>
              <table:table-cell office:value-type="float" office:value="2.143126852">
                <text:p>2.14312685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913">
                <text:p>0.0913</text:p>
              </table:table-cell>
              <table:table-cell office:value-type="float" office:value="2.146054284">
                <text:p>2.14605428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914">
                <text:p>0.0914</text:p>
              </table:table-cell>
              <table:table-cell office:value-type="float" office:value="2.149046355">
                <text:p>2.14904635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915">
                <text:p>0.0915</text:p>
              </table:table-cell>
              <table:table-cell office:value-type="float" office:value="2.152102185">
                <text:p>2.15210218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916">
                <text:p>0.0916</text:p>
              </table:table-cell>
              <table:table-cell office:value-type="float" office:value="2.155220914">
                <text:p>2.15522091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917">
                <text:p>0.0917</text:p>
              </table:table-cell>
              <table:table-cell office:value-type="float" office:value="2.158401706">
                <text:p>2.15840170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918">
                <text:p>0.0918</text:p>
              </table:table-cell>
              <table:table-cell office:value-type="float" office:value="2.16134638">
                <text:p>2.1613463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919">
                <text:p>0.0919</text:p>
              </table:table-cell>
              <table:table-cell office:value-type="float" office:value="2.164131037">
                <text:p>2.16413103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92">
                <text:p>0.092</text:p>
              </table:table-cell>
              <table:table-cell office:value-type="float" office:value="2.166981547">
                <text:p>2.16698154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921">
                <text:p>0.0921</text:p>
              </table:table-cell>
              <table:table-cell office:value-type="float" office:value="2.169897">
                <text:p>2.16989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922">
                <text:p>0.0922</text:p>
              </table:table-cell>
              <table:table-cell office:value-type="float" office:value="2.172876507">
                <text:p>2.1728765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923">
                <text:p>0.0923</text:p>
              </table:table-cell>
              <table:table-cell office:value-type="float" office:value="2.175919201">
                <text:p>2.17591920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924">
                <text:p>0.0924</text:p>
              </table:table-cell>
              <table:table-cell office:value-type="float" office:value="2.179024235">
                <text:p>2.17902423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925">
                <text:p>0.0925</text:p>
              </table:table-cell>
              <table:table-cell office:value-type="float" office:value="2.182190785">
                <text:p>2.18219078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926">
                <text:p>0.0926</text:p>
              </table:table-cell>
              <table:table-cell office:value-type="float" office:value="2.185379082">
                <text:p>2.18537908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927">
                <text:p>0.0927</text:p>
              </table:table-cell>
              <table:table-cell office:value-type="float" office:value="2.188143678">
                <text:p>2.18814367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928">
                <text:p>0.0928</text:p>
              </table:table-cell>
              <table:table-cell office:value-type="float" office:value="2.190973652">
                <text:p>2.19097365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929">
                <text:p>0.0929</text:p>
              </table:table-cell>
              <table:table-cell office:value-type="float" office:value="2.193868103">
                <text:p>2.19386810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93">
                <text:p>0.093</text:p>
              </table:table-cell>
              <table:table-cell office:value-type="float" office:value="2.196826152">
                <text:p>2.19682615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931">
                <text:p>0.0931</text:p>
              </table:table-cell>
              <table:table-cell office:value-type="float" office:value="2.199846943">
                <text:p>2.19984694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932">
                <text:p>0.0932</text:p>
              </table:table-cell>
              <table:table-cell office:value-type="float" office:value="2.202929639">
                <text:p>2.2029296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933">
                <text:p>0.0933</text:p>
              </table:table-cell>
              <table:table-cell office:value-type="float" office:value="2.206073422">
                <text:p>2.20607342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934">
                <text:p>0.0934</text:p>
              </table:table-cell>
              <table:table-cell office:value-type="float" office:value="2.209277496">
                <text:p>2.2092774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935">
                <text:p>0.0935</text:p>
              </table:table-cell>
              <table:table-cell office:value-type="float" office:value="2.212319637">
                <text:p>2.21231963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936">
                <text:p>0.0936</text:p>
              </table:table-cell>
              <table:table-cell office:value-type="float" office:value="2.215119872">
                <text:p>2.21511987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937">
                <text:p>0.0937</text:p>
              </table:table-cell>
              <table:table-cell office:value-type="float" office:value="2.21798425">
                <text:p>2.2179842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938">
                <text:p>0.0938</text:p>
              </table:table-cell>
              <table:table-cell office:value-type="float" office:value="2.220911899">
                <text:p>2.22091189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939">
                <text:p>0.0939</text:p>
              </table:table-cell>
              <table:table-cell office:value-type="float" office:value="2.22390197">
                <text:p>2.2239019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94">
                <text:p>0.094</text:p>
              </table:table-cell>
              <table:table-cell office:value-type="float" office:value="2.226953631">
                <text:p>2.22695363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941">
                <text:p>0.0941</text:p>
              </table:table-cell>
              <table:table-cell office:value-type="float" office:value="2.230066073">
                <text:p>2.23006607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942">
                <text:p>0.0942</text:p>
              </table:table-cell>
              <table:table-cell office:value-type="float" office:value="2.233238504">
                <text:p>2.23323850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943">
                <text:p>0.0943</text:p>
              </table:table-cell>
              <table:table-cell office:value-type="float" office:value="2.23647015">
                <text:p>2.236470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944">
                <text:p>0.0944</text:p>
              </table:table-cell>
              <table:table-cell office:value-type="float" office:value="2.239441662">
                <text:p>2.23944166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945">
                <text:p>0.0945</text:p>
              </table:table-cell>
              <table:table-cell office:value-type="float" office:value="2.242266787">
                <text:p>2.24226678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946">
                <text:p>0.0946</text:p>
              </table:table-cell>
              <table:table-cell office:value-type="float" office:value="2.245154986">
                <text:p>2.2451549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947">
                <text:p>0.0947</text:p>
              </table:table-cell>
              <table:table-cell office:value-type="float" office:value="2.248105411">
                <text:p>2.2481054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948">
                <text:p>0.0948</text:p>
              </table:table-cell>
              <table:table-cell office:value-type="float" office:value="2.251117237">
                <text:p>2.25111723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949">
                <text:p>0.0949</text:p>
              </table:table-cell>
              <table:table-cell office:value-type="float" office:value="2.254189655">
                <text:p>2.25418965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95">
                <text:p>0.095</text:p>
              </table:table-cell>
              <table:table-cell office:value-type="float" office:value="2.257321879">
                <text:p>2.25732187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951">
                <text:p>0.0951</text:p>
              </table:table-cell>
              <table:table-cell office:value-type="float" office:value="2.260513138">
                <text:p>2.26051313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952">
                <text:p>0.0952</text:p>
              </table:table-cell>
              <table:table-cell office:value-type="float" office:value="2.263762679">
                <text:p>2.26376267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953">
                <text:p>0.0953</text:p>
              </table:table-cell>
              <table:table-cell office:value-type="float" office:value="2.266742059">
                <text:p>2.26674205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954">
                <text:p>0.0954</text:p>
              </table:table-cell>
              <table:table-cell office:value-type="float" office:value="2.269581587">
                <text:p>2.26958158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955">
                <text:p>0.0955</text:p>
              </table:table-cell>
              <table:table-cell office:value-type="float" office:value="2.272483274">
                <text:p>2.27248327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956">
                <text:p>0.0956</text:p>
              </table:table-cell>
              <table:table-cell office:value-type="float" office:value="2.275446295">
                <text:p>2.27544629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957">
                <text:p>0.0957</text:p>
              </table:table-cell>
              <table:table-cell office:value-type="float" office:value="2.278469844">
                <text:p>2.27846984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958">
                <text:p>0.0958</text:p>
              </table:table-cell>
              <table:table-cell office:value-type="float" office:value="2.281553134">
                <text:p>2.28155313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959">
                <text:p>0.0959</text:p>
              </table:table-cell>
              <table:table-cell office:value-type="float" office:value="2.284695394">
                <text:p>2.28469539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96">
                <text:p>0.096</text:p>
              </table:table-cell>
              <table:table-cell office:value-type="float" office:value="2.287895873">
                <text:p>2.28789587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961">
                <text:p>0.0961</text:p>
              </table:table-cell>
              <table:table-cell office:value-type="float" office:value="2.291153836">
                <text:p>2.29115383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962">
                <text:p>0.0962</text:p>
              </table:table-cell>
              <table:table-cell office:value-type="float" office:value="2.294223187">
                <text:p>2.29422318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963">
                <text:p>0.0963</text:p>
              </table:table-cell>
              <table:table-cell office:value-type="float" office:value="2.297066809">
                <text:p>2.29706680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964">
                <text:p>0.0964</text:p>
              </table:table-cell>
              <table:table-cell office:value-type="float" office:value="2.299971827">
                <text:p>2.29997182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965">
                <text:p>0.0965</text:p>
              </table:table-cell>
              <table:table-cell office:value-type="float" office:value="2.302937433">
                <text:p>2.30293743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966">
                <text:p>0.0966</text:p>
              </table:table-cell>
              <table:table-cell office:value-type="float" office:value="2.305962836">
                <text:p>2.30596283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967">
                <text:p>0.0967</text:p>
              </table:table-cell>
              <table:table-cell office:value-type="float" office:value="2.309047265">
                <text:p>2.30904726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968">
                <text:p>0.0968</text:p>
              </table:table-cell>
              <table:table-cell office:value-type="float" office:value="2.312189967">
                <text:p>2.31218996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969">
                <text:p>0.0969</text:p>
              </table:table-cell>
              <table:table-cell office:value-type="float" office:value="2.315390205">
                <text:p>2.31539020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97">
                <text:p>0.097</text:p>
              </table:table-cell>
              <table:table-cell office:value-type="float" office:value="2.318647257">
                <text:p>2.31864725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971">
                <text:p>0.0971</text:p>
              </table:table-cell>
              <table:table-cell office:value-type="float" office:value="2.321892956">
                <text:p>2.3218929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972">
                <text:p>0.0972</text:p>
              </table:table-cell>
              <table:table-cell office:value-type="float" office:value="2.324730473">
                <text:p>2.32473047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973">
                <text:p>0.0973</text:p>
              </table:table-cell>
              <table:table-cell office:value-type="float" office:value="2.327628766">
                <text:p>2.32762876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974">
                <text:p>0.0974</text:p>
              </table:table-cell>
              <table:table-cell office:value-type="float" office:value="2.33058704">
                <text:p>2.3305870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975">
                <text:p>0.0975</text:p>
              </table:table-cell>
              <table:table-cell office:value-type="float" office:value="2.333604519">
                <text:p>2.3336045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976">
                <text:p>0.0976</text:p>
              </table:table-cell>
              <table:table-cell office:value-type="float" office:value="2.336680446">
                <text:p>2.33668044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977">
                <text:p>0.0977</text:p>
              </table:table-cell>
              <table:table-cell office:value-type="float" office:value="2.339814079">
                <text:p>2.33981407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978">
                <text:p>0.0978</text:p>
              </table:table-cell>
              <table:table-cell office:value-type="float" office:value="2.343004691">
                <text:p>2.34300469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979">
                <text:p>0.0979</text:p>
              </table:table-cell>
              <table:table-cell office:value-type="float" office:value="2.346251576">
                <text:p>2.34625157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98">
                <text:p>0.098</text:p>
              </table:table-cell>
              <table:table-cell office:value-type="float" office:value="2.349554038">
                <text:p>2.34955403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981">
                <text:p>0.0981</text:p>
              </table:table-cell>
              <table:table-cell office:value-type="float" office:value="2.352586254">
                <text:p>2.35258625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982">
                <text:p>0.0982</text:p>
              </table:table-cell>
              <table:table-cell office:value-type="float" office:value="2.355467793">
                <text:p>2.35546779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983">
                <text:p>0.0983</text:p>
              </table:table-cell>
              <table:table-cell office:value-type="float" office:value="2.358408846">
                <text:p>2.35840884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984">
                <text:p>0.0984</text:p>
              </table:table-cell>
              <table:table-cell office:value-type="float" office:value="2.361408647">
                <text:p>2.36140864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985">
                <text:p>0.0985</text:p>
              </table:table-cell>
              <table:table-cell office:value-type="float" office:value="2.364466447">
                <text:p>2.36446644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986">
                <text:p>0.0986</text:p>
              </table:table-cell>
              <table:table-cell office:value-type="float" office:value="2.367581515">
                <text:p>2.3675815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987">
                <text:p>0.0987</text:p>
              </table:table-cell>
              <table:table-cell office:value-type="float" office:value="2.370753135">
                <text:p>2.37075313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988">
                <text:p>0.0988</text:p>
              </table:table-cell>
              <table:table-cell office:value-type="float" office:value="2.373980606">
                <text:p>2.37398060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989">
                <text:p>0.0989</text:p>
              </table:table-cell>
              <table:table-cell office:value-type="float" office:value="2.377263244">
                <text:p>2.37726324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99">
                <text:p>0.099</text:p>
              </table:table-cell>
              <table:table-cell office:value-type="float" office:value="2.380600378">
                <text:p>2.38060037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991">
                <text:p>0.0991</text:p>
              </table:table-cell>
              <table:table-cell office:value-type="float" office:value="2.383508456">
                <text:p>2.38350845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992">
                <text:p>0.0992</text:p>
              </table:table-cell>
              <table:table-cell office:value-type="float" office:value="2.38642235">
                <text:p>2.386422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993">
                <text:p>0.0993</text:p>
              </table:table-cell>
              <table:table-cell office:value-type="float" office:value="2.389394668">
                <text:p>2.38939466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994">
                <text:p>0.0994</text:p>
              </table:table-cell>
              <table:table-cell office:value-type="float" office:value="2.392424668">
                <text:p>2.39242466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995">
                <text:p>0.0995</text:p>
              </table:table-cell>
              <table:table-cell office:value-type="float" office:value="2.395511625">
                <text:p>2.39551162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996">
                <text:p>0.0996</text:p>
              </table:table-cell>
              <table:table-cell office:value-type="float" office:value="2.398654831">
                <text:p>2.39865483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997">
                <text:p>0.0997</text:p>
              </table:table-cell>
              <table:table-cell office:value-type="float" office:value="2.40185359">
                <text:p>2.4018535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998">
                <text:p>0.0998</text:p>
              </table:table-cell>
              <table:table-cell office:value-type="float" office:value="2.405107225">
                <text:p>2.40510722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999">
                <text:p>0.0999</text:p>
              </table:table-cell>
              <table:table-cell office:value-type="float" office:value="2.408415069">
                <text:p>2.4084150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">
                <text:p>0.1</text:p>
              </table:table-cell>
              <table:table-cell office:value-type="float" office:value="2.411776474">
                <text:p>2.411776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